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Aptos Narrow" svg:font-family="&quot;Aptos Narrow&quot;"/>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vertical-align="automatic" fo:background-color="transparent"/>
    </style:style>
    <style:style style:name="ce4" style:family="table-cell" style:parent-style-name="Default" style:data-style-name="N30"/>
    <style:style style:name="ce5" style:family="table-cell" style:parent-style-name="Default" style:data-style-name="N0">
      <style:table-cell-properties style:vertical-align="automatic" fo:background-color="transparent"/>
    </style:style>
    <style:style style:name="ce6" style:family="table-cell" style:parent-style-name="Default" style:data-style-name="N0">
      <style:table-cell-properties style:vertical-align="middle" fo:wrap-option="wrap" style:repeat-content="false"/>
      <style:paragraph-properties fo:text-align="start" fo:margin-left="0cm"/>
    </style:style>
    <style:style style:name="ce7"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o1" style:family="table-column">
      <style:table-column-properties fo:break-before="auto" style:column-width="3.31611111111111cm"/>
    </style:style>
    <style:style style:name="co2" style:family="table-column">
      <style:table-column-properties fo:break-before="auto" style:column-width="49.5829166666667cm"/>
    </style:style>
    <style:style style:name="co3" style:family="table-column">
      <style:table-column-properties fo:break-before="auto" style:column-width="24.1476388888889cm"/>
    </style:style>
    <style:style style:name="co4" style:family="table-column">
      <style:table-column-properties fo:break-before="auto" style:column-width="17.30375cm"/>
    </style:style>
    <style:style style:name="co5" style:family="table-column">
      <style:table-column-properties fo:break-before="auto" style:column-width="12.3825cm"/>
    </style:style>
    <style:style style:name="co6" style:family="table-column">
      <style:table-column-properties fo:break-before="auto" style:column-width="5.89138888888889cm"/>
    </style:style>
    <style:style style:name="co7" style:family="table-column">
      <style:table-column-properties fo:break-before="auto" style:column-width="6.27944444444444cm"/>
    </style:style>
    <style:style style:name="co8" style:family="table-column">
      <style:table-column-properties fo:break-before="auto" style:column-width="5.22111111111111cm"/>
    </style:style>
    <style:style style:name="co9" style:family="table-column">
      <style:table-column-properties fo:break-before="auto" style:column-width="4.81541666666667cm"/>
    </style:style>
    <style:style style:name="co10" style:family="table-column">
      <style:table-column-properties fo:break-before="auto" style:column-width="5.55625cm"/>
    </style:style>
    <style:style style:name="co11" style:family="table-column">
      <style:table-column-properties fo:break-before="auto" style:column-width="2.13430555555556cm"/>
    </style:style>
    <style:style style:name="co12" style:family="table-column">
      <style:table-column-properties fo:break-before="auto" style:column-width="2.11666666666667cm"/>
    </style:style>
    <style:style style:name="ro1" style:family="table-row">
      <style:table-row-properties style:row-height="12.5pt" style:use-optimal-row-height="true" fo:break-before="auto"/>
    </style:style>
    <style:style style:name="ro2" style:family="table-row">
      <style:table-row-properties style:row-height="25pt" style:use-optimal-row-height="true" fo:break-before="auto"/>
    </style:style>
    <style:style style:name="ro3" style:family="table-row">
      <style:table-row-properties style:row-height="37.5pt" style:use-optimal-row-height="true" fo:break-before="auto"/>
    </style:style>
    <style:style style:name="ro4" style:family="table-row">
      <style:table-row-properties style:row-height="50pt" style:use-optimal-row-height="true" fo:break-before="auto"/>
    </style:style>
    <style:style style:name="ro5" style:family="table-row">
      <style:table-row-properties style:row-height="62.5pt" style:use-optimal-row-height="true" fo:break-before="auto"/>
    </style:style>
    <style:style style:name="ro6" style:family="table-row">
      <style:table-row-properties style:row-height="14.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Saint-Louis_des_Francai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2"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6372" table:default-cell-style-name="ce1"/>
        <table:table-row table:style-name="ro1">
          <table:table-cell office:value-type="string" table:style-name="ce2">
            <text:p>TYPE</text:p>
          </table:table-cell>
          <table:table-cell office:value-type="string" table:style-name="ce2">
            <text:p>TITRE</text:p>
          </table:table-cell>
          <table:table-cell office:value-type="string" table:style-name="ce2">
            <text:p>AUTEUR</text:p>
          </table:table-cell>
          <table:table-cell office:value-type="string" table:style-name="ce2">
            <text:p>NBRE DE PAGES</text:p>
          </table:table-cell>
          <table:table-cell office:value-type="string" table:style-name="ce2">
            <text:p>EDITEUR</text:p>
          </table:table-cell>
          <table:table-cell office:value-type="string" table:style-name="ce2">
            <text:p>ANNEE DE PUBLICATION</text:p>
          </table:table-cell>
          <table:table-cell office:value-type="string" table:style-name="ce2">
            <text:p>LIEU DE PUBLICATION</text:p>
          </table:table-cell>
          <table:table-cell office:value-type="string" table:style-name="ce2">
            <text:p>LANGUE DE PUBLICATION</text:p>
          </table:table-cell>
          <table:table-cell office:value-type="string" table:style-name="ce2">
            <text:p>INVENTAIRE/ CATALOGUE</text:p>
          </table:table-cell>
          <table:table-cell office:value-type="string" table:style-name="ce2">
            <text:p>CHAMPS THEMATIQUE</text:p>
          </table:table-cell>
          <table:table-cell office:value-type="string" table:style-name="ce2">
            <text:p>LOCALISATION ACTUELLE</text:p>
          </table:table-cell>
          <table:table-cell table:number-columns-repeated="16373"/>
        </table:table-row>
        <table:table-row table:style-name="ro1">
          <table:table-cell office:value-type="string" table:style-name="ce3">
            <text:p>Livre</text:p>
          </table:table-cell>
          <table:table-cell office:value-type="string" table:style-name="ce3">
            <text:p>Catalogue de la bibliothèque des Minimes de Trinità dei Monti</text:p>
          </table:table-cell>
          <table:table-cell table:style-name="ce3"/>
          <table:table-cell office:value-type="string" table:style-name="ce3">
            <text:p>Un cahier de 14f. 1 f. volant.</text:p>
          </table:table-cell>
          <table:table-cell table:number-columns-repeated="4" table:style-name="ce3"/>
          <table:table-cell office:value-type="string" table:style-name="ce3">
            <text:p>Saint-Louis des Français<text:s/></text:p>
          </table:table-cell>
          <table:table-cell table:number-columns-repeated="16375" table:style-name="ce1"/>
        </table:table-row>
        <table:table-row table:style-name="ro1">
          <table:table-cell office:value-type="string" table:style-name="ce3">
            <text:p>Livre</text:p>
          </table:table-cell>
          <table:table-cell office:value-type="string" table:style-name="ce3">
            <text:p>Copia autentica del Processo verbale di possesso e descrizione dei locali nel convento di S. Maria sopra Minerva in Roma ad istanza dell' eccellentissima commissione governativa pel trasferimento della sede del governo a Roma.</text:p>
          </table:table-cell>
          <table:table-cell table:style-name="ce3"/>
          <table:table-cell office:value-type="string" table:style-name="ce3">
            <text:p>144f.</text:p>
          </table:table-cell>
          <table:table-cell table:style-name="ce3"/>
          <table:table-cell office:value-type="string" table:style-name="ce4">
            <text:p>1870</text:p>
          </table:table-cell>
          <table:table-cell table:number-columns-repeated="2" table:style-name="ce3"/>
          <table:table-cell office:value-type="string" table:style-name="ce3">
            <text:p>Saint-Louis des Français<text:s/></text:p>
          </table:table-cell>
          <table:table-cell table:number-columns-repeated="16375" table:style-name="ce1"/>
        </table:table-row>
        <table:table-row table:style-name="ro1">
          <table:table-cell office:value-type="string" table:style-name="ce3">
            <text:p>Livre</text:p>
          </table:table-cell>
          <table:table-cell office:value-type="string" table:style-name="ce3">
            <text:p>CAEREMONIALE EPISCOPORUM IUSSU CLEMENTIS VIII. PONT. MAX. NOVISSIMÈ REFORMATUM. OMNIBUS ECCLESIIS, PRAECIPUE AUTEM METROPOLITANIS CATHEDRALIBUS &amp; COLLEGIATIS PERUTILE AC NECESSARIUM.</text:p>
          </table:table-cell>
          <table:table-cell table:style-name="ce3"/>
          <table:table-cell office:value-type="string" table:style-name="ce3">
            <text:p>[4 f.] <text:s text:c="2"/>381 p. <text:s text:c="2"/>[3 p.] <text:s text:c="2"/>[4 f.] <text:s text:c="2"/>128 p. <text:s text:c="2"/>[4 f.]</text:p>
          </table:table-cell>
          <table:table-cell office:value-type="string" table:style-name="ce3">
            <text:p>Typis Lepidi Fatij</text:p>
          </table:table-cell>
          <table:table-cell office:value-type="string" table:style-name="ce4">
            <text:p>1606</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style-name="ce1"/>
        </table:table-row>
        <table:table-row table:style-name="ro1">
          <table:table-cell office:value-type="string" table:style-name="ce3">
            <text:p>Livre</text:p>
          </table:table-cell>
          <table:table-cell office:value-type="string" table:style-name="ce3">
            <text:p>Declaratio illustriss. et reverendiss. ecclesiæ principum Ludovici Antonio de Noailles...</text:p>
          </table:table-cell>
          <table:table-cell office:value-type="string" table:style-name="ce3">
            <text:p>Archbishop, 1695-1729 (Louis Antoine de Noailles)</text:p>
          </table:table-cell>
          <table:table-cell office:value-type="string" table:style-name="ce3">
            <text:p>22 p. <text:s text:c="2"/>32 p. <text:s text:c="2"/>76 p. <text:s text:c="2"/>42 p. <text:s text:c="2"/>24 p. <text:s text:c="2"/>124 p</text:p>
          </table:table-cell>
          <table:table-cell office:value-type="string" table:style-name="ce3">
            <text:p>Chez Louis Josse, imprimeur de Son Eminence</text:p>
          </table:table-cell>
          <table:table-cell office:value-type="string" table:style-name="ce4">
            <text:p>1697</text:p>
          </table:table-cell>
          <table:table-cell office:value-type="string" table:style-name="ce3">
            <text:p>Paris</text:p>
          </table:table-cell>
          <table:table-cell table:style-name="ce3"/>
          <table:table-cell office:value-type="string" table:style-name="ce3">
            <text:p>Saint-Louis des Français<text:s/></text:p>
          </table:table-cell>
          <table:table-cell table:number-columns-repeated="16375" table:style-name="ce1"/>
        </table:table-row>
        <table:table-row table:style-name="ro1">
          <table:table-cell office:value-type="string" table:style-name="ce3">
            <text:p>Livre</text:p>
          </table:table-cell>
          <table:table-cell office:value-type="string" table:style-name="ce3">
            <text:p>Decreta authentica congregationis sacrorum rituum ex acta eiusdem collecta (vol. 1)</text:p>
          </table:table-cell>
          <table:table-cell office:value-type="string" table:style-name="ce3">
            <text:p>GARDELLINI, Aloisii</text:p>
          </table:table-cell>
          <table:table-cell office:value-type="string" table:style-name="ce3">
            <text:p>p. XVI <text:s text:c="2"/>p. 500</text:p>
          </table:table-cell>
          <table:table-cell office:value-type="string" table:style-name="ce3">
            <text:p>Typis Sacrae Congregationis de Propaganda Fide</text:p>
          </table:table-cell>
          <table:table-cell office:value-type="string" table:style-name="ce4">
            <text:p>1856</text:p>
          </table:table-cell>
          <table:table-cell office:value-type="string" table:style-name="ce3">
            <text:p>Rome</text:p>
          </table:table-cell>
          <table:table-cell table:style-name="ce3"/>
          <table:table-cell office:value-type="string" table:style-name="ce3">
            <text:p>Saint-Louis des Français<text:s/></text:p>
          </table:table-cell>
          <table:table-cell table:number-columns-repeated="16375" table:style-name="ce1"/>
        </table:table-row>
        <table:table-row table:style-name="ro1">
          <table:table-cell office:value-type="string" table:style-name="ce3">
            <text:p>Livre</text:p>
          </table:table-cell>
          <table:table-cell office:value-type="string" table:style-name="ce3">
            <text:p>Decreta authentica congregationis sacrorum rituum ex acta eiusdem collecta (vol. 2)</text:p>
          </table:table-cell>
          <table:table-cell office:value-type="string" table:style-name="ce3">
            <text:p>GARDELLINI, Aloisii</text:p>
          </table:table-cell>
          <table:table-cell office:value-type="string" table:style-name="ce3">
            <text:p>p. VIII <text:s text:c="2"/>p. 504</text:p>
          </table:table-cell>
          <table:table-cell office:value-type="string" table:style-name="ce3">
            <text:p>Typis Sacrae Congregationis de Propaganda Fide</text:p>
          </table:table-cell>
          <table:table-cell office:value-type="string" table:style-name="ce4">
            <text:p>1856</text:p>
          </table:table-cell>
          <table:table-cell office:value-type="string" table:style-name="ce3">
            <text:p>Rome</text:p>
          </table:table-cell>
          <table:table-cell table:style-name="ce3"/>
          <table:table-cell office:value-type="string" table:style-name="ce3">
            <text:p>Saint-Louis des Français<text:s/></text:p>
          </table:table-cell>
          <table:table-cell table:number-columns-repeated="16375" table:style-name="ce1"/>
        </table:table-row>
        <table:table-row table:style-name="ro1">
          <table:table-cell office:value-type="string" table:style-name="ce3">
            <text:p>Livre</text:p>
          </table:table-cell>
          <table:table-cell office:value-type="string" table:style-name="ce3">
            <text:p>Decreta authentica congregationis sacrorum rituum ex acta eiusdem collecta (vol. 3)</text:p>
          </table:table-cell>
          <table:table-cell office:value-type="string" table:style-name="ce3">
            <text:p>GARDELLINI, Aloisii</text:p>
          </table:table-cell>
          <table:table-cell office:value-type="string" table:style-name="ce3">
            <text:p>p. IV <text:s text:c="2"/>p. 304 <text:s text:c="2"/>p. 200</text:p>
          </table:table-cell>
          <table:table-cell office:value-type="string" table:style-name="ce3">
            <text:p>Typis Sacrae Congregationis de Propaganda Fide</text:p>
          </table:table-cell>
          <table:table-cell office:value-type="string" table:style-name="ce4">
            <text:p>1857</text:p>
          </table:table-cell>
          <table:table-cell office:value-type="string" table:style-name="ce3">
            <text:p>Rome</text:p>
          </table:table-cell>
          <table:table-cell table:style-name="ce3"/>
          <table:table-cell office:value-type="string" table:style-name="ce3">
            <text:p>Saint-Louis des Français<text:s/></text:p>
          </table:table-cell>
          <table:table-cell table:number-columns-repeated="16375" table:style-name="ce1"/>
        </table:table-row>
        <table:table-row table:style-name="ro1">
          <table:table-cell office:value-type="string" table:style-name="ce3">
            <text:p>Livre</text:p>
          </table:table-cell>
          <table:table-cell office:value-type="string" table:style-name="ce3">
            <text:p>Decreta authentica congregationis sacrorum rituum ex acta eiusdem collecta (vol. 4)</text:p>
          </table:table-cell>
          <table:table-cell office:value-type="string" table:style-name="ce3">
            <text:p>GARDELLINI, Aloisii</text:p>
          </table:table-cell>
          <table:table-cell office:value-type="string" table:style-name="ce3">
            <text:p>p. IV <text:s text:c="2"/>p. 412</text:p>
          </table:table-cell>
          <table:table-cell office:value-type="string" table:style-name="ce3">
            <text:p>Typis Sacrae Congregationis de Propaganda Fide</text:p>
          </table:table-cell>
          <table:table-cell office:value-type="string" table:style-name="ce4">
            <text:p>1858</text:p>
          </table:table-cell>
          <table:table-cell office:value-type="string" table:style-name="ce3">
            <text:p>Rome</text:p>
          </table:table-cell>
          <table:table-cell table:style-name="ce3"/>
          <table:table-cell office:value-type="string" table:style-name="ce3">
            <text:p>Saint-Louis des Français<text:s/></text:p>
          </table:table-cell>
          <table:table-cell table:number-columns-repeated="16375" table:style-name="ce1"/>
        </table:table-row>
        <table:table-row table:style-name="ro1">
          <table:table-cell office:value-type="string" table:style-name="ce3">
            <text:p>Livre</text:p>
          </table:table-cell>
          <table:table-cell office:value-type="string" table:style-name="ce3">
            <text:p>Dictionaire de Cas de Conscience: Ou, Decisions, de Plus Considerables Difficultez Touchant La Morale Et La Discipline Ecclesiastique...Tome premier</text:p>
          </table:table-cell>
          <table:table-cell office:value-type="string" table:style-name="ce3">
            <text:p>Pontas, Jean</text:p>
          </table:table-cell>
          <table:table-cell office:value-type="string" table:style-name="ce3">
            <text:p>[98 p.] <text:s text:c="2"/>1528 c. <text:s text:c="2"/>120 c.</text:p>
          </table:table-cell>
          <table:table-cell office:value-type="string" table:style-name="ce3">
            <text:p>LE MERCIER, Pierre-Augustin</text:p>
          </table:table-cell>
          <table:table-cell office:value-type="string" table:style-name="ce4">
            <text:p>1726</text:p>
          </table:table-cell>
          <table:table-cell office:value-type="string" table:style-name="ce3">
            <text:p>Paris</text:p>
          </table:table-cell>
          <table:table-cell table:style-name="ce3"/>
          <table:table-cell office:value-type="string" table:style-name="ce3">
            <text:p>Saint-Louis des Français<text:s/></text:p>
          </table:table-cell>
          <table:table-cell table:number-columns-repeated="16375" table:style-name="ce1"/>
        </table:table-row>
        <table:table-row table:style-name="ro1">
          <table:table-cell office:value-type="string" table:style-name="ce3">
            <text:p>Livre</text:p>
          </table:table-cell>
          <table:table-cell office:value-type="string" table:style-name="ce3">
            <text:p>Dictionaire de Cas de Conscience: Ou, Decisions, de Plus Considerables Difficultez Touchant La Morale Et La Discipline Ecclesiastique...Tome second</text:p>
          </table:table-cell>
          <table:table-cell office:value-type="string" table:style-name="ce3">
            <text:p>Pontas, Jean</text:p>
          </table:table-cell>
          <table:table-cell office:value-type="string" table:style-name="ce3">
            <text:p>[4 p.] <text:s text:c="2"/>1704 c. <text:s text:c="2"/>124 c.</text:p>
          </table:table-cell>
          <table:table-cell office:value-type="string" table:style-name="ce3">
            <text:p>LE MERCIER, Pierre-Augustin</text:p>
          </table:table-cell>
          <table:table-cell office:value-type="string" table:style-name="ce4">
            <text:p>1724</text:p>
          </table:table-cell>
          <table:table-cell office:value-type="string" table:style-name="ce3">
            <text:p>Paris</text:p>
          </table:table-cell>
          <table:table-cell table:style-name="ce3"/>
          <table:table-cell office:value-type="string" table:style-name="ce3">
            <text:p>Saint-Louis des Français<text:s/></text:p>
          </table:table-cell>
          <table:table-cell table:number-columns-repeated="16375" table:style-name="ce1"/>
        </table:table-row>
        <table:table-row table:style-name="ro1">
          <table:table-cell office:value-type="string" table:style-name="ce3">
            <text:p>Livre</text:p>
          </table:table-cell>
          <table:table-cell office:value-type="string" table:style-name="ce3">
            <text:p>Efemeride Vaticana per i pregi ecclesiastici d'ogni giorno dell'Argutissima Basilica di S. Pietro in Vaticano dedicata alla Sacra real Maestà di Giacomo III Re della Gran Bretagna</text:p>
          </table:table-cell>
          <table:table-cell office:value-type="string" table:style-name="ce3">
            <text:p>Piazza, Carlo Bartolomeo; Carlo Bartolomeo Piazza</text:p>
          </table:table-cell>
          <table:table-cell office:value-type="string" table:style-name="ce3">
            <text:p>p. 802</text:p>
          </table:table-cell>
          <table:table-cell office:value-type="string" table:style-name="ce3">
            <text:p>Eredi del Corbelletti</text:p>
          </table:table-cell>
          <table:table-cell office:value-type="string" table:style-name="ce4">
            <text:p>1687</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style-name="ce1"/>
        </table:table-row>
        <table:table-row table:style-name="ro1">
          <table:table-cell office:value-type="string" table:style-name="ce3">
            <text:p>Livre</text:p>
          </table:table-cell>
          <table:table-cell office:value-type="string" table:style-name="ce3">
            <text:p>Histoire générale du jansénisme contenant ce qui s'est passé en France, en Espagne en Italie, dans les Païs-Bas &amp;c. au sujet du Livre, intitulé, Augustinus Cornelii Jansenii. Par Monsieur l'Abbé ******* T. 1</text:p>
          </table:table-cell>
          <table:table-cell office:value-type="string" table:style-name="ce3">
            <text:p>Gerberon, Gabriel</text:p>
          </table:table-cell>
          <table:table-cell office:value-type="string" table:style-name="ce3">
            <text:p>[16 p.] <text:s text:c="2"/>550 p.</text:p>
          </table:table-cell>
          <table:table-cell office:value-type="string" table:style-name="ce3">
            <text:p>J. Louis de Lorme</text:p>
          </table:table-cell>
          <table:table-cell office:value-type="string" table:style-name="ce4">
            <text:p>1700</text:p>
          </table:table-cell>
          <table:table-cell office:value-type="string" table:style-name="ce3">
            <text:p>Amsterdam</text:p>
          </table:table-cell>
          <table:table-cell table:style-name="ce3"/>
          <table:table-cell office:value-type="string" table:style-name="ce3">
            <text:p>Saint-Louis des Français<text:s/></text:p>
          </table:table-cell>
          <table:table-cell table:number-columns-repeated="16375" table:style-name="ce1"/>
        </table:table-row>
        <table:table-row table:style-name="ro1">
          <table:table-cell office:value-type="string" table:style-name="ce3">
            <text:p>Livre</text:p>
          </table:table-cell>
          <table:table-cell office:value-type="string" table:style-name="ce3">
            <text:p>Histoire générale du jansénisme contenant ce qui s'est passé en France, en Espagne en Italie, dans les Païs-Bas &amp;c. au sujet du Livre, intitulé, Augustinus Cornelii Jansenii. Par Monsieur l'Abbé ******* T. 2</text:p>
          </table:table-cell>
          <table:table-cell office:value-type="string" table:style-name="ce3">
            <text:p>Gerberon, Gabriel</text:p>
          </table:table-cell>
          <table:table-cell office:value-type="string" table:style-name="ce3">
            <text:p>[2 p.] <text:s text:c="2"/>518 p.</text:p>
          </table:table-cell>
          <table:table-cell office:value-type="string" table:style-name="ce3">
            <text:p>J. Louis de Lorme</text:p>
          </table:table-cell>
          <table:table-cell office:value-type="string" table:style-name="ce4">
            <text:p>1700</text:p>
          </table:table-cell>
          <table:table-cell office:value-type="string" table:style-name="ce3">
            <text:p>Amsterdam</text:p>
          </table:table-cell>
          <table:table-cell table:style-name="ce3"/>
          <table:table-cell office:value-type="string" table:style-name="ce3">
            <text:p>Saint-Louis des Français<text:s/></text:p>
          </table:table-cell>
          <table:table-cell table:number-columns-repeated="16375" table:style-name="ce1"/>
        </table:table-row>
        <table:table-row table:style-name="ro1">
          <table:table-cell office:value-type="string" table:style-name="ce3">
            <text:p>Livre</text:p>
          </table:table-cell>
          <table:table-cell office:value-type="string" table:style-name="ce3">
            <text:p>Histoire générale du jansénisme contenant ce qui s'est passé en France, en Espagne en Italie, dans les Païs-Bas &amp;c. au sujet du Livre, intitulé, Augustinus Cornelii Jansenii. Par Monsieur l'Abbé ******* T. 3</text:p>
          </table:table-cell>
          <table:table-cell office:value-type="string" table:style-name="ce3">
            <text:p>Gerberon, Gabriel</text:p>
          </table:table-cell>
          <table:table-cell office:value-type="string" table:style-name="ce3">
            <text:p>[3 p.] <text:s text:c="2"/>476 p.</text:p>
          </table:table-cell>
          <table:table-cell office:value-type="string" table:style-name="ce3">
            <text:p>J. Louis de Lorme</text:p>
          </table:table-cell>
          <table:table-cell office:value-type="string" table:style-name="ce4">
            <text:p>1700</text:p>
          </table:table-cell>
          <table:table-cell office:value-type="string" table:style-name="ce3">
            <text:p>Amsterdam</text:p>
          </table:table-cell>
          <table:table-cell table:style-name="ce3"/>
          <table:table-cell office:value-type="string" table:style-name="ce3">
            <text:p>Saint-Louis des Français<text:s/></text:p>
          </table:table-cell>
          <table:table-cell table:number-columns-repeated="16375" table:style-name="ce1"/>
        </table:table-row>
        <table:table-row table:style-name="ro1">
          <table:table-cell office:value-type="string" table:style-name="ce3">
            <text:p>Livre</text:p>
          </table:table-cell>
          <table:table-cell office:value-type="string" table:style-name="ce3">
            <text:p>Instruction pastorale de messeigneurs les evêques de Luçon et de La Rochelle, au clergè &amp; au people de leurs diocèse</text:p>
          </table:table-cell>
          <table:table-cell office:value-type="string" table:style-name="ce3">
            <text:p>Étienne, de Champflour; Champflour, Étienne, de</text:p>
          </table:table-cell>
          <table:table-cell office:value-type="string" table:style-name="ce3">
            <text:p>16 p. <text:s text:c="2"/>295 p. <text:s text:c="2"/>[7 p.] <text:s text:c="2"/>vi p. <text:s text:c="2"/>12 p. <text:s text:c="2"/>10 p. <text:s text:c="2"/>20 p. <text:s text:c="2"/>[8 p.] <text:s text:c="2"/>106 p.</text:p>
          </table:table-cell>
          <table:table-cell office:value-type="string" table:style-name="ce3">
            <text:p>Pierre Mesnier</text:p>
          </table:table-cell>
          <table:table-cell office:value-type="string" table:style-name="ce4">
            <text:p>1711</text:p>
          </table:table-cell>
          <table:table-cell office:value-type="string" table:style-name="ce3">
            <text:p>La Rochelle</text:p>
          </table:table-cell>
          <table:table-cell table:style-name="ce3"/>
          <table:table-cell office:value-type="string" table:style-name="ce3">
            <text:p>Saint-Louis des Français<text:s/></text:p>
          </table:table-cell>
          <table:table-cell table:number-columns-repeated="16375" table:style-name="ce1"/>
        </table:table-row>
        <table:table-row table:style-name="ro1">
          <table:table-cell office:value-type="string" table:style-name="ce3">
            <text:p>Livre</text:p>
          </table:table-cell>
          <table:table-cell office:value-type="string" table:style-name="ce3">
            <text:p>Les œuvres de M.e René Choppin divisées en cinq tomes</text:p>
          </table:table-cell>
          <table:table-cell office:value-type="string" table:style-name="ce3">
            <text:p>Choppin, René</text:p>
          </table:table-cell>
          <table:table-cell office:value-type="string" table:style-name="ce3">
            <text:p>[7 f.] <text:s text:c="2"/>452 p. <text:s text:c="2"/>[1 f.] <text:s text:c="2"/>522 p.</text:p>
          </table:table-cell>
          <table:table-cell office:value-type="string" table:style-name="ce3">
            <text:p>Nicolas Couterot</text:p>
          </table:table-cell>
          <table:table-cell office:value-type="string" table:style-name="ce4">
            <text:p>1663</text:p>
          </table:table-cell>
          <table:table-cell office:value-type="string" table:style-name="ce3">
            <text:p>Paris</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Premiere instruction pastorale, contenant le premier avertissement de monseigneur l'évêque de Soissons à ceux qui, dans son diocèse, se sont déclarés appellans de la constitution Unigenitus.</text:p>
          </table:table-cell>
          <table:table-cell office:value-type="string" table:style-name="ce3">
            <text:p>Gergy, Jean-Joseph Languet de; Languet de Gergy, Jean-Joseph</text:p>
          </table:table-cell>
          <table:table-cell office:value-type="string" table:style-name="ce3">
            <text:p>[8 p.] <text:s text:c="2"/>120 p. <text:s text:c="2"/>[6 p.] <text:s text:c="2"/>58 p. <text:s text:c="2"/>56 p. <text:s text:c="2"/>[8 p.] <text:s text:c="2"/>124 p. <text:s text:c="2"/>8 p. <text:s text:c="2"/>iv p. <text:s text:c="2"/>140 p. <text:s text:c="2"/>4 p. <text:s text:c="2"/>40 p. <text:s text:c="2"/>8 p. <text:s text:c="2"/>22 p.</text:p>
          </table:table-cell>
          <table:table-cell office:value-type="string" table:style-name="ce3">
            <text:p>Veuve Raymond Mazieres</text:p>
          </table:table-cell>
          <table:table-cell office:value-type="string" table:style-name="ce4">
            <text:p>1718</text:p>
          </table:table-cell>
          <table:table-cell office:value-type="string" table:style-name="ce3">
            <text:p>Paris</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Procez verbal de l'assemblée des cardinaux, archevêques et évêques, Tenue a Paris Dans L'archevêché, en L'année Mil Sept Cent Treize et Mil Sept Cent Quatorze</text:p>
          </table:table-cell>
          <table:table-cell office:value-type="string" table:style-name="ce3">
            <text:p>Broglie, Charles-Maurice de</text:p>
          </table:table-cell>
          <table:table-cell office:value-type="string" table:style-name="ce3">
            <text:p>138 p.</text:p>
          </table:table-cell>
          <table:table-cell office:value-type="string" table:style-name="ce3">
            <text:p>François Muguet</text:p>
          </table:table-cell>
          <table:table-cell office:value-type="string" table:style-name="ce4">
            <text:p>1714</text:p>
          </table:table-cell>
          <table:table-cell office:value-type="string" table:style-name="ce3">
            <text:p>Paris</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Recueil de divers ouvrages philosophiques, théologiques, historiques, apologétiques, &amp; de critique</text:p>
          </table:table-cell>
          <table:table-cell office:value-type="string" table:style-name="ce3">
            <text:p>Daniel; Daniel</text:p>
          </table:table-cell>
          <table:table-cell office:value-type="string" table:style-name="ce3">
            <text:p>xiv p. <text:s text:c="2"/>720 p.</text:p>
          </table:table-cell>
          <table:table-cell office:value-type="string" table:style-name="ce3">
            <text:p>Denis Mariette et Jean-Baptiste Coignard fils</text:p>
          </table:table-cell>
          <table:table-cell office:value-type="string" table:style-name="ce4">
            <text:p>1724</text:p>
          </table:table-cell>
          <table:table-cell office:value-type="string" table:style-name="ce3">
            <text:p>Paris</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Rituale Monsticum ad Usum Congregat. S. Mauri in Gallia</text:p>
          </table:table-cell>
          <table:table-cell table:style-name="ce3"/>
          <table:table-cell office:value-type="string" table:style-name="ce3">
            <text:p>180 p.</text:p>
          </table:table-cell>
          <table:table-cell office:value-type="string" table:style-name="ce3">
            <text:p>Sumptibus Ioannis Bilaine, via Iacobaea, sub signo S. Augustini</text:p>
          </table:table-cell>
          <table:table-cell office:value-type="string" table:style-name="ce4">
            <text:p>1648</text:p>
          </table:table-cell>
          <table:table-cell office:value-type="string" table:style-name="ce3">
            <text:p>Paris</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Ritus Ecclesiae Laudunensis redivivi: illustrissimi Laudunens. episcopi ac venerabilis Matricis ecclesiae capituli consensione. Ex vetustissimis mss. codicibus vindicati, Antonii Bellotte ... observationibus antiquitatis universae illustrati</text:p>
          </table:table-cell>
          <table:table-cell table:style-name="ce3"/>
          <table:table-cell office:value-type="string" table:style-name="ce3">
            <text:p>(20 p.) <text:s text:c="2"/>XVI p. <text:s text:c="2"/>364 p. <text:s text:c="2"/>976p.</text:p>
          </table:table-cell>
          <table:table-cell office:value-type="string" table:style-name="ce3">
            <text:p>Carolum Savreux</text:p>
          </table:table-cell>
          <table:table-cell office:value-type="string" table:style-name="ce4">
            <text:p>1662</text:p>
          </table:table-cell>
          <table:table-cell office:value-type="string" table:style-name="ce3">
            <text:p>Paris</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Atti dei martiri dei primi tre secoli : Classici dello spirito ; Patristica</text:p>
          </table:table-cell>
          <table:table-cell office:value-type="string" table:style-name="ce3">
            <text:p>SAXER, Victor</text:p>
          </table:table-cell>
          <table:table-cell office:value-type="string" table:style-name="ce4">
            <text:p>231</text:p>
          </table:table-cell>
          <table:table-cell office:value-type="string" table:style-name="ce3">
            <text:p>Messaggero</text:p>
          </table:table-cell>
          <table:table-cell office:value-type="string" table:style-name="ce4">
            <text:p>1984</text:p>
          </table:table-cell>
          <table:table-cell office:value-type="string" table:style-name="ce3">
            <text:p>Padov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ella vita e del Martirio dei santi giapponesi Paolo Michi, Giovanni Soan de Goto e Giacomo Chisai della Compagnia di Gesù.</text:p>
          </table:table-cell>
          <table:table-cell office:value-type="string" table:style-name="ce3">
            <text:p>Boero, Giuseppe</text:p>
          </table:table-cell>
          <table:table-cell office:value-type="string" table:style-name="ce3">
            <text:p>176p.</text:p>
          </table:table-cell>
          <table:table-cell office:value-type="string" table:style-name="ce3">
            <text:p>Coi tipi della civiltà cattolica</text:p>
          </table:table-cell>
          <table:table-cell office:value-type="string" table:style-name="ce4">
            <text:p>1862</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I. E. R. D. Caroli Augusti Salesii Tulliani doctoris theologi, praepositi, canonici, Vicarii generalis et officialis ecclesiae Gebennensis. De Vita et rebus gestis Servi Dei eximiae Sanctitatis Viri, Patris ac Patrui sui, Francisci de Salesii, Episcopi et principis gebennensis. Libri decem.</text:p>
          </table:table-cell>
          <table:table-cell office:value-type="string" table:style-name="ce3">
            <text:p>Sales, Charles Auguste de</text:p>
          </table:table-cell>
          <table:table-cell office:value-type="string" table:style-name="ce3">
            <text:p>490p.</text:p>
          </table:table-cell>
          <table:table-cell office:value-type="string" table:style-name="ce3">
            <text:p>Apud Franciscum La Bottiere &amp; Ioannem Ivillard.</text:p>
          </table:table-cell>
          <table:table-cell office:value-type="string" table:style-name="ce4">
            <text:p>1634</text:p>
          </table:table-cell>
          <table:table-cell office:value-type="string" table:style-name="ce3">
            <text:p>Lugdun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Istruzioni per le domeniche e feste...con la versione delle epistole e vangeli di Monsignor Martini. Opera dedicata all'illustrissimo e reverendissimo monsignor Pier Francesco Morali arcivescovo di Firenze. Tomo secondo. : [Part. I] Dalla Domenica in Albis alla SS. Trinità. [Part. II] Dalla Festa della SS. Trinità alla Domenica Ottava dopo la Pentecoste.</text:p>
          </table:table-cell>
          <table:table-cell office:value-type="string" table:style-name="ce3">
            <text:p>Fitz-James; Fitz-James</text:p>
          </table:table-cell>
          <table:table-cell office:value-type="string" table:style-name="ce3">
            <text:p>198p. [12p.] 145p. [39p.] [XIX]</text:p>
          </table:table-cell>
          <table:table-cell office:value-type="string" table:style-name="ce3">
            <text:p>Tipografia e Libreria di J. Balatresi</text:p>
          </table:table-cell>
          <table:table-cell office:value-type="string" table:style-name="ce4">
            <text:p>1824</text:p>
          </table:table-cell>
          <table:table-cell office:value-type="string" table:style-name="ce3">
            <text:p>Firenze</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Ministero della Pubblica Istruzione, Indici e cataloghi. Tomo V. I Manoscritti italiani delle biblioteche di Francia. : Inventario dei manoscritti italiani delle biblioteche di Francia. Vol. II. Appendice all'inventario dei Manoscritti italiani della biblioteca Nazionale di Parigi.</text:p>
          </table:table-cell>
          <table:table-cell office:value-type="string" table:style-name="ce3">
            <text:p>Mazzatinti, Giuseppe</text:p>
          </table:table-cell>
          <table:table-cell office:value-type="string" table:style-name="ce3">
            <text:p>661p.</text:p>
          </table:table-cell>
          <table:table-cell office:value-type="string" table:style-name="ce3">
            <text:p>Presso I principali librai</text:p>
          </table:table-cell>
          <table:table-cell office:value-type="string" table:style-name="ce4">
            <text:p>1887</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Relazione dello scuoprimento, e ricognizione fatta in Ancona dei Sacri Corpi di S. Ciriaco, Marcellino, e Liberio protettori della città e riflessioni sopra la traslazione, ed il culto di questi santi.</text:p>
          </table:table-cell>
          <table:table-cell office:value-type="string" table:style-name="ce3">
            <text:p>Corsini, Edoardo</text:p>
          </table:table-cell>
          <table:table-cell office:value-type="string" table:style-name="ce3">
            <text:p>11, 56 p.</text:p>
          </table:table-cell>
          <table:table-cell office:value-type="string" table:style-name="ce3">
            <text:p>Nella Stamperia di Giovanni</text:p>
          </table:table-cell>
          <table:table-cell office:value-type="string" table:style-name="ce4">
            <text:p>1756</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Rituale Monsticum ad Usum Congregat. S. Mauri in Gallia</text:p>
          </table:table-cell>
          <table:table-cell table:style-name="ce3"/>
          <table:table-cell office:value-type="string" table:style-name="ce3">
            <text:p>180 p.</text:p>
          </table:table-cell>
          <table:table-cell office:value-type="string" table:style-name="ce3">
            <text:p>Sumptibus Ioannis Bilaine, via Iacobaea, sub signo S. Augustini</text:p>
          </table:table-cell>
          <table:table-cell office:value-type="string" table:style-name="ce4">
            <text:p>1648</text:p>
          </table:table-cell>
          <table:table-cell office:value-type="string" table:style-name="ce3">
            <text:p>Paris</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Ritus Ecclesiae Laudunensis redivivi: illustrissimi Laudunens. episcopi ac venerabilis Matricis ecclesiae capituli consensione. Ex vetustissimis mss. codicibus vindicati, Antonii Bellotte ... observationibus antiquitatis universae illustrati</text:p>
          </table:table-cell>
          <table:table-cell table:style-name="ce3"/>
          <table:table-cell office:value-type="string" table:style-name="ce3">
            <text:p>(20 p.) <text:s text:c="2"/>XVI p. <text:s text:c="2"/>364 p. <text:s text:c="2"/>976p.</text:p>
          </table:table-cell>
          <table:table-cell office:value-type="string" table:style-name="ce3">
            <text:p>Carolum Savreux</text:p>
          </table:table-cell>
          <table:table-cell office:value-type="string" table:style-name="ce4">
            <text:p>1662</text:p>
          </table:table-cell>
          <table:table-cell office:value-type="string" table:style-name="ce3">
            <text:p>Paris</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Atti dei martiri dei primi tre secoli : Classici dello spirito ; Patristica</text:p>
          </table:table-cell>
          <table:table-cell office:value-type="string" table:style-name="ce3">
            <text:p>SAXER, Victor</text:p>
          </table:table-cell>
          <table:table-cell office:value-type="string" table:style-name="ce4">
            <text:p>231</text:p>
          </table:table-cell>
          <table:table-cell office:value-type="string" table:style-name="ce3">
            <text:p>Messaggero</text:p>
          </table:table-cell>
          <table:table-cell office:value-type="string" table:style-name="ce4">
            <text:p>1984</text:p>
          </table:table-cell>
          <table:table-cell office:value-type="string" table:style-name="ce3">
            <text:p>Padov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ella vita e del Martirio dei santi giapponesi Paolo Michi, Giovanni Soan de Goto e Giacomo Chisai della Compagnia di Gesù.</text:p>
          </table:table-cell>
          <table:table-cell office:value-type="string" table:style-name="ce3">
            <text:p>Boero, Giuseppe</text:p>
          </table:table-cell>
          <table:table-cell office:value-type="string" table:style-name="ce3">
            <text:p>176p.</text:p>
          </table:table-cell>
          <table:table-cell office:value-type="string" table:style-name="ce3">
            <text:p>Coi tipi della civiltà cattolica</text:p>
          </table:table-cell>
          <table:table-cell office:value-type="string" table:style-name="ce4">
            <text:p>1862</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I. E. R. D. Caroli Augusti Salesii Tulliani doctoris theologi, praepositi, canonici, Vicarii generalis et officialis ecclesiae Gebennensis. De Vita et rebus gestis Servi Dei eximiae Sanctitatis Viri, Patris ac Patrui sui, Francisci de Salesii, Episcopi et principis gebennensis. Libri decem.</text:p>
          </table:table-cell>
          <table:table-cell office:value-type="string" table:style-name="ce3">
            <text:p>Sales, Charles Auguste de</text:p>
          </table:table-cell>
          <table:table-cell office:value-type="string" table:style-name="ce3">
            <text:p>490p.</text:p>
          </table:table-cell>
          <table:table-cell office:value-type="string" table:style-name="ce3">
            <text:p>Apud Franciscum La Bottiere &amp; Ioannem Ivillard.</text:p>
          </table:table-cell>
          <table:table-cell office:value-type="string" table:style-name="ce4">
            <text:p>1634</text:p>
          </table:table-cell>
          <table:table-cell office:value-type="string" table:style-name="ce3">
            <text:p>Lugdun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Istruzioni per le domeniche e feste...con la versione delle epistole e vangeli di Monsignor Martini. Opera dedicata all'illustrissimo e reverendissimo monsignor Pier Francesco Morali arcivescovo di Firenze. Tomo secondo. : [Part. I] Dalla Domenica in Albis alla SS. Trinità. [Part. II] Dalla Festa della SS. Trinità alla Domenica Ottava dopo la Pentecoste.</text:p>
          </table:table-cell>
          <table:table-cell office:value-type="string" table:style-name="ce3">
            <text:p>Fitz-James; Fitz-James</text:p>
          </table:table-cell>
          <table:table-cell office:value-type="string" table:style-name="ce3">
            <text:p>198p. [12p.] 145p. [39p.] [XIX]</text:p>
          </table:table-cell>
          <table:table-cell office:value-type="string" table:style-name="ce3">
            <text:p>Tipografia e Libreria di J. Balatresi</text:p>
          </table:table-cell>
          <table:table-cell office:value-type="string" table:style-name="ce4">
            <text:p>1824</text:p>
          </table:table-cell>
          <table:table-cell office:value-type="string" table:style-name="ce3">
            <text:p>Firenze</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Ministero della Pubblica Istruzione, Indici e cataloghi. Tomo V. I Manoscritti italiani delle biblioteche di Francia. : Inventario dei manoscritti italiani delle biblioteche di Francia. Vol. II. Appendice all'inventario dei Manoscritti italiani della biblioteca Nazionale di Parigi.</text:p>
          </table:table-cell>
          <table:table-cell office:value-type="string" table:style-name="ce3">
            <text:p>Mazzatinti, Giuseppe</text:p>
          </table:table-cell>
          <table:table-cell office:value-type="string" table:style-name="ce3">
            <text:p>661p.</text:p>
          </table:table-cell>
          <table:table-cell office:value-type="string" table:style-name="ce3">
            <text:p>Presso I principali librai</text:p>
          </table:table-cell>
          <table:table-cell office:value-type="string" table:style-name="ce4">
            <text:p>1887</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Relazione dello scuoprimento, e ricognizione fatta in Ancona dei Sacri Corpi di S. Ciriaco, Marcellino, e Liberio protettori della città e riflessioni sopra la traslazione, ed il culto di questi santi.</text:p>
          </table:table-cell>
          <table:table-cell office:value-type="string" table:style-name="ce3">
            <text:p>Corsini, Edoardo</text:p>
          </table:table-cell>
          <table:table-cell office:value-type="string" table:style-name="ce3">
            <text:p>11, 56 p.</text:p>
          </table:table-cell>
          <table:table-cell office:value-type="string" table:style-name="ce3">
            <text:p>Nella Stamperia di Giovanni</text:p>
          </table:table-cell>
          <table:table-cell office:value-type="string" table:style-name="ce4">
            <text:p>1756</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Sanctissimo Domino Nostro Benedicto Papae XIV. Caroli Alberti Cardinalis Cavalchini ponentis in causa beatificationis, et canonizationis Ven. Servi Dei Robert Cardinalis Bellarmini pro congregatione habenda sanctitate sua Super Dubio. An constet de Virtutibus Theologalibus, &amp; Cardinalibus, earumque Adnexis in gradu heroico ad effectum, de quo agitur.</text:p>
          </table:table-cell>
          <table:table-cell table:style-name="ce3"/>
          <table:table-cell office:value-type="string" table:style-name="ce3">
            <text:p>268p.</text:p>
          </table:table-cell>
          <table:table-cell office:value-type="string" table:style-name="ce3">
            <text:p>Typis Reverendae Camerae Apostolicae</text:p>
          </table:table-cell>
          <table:table-cell office:value-type="string" table:style-name="ce4">
            <text:p>1753</text:p>
          </table:table-cell>
          <table:table-cell office:value-type="string" table:style-name="ce3">
            <text:p>Romae</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Storia dei cardinali di santa romana chiesa dal secolo V all'anno del signore MDCCCXXXVIII</text:p>
          </table:table-cell>
          <table:table-cell office:value-type="string" table:style-name="ce3">
            <text:p>Francesco, Cristofori</text:p>
          </table:table-cell>
          <table:table-cell office:value-type="string" table:style-name="ce4">
            <text:p>416</text:p>
          </table:table-cell>
          <table:table-cell office:value-type="string" table:style-name="ce3">
            <text:p>tipografia di propaganda fide,</text:p>
          </table:table-cell>
          <table:table-cell office:value-type="string" table:style-name="ce4">
            <text:p>1888</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Tesoro sacro e venerabile cio é le basiliche, le chiese, i cimiteri, e i santuari di Roma con le opere di pietà e di religione [...] Per consolazione dei pii Fedeli, e comodo dei dilettani delle magnificenze Antiche, e Moderne. Parte seconda.</text:p>
          </table:table-cell>
          <table:table-cell office:value-type="string" table:style-name="ce3">
            <text:p>Vasi, Giuseppe</text:p>
          </table:table-cell>
          <table:table-cell office:value-type="string" table:style-name="ce3">
            <text:p>XI, 370p.</text:p>
          </table:table-cell>
          <table:table-cell office:value-type="string" table:style-name="ce3">
            <text:p>Nella stamperia di Marco Pagliarini</text:p>
          </table:table-cell>
          <table:table-cell office:value-type="string" table:style-name="ce4">
            <text:p>1778</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Esposizione delle sacre cerimonie della messa e vespri che si celebrano coi pontificali compilate secondo il cerimoniale dei vescovi... Tomo III.</text:p>
          </table:table-cell>
          <table:table-cell office:value-type="string" table:style-name="ce3">
            <text:p>Baldeschi, Giuseppe</text:p>
          </table:table-cell>
          <table:table-cell office:value-type="string" table:style-name="ce3">
            <text:p>80 p. <text:s text:c="2"/>176 p.</text:p>
          </table:table-cell>
          <table:table-cell office:value-type="string" table:style-name="ce3">
            <text:p>Alessandro Ceracchi</text:p>
          </table:table-cell>
          <table:table-cell office:value-type="string" table:style-name="ce4">
            <text:p>1823</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Gil Blas di Santillano, storia galante tratta dall'idioma Francese nell'Italiano dal dottor D. Giulio Monti canonico bolognese. Tomo settimo.</text:p>
          </table:table-cell>
          <table:table-cell office:value-type="string" table:style-name="ce3">
            <text:p>Sage, Alain René Le; Monti, Giulio; Le Sage, Alain René</text:p>
          </table:table-cell>
          <table:table-cell office:value-type="string" table:style-name="ce3">
            <text:p>275p.</text:p>
          </table:table-cell>
          <table:table-cell office:value-type="string" table:style-name="ce3">
            <text:p>A spese di Giacomo Venaccia. Presso Alessio Pellecchia.</text:p>
          </table:table-cell>
          <table:table-cell office:value-type="string" table:style-name="ce4">
            <text:p>1751</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Iliade di Omero. Tradotta dal cavaliere Vincenzo Monti. Volume I.</text:p>
          </table:table-cell>
          <table:table-cell office:value-type="string" table:style-name="ce3">
            <text:p>Omero; Monti, Vincenzo; Bettoni, Nicolò; Omero</text:p>
          </table:table-cell>
          <table:table-cell table:style-name="ce3"/>
          <table:table-cell office:value-type="string" table:style-name="ce3">
            <text:p>Milano</text:p>
          </table:table-cell>
          <table:table-cell office:value-type="string" table:style-name="ce4">
            <text:p>1825</text:p>
          </table:table-cell>
          <table:table-cell office:value-type="string" table:style-name="ce3">
            <text:p>Per Nicolò Betton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Iliade di Omero. Tradotta dal cavaliere Vincenzo Monti. Volume II.</text:p>
          </table:table-cell>
          <table:table-cell office:value-type="string" table:style-name="ce3">
            <text:p>Omero; Monti, Vincenzo; Bettoni, Nicolò; Omero</text:p>
          </table:table-cell>
          <table:table-cell table:style-name="ce3"/>
          <table:table-cell office:value-type="string" table:style-name="ce3">
            <text:p>Milano</text:p>
          </table:table-cell>
          <table:table-cell office:value-type="string" table:style-name="ce4">
            <text:p>1825</text:p>
          </table:table-cell>
          <table:table-cell office:value-type="string" table:style-name="ce3">
            <text:p>Per Nicolò Betton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Iliade di Omero. Tradotta dal cavaliere Vincenzo Monti. Volume III.</text:p>
          </table:table-cell>
          <table:table-cell office:value-type="string" table:style-name="ce3">
            <text:p>Omero; Monti, Vincenzo; Bettoni, Nicolò; Omero</text:p>
          </table:table-cell>
          <table:table-cell table:style-name="ce3"/>
          <table:table-cell office:value-type="string" table:style-name="ce3">
            <text:p>Milano</text:p>
          </table:table-cell>
          <table:table-cell office:value-type="string" table:style-name="ce4">
            <text:p>1825</text:p>
          </table:table-cell>
          <table:table-cell office:value-type="string" table:style-name="ce3">
            <text:p>Per Nicolò Betton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uce che illumina i Penitenti : Atti del Convegno di studi sulla IV regola dei Minimi nel V centenario della sua approvazione (1506-2006)</text:p>
          </table:table-cell>
          <table:table-cell office:value-type="string" table:style-name="ce3">
            <text:p>Sensi, Mario</text:p>
          </table:table-cell>
          <table:table-cell office:value-type="string" table:style-name="ce3">
            <text:p>720p</text:p>
          </table:table-cell>
          <table:table-cell office:value-type="string" table:style-name="ce3">
            <text:p>Curia generalizia dell'Ordine dei Minimi</text:p>
          </table:table-cell>
          <table:table-cell office:value-type="string" table:style-name="ce4">
            <text:p>2011</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Questione de san Girolamo dei Schiavoni in Roma in faccia alla storia e al diritto ed il breve SS. Leone XIII. "Slavorum Gentem"</text:p>
          </table:table-cell>
          <table:table-cell office:value-type="string" table:style-name="ce3">
            <text:p>SCHIAVONI, GIROLAMO dei; GIROLAMO dei SCHIAVONI</text:p>
          </table:table-cell>
          <table:table-cell office:value-type="string" table:style-name="ce4">
            <text:p>255</text:p>
          </table:table-cell>
          <table:table-cell office:value-type="string" table:style-name="ce3">
            <text:p>Roma</text:p>
          </table:table-cell>
          <table:table-cell office:value-type="string" table:style-name="ce4">
            <text:p>1901</text:p>
          </table:table-cell>
          <table:table-cell office:value-type="string" table:style-name="ce3">
            <text:p>Battarell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a Pontificia Accademia dei nobili ecclesiastici : memoria storica di Ferd. Procaccini di Montescaglioso</text:p>
          </table:table-cell>
          <table:table-cell office:value-type="string" table:style-name="ce3">
            <text:p>Montescaglioso, Ferdinando Procaccini di</text:p>
          </table:table-cell>
          <table:table-cell table:number-columns-repeated="2" table:style-name="ce3"/>
          <table:table-cell office:value-type="string" table:style-name="ce4">
            <text:p>1889</text:p>
          </table:table-cell>
          <table:table-cell table:number-columns-repeated="2"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Agnus Dei</text:p>
          </table:table-cell>
          <table:table-cell office:value-type="string" table:style-name="ce3">
            <text:p>FAURE, J.</text:p>
          </table:table-cell>
          <table:table-cell office:value-type="string" table:style-name="ce3">
            <text:p>3 p.</text:p>
          </table:table-cell>
          <table:table-cell office:value-type="string" table:style-name="ce3">
            <text:p>Heugel</text:p>
          </table:table-cell>
          <table:table-cell office:value-type="string" table:style-name="ce4">
            <text:p>1886</text:p>
          </table:table-cell>
          <table:table-cell office:value-type="string" table:style-name="ce3">
            <text:p>Paris</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Agnus Dei : Pou voix élevées</text:p>
          </table:table-cell>
          <table:table-cell office:value-type="string" table:style-name="ce3">
            <text:p>SANDRÉ, Gustave</text:p>
          </table:table-cell>
          <table:table-cell office:value-type="string" table:style-name="ce3">
            <text:p>2 f.</text:p>
          </table:table-cell>
          <table:table-cell office:value-type="string" table:style-name="ce3">
            <text:p>Baudoux</text:p>
          </table:table-cell>
          <table:table-cell table:style-name="ce3"/>
          <table:table-cell office:value-type="string" table:style-name="ce3">
            <text:p>Paris</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Un'anima sacerdotale : Cenno biografico intorno al servo di Dio Luigi Edoardo Andrea Crévoulin, canonico ordinario e vicario generale di Avignone, vice superiore dell'istituto nazionale di S. Luigi dei Francesi : trad. du français</text:p>
          </table:table-cell>
          <table:table-cell office:value-type="string" table:style-name="ce3">
            <text:p>Meffre, Joseph Mgr</text:p>
          </table:table-cell>
          <table:table-cell office:value-type="string" table:style-name="ce3">
            <text:p>87 p.</text:p>
          </table:table-cell>
          <table:table-cell office:value-type="string" table:style-name="ce3">
            <text:p>Tipografia della Pace di F. Cuggiani</text:p>
          </table:table-cell>
          <table:table-cell office:value-type="string" table:style-name="ce4">
            <text:p>1898</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anno ecclesiastico e le feste dei santi nel loro svolgimento storico</text:p>
          </table:table-cell>
          <table:table-cell office:value-type="string" table:style-name="ce3">
            <text:p>Kellner, K. A. H.; Mercati, Angelo</text:p>
          </table:table-cell>
          <table:table-cell office:value-type="string" table:style-name="ce3">
            <text:p>lii p. <text:s text:c="2"/>356 p.</text:p>
          </table:table-cell>
          <table:table-cell office:value-type="string" table:style-name="ce3">
            <text:p>Libraire Catholique Internationale. Desclée, Lefebvre et C.</text:p>
          </table:table-cell>
          <table:table-cell office:value-type="string" table:style-name="ce4">
            <text:p>1906</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 arte di verificare le date dei fatti storici delle inscrizioni delle cronache e di altri antichi monumenti dal principio dell'era cristiana sino all'anno 1770. Compilata dai PP. Benedettini della Congregazione di S. Mauro in Francia. Seconda parte della nuova Edizione in 8vo pubblicata a Parigi l'anno 1819. Tomo Decimo. Venezia 1835</text:p>
          </table:table-cell>
          <table:table-cell table:number-columns-repeated="2" table:style-name="ce3"/>
          <table:table-cell office:value-type="string" table:style-name="ce3">
            <text:p>Giuseppe Gattei</text:p>
          </table:table-cell>
          <table:table-cell office:value-type="string" table:style-name="ce4">
            <text:p>1835</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 arte di verificare le date dei fatti storici delle inscrizioni delle cronache e di altri antichi monumenti dal principio dell'era cristiana sino all'anno 1770. Compilata dai PP. Benedettini della Congregazione di S. Mauro in Francia. Seconda parte della nuova Edizione in 8vo pubblicata a Parigi l'anno 1819. Tomo Decimonono. Venezia 1839</text:p>
          </table:table-cell>
          <table:table-cell table:number-columns-repeated="2" table:style-name="ce3"/>
          <table:table-cell office:value-type="string" table:style-name="ce3">
            <text:p>Giuseppe Gattei</text:p>
          </table:table-cell>
          <table:table-cell office:value-type="string" table:style-name="ce4">
            <text:p>1839</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 arte di verificare le date dei fatti storici delle inscrizioni delle cronache e di altri antichi monumenti dal principio dell'era cristiana sino all'anno 1770. Compilata dai PP. Benedettini della Congregazione di S. Mauro in Francia. Seconda parte della nuova Edizione in 8vo pubblicata a Parigi l'anno 1819. Tomo Decimoquarto. Venezia 1836</text:p>
          </table:table-cell>
          <table:table-cell table:number-columns-repeated="2" table:style-name="ce3"/>
          <table:table-cell office:value-type="string" table:style-name="ce3">
            <text:p>Giuseppe Gattei</text:p>
          </table:table-cell>
          <table:table-cell office:value-type="string" table:style-name="ce4">
            <text:p>1836</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 arte di verificare le date dei fatti storici delle inscrizioni delle cronache e di altri antichi monumenti dal principio dell'era cristiana sino all'anno 1770. Compilata dai PP. Benedettini della Congregazione di S. Mauro in Francia. Seconda parte della nuova Edizione in 8vo pubblicata a Parigi l'anno 1819. Tomo Decimoquinto. Venezia 1837</text:p>
          </table:table-cell>
          <table:table-cell table:number-columns-repeated="2" table:style-name="ce3"/>
          <table:table-cell office:value-type="string" table:style-name="ce3">
            <text:p>Giuseppe Gattei</text:p>
          </table:table-cell>
          <table:table-cell office:value-type="string" table:style-name="ce4">
            <text:p>1837</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 arte di verificare le date dei fatti storici delle inscrizioni delle cronache e di altri antichi monumenti dal principio dell'era cristiana sino all'anno 1770. Compilata dai PP. Benedettini della Congregazione di S. Mauro in Francia. Seconda parte della nuova Edizione in 8vo pubblicata a Parigi l'anno 1819. Tomo Decimosettimo. Venezia 1838</text:p>
          </table:table-cell>
          <table:table-cell table:number-columns-repeated="2" table:style-name="ce3"/>
          <table:table-cell office:value-type="string" table:style-name="ce3">
            <text:p>Giuseppe Gattei</text:p>
          </table:table-cell>
          <table:table-cell office:value-type="string" table:style-name="ce4">
            <text:p>1838</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 arte di verificare le date dei fatti storici delle inscrizioni delle cronache e di altri antichi monumenti dal principio dell'era cristiana sino all'anno 1770. Compilata dai PP. Benedettini della Congregazione di S. Mauro in Francia. Seconda parte della nuova Edizione in 8vo pubblicata a Parigi l'anno 1819. Tomo Ottavo. Venezia 1834</text:p>
          </table:table-cell>
          <table:table-cell table:number-columns-repeated="2" table:style-name="ce3"/>
          <table:table-cell office:value-type="string" table:style-name="ce3">
            <text:p>Giuseppe Gattei</text:p>
          </table:table-cell>
          <table:table-cell office:value-type="string" table:style-name="ce4">
            <text:p>1834</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 arte di verificare le date dei fatti storici delle inscrizioni delle cronache e di altri antichi monumenti dal principio dell'era cristiana sino all'anno 1770. Compilata dai PP. Benedettini della Congregazione di S. Mauro in Francia. Seconda parte della nuova Edizione in 8vo pubblicata a Parigi l'anno 1819. Tomo Primo. Venezia 1832</text:p>
          </table:table-cell>
          <table:table-cell table:number-columns-repeated="2" table:style-name="ce3"/>
          <table:table-cell office:value-type="string" table:style-name="ce3">
            <text:p>Giuseppe Gattei</text:p>
          </table:table-cell>
          <table:table-cell office:value-type="string" table:style-name="ce4">
            <text:p>1832</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 arte di verificare le date dei fatti storici delle inscrizioni delle cronache e di altri antichi monumenti dal principio dell'era cristiana sino all'anno 1770. Compilata dai PP. Benedettini della Congregazione di S. Mauro in Francia. Seconda parte della nuova Edizione in 8vo pubblicata a Parigi l'anno 1819. Tomo Quarto. Venezia 1833</text:p>
          </table:table-cell>
          <table:table-cell table:number-columns-repeated="2" table:style-name="ce3"/>
          <table:table-cell office:value-type="string" table:style-name="ce3">
            <text:p>Giuseppe Gattei</text:p>
          </table:table-cell>
          <table:table-cell office:value-type="string" table:style-name="ce4">
            <text:p>1833</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 arte di verificare le date dei fatti storici delle inscrizioni delle cronache e di altri antichi monumenti innanzi l'era cristiana. Di un religioso della congregazione di S. Mauro. Prima parte della nuova Edizione in 8.° pubblicata per la prima volta a Parigi l'anno 1819. Tomo Primo. Venezia 1829</text:p>
          </table:table-cell>
          <table:table-cell table:number-columns-repeated="2" table:style-name="ce3"/>
          <table:table-cell office:value-type="string" table:style-name="ce3">
            <text:p>Giuseppe Gattei</text:p>
          </table:table-cell>
          <table:table-cell office:value-type="string" table:style-name="ce4">
            <text:p>1829</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 arte di verificare le date dei fatti storici delle inscrizioni delle cronache e di altri antichi monumenti innanzi l'era cristiana. Di un religioso della congregazione di S. Mauro. Prima parte della nuova Edizione in 8.° pubblicata per la prima volta a Parigi l'anno 1819. Tomo Quarto. Venezia 1830</text:p>
          </table:table-cell>
          <table:table-cell table:number-columns-repeated="2" table:style-name="ce3"/>
          <table:table-cell office:value-type="string" table:style-name="ce3">
            <text:p>Giuseppe Gattei</text:p>
          </table:table-cell>
          <table:table-cell office:value-type="string" table:style-name="ce4">
            <text:p>1830</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e baptismate Paschali et origine ac ritu consecrandi Agnos Dei liber ex Onuphrij Panuinij Veronen. ... cum Corollariis Iosephi Mariae Suaresij</text:p>
          </table:table-cell>
          <table:table-cell office:value-type="string" table:style-name="ce3">
            <text:p>Panvinio, Onofrio</text:p>
          </table:table-cell>
          <table:table-cell office:value-type="string" table:style-name="ce3">
            <text:p>192 p.</text:p>
          </table:table-cell>
          <table:table-cell office:value-type="string" table:style-name="ce3">
            <text:p>Nella Stamperia del Bernabò</text:p>
          </table:table-cell>
          <table:table-cell office:value-type="string" table:style-name="ce4">
            <text:p>1656</text:p>
          </table:table-cell>
          <table:table-cell table:number-columns-repeated="2"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Beatificationis et canonizationis servae Dei Sor. Theresiae a Puero Jesus. Positio super introd. causae.</text:p>
          </table:table-cell>
          <table:table-cell office:value-type="string" table:style-name="ce3">
            <text:p>GOTTI, Girolamo Maria</text:p>
          </table:table-cell>
          <table:table-cell office:value-type="string" table:style-name="ce3">
            <text:p>4 tomes en un volume.</text:p>
          </table:table-cell>
          <table:table-cell office:value-type="string" table:style-name="ce3">
            <text:p>Guerra</text:p>
          </table:table-cell>
          <table:table-cell office:value-type="string" table:style-name="ce4">
            <text:p>1914</text:p>
          </table:table-cell>
          <table:table-cell office:value-type="string" table:style-name="ce3">
            <text:p>Rome</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Bibliotheca vaticana iussu Leonis XIII P. M. descripta. Inventario dei libri stampati Palatino-Vaticani edito per ordine di S.S. Leone XIII P. M. Volumen I.</text:p>
          </table:table-cell>
          <table:table-cell office:value-type="string" table:style-name="ce3">
            <text:p>Stevenson (Giuniore), Enrico</text:p>
          </table:table-cell>
          <table:table-cell office:value-type="string" table:style-name="ce3">
            <text:p>[6] f., 41, 394p.</text:p>
          </table:table-cell>
          <table:table-cell office:value-type="string" table:style-name="ce3">
            <text:p>Tipografia Vaticana</text:p>
          </table:table-cell>
          <table:table-cell office:value-type="string" table:style-name="ce4">
            <text:p>1886</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Bibliotheca vaticana iussu Leonis XIII P. M. descripta. Inventario dei libri stampati Palatino-Vaticani edito per ordine di S.S. Leone XIII P. M. Volumen II.</text:p>
          </table:table-cell>
          <table:table-cell office:value-type="string" table:style-name="ce3">
            <text:p>Stevenson (Giuniore), Enrico</text:p>
          </table:table-cell>
          <table:table-cell office:value-type="string" table:style-name="ce3">
            <text:p>499p.</text:p>
          </table:table-cell>
          <table:table-cell office:value-type="string" table:style-name="ce3">
            <text:p>Tipografia Vaticana</text:p>
          </table:table-cell>
          <table:table-cell office:value-type="string" table:style-name="ce4">
            <text:p>1886</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Breve notizia dei santuari che si venerano in Roma comprese le quattro basiliche, che si devono visitare per godere del Giubileo con il modo più acconcio di visitare. Tomo II.</text:p>
          </table:table-cell>
          <table:table-cell office:value-type="string" table:style-name="ce3">
            <text:p>Costanzi, Guglielmo</text:p>
          </table:table-cell>
          <table:table-cell office:value-type="string" table:style-name="ce3">
            <text:p>106p.</text:p>
          </table:table-cell>
          <table:table-cell office:value-type="string" table:style-name="ce3">
            <text:p>Dai tipi di Crispino Puccinelli</text:p>
          </table:table-cell>
          <table:table-cell office:value-type="string" table:style-name="ce4">
            <text:p>1825</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Breviaro Romano Latino - italiano : 1. Proprio Dei Santi</text:p>
          </table:table-cell>
          <table:table-cell table:style-name="ce3"/>
          <table:table-cell office:value-type="string" table:style-name="ce3">
            <text:p>p. 3225 à 3358</text:p>
          </table:table-cell>
          <table:table-cell table:number-columns-repeated="4"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Breviaro Romano Latino - italiano : 3. Proprio Dei Santi</text:p>
          </table:table-cell>
          <table:table-cell table:style-name="ce3"/>
          <table:table-cell office:value-type="string" table:style-name="ce3">
            <text:p>p. 3577 à 3752</text:p>
          </table:table-cell>
          <table:table-cell table:number-columns-repeated="4"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Breviaro Romano Latino - italiano. 4. Proprio Dei Santi : Ufficio di San Giuseppe - Dal 1° al 31 Maggio</text:p>
          </table:table-cell>
          <table:table-cell table:style-name="ce3"/>
          <table:table-cell office:value-type="string" table:style-name="ce3">
            <text:p>p. 3753 à 3946</text:p>
          </table:table-cell>
          <table:table-cell table:number-columns-repeated="4"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Breviaro Romano Latino - italiano. 5. Proprio Dei Santi : Dal 1° Giugno al 6 Luglio</text:p>
          </table:table-cell>
          <table:table-cell table:style-name="ce3"/>
          <table:table-cell office:value-type="string" table:style-name="ce3">
            <text:p>p. 3947 à 4158</text:p>
          </table:table-cell>
          <table:table-cell table:number-columns-repeated="4"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Breviaro Romano Latino - italiano. 6. Proprio Dei Santi : Dal 7 Luglio al 14 Agosto</text:p>
          </table:table-cell>
          <table:table-cell table:style-name="ce3"/>
          <table:table-cell office:value-type="string" table:style-name="ce3">
            <text:p>p. 4159 à 4372</text:p>
          </table:table-cell>
          <table:table-cell table:number-columns-repeated="4"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Breviaro Romano Latino - italiano. 6. Proprio del tempo : Dai I Vespri della SS. Trinità al Sabato dopo l'Ottava del Ss. Cuore</text:p>
          </table:table-cell>
          <table:table-cell table:style-name="ce3"/>
          <table:table-cell office:value-type="string" table:style-name="ce3">
            <text:p>p.2459 à 2664</text:p>
          </table:table-cell>
          <table:table-cell table:number-columns-repeated="4"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Breviaro Romano Latino - italiano. 7. Proprio Dei Santi : Dal 15 Agosto al 20 Settembre</text:p>
          </table:table-cell>
          <table:table-cell table:style-name="ce3"/>
          <table:table-cell office:value-type="string" table:style-name="ce3">
            <text:p>p. 4373 à 4584</text:p>
          </table:table-cell>
          <table:table-cell table:number-columns-repeated="4"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Breviaro Romano Latino - italiano. 8. Proprio Dei Santi : Dal 21 Settembre al 31 Ottobre</text:p>
          </table:table-cell>
          <table:table-cell table:style-name="ce3"/>
          <table:table-cell office:value-type="string" table:style-name="ce3">
            <text:p>p. 4585 à 4794</text:p>
          </table:table-cell>
          <table:table-cell table:number-columns-repeated="4"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Breviaro Romano Latino - italiano. 9. Proprio Dei Santi. : Dal 1° al 28 Novembre</text:p>
          </table:table-cell>
          <table:table-cell table:style-name="ce3"/>
          <table:table-cell office:value-type="string" table:style-name="ce3">
            <text:p>p. 4795 à 4969</text:p>
          </table:table-cell>
          <table:table-cell table:number-columns-repeated="4"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Catalogo dei monumenti scritti del museo</text:p>
          </table:table-cell>
          <table:table-cell office:value-type="string" table:style-name="ce3">
            <text:p>Jenkins, Tommaso</text:p>
          </table:table-cell>
          <table:table-cell office:value-type="string" table:style-name="ce3">
            <text:p>71p.</text:p>
          </table:table-cell>
          <table:table-cell office:value-type="string" table:style-name="ce3">
            <text:p>Presso Antonio Fulgoni</text:p>
          </table:table-cell>
          <table:table-cell office:value-type="string" table:style-name="ce4">
            <text:p>1787</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ei Più recenti scritti su Napoleone e i suoi tempi...</text:p>
          </table:table-cell>
          <table:table-cell office:value-type="string" table:style-name="ce3">
            <text:p>Lumbroso, Alberto</text:p>
          </table:table-cell>
          <table:table-cell table:style-name="ce3"/>
          <table:table-cell office:value-type="string" table:style-name="ce3">
            <text:p>Torino</text:p>
          </table:table-cell>
          <table:table-cell office:value-type="string" table:style-name="ce4">
            <text:p>1898</text:p>
          </table:table-cell>
          <table:table-cell office:value-type="string" table:style-name="ce3">
            <text:p>fratelli Bocc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ei principali repertori bibliografici per la storia del direttorio del consolato e dell'impero</text:p>
          </table:table-cell>
          <table:table-cell office:value-type="string" table:style-name="ce3">
            <text:p>Lumbroso, Alberto</text:p>
          </table:table-cell>
          <table:table-cell office:value-type="string" table:style-name="ce3">
            <text:p>29p.</text:p>
          </table:table-cell>
          <table:table-cell office:value-type="string" table:style-name="ce3">
            <text:p>Tipografia di L. Franceschini</text:p>
          </table:table-cell>
          <table:table-cell office:value-type="string" table:style-name="ce4">
            <text:p>1901</text:p>
          </table:table-cell>
          <table:table-cell office:value-type="string" table:style-name="ce3">
            <text:p>Firenze</text:p>
          </table:table-cell>
          <table:table-cell table:style-name="ce3"/>
          <table:table-cell office:value-type="string" table:style-name="ce3">
            <text:p>Saint-Louis des Français<text:s/></text:p>
          </table:table-cell>
          <table:table-cell table:number-columns-repeated="16375"/>
        </table:table-row>
        <table:table-row table:number-rows-repeated="2" table:style-name="ro1">
          <table:table-cell office:value-type="string" table:style-name="ce3">
            <text:p>Livre</text:p>
          </table:table-cell>
          <table:table-cell office:value-type="string" table:style-name="ce3">
            <text:p>Mélanges Marengo. Tome I.</text:p>
          </table:table-cell>
          <table:table-cell office:value-type="string" table:style-name="ce3">
            <text:p>Lumbroso, Albert; juin 1800, Comité International pour le centenaire de la bataille du 14; Larroumet, Gustave</text:p>
          </table:table-cell>
          <table:table-cell office:value-type="string" table:style-name="ce3">
            <text:p>232p.</text:p>
          </table:table-cell>
          <table:table-cell office:value-type="string" table:style-name="ce3">
            <text:p>Typographie Tusculane</text:p>
          </table:table-cell>
          <table:table-cell office:value-type="string" table:style-name="ce4">
            <text:p>1903</text:p>
          </table:table-cell>
          <table:table-cell office:value-type="string" table:style-name="ce3">
            <text:p>Frascat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ei vantaggi arrecati alle nazioni cristiane dai romani pontefici per mezzo delle nunziature apostoliche dissertazione del canonico Celestino Masetti</text:p>
          </table:table-cell>
          <table:table-cell office:value-type="string" table:style-name="ce3">
            <text:p>Masetti, Celestino</text:p>
          </table:table-cell>
          <table:table-cell office:value-type="string" table:style-name="ce3">
            <text:p>41p.</text:p>
          </table:table-cell>
          <table:table-cell office:value-type="string" table:style-name="ce3">
            <text:p>Tipografia delle Belle Arti</text:p>
          </table:table-cell>
          <table:table-cell office:value-type="string" table:style-name="ce4">
            <text:p>1842</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Un mot d'un catholique sur quelques travaux protestants</text:p>
          </table:table-cell>
          <table:table-cell office:value-type="string" table:style-name="ce3">
            <text:p>Champagny, Franz de</text:p>
          </table:table-cell>
          <table:table-cell office:value-type="string" table:style-name="ce3">
            <text:p>260p.</text:p>
          </table:table-cell>
          <table:table-cell office:value-type="string" table:style-name="ce3">
            <text:p>V.-A. Waillie</text:p>
          </table:table-cell>
          <table:table-cell office:value-type="string" table:style-name="ce4">
            <text:p>1844</text:p>
          </table:table-cell>
          <table:table-cell office:value-type="string" table:style-name="ce3">
            <text:p>Paris</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el luogo del martirio e del sepolcro dei Maccabei.</text:p>
          </table:table-cell>
          <table:table-cell office:value-type="string" table:style-name="ce3">
            <text:p>Tindaro, Mariano Rampolla del; Rampolla del Tindaro, Mariano</text:p>
          </table:table-cell>
          <table:table-cell office:value-type="string" table:style-name="ce3">
            <text:p>48p.</text:p>
          </table:table-cell>
          <table:table-cell office:value-type="string" table:style-name="ce3">
            <text:p>Tipografia di Giovanni Bertero</text:p>
          </table:table-cell>
          <table:table-cell office:value-type="string" table:style-name="ce4">
            <text:p>1897</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number-rows-repeated="2" table:style-name="ro1">
          <table:table-cell office:value-type="string" table:style-name="ce3">
            <text:p>Livre</text:p>
          </table:table-cell>
          <table:table-cell office:value-type="string" table:style-name="ce3">
            <text:p>Descrizione del Foro Romano e guida per la visita dei suoi monumenti</text:p>
          </table:table-cell>
          <table:table-cell office:value-type="string" table:style-name="ce3">
            <text:p>Marucchi, Orazio</text:p>
          </table:table-cell>
          <table:table-cell table:style-name="ce3"/>
          <table:table-cell office:value-type="string" table:style-name="ce3">
            <text:p>Roma</text:p>
          </table:table-cell>
          <table:table-cell office:value-type="string" table:style-name="ce4">
            <text:p>1883</text:p>
          </table:table-cell>
          <table:table-cell office:value-type="string" table:style-name="ce3">
            <text:p>Befan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irectorio per il ministero e la vita dei presbiteri.</text:p>
          </table:table-cell>
          <table:table-cell office:value-type="string" table:style-name="ce3">
            <text:p>SANCHEZ, José</text:p>
          </table:table-cell>
          <table:table-cell office:value-type="string" table:style-name="ce3">
            <text:p>112p. ind.</text:p>
          </table:table-cell>
          <table:table-cell office:value-type="string" table:style-name="ce3">
            <text:p>Vatican</text:p>
          </table:table-cell>
          <table:table-cell office:value-type="string" table:style-name="ce4">
            <text:p>1965</text:p>
          </table:table-cell>
          <table:table-cell table:number-columns-repeated="2"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iscorso storico intorno la prodigiosa effigie di Gesu Bambino che si venera nella chiesa di Santa Maria in Aracoeli dei Padri della Regolare Osservanza di S. Francesco / per il p. Antonio da Cipressa min. oss</text:p>
          </table:table-cell>
          <table:table-cell office:value-type="string" table:style-name="ce3">
            <text:p>Camaiore &lt;padre&gt;, Giuseppe : da; &lt;padre&gt;, Giuseppe : da Camaiore</text:p>
          </table:table-cell>
          <table:table-cell table:number-columns-repeated="2" table:style-name="ce3"/>
          <table:table-cell office:value-type="string" table:style-name="ce4">
            <text:p>1861</text:p>
          </table:table-cell>
          <table:table-cell table:number-columns-repeated="2"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isegno storico dell'Ordine dei Minimi dalla morte del santo istitutore fino ai nostri tempi.</text:p>
          </table:table-cell>
          <table:table-cell office:value-type="string" table:style-name="ce3">
            <text:p>ROBERTI, Giuseppe Maria</text:p>
          </table:table-cell>
          <table:table-cell office:value-type="string" table:style-name="ce3">
            <text:p>388-706p. ind.</text:p>
          </table:table-cell>
          <table:table-cell office:value-type="string" table:style-name="ce3">
            <text:p>Roma</text:p>
          </table:table-cell>
          <table:table-cell office:value-type="string" table:style-name="ce4">
            <text:p>1902</text:p>
          </table:table-cell>
          <table:table-cell office:value-type="string" table:style-name="ce3">
            <text:p>Tipo. Poliglott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izionario geografico dei comuni e delle frazioni di comuni.</text:p>
          </table:table-cell>
          <table:table-cell office:value-type="string" table:style-name="ce3">
            <text:p>MELIS, Antonio</text:p>
          </table:table-cell>
          <table:table-cell office:value-type="string" table:style-name="ce4">
            <text:p>428</text:p>
          </table:table-cell>
          <table:table-cell office:value-type="string" table:style-name="ce3">
            <text:p>Roma</text:p>
          </table:table-cell>
          <table:table-cell office:value-type="string" table:style-name="ce4">
            <text:p>1910</text:p>
          </table:table-cell>
          <table:table-cell office:value-type="string" table:style-name="ce3">
            <text:p>Soc. Tipo. Roman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Etude sur l'origine l'usage et l'histoire des Agnus Dei</text:p>
          </table:table-cell>
          <table:table-cell office:value-type="string" table:style-name="ce3">
            <text:p>Caron, Jul; Caron, Jul.</text:p>
          </table:table-cell>
          <table:table-cell office:value-type="string" table:style-name="ce3">
            <text:p>36 p.</text:p>
          </table:table-cell>
          <table:table-cell office:value-type="string" table:style-name="ce3">
            <text:p>Nella Stamperia della Reverenda Camera Apostolica</text:p>
          </table:table-cell>
          <table:table-cell office:value-type="string" table:style-name="ce4">
            <text:p>1865</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Collectanea Liturgica</text:p>
          </table:table-cell>
          <table:table-cell table:number-columns-repeated="6"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a Cérémonie de l'ablution de l'autel papal à Saint Pierre au Vatican</text:p>
          </table:table-cell>
          <table:table-cell office:value-type="string" table:style-name="ce3">
            <text:p>Caron, Jul; Caron, Jul.</text:p>
          </table:table-cell>
          <table:table-cell office:value-type="string" table:style-name="ce3">
            <text:p>48 p.</text:p>
          </table:table-cell>
          <table:table-cell office:value-type="string" table:style-name="ce3">
            <text:p>Libraire Catholique Internationale. Desclée, Lefebvre et C.</text:p>
          </table:table-cell>
          <table:table-cell office:value-type="string" table:style-name="ce4">
            <text:p>1908</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es oblations présentées au Souverain Pontife à l'occasion de la canonisation des bienheureux...</text:p>
          </table:table-cell>
          <table:table-cell office:value-type="string" table:style-name="ce3">
            <text:p>Ciccolini, Etienne</text:p>
          </table:table-cell>
          <table:table-cell office:value-type="string" table:style-name="ce3">
            <text:p>82 p.</text:p>
          </table:table-cell>
          <table:table-cell office:value-type="string" table:style-name="ce3">
            <text:p>Tipografia Monaldi</text:p>
          </table:table-cell>
          <table:table-cell office:value-type="string" table:style-name="ce4">
            <text:p>1862</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Il solenne rito della canonizzazione nella basilica vaticana</text:p>
          </table:table-cell>
          <table:table-cell office:value-type="string" table:style-name="ce3">
            <text:p>Amici, Giacinto</text:p>
          </table:table-cell>
          <table:table-cell office:value-type="string" table:style-name="ce3">
            <text:p>96 p.</text:p>
          </table:table-cell>
          <table:table-cell office:value-type="string" table:style-name="ce3">
            <text:p>Tipografia Forense</text:p>
          </table:table-cell>
          <table:table-cell office:value-type="string" table:style-name="ce4">
            <text:p>1862</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es Cérémonies de la Béatification et de la Canonisation</text:p>
          </table:table-cell>
          <table:table-cell table:style-name="ce3"/>
          <table:table-cell office:value-type="string" table:style-name="ce3">
            <text:p>80 p.</text:p>
          </table:table-cell>
          <table:table-cell office:value-type="string" table:style-name="ce3">
            <text:p>Libraire Catholique Internationale. Desclée, Lefebvre et C.</text:p>
          </table:table-cell>
          <table:table-cell table:style-name="ce3"/>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Ritus Consecrationis Ecclesiae junta pontificale Romanum cum cantu</text:p>
          </table:table-cell>
          <table:table-cell table:style-name="ce3"/>
          <table:table-cell office:value-type="string" table:style-name="ce3">
            <text:p>112 p.</text:p>
          </table:table-cell>
          <table:table-cell office:value-type="string" table:style-name="ce3">
            <text:p>Sumptibus et Typis Societatis S. Joannis Evang. Desclée, Lefebvre et Soc., S. Sedis Apost. et S. Rit. Congr. Typographi</text:p>
          </table:table-cell>
          <table:table-cell office:value-type="string" table:style-name="ce4">
            <text:p>1902</text:p>
          </table:table-cell>
          <table:table-cell office:value-type="string" table:style-name="ce3">
            <text:p>Romae - Tornac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Prières et Cérémonies pour le Sacre d'un Evêque</text:p>
          </table:table-cell>
          <table:table-cell table:style-name="ce3"/>
          <table:table-cell office:value-type="string" table:style-name="ce3">
            <text:p>74 p.</text:p>
          </table:table-cell>
          <table:table-cell office:value-type="string" table:style-name="ce3">
            <text:p>Sumptibus et Typis Societatis S. Joannis Evang. Desclée, Lefebvre et Soc., S. Sedis Apost. et S. Rit. Congr. Typographi</text:p>
          </table:table-cell>
          <table:table-cell office:value-type="string" table:style-name="ce4">
            <text:p>1900</text:p>
          </table:table-cell>
          <table:table-cell office:value-type="string" table:style-name="ce3">
            <text:p>Romae - Tornac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Collectanea Liturgica</text:p>
          </table:table-cell>
          <table:table-cell table:number-columns-repeated="6"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a Cérémonie de l'ablution de l'autel papal à Saint Pierre au Vatican</text:p>
          </table:table-cell>
          <table:table-cell office:value-type="string" table:style-name="ce3">
            <text:p>Caron, Jul; Caron, Jul.</text:p>
          </table:table-cell>
          <table:table-cell office:value-type="string" table:style-name="ce3">
            <text:p>48 p.</text:p>
          </table:table-cell>
          <table:table-cell office:value-type="string" table:style-name="ce3">
            <text:p>Libraire Catholique Internationale. Desclée, Lefebvre et C.</text:p>
          </table:table-cell>
          <table:table-cell office:value-type="string" table:style-name="ce4">
            <text:p>1908</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es oblations présentées au Souverain Pontife à l'occasion de la canonisation des bienheureux...</text:p>
          </table:table-cell>
          <table:table-cell office:value-type="string" table:style-name="ce3">
            <text:p>Ciccolini, Etienne</text:p>
          </table:table-cell>
          <table:table-cell office:value-type="string" table:style-name="ce3">
            <text:p>82 p.</text:p>
          </table:table-cell>
          <table:table-cell office:value-type="string" table:style-name="ce3">
            <text:p>Tipografia Monaldi</text:p>
          </table:table-cell>
          <table:table-cell office:value-type="string" table:style-name="ce4">
            <text:p>1862</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Il solenne rito della canonizzazione nella basilica vaticana</text:p>
          </table:table-cell>
          <table:table-cell office:value-type="string" table:style-name="ce3">
            <text:p>Amici, Giacinto</text:p>
          </table:table-cell>
          <table:table-cell office:value-type="string" table:style-name="ce3">
            <text:p>96 p.</text:p>
          </table:table-cell>
          <table:table-cell office:value-type="string" table:style-name="ce3">
            <text:p>Tipografia Forense</text:p>
          </table:table-cell>
          <table:table-cell office:value-type="string" table:style-name="ce4">
            <text:p>1862</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es Cérémonies de la Béatification et de la Canonisation</text:p>
          </table:table-cell>
          <table:table-cell table:style-name="ce3"/>
          <table:table-cell office:value-type="string" table:style-name="ce3">
            <text:p>80 p.</text:p>
          </table:table-cell>
          <table:table-cell office:value-type="string" table:style-name="ce3">
            <text:p>Libraire Catholique Internationale. Desclée, Lefebvre et C.</text:p>
          </table:table-cell>
          <table:table-cell table:style-name="ce3"/>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Ritus Consecrationis Ecclesiae junta pontificale Romanum cum cantu</text:p>
          </table:table-cell>
          <table:table-cell table:style-name="ce3"/>
          <table:table-cell office:value-type="string" table:style-name="ce3">
            <text:p>112 p.</text:p>
          </table:table-cell>
          <table:table-cell office:value-type="string" table:style-name="ce3">
            <text:p>Sumptibus et Typis Societatis S. Joannis Evang. Desclée, Lefebvre et Soc., S. Sedis Apost. et S. Rit. Congr. Typographi</text:p>
          </table:table-cell>
          <table:table-cell office:value-type="string" table:style-name="ce4">
            <text:p>1902</text:p>
          </table:table-cell>
          <table:table-cell office:value-type="string" table:style-name="ce3">
            <text:p>Romae - Tornac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Prières et Cérémonies pour le Sacre d'un Evêque</text:p>
          </table:table-cell>
          <table:table-cell table:style-name="ce3"/>
          <table:table-cell office:value-type="string" table:style-name="ce3">
            <text:p>74 p.</text:p>
          </table:table-cell>
          <table:table-cell office:value-type="string" table:style-name="ce3">
            <text:p>Sumptibus et Typis Societatis S. Joannis Evang. Desclée, Lefebvre et Soc., S. Sedis Apost. et S. Rit. Congr. Typographi</text:p>
          </table:table-cell>
          <table:table-cell office:value-type="string" table:style-name="ce4">
            <text:p>1900</text:p>
          </table:table-cell>
          <table:table-cell office:value-type="string" table:style-name="ce3">
            <text:p>Romae - Tornac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Gesta Dei per Francos sive orientalium expeditionum et regni Francorum hierosolimitani historia a variis,</text:p>
          </table:table-cell>
          <table:table-cell office:value-type="string" table:style-name="ce3">
            <text:p>Bongars, Jacques; Sanutus, Marinus</text:p>
          </table:table-cell>
          <table:table-cell table:style-name="ce3"/>
          <table:table-cell office:value-type="string" table:style-name="ce3">
            <text:p>Hanoviae</text:p>
          </table:table-cell>
          <table:table-cell office:value-type="string" table:style-name="ce4">
            <text:p>1611</text:p>
          </table:table-cell>
          <table:table-cell office:value-type="string" table:style-name="ce3">
            <text:p>apud haeredes J. Aubri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Gil Blas di Santillano, storia galante tratta dall'idioma Francese nell'Italiano dal dottor D. Giulio Monti canonico bolognese. Tomo quarto.</text:p>
          </table:table-cell>
          <table:table-cell office:value-type="string" table:style-name="ce3">
            <text:p>Sage, Alain-René Le; Le Sage, Alain-René</text:p>
          </table:table-cell>
          <table:table-cell office:value-type="string" table:style-name="ce3">
            <text:p>323p.</text:p>
          </table:table-cell>
          <table:table-cell office:value-type="string" table:style-name="ce3">
            <text:p>A spese di Giacomo Venaccia. Presso Alessio Pellecchia.</text:p>
          </table:table-cell>
          <table:table-cell office:value-type="string" table:style-name="ce4">
            <text:p>1751</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Gil Blas di Santillano, storia galante tratta dall'idioma Francese nell'Italiano dal dottor D. Giulio Monti canonico bolognese. Tomo quinto.</text:p>
          </table:table-cell>
          <table:table-cell office:value-type="string" table:style-name="ce3">
            <text:p>Sage, Alain-René Le; Le Sage, Alain-René</text:p>
          </table:table-cell>
          <table:table-cell office:value-type="string" table:style-name="ce3">
            <text:p>305p.</text:p>
          </table:table-cell>
          <table:table-cell office:value-type="string" table:style-name="ce3">
            <text:p>A spese di Giacomo Venaccia. Presso Alessio Pellecchia.</text:p>
          </table:table-cell>
          <table:table-cell office:value-type="string" table:style-name="ce4">
            <text:p>1751</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Gil Blas di Santillano, storia galante tratta dall'idioma Francese nell'Italiano dal dottor D. Giulio Monti canonico bolognese. Tomo secondo.</text:p>
          </table:table-cell>
          <table:table-cell office:value-type="string" table:style-name="ce3">
            <text:p>Lesage, Alain-René</text:p>
          </table:table-cell>
          <table:table-cell office:value-type="string" table:style-name="ce3">
            <text:p>288p.</text:p>
          </table:table-cell>
          <table:table-cell office:value-type="string" table:style-name="ce3">
            <text:p>A spese di Giacomo Venaccia. Presso Alessio Pellecchia.</text:p>
          </table:table-cell>
          <table:table-cell office:value-type="string" table:style-name="ce4">
            <text:p>1751</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Gil Blas di Santillano, storia galante tratta dall'idioma Francese nell'Italiano dal dottor D. Giulio Monti canonico bolognese. Tomo sesto.</text:p>
          </table:table-cell>
          <table:table-cell office:value-type="string" table:style-name="ce3">
            <text:p>Sage, Alain-René Le; Le Sage, Alain-René</text:p>
          </table:table-cell>
          <table:table-cell office:value-type="string" table:style-name="ce3">
            <text:p>225p.</text:p>
          </table:table-cell>
          <table:table-cell office:value-type="string" table:style-name="ce3">
            <text:p>A spese di Giacomo Venaccia. Presso Alessio Pellecchia.</text:p>
          </table:table-cell>
          <table:table-cell office:value-type="string" table:style-name="ce4">
            <text:p>1751</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Gil Blas di Santillano, storia galante tratta dall'idioma Francese nell'Italiano dal dottor D. Giulio Monti canonico bolognese. Tomo settimo.</text:p>
          </table:table-cell>
          <table:table-cell office:value-type="string" table:style-name="ce3">
            <text:p>Sage, Alain-René Le; Le Sage, Alain-René</text:p>
          </table:table-cell>
          <table:table-cell office:value-type="string" table:style-name="ce3">
            <text:p>188p.</text:p>
          </table:table-cell>
          <table:table-cell office:value-type="string" table:style-name="ce3">
            <text:p>A spese di Giacomo Venaccia. Presso Alessio Pellecchia.</text:p>
          </table:table-cell>
          <table:table-cell office:value-type="string" table:style-name="ce4">
            <text:p>1751</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Gil Blas di Santillano, storia galante tratta dall'idioma Francese nell'Italiano dal dottor D. Giulio Monti canonico bolognese. Tomo terzo.</text:p>
          </table:table-cell>
          <table:table-cell office:value-type="string" table:style-name="ce3">
            <text:p>Sage, Alain-René Le; Le Sage, Alain-René</text:p>
          </table:table-cell>
          <table:table-cell office:value-type="string" table:style-name="ce3">
            <text:p>324p.</text:p>
          </table:table-cell>
          <table:table-cell office:value-type="string" table:style-name="ce3">
            <text:p>A spese di Giacomo Venaccia. Presso Alessio Pellecchia.</text:p>
          </table:table-cell>
          <table:table-cell office:value-type="string" table:style-name="ce4">
            <text:p>1751</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Historia delle vite dei pontefici del platina : Cominciando da Christo Nostro Reedentore sino à Paolo II suivi de la Cronologia ecclésiastica del R. P. F. Onofrio Panuinio Veronese</text:p>
          </table:table-cell>
          <table:table-cell table:style-name="ce3"/>
          <table:table-cell office:value-type="string" table:style-name="ce3">
            <text:p>Tab. <text:s text:c="2"/>f. 366</text:p>
          </table:table-cell>
          <table:table-cell table:number-columns-repeated="4"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Hystoria tripertita Cassiodori senatoris viri dei de regimine ecclesie primitiue:que antea quam plurimis scatebat erroribus ad amussim emendata pristineque integritati restitutam</text:p>
          </table:table-cell>
          <table:table-cell office:value-type="string" table:style-name="ce3">
            <text:p>Flavius Magnus Aurelius Cassiodorus; Regnault, François; Cassiodorus, , Flavius Magnus Aurelius</text:p>
          </table:table-cell>
          <table:table-cell table:style-name="ce3"/>
          <table:table-cell office:value-type="string" table:style-name="ce3">
            <text:p>Jacques Giunta</text:p>
          </table:table-cell>
          <table:table-cell office:value-type="string" table:style-name="ce4">
            <text:p>1526</text:p>
          </table:table-cell>
          <table:table-cell office:value-type="string" table:style-name="ce3">
            <text:p>Lyon</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I drammi dei fanciulli. Studi di psicologia sociale e criminale.</text:p>
          </table:table-cell>
          <table:table-cell office:value-type="string" table:style-name="ce3">
            <text:p>FERRIANI, Lino</text:p>
          </table:table-cell>
          <table:table-cell office:value-type="string" table:style-name="ce3">
            <text:p>XXVII &amp; 312 p. ind. statis.</text:p>
          </table:table-cell>
          <table:table-cell office:value-type="string" table:style-name="ce3">
            <text:p>Como</text:p>
          </table:table-cell>
          <table:table-cell office:value-type="string" table:style-name="ce4">
            <text:p>1902</text:p>
          </table:table-cell>
          <table:table-cell office:value-type="string" table:style-name="ce3">
            <text:p>Omarin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I manoscritti italiani della regia biblioteca parigina. Continuazione e fine. Volume II che contiene altresi la descrizione e l'illustrazione dei manoscritti italiani delle tre regie biblioteche.</text:p>
          </table:table-cell>
          <table:table-cell office:value-type="string" table:style-name="ce3">
            <text:p>MARSAND, Antonio</text:p>
          </table:table-cell>
          <table:table-cell office:value-type="string" table:style-name="ce3">
            <text:p>Vp., [1] f., 514p., [1] f.</text:p>
          </table:table-cell>
          <table:table-cell office:value-type="string" table:style-name="ce3">
            <text:p>Dalla Stamperia Reale</text:p>
          </table:table-cell>
          <table:table-cell office:value-type="string" table:style-name="ce4">
            <text:p>1838</text:p>
          </table:table-cell>
          <table:table-cell office:value-type="string" table:style-name="ce3">
            <text:p>Parig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Il programma dei Modernisti. Riposta al'enciclica di Pio X "Pascendi Dominici Gregis".</text:p>
          </table:table-cell>
          <table:table-cell table:style-name="ce3"/>
          <table:table-cell office:value-type="string" table:style-name="ce4">
            <text:p>237</text:p>
          </table:table-cell>
          <table:table-cell office:value-type="string" table:style-name="ce3">
            <text:p>Roma</text:p>
          </table:table-cell>
          <table:table-cell office:value-type="string" table:style-name="ce4">
            <text:p>1908</text:p>
          </table:table-cell>
          <table:table-cell office:value-type="string" table:style-name="ce3">
            <text:p>Soc. Inter.</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eggi, decreti, ordinanze e provvedimenti generali emanati dai cessati governi d'Italia per la conservazione dei monumenti e la esportazione delle opere d'arte</text:p>
          </table:table-cell>
          <table:table-cell office:value-type="string" table:style-name="ce3">
            <text:p>Italia; Italia</text:p>
          </table:table-cell>
          <table:table-cell table:number-columns-repeated="2" table:style-name="ce3"/>
          <table:table-cell office:value-type="string" table:style-name="ce4">
            <text:p>1881</text:p>
          </table:table-cell>
          <table:table-cell table:number-columns-repeated="2"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ettera ad un prelato romano dove con gran vivezza, e con profonda dottrina vengono confutati gli errori dei quali abbonda il sinodo.</text:p>
          </table:table-cell>
          <table:table-cell office:value-type="string" table:style-name="ce3">
            <text:p>Ricci, Scipione de</text:p>
          </table:table-cell>
          <table:table-cell office:value-type="string" table:style-name="ce3">
            <text:p>71p.</text:p>
          </table:table-cell>
          <table:table-cell office:value-type="string" table:style-name="ce3">
            <text:p>Hala</text:p>
          </table:table-cell>
          <table:table-cell office:value-type="string" table:style-name="ce4">
            <text:p>1789</text:p>
          </table:table-cell>
          <table:table-cell table:number-columns-repeated="2"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ezioni catchistiche. Spiegazione della grazia e dei sacramenti. T.3.</text:p>
          </table:table-cell>
          <table:table-cell office:value-type="string" table:style-name="ce3">
            <text:p>MARIANI, Domenico</text:p>
          </table:table-cell>
          <table:table-cell office:value-type="string" table:style-name="ce4">
            <text:p>614</text:p>
          </table:table-cell>
          <table:table-cell office:value-type="string" table:style-name="ce3">
            <text:p>Roma</text:p>
          </table:table-cell>
          <table:table-cell office:value-type="string" table:style-name="ce4">
            <text:p>1920</text:p>
          </table:table-cell>
          <table:table-cell office:value-type="string" table:style-name="ce3">
            <text:p>Desclée</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ibrorum de theologicis disciplinis. Tomus I : Continens Prolegomena ac Disputationes de existentia, et proprietatibus Unius Dei</text:p>
          </table:table-cell>
          <table:table-cell office:value-type="string" table:style-name="ce3">
            <text:p>Berti, Giovanni Lorenzo</text:p>
          </table:table-cell>
          <table:table-cell office:value-type="string" table:style-name="ce3">
            <text:p>xxviiil. <text:s/>520 p. <text:s text:c="2"/>[6 p.]</text:p>
          </table:table-cell>
          <table:table-cell office:value-type="string" table:style-name="ce3">
            <text:p>Antonio de' Rossi</text:p>
          </table:table-cell>
          <table:table-cell office:value-type="string" table:style-name="ce4">
            <text:p>1739</text:p>
          </table:table-cell>
          <table:table-cell office:value-type="string" table:style-name="ce3">
            <text:p>Rome</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Maria effigies : revelatióque Trinitatis, &amp; attributorum Dei. Qua ex omnigena Patrum eruditione, qua ex candidae theologiae disciplina, qua ex sapientiae subtilitatibus, tota Maria elucidatur</text:p>
          </table:table-cell>
          <table:table-cell office:value-type="string" table:style-name="ce3">
            <text:p>Cerda, José</text:p>
          </table:table-cell>
          <table:table-cell table:style-name="ce3"/>
          <table:table-cell office:value-type="string" table:style-name="ce3">
            <text:p>Lugduni</text:p>
          </table:table-cell>
          <table:table-cell office:value-type="string" table:style-name="ce4">
            <text:p>1651</text:p>
          </table:table-cell>
          <table:table-cell office:value-type="string" table:style-name="ce3">
            <text:p>Laurentii Anisson &amp; Soc.</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Theologiae cursus completus, ex tractatibus omnium perfectissimis ubique habitis, et a magna parte episcoporum necnon theologorum europae catholicae, universim ad hoc interrogatorum, designatis unicè conflatus, plurimis annotantibus presbyteris ad docendos levitas pascendosue populos altè positis. : [Part. I] Tomus vigesimus-septimus. De De historia SS. imaginum et picturarum et de agnis dei. [...] apostolos vindicata. [Part. II] Tomus vigesimus-octavus et ultimus. Conspectus totius cursus theologiae. [...] Index analyticus universalis.</text:p>
          </table:table-cell>
          <table:table-cell table:style-name="ce3"/>
          <table:table-cell office:value-type="string" table:style-name="ce3">
            <text:p>1303col., 772 col.</text:p>
          </table:table-cell>
          <table:table-cell office:value-type="string" table:style-name="ce3">
            <text:p>Apud Editorem</text:p>
          </table:table-cell>
          <table:table-cell office:value-type="string" table:style-name="ce4">
            <text:p>1843</text:p>
          </table:table-cell>
          <table:table-cell office:value-type="string" table:style-name="ce3">
            <text:p>Parisiis</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Trattato del ius e dei dritti hereditarij del Signor Duca della Tremoglia sopra il Regno di Napoli</text:p>
          </table:table-cell>
          <table:table-cell table:number-columns-repeated="2" table:style-name="ce3"/>
          <table:table-cell office:value-type="string" table:style-name="ce3">
            <text:p>In Pariggi</text:p>
          </table:table-cell>
          <table:table-cell office:value-type="string" table:style-name="ce4">
            <text:p>1648</text:p>
          </table:table-cell>
          <table:table-cell office:value-type="string" table:style-name="ce3">
            <text:p>in casa di Pietro des-Hayes</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Vita del Beato Carlo da Sezze laico professo dei Minori Riformati della provincia romana. Libri quattro.</text:p>
          </table:table-cell>
          <table:table-cell office:value-type="string" table:style-name="ce3">
            <text:p>Borgo, Giovanni Battista Antonio Maria da Vicenza</text:p>
          </table:table-cell>
          <table:table-cell office:value-type="string" table:style-name="ce3">
            <text:p>XXII 341p.</text:p>
          </table:table-cell>
          <table:table-cell office:value-type="string" table:style-name="ce3">
            <text:p>Tipogrfia Emiliana</text:p>
          </table:table-cell>
          <table:table-cell office:value-type="string" table:style-name="ce4">
            <text:p>1881</text:p>
          </table:table-cell>
          <table:table-cell office:value-type="string" table:style-name="ce3">
            <text:p>Venezi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Vita del Beato Gaspare del Bufalo fondatore della Congregazione dei Missionari del Preziosissimo Sangue.</text:p>
          </table:table-cell>
          <table:table-cell office:value-type="string" table:style-name="ce3">
            <text:p>SARDI, Vincenzo</text:p>
          </table:table-cell>
          <table:table-cell office:value-type="string" table:style-name="ce4">
            <text:p>418</text:p>
          </table:table-cell>
          <table:table-cell office:value-type="string" table:style-name="ce3">
            <text:p>Roma</text:p>
          </table:table-cell>
          <table:table-cell office:value-type="string" table:style-name="ce4">
            <text:p>1904</text:p>
          </table:table-cell>
          <table:table-cell office:value-type="string" table:style-name="ce3">
            <text:p>Pallott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Vita della vergine Santa Coleta, riformatrice dell'Ordine di Santa Chiara o sia del secondo dei tre istituiti del Serafico Padre S. Francesco d'Assisi cavata dai processi della di lei canonizzazione e da altri autentici monumenti.</text:p>
          </table:table-cell>
          <table:table-cell office:value-type="string" table:style-name="ce3">
            <text:p>Annibali, Flaminio Maria; Bombelli, Pietro Leone</text:p>
          </table:table-cell>
          <table:table-cell office:value-type="string" table:style-name="ce3">
            <text:p>104p.</text:p>
          </table:table-cell>
          <table:table-cell office:value-type="string" table:style-name="ce3">
            <text:p>Presso Antonio Fulgoni</text:p>
          </table:table-cell>
          <table:table-cell office:value-type="string" table:style-name="ce4">
            <text:p>1805</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Tractatus exquisitissimi. De questionibus et tormentis secundum Baldum. De carceribus. De exemptionibus. De testibus secundum Bartholum ... De discrepantijs legum et canonum. De permutationibus beneficiorum. De sponsalibus et matrimonijs secundum Iohanne andree. De preuilegijs et immunitatibus clericorum. De prescriptionibus. Declaratio arboris consan. et affi. secundum Ioh. an. De pluralitate beneficiorum. Decisio ac responsio cuiusdam questiois quolibetice. De vsuris per eundem. De retractu materia quotidiana casus in quibus a iure mors alicui imponitur</text:p>
          </table:table-cell>
          <table:table-cell office:value-type="string" table:style-name="ce3">
            <text:p>Legnano, Giovanni : da; Petit, Jean; Sassoferrato, Bartolo : da; Barbier, Jean; Mugello, Dino : del; Joannes Andreae; Willem Bont; Giovanni : da Legnano</text:p>
          </table:table-cell>
          <table:table-cell office:value-type="string" table:style-name="ce3">
            <text:p>[1], cxxvii c.</text:p>
          </table:table-cell>
          <table:table-cell table:number-columns-repeated="4"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Vita S. Francisci a Divo Bonaventura composita. Vita di S. Francesco di Assisi volgarizzata da Fr. Domenico Cavalca. Edita e corretta per cura del Canonico Leopoldo Amoni.</text:p>
          </table:table-cell>
          <table:table-cell office:value-type="string" table:style-name="ce3">
            <text:p>Cavalca, Domenico</text:p>
          </table:table-cell>
          <table:table-cell office:value-type="string" table:style-name="ce3">
            <text:p>287p.</text:p>
          </table:table-cell>
          <table:table-cell office:value-type="string" table:style-name="ce3">
            <text:p>Tipografia dei Fratelli Monaldi</text:p>
          </table:table-cell>
          <table:table-cell office:value-type="string" table:style-name="ce4">
            <text:p>1880</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Xenophonte della vita di Cyro re depersi tradotto in lingua toscana da Iacopo di Messer Poggio fiorentino nuovamente impresso.</text:p>
          </table:table-cell>
          <table:table-cell office:value-type="string" table:style-name="ce3">
            <text:p>Xenophon; Bracciolini, Jacopo; Gaddi, Jacopo; Paganini, Alessandro dei; Xenophon</text:p>
          </table:table-cell>
          <table:table-cell office:value-type="string" table:style-name="ce3">
            <text:p>156p.</text:p>
          </table:table-cell>
          <table:table-cell office:value-type="string" table:style-name="ce3">
            <text:p>In Tusculano</text:p>
          </table:table-cell>
          <table:table-cell office:value-type="string" table:style-name="ce4">
            <text:p>1527</text:p>
          </table:table-cell>
          <table:table-cell office:value-type="string" table:style-name="ce3">
            <text:p>Impresso per Alexandro de Paganin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Vita di Giovanni Battista de La Salle fondatore dell'Istituto dei Fratelli delle Scuole Cristiane. Da un religioso del medesimo Istituto.</text:p>
          </table:table-cell>
          <table:table-cell office:value-type="string" table:style-name="ce3">
            <text:p>SALLE, JEAN-BAPTISTE de LA; JEAN-BAPTISTE de LA SALLE</text:p>
          </table:table-cell>
          <table:table-cell office:value-type="string" table:style-name="ce3">
            <text:p>XXIII &amp; 486p. 1 portrait</text:p>
          </table:table-cell>
          <table:table-cell office:value-type="string" table:style-name="ce3">
            <text:p>Roma</text:p>
          </table:table-cell>
          <table:table-cell office:value-type="string" table:style-name="ce4">
            <text:p>1900</text:p>
          </table:table-cell>
          <table:table-cell office:value-type="string" table:style-name="ce3">
            <text:p>Tipo. S. Giuseppe</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Vita e martirio dei Beati Domenicani... Tonchino.</text:p>
          </table:table-cell>
          <table:table-cell office:value-type="string" table:style-name="ce3">
            <text:p>BIANCONI, Alfonso</text:p>
          </table:table-cell>
          <table:table-cell office:value-type="string" table:style-name="ce3">
            <text:p>201p.</text:p>
          </table:table-cell>
          <table:table-cell office:value-type="string" table:style-name="ce3">
            <text:p>Libr. Domenicana</text:p>
          </table:table-cell>
          <table:table-cell office:value-type="string" table:style-name="ce4">
            <text:p>1906</text:p>
          </table:table-cell>
          <table:table-cell office:value-type="string" table:style-name="ce3">
            <text:p>Firenze</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Collectanea Liturgica</text:p>
          </table:table-cell>
          <table:table-cell table:number-columns-repeated="6"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Etude sur l'origine l'usage et l'histoire des Agnus Dei</text:p>
          </table:table-cell>
          <table:table-cell office:value-type="string" table:style-name="ce3">
            <text:p>Caron, Jul; Caron, Jul.</text:p>
          </table:table-cell>
          <table:table-cell office:value-type="string" table:style-name="ce3">
            <text:p>36 p.</text:p>
          </table:table-cell>
          <table:table-cell office:value-type="string" table:style-name="ce3">
            <text:p>Nella Stamperia della Reverenda Camera Apostolica</text:p>
          </table:table-cell>
          <table:table-cell office:value-type="string" table:style-name="ce4">
            <text:p>1865</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a Cérémonie de l'ablution de l'autel papal à Saint Pierre au Vatican</text:p>
          </table:table-cell>
          <table:table-cell office:value-type="string" table:style-name="ce3">
            <text:p>Caron, Jul; Caron, Jul.</text:p>
          </table:table-cell>
          <table:table-cell office:value-type="string" table:style-name="ce3">
            <text:p>48 p.</text:p>
          </table:table-cell>
          <table:table-cell office:value-type="string" table:style-name="ce3">
            <text:p>Libraire Catholique Internationale. Desclée, Lefebvre et C.</text:p>
          </table:table-cell>
          <table:table-cell office:value-type="string" table:style-name="ce4">
            <text:p>1908</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Des oblations présentées au Souverain Pontife à l'occasion de la canonisation des bienheureux...</text:p>
          </table:table-cell>
          <table:table-cell office:value-type="string" table:style-name="ce3">
            <text:p>Ciccolini, Etienne</text:p>
          </table:table-cell>
          <table:table-cell office:value-type="string" table:style-name="ce3">
            <text:p>82 p.</text:p>
          </table:table-cell>
          <table:table-cell office:value-type="string" table:style-name="ce3">
            <text:p>Tipografia Monaldi</text:p>
          </table:table-cell>
          <table:table-cell office:value-type="string" table:style-name="ce4">
            <text:p>1862</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Il solenne rito della canonizzazione nella basilica vaticana</text:p>
          </table:table-cell>
          <table:table-cell office:value-type="string" table:style-name="ce3">
            <text:p>Amici, Giacinto</text:p>
          </table:table-cell>
          <table:table-cell office:value-type="string" table:style-name="ce3">
            <text:p>96 p.</text:p>
          </table:table-cell>
          <table:table-cell office:value-type="string" table:style-name="ce3">
            <text:p>Tipografia Forense</text:p>
          </table:table-cell>
          <table:table-cell office:value-type="string" table:style-name="ce4">
            <text:p>1862</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es Cérémonies de la Béatification et de la Canonisation</text:p>
          </table:table-cell>
          <table:table-cell table:style-name="ce3"/>
          <table:table-cell office:value-type="string" table:style-name="ce3">
            <text:p>80 p.</text:p>
          </table:table-cell>
          <table:table-cell office:value-type="string" table:style-name="ce3">
            <text:p>Libraire Catholique Internationale. Desclée, Lefebvre et C.</text:p>
          </table:table-cell>
          <table:table-cell table:style-name="ce3"/>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Ritus Consecrationis Ecclesiae junta pontificale Romanum cum cantu</text:p>
          </table:table-cell>
          <table:table-cell table:style-name="ce3"/>
          <table:table-cell office:value-type="string" table:style-name="ce3">
            <text:p>112 p.</text:p>
          </table:table-cell>
          <table:table-cell office:value-type="string" table:style-name="ce3">
            <text:p>Sumptibus et Typis Societatis S. Joannis Evang. Desclée, Lefebvre et Soc., S. Sedis Apost. et S. Rit. Congr. Typographi</text:p>
          </table:table-cell>
          <table:table-cell office:value-type="string" table:style-name="ce4">
            <text:p>1902</text:p>
          </table:table-cell>
          <table:table-cell office:value-type="string" table:style-name="ce3">
            <text:p>Romae - Tornac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Prières et Cérémonies pour le Sacre d'un Evêque</text:p>
          </table:table-cell>
          <table:table-cell table:style-name="ce3"/>
          <table:table-cell office:value-type="string" table:style-name="ce3">
            <text:p>74 p.</text:p>
          </table:table-cell>
          <table:table-cell office:value-type="string" table:style-name="ce3">
            <text:p>Sumptibus et Typis Societatis S. Joannis Evang. Desclée, Lefebvre et Soc., S. Sedis Apost. et S. Rit. Congr. Typographi</text:p>
          </table:table-cell>
          <table:table-cell office:value-type="string" table:style-name="ce4">
            <text:p>1900</text:p>
          </table:table-cell>
          <table:table-cell office:value-type="string" table:style-name="ce3">
            <text:p>Romae - Tornac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Officium defunctorum Juxta Rituale Romanum : Additis Ex Missali Romano ius, quæ in Missa Defunctorum a Choro Cantantur</text:p>
          </table:table-cell>
          <table:table-cell table:style-name="ce3"/>
          <table:table-cell office:value-type="string" table:style-name="ce3">
            <text:p>127 p. <text:s text:c="2"/>12 f.</text:p>
          </table:table-cell>
          <table:table-cell office:value-type="string" table:style-name="ce3">
            <text:p>Laelius a Vulpe Typographus</text:p>
          </table:table-cell>
          <table:table-cell office:value-type="string" table:style-name="ce4">
            <text:p>1734</text:p>
          </table:table-cell>
          <table:table-cell office:value-type="string" table:style-name="ce3">
            <text:p>Bononiae</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Orationes pro Opportunitate dicendae Ex Missali Romano Depromptae</text:p>
          </table:table-cell>
          <table:table-cell table:style-name="ce3"/>
          <table:table-cell office:value-type="string" table:style-name="ce3">
            <text:p>26 p.</text:p>
          </table:table-cell>
          <table:table-cell office:value-type="string" table:style-name="ce3">
            <text:p>Typis Joannis Baptistae Marini et Socii</text:p>
          </table:table-cell>
          <table:table-cell office:value-type="string" table:style-name="ce4">
            <text:p>1838</text:p>
          </table:table-cell>
          <table:table-cell office:value-type="string" table:style-name="ce3">
            <text:p>Romae</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Esposizione delle sacre cerimonie della messa privata e di alcuni quesiti concernenti la medesima. Nuova edizione... Tomo 1.</text:p>
          </table:table-cell>
          <table:table-cell office:value-type="string" table:style-name="ce3">
            <text:p>Baldeschi, Giuseppe</text:p>
          </table:table-cell>
          <table:table-cell office:value-type="string" table:style-name="ce3">
            <text:p>XII p. <text:s text:c="2"/>168 p. <text:s text:c="2"/>152 p. <text:s text:c="2"/>80 p. <text:s text:c="2"/>178 p.</text:p>
          </table:table-cell>
          <table:table-cell office:value-type="string" table:style-name="ce3">
            <text:p>Alessandro Ceracchi</text:p>
          </table:table-cell>
          <table:table-cell office:value-type="string" table:style-name="ce4">
            <text:p>1823</text:p>
          </table:table-cell>
          <table:table-cell office:value-type="string" table:style-name="ce3">
            <text:p>Rom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L'Innocenza trionfante nella Vita del Divotissimo Padre S. Bernardo Dottore di S. Chiesa et Abbate di Chiaravalle. Descritta, e consacrata al Serenissimo Principe Rinaldo Cardinale d'Este.</text:p>
          </table:table-cell>
          <table:table-cell office:value-type="string" table:style-name="ce3">
            <text:p>Mainardo, Giovanni Francesco</text:p>
          </table:table-cell>
          <table:table-cell office:value-type="string" table:style-name="ce3">
            <text:p>751p.</text:p>
          </table:table-cell>
          <table:table-cell office:value-type="string" table:style-name="ce3">
            <text:p>Per Giacomo Monti</text:p>
          </table:table-cell>
          <table:table-cell office:value-type="string" table:style-name="ce4">
            <text:p>1654</text:p>
          </table:table-cell>
          <table:table-cell office:value-type="string" table:style-name="ce3">
            <text:p>Bologna</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3">
            <text:p>Livre</text:p>
          </table:table-cell>
          <table:table-cell office:value-type="string" table:style-name="ce3">
            <text:p>Prompta Bibliotheca canonica, juridica, moralis, theologica nec non ascetica, polemica, rubricistica, historica De Principalioribus, e fere Omnibus, quae in dies occurrunt, nec penes omnes facile, ac prompte reperiri possunt, Ex Utroque Jure, Pontificiis Constitutionibus, Conciliis, Sacrarum Congregationum Decretis, Sacrae Romanae Rotae Decisionibus, ac Probatissim by ADM. REV. P. F. Lucio Ferraris: Expensis Aloysii Migliaccio - Neapoli, NAPOLI - Biblioteca di Babele</text:p>
          </table:table-cell>
          <table:table-cell table:number-columns-repeated="4" table:style-name="ce3"/>
          <table:table-cell office:value-type="string" table:style-name="ce3">
            <text:p>NAPOLI</text:p>
          </table:table-cell>
          <table:table-cell table:style-name="ce3"/>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ouronne de l'année chrétienne, ou méditations sur les principales et plus importantes veritez de l'Evangile de Jesus-Christ. : [Part. I] Depuis le premier Dimanche de l'Avent, jusqu'au Mercredy des Cendres. [Part. 2] Depuis les Cendres jusqu'à la Trinité.</text:p>
          </table:table-cell>
          <table:table-cell office:value-type="string" table:style-name="ce1">
            <text:p>Abelly, Louis</text:p>
          </table:table-cell>
          <table:table-cell table:number-columns-repeated="2" table:style-name="ce1"/>
          <table:table-cell office:value-type="string" table:style-name="ce4">
            <text:p>170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editations sur la vie de Iesus-Christ pour tous les iours de l'annee et pour les festes des saincts. Composées &amp; divisées en quatre Parties, selon les quatre saisons de l'An. Partie Seconde. : Qui est la Partie du Printemps, depuis le Dimanche de la Septuagesime, iusques au Dimanche de la Trinité.</text:p>
          </table:table-cell>
          <table:table-cell office:value-type="string" table:style-name="ce1">
            <text:p>Hayneufve, Julien</text:p>
          </table:table-cell>
          <table:table-cell table:number-columns-repeated="2" table:style-name="ce1"/>
          <table:table-cell office:value-type="string" table:style-name="ce4">
            <text:p>164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editations sur la vie de Iesus-Christ pour tous les iours de l'annee et pour les festes des saincts. Composées &amp; divisées en quatre Parties, selon les quatre saisons de l'An. Partie Troisiesme. : Qui est la Partie de l'Esté, depuis le Dimanche de la Trinité, iusques au quiziesme d'apres la Pentecoste.</text:p>
          </table:table-cell>
          <table:table-cell office:value-type="string" table:style-name="ce1">
            <text:p>Hayneufve, Julien</text:p>
          </table:table-cell>
          <table:table-cell table:number-columns-repeated="2" table:style-name="ce1"/>
          <table:table-cell office:value-type="string" table:style-name="ce4">
            <text:p>164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gli occhi di Gesu' libri ei ad amarilli.</text:p>
          </table:table-cell>
          <table:table-cell table:number-columns-repeated="3" table:style-name="ce1"/>
          <table:table-cell office:value-type="string" table:style-name="ce4">
            <text:p>172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usevologio romano overo delle opere pie di Roma, Accresciuto, &amp; ampliato secondo lo flato presente.</text:p>
          </table:table-cell>
          <table:table-cell office:value-type="string" table:style-name="ce1">
            <text:p>Carlo Bartolomeo Piazza</text:p>
          </table:table-cell>
          <table:table-cell table:number-columns-repeated="2" table:style-name="ce1"/>
          <table:table-cell office:value-type="string" table:style-name="ce4">
            <text:p>169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lacrime di San Pietro, Opere di Luigi Tansilio, Poema sacro con gli argomenti, ed allegorie di Lucrezia Marinella, ed un discorso di Tommaso Costo</text:p>
          </table:table-cell>
          <table:table-cell table:number-columns-repeated="3" table:style-name="ce1"/>
          <table:table-cell office:value-type="string" table:style-name="ce4">
            <text:p>173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era pastorale di S.A.R monsig. Archivescovo Elettore di Treveri principe d'Euwangen alla sua chiesa d'Augusta : Tradotta dalla lingua francese e corredata di un discorso preliminare e di annotazioni</text:p>
          </table:table-cell>
          <table:table-cell table:number-columns-repeated="3" table:style-name="ce1"/>
          <table:table-cell office:value-type="string" table:style-name="ce4">
            <text:p>179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ere di Gian Paolo Oliva Della Compagnia di Giesu.</text:p>
          </table:table-cell>
          <table:table-cell office:value-type="string" table:style-name="ce1">
            <text:p>Oliva, Gian Paolo; Gian Paolo Oliva</text:p>
          </table:table-cell>
          <table:table-cell table:number-columns-repeated="2" table:style-name="ce1"/>
          <table:table-cell office:value-type="string" table:style-name="ce4">
            <text:p>168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res de piété choisies et écrites à différentes personnes.</text:p>
          </table:table-cell>
          <table:table-cell office:value-type="string" table:style-name="ce1">
            <text:p>Rance, Armand Jean Bouthillier de; Rance, Armand Jean Bouthillier de</text:p>
          </table:table-cell>
          <table:table-cell table:number-columns-repeated="2" table:style-name="ce1"/>
          <table:table-cell office:value-type="string" table:style-name="ce4">
            <text:p>170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onseigneur Fournier évêque de Nantes sa vie, ses oeuvres.</text:p>
          </table:table-cell>
          <table:table-cell office:value-type="string" table:style-name="ce1">
            <text:p>POTHIER; POTHIER</text:p>
          </table:table-cell>
          <table:table-cell table:number-columns-repeated="2" table:style-name="ce1"/>
          <table:table-cell office:value-type="string" table:style-name="ce4">
            <text:p>190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toria della vita, doctrina, e miracoli di Gesu Cristo, Signor Nostro : Secondo il Testo de'quattro Evangelisti, con note diverse, sopra le principali difficoltà dell' Evangelio.</text:p>
          </table:table-cell>
          <table:table-cell table:number-columns-repeated="6"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di scienze fisiche et matematiche che contiene la spiegazione di molti arcani, le scoperte ingenose e variate dell'industria, ed una quantità di cose e giuochi dilettevoli e sorprendenti col modo di eseguirli : tomo I</text:p>
          </table:table-cell>
          <table:table-cell table:number-columns-repeated="3" table:style-name="ce1"/>
          <table:table-cell office:value-type="string" table:style-name="ce4">
            <text:p>180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 Luoghi santi : pellegrinaggio a Gerusalemme passando per l'Austria, l'Ungheria, la Schiavonia, le provincie danubiane, Costantinopoli, l'Arcipelago, il Libano, la Siria, Alessandria, la Sicilia e Marsiglia : vol. 1</text:p>
          </table:table-cell>
          <table:table-cell office:value-type="string" table:style-name="ce1">
            <text:p>Mislin, Jacques</text:p>
          </table:table-cell>
          <table:table-cell table:number-columns-repeated="2" table:style-name="ce1"/>
          <table:table-cell office:value-type="string" table:style-name="ce4">
            <text:p>185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t des scavans sur les principaux ouvrages des auteurs</text:p>
          </table:table-cell>
          <table:table-cell table:number-columns-repeated="3" table:style-name="ce1"/>
          <table:table-cell office:value-type="string" table:style-name="ce4">
            <text:p>168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 Luoghi santi : pellegrinaggio a Gerusalemme passando per l'Austria, l'Ungheria, la Schiavonia, le provincie danubiane, Costantinopoli, l'Arcipelago, il Libano, la Siria, Alessandria, la Sicilia e Marsiglia : vol. 2</text:p>
          </table:table-cell>
          <table:table-cell office:value-type="string" table:style-name="ce1">
            <text:p>Mislin, Jacques</text:p>
          </table:table-cell>
          <table:table-cell table:number-columns-repeated="2" table:style-name="ce1"/>
          <table:table-cell office:value-type="string" table:style-name="ce4">
            <text:p>185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s des scavans sur les principaux ouvrages des auteurs. Seconde partie du tome second.</text:p>
          </table:table-cell>
          <table:table-cell office:value-type="string" table:style-name="ce1">
            <text:p>Baillet, Adrien</text:p>
          </table:table-cell>
          <table:table-cell table:number-columns-repeated="2" table:style-name="ce1"/>
          <table:table-cell office:value-type="string" table:style-name="ce4">
            <text:p>168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s des scavans sur les principaux ouvrages des auteurs. Tome troisième.</text:p>
          </table:table-cell>
          <table:table-cell table:number-columns-repeated="3" table:style-name="ce1"/>
          <table:table-cell office:value-type="string" table:style-name="ce4">
            <text:p>168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t des scavans sur les principaux ouvrages des auteurs. Tome second première partie.</text:p>
          </table:table-cell>
          <table:table-cell office:value-type="string" table:style-name="ce1">
            <text:p>Baillet, Adrien</text:p>
          </table:table-cell>
          <table:table-cell table:number-columns-repeated="2" table:style-name="ce1"/>
          <table:table-cell office:value-type="string" table:style-name="ce4">
            <text:p>168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s des scavans sur les principaux ouvrages des auteurs. Tome quatrième contenant Les Poètes première partie.</text:p>
          </table:table-cell>
          <table:table-cell office:value-type="string" table:style-name="ce1">
            <text:p>Baillet, Adrien</text:p>
          </table:table-cell>
          <table:table-cell table:number-columns-repeated="2" table:style-name="ce1"/>
          <table:table-cell office:value-type="string" table:style-name="ce4">
            <text:p>168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s des scavans sur les principaux ouvrages des auteurs. Tome quatrième contenant Les Poetes seconde partie.</text:p>
          </table:table-cell>
          <table:table-cell office:value-type="string" table:style-name="ce1">
            <text:p>Baillet, Adrien</text:p>
          </table:table-cell>
          <table:table-cell table:number-columns-repeated="2" table:style-name="ce1"/>
          <table:table-cell office:value-type="string" table:style-name="ce4">
            <text:p>168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s des scavans sur les principaux ouvrages des auteurs. Tome quatrième contenant Les Poètes troisième partie.</text:p>
          </table:table-cell>
          <table:table-cell office:value-type="string" table:style-name="ce1">
            <text:p>Baillet, Adrien</text:p>
          </table:table-cell>
          <table:table-cell table:number-columns-repeated="2" table:style-name="ce1"/>
          <table:table-cell office:value-type="string" table:style-name="ce4">
            <text:p>168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s des scavans sur les principaux ouvrages des auteurs. Tome quatrième contenant Les Poètes quatrième partie. : [Part. I] Contenant la suite des Poètes Modernes, Le Tasse. [Part. II] Contenant la suite des Poètes Modernes, Mr de Malherbe.</text:p>
          </table:table-cell>
          <table:table-cell table:number-columns-repeated="3" table:style-name="ce1"/>
          <table:table-cell office:value-type="string" table:style-name="ce4">
            <text:p>168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s des scavans sur les principaux ouvrages des auteurs. Tome quatrième contenant Les Poètes cinquième partie.</text:p>
          </table:table-cell>
          <table:table-cell office:value-type="string" table:style-name="ce1">
            <text:p>Baillet, Adrien</text:p>
          </table:table-cell>
          <table:table-cell table:number-columns-repeated="2" table:style-name="ce1"/>
          <table:table-cell office:value-type="string" table:style-name="ce4">
            <text:p>168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1</text:p>
          </table:table-cell>
          <table:table-cell office:value-type="string" table:style-name="ce1">
            <text:p>Père Gabriel, s j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2</text:p>
          </table:table-cell>
          <table:table-cell office:value-type="string" table:style-name="ce1">
            <text:p>Père Gabriel, s j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3</text:p>
          </table:table-cell>
          <table:table-cell office:value-type="string" table:style-name="ce1">
            <text:p>Père Gabriel, s j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4</text:p>
          </table:table-cell>
          <table:table-cell office:value-type="string" table:style-name="ce1">
            <text:p>Père Gabriel, s j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5</text:p>
          </table:table-cell>
          <table:table-cell office:value-type="string" table:style-name="ce1">
            <text:p>Père Gabriel, s j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6</text:p>
          </table:table-cell>
          <table:table-cell office:value-type="string" table:style-name="ce1">
            <text:p>Père Gabriel, s j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7</text:p>
          </table:table-cell>
          <table:table-cell office:value-type="string" table:style-name="ce1">
            <text:p>Père Gabriel, s j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8</text:p>
          </table:table-cell>
          <table:table-cell office:value-type="string" table:style-name="ce1">
            <text:p>Père Gabriel, s j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9</text:p>
          </table:table-cell>
          <table:table-cell office:value-type="string" table:style-name="ce1">
            <text:p>Père Gabriel, s j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a morale chrétienne et des principales vérités de la foi, contenues dans les saintes écritures, et principalement dans le nouveau testament, en latin et en français; : Le tout disposé par ordre de matières, avec des Sommaires à la tête de chaque article, en faveur de la jeunesse.</text:p>
          </table:table-cell>
          <table:table-cell table:number-columns-repeated="3" table:style-name="ce1"/>
          <table:table-cell office:value-type="string" table:style-name="ce4">
            <text:p>182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actions admirables de Iesus, distribuées suivant l'ordre des Euangiles, qui se lisent aux Dimanches, Festes &amp; Iours Mobiles de toute l'Année. Troisiesme Edition, augmentée des Feries de Caresme, &amp; autres, dans le cours de l'Année; Par l'Autheur. Tome second.</text:p>
          </table:table-cell>
          <table:table-cell office:value-type="string" table:style-name="ce1">
            <text:p>Martin, Simon</text:p>
          </table:table-cell>
          <table:table-cell table:number-columns-repeated="2" table:style-name="ce1"/>
          <table:table-cell office:value-type="string" table:style-name="ce4">
            <text:p>164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actions admirables de Jesus, en sa vie tres sainte, tant cachée que manifeste. : Ordonnées par Meditations, selon les diverses saisons de l'année. Tome Premier.</text:p>
          </table:table-cell>
          <table:table-cell office:value-type="string" table:style-name="ce1">
            <text:p>Martin, Simon</text:p>
          </table:table-cell>
          <table:table-cell table:number-columns-repeated="2" table:style-name="ce1"/>
          <table:table-cell office:value-type="string" table:style-name="ce4">
            <text:p>166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actions admirables de Jesus, en sa vie tres sainte, tant cachée que manifeste. : Tome premier.</text:p>
          </table:table-cell>
          <table:table-cell office:value-type="string" table:style-name="ce1">
            <text:p>Martin, Simon</text:p>
          </table:table-cell>
          <table:table-cell table:number-columns-repeated="2" table:style-name="ce1"/>
          <table:table-cell office:value-type="string" table:style-name="ce4">
            <text:p>163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actions admirables de Jesus, en la vie des saints. : Tome troisiesme.</text:p>
          </table:table-cell>
          <table:table-cell office:value-type="string" table:style-name="ce1">
            <text:p>Martin, Simon</text:p>
          </table:table-cell>
          <table:table-cell table:number-columns-repeated="2" table:style-name="ce1"/>
          <table:table-cell office:value-type="string" table:style-name="ce4">
            <text:p>164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ddition au livre des actions admirables de Jesus, contenant quelques traitez de Meditations sur divers sujets. : Tome quatrieme.</text:p>
          </table:table-cell>
          <table:table-cell office:value-type="string" table:style-name="ce1">
            <text:p>Martin, Simon</text:p>
          </table:table-cell>
          <table:table-cell table:number-columns-repeated="2" table:style-name="ce1"/>
          <table:table-cell office:value-type="string" table:style-name="ce4">
            <text:p>164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lfabeto del divino amore composto d'amorosissimi canti spirituali, cantati in eccessi mentali, &amp; amorose eleuationi in Dio... Con gli argomenti à ciascun Canto per maggior chiarezza, e consolatione de' diuoti di Giesu Christo, Dio, e Signore nostro.</text:p>
          </table:table-cell>
          <table:table-cell office:value-type="string" table:style-name="ce1">
            <text:p>Cambi, Bartolomeo</text:p>
          </table:table-cell>
          <table:table-cell table:number-columns-repeated="2" table:style-name="ce1"/>
          <table:table-cell office:value-type="string" table:style-name="ce4">
            <text:p>160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ltarium, et reliquiarum sacrosanctae basilicae Vaticanae deo optimo maximo in honorem Beati Petri principis apostolorum erectae descriptio historica scriptoribus, &amp; monumentis archivi capitularis illustrata.</text:p>
          </table:table-cell>
          <table:table-cell office:value-type="string" table:style-name="ce1">
            <text:p>Sindone, Raphael</text:p>
          </table:table-cell>
          <table:table-cell table:number-columns-repeated="2" table:style-name="ce1"/>
          <table:table-cell office:value-type="string" table:style-name="ce4">
            <text:p>174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me éclairée par les oracles de la sagesse dans les Paraboles et les béatitudes évangéliques.</text:p>
          </table:table-cell>
          <table:table-cell office:value-type="string" table:style-name="ce1">
            <text:p>Baudrand, Barthélémy</text:p>
          </table:table-cell>
          <table:table-cell table:number-columns-repeated="2" table:style-name="ce1"/>
          <table:table-cell office:value-type="string" table:style-name="ce4">
            <text:p>177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me sanctifiée par la perfection de toutes les actions de la vie ; ou la religion pratique. : Par l'auteur de l'Ame élevée à Dieu. Quatrième édition, augmentée de la pratique de piété, devant le Saint Sacrement.</text:p>
          </table:table-cell>
          <table:table-cell table:number-columns-repeated="3" table:style-name="ce1"/>
          <table:table-cell office:value-type="string" table:style-name="ce4">
            <text:p>178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mpla, et diligente relatione de gli honori fatti al cuore di San Carlo, per lettera all'Illustrissimo Sig. Conte Carlo Borromeo Nipote del Santo. Data in publico da me infrascritto, con l'aggiunta della figura in principio, e del cuore con la sua dechiaratione in fine.</text:p>
          </table:table-cell>
          <table:table-cell office:value-type="string" table:style-name="ce1">
            <text:p>Torrita, Patritio Fattorio di; Fattorio di Torrita, Patritio</text:p>
          </table:table-cell>
          <table:table-cell table:number-columns-repeated="2" table:style-name="ce1"/>
          <table:table-cell office:value-type="string" table:style-name="ce4">
            <text:p>161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nnales de l'Empire depis Charlemagne : par l'auteur du Siècle de Louis XIV. t.1</text:p>
          </table:table-cell>
          <table:table-cell office:value-type="string" table:style-name="ce1">
            <text:p>VOLTAIRE; VOLTAIRE</text:p>
          </table:table-cell>
          <table:table-cell table:number-columns-repeated="2" table:style-name="ce1"/>
          <table:table-cell office:value-type="string" table:style-name="ce4">
            <text:p>175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nnales de l'Empire depis Charlemagne : par l'auteur du Siècle de Louis XIV. t.2</text:p>
          </table:table-cell>
          <table:table-cell office:value-type="string" table:style-name="ce1">
            <text:p>VOLTAIRE; VOLTAIRE</text:p>
          </table:table-cell>
          <table:table-cell table:number-columns-repeated="2" table:style-name="ce1"/>
          <table:table-cell office:value-type="string" table:style-name="ce4">
            <text:p>175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nnee chrestienne, ou le sainct et profitable employ du temps pour gaigner l'Eternité. [Partie I - II] : [Part. I] Où sont enseignées diverses pratiques &amp; moyens pour sainctement s'occuper durant tout le cours de l'année, conformément à l'ordre de l'Année, inspiré par le Sainct Esprit à l'Eglise Chrestienne. [Part. II] L'Annee Chrestienne dans son parfait accomplissement; ou l'Employ de cette Vie aux conquestes de l'Eternité.</text:p>
          </table:table-cell>
          <table:table-cell office:value-type="string" table:style-name="ce1">
            <text:p>Suffren, Jean</text:p>
          </table:table-cell>
          <table:table-cell table:number-columns-repeated="2" table:style-name="ce1"/>
          <table:table-cell office:value-type="string" table:style-name="ce4">
            <text:p>164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pparecchio alla morte ossia considerazioni sulle massime eterne : utili a tutti per meditare, ed a'Sacerdoti per predicare.</text:p>
          </table:table-cell>
          <table:table-cell office:value-type="string" table:style-name="ce1">
            <text:p>LIGUORI, ALPHONSE de; ALPHONSE de LIGUORI</text:p>
          </table:table-cell>
          <table:table-cell table:number-columns-repeated="2" table:style-name="ce1"/>
          <table:table-cell office:value-type="string" table:style-name="ce4">
            <text:p>181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 arte benemoriandi libri duo. : Ad Illustriss.&amp;Reverendiss.D. Franciscum S.R.E Card. sfortiam episc. Albanen.</text:p>
          </table:table-cell>
          <table:table-cell office:value-type="string" table:style-name="ce1">
            <text:p>Bellarmino, Roberto</text:p>
          </table:table-cell>
          <table:table-cell table:number-columns-repeated="2" table:style-name="ce1"/>
          <table:table-cell office:value-type="string" table:style-name="ce4">
            <text:p>162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tlante letterario per lo studio della letteratura italiana. Dal principio del XIII secolo fino al termine del secolo XVIII</text:p>
          </table:table-cell>
          <table:table-cell office:value-type="string" table:style-name="ce1">
            <text:p>Tesia, Giovanni</text:p>
          </table:table-cell>
          <table:table-cell table:number-columns-repeated="2" table:style-name="ce1"/>
          <table:table-cell office:value-type="string" table:style-name="ce4">
            <text:p>182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ttestations des docteurs de Sorbonne pour la condamnation de Fénelon. Documents relatifs à l’affaire du quiétisme]</text:p>
          </table:table-cell>
          <table:table-cell table:number-columns-repeated="6"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tti sinceri de primi martiri della chiesa cattolica : raccolti dal P. Ruinart e tradotti nella lingua italiana con prenozioni e note</text:p>
          </table:table-cell>
          <table:table-cell office:value-type="string" table:style-name="ce1">
            <text:p>Ruinart, Thierry; Luchini, Francesco Maria</text:p>
          </table:table-cell>
          <table:table-cell table:number-columns-repeated="2" table:style-name="ce1"/>
          <table:table-cell office:value-type="string" table:style-name="ce4">
            <text:p>1779</text:p>
          </table:table-cell>
          <table:table-cell table:number-columns-repeated="2" table:style-name="ce1"/>
          <table:table-cell office:value-type="string" table:style-name="ce3">
            <text:p>Saint-Louis des Français<text:s/></text:p>
          </table:table-cell>
          <table:table-cell table:number-columns-repeated="16375"/>
        </table:table-row>
        <table:table-row table:number-rows-repeated="2" table:style-name="ro1">
          <table:table-cell office:value-type="string" table:style-name="ce1">
            <text:p>Livre</text:p>
          </table:table-cell>
          <table:table-cell office:value-type="string" table:style-name="ce1">
            <text:p>Atti sinceri de primi martiri della chiesa cattolica : raccolti dal P. Ruinart e tradotti nella lingua italiana con prenozioni e note</text:p>
          </table:table-cell>
          <table:table-cell office:value-type="string" table:style-name="ce1">
            <text:p>Ruinart, Thierry; Luchini, Francesco Maria</text:p>
          </table:table-cell>
          <table:table-cell table:number-columns-repeated="2" table:style-name="ce1"/>
          <table:table-cell office:value-type="string" table:style-name="ce4">
            <text:p>177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tti sinceri de primi martiri della chiesa cattolica : raccolti dal P. Ruinart e tradotti nella lingua italiana con prenozioni e note</text:p>
          </table:table-cell>
          <table:table-cell office:value-type="string" table:style-name="ce1">
            <text:p>Ruinart, Thierry; Luchini, Francesco Maria</text:p>
          </table:table-cell>
          <table:table-cell table:number-columns-repeated="2" table:style-name="ce1"/>
          <table:table-cell office:value-type="string" table:style-name="ce4">
            <text:p>177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vertissemens aux protestans sur les lettres du ministre Jurieu contre l'histoire des variations.</text:p>
          </table:table-cell>
          <table:table-cell office:value-type="string" table:style-name="ce1">
            <text:p>Bossuet, Jacques-Bénigne</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vviso al popolo sulla sua salute del Signor Tissot (...) : tradotto dal Francese nell'Italiano idioma</text:p>
          </table:table-cell>
          <table:table-cell office:value-type="string" table:style-name="ce1">
            <text:p>Tissot, Samuel Auguste; Garzia, Vincenzo</text:p>
          </table:table-cell>
          <table:table-cell table:number-columns-repeated="2" table:style-name="ce1"/>
          <table:table-cell office:value-type="string" table:style-name="ce4">
            <text:p>177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u bonheur d'un simple religieux, qui aime son etat et ses devoirs.</text:p>
          </table:table-cell>
          <table:table-cell table:number-columns-repeated="3" table:style-name="ce1"/>
          <table:table-cell office:value-type="string" table:style-name="ce4">
            <text:p>173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atalogue de la bibliothèque des Minimes de Trinità dei Monti</text:p>
          </table:table-cell>
          <table:table-cell table:number-columns-repeated="6"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atéchisme spirituel de la perfection chrétienne. Tome premier.</text:p>
          </table:table-cell>
          <table:table-cell office:value-type="string" table:style-name="ce1">
            <text:p>SURIN, Jean-Joseph</text:p>
          </table:table-cell>
          <table:table-cell table:number-columns-repeated="2" table:style-name="ce1"/>
          <table:table-cell office:value-type="string" table:style-name="ce4">
            <text:p>18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atéchisme spirituel de la perfection chrétienne. Tome second.</text:p>
          </table:table-cell>
          <table:table-cell office:value-type="string" table:style-name="ce1">
            <text:p>SURIN, Jean-Joseph</text:p>
          </table:table-cell>
          <table:table-cell table:number-columns-repeated="2" table:style-name="ce1"/>
          <table:table-cell office:value-type="string" table:style-name="ce4">
            <text:p>18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atechismo cioè istruzione secondo il Decreto del Concilio di Trento, à Parochi.</text:p>
          </table:table-cell>
          <table:table-cell office:value-type="string" table:style-name="ce1">
            <text:p>Figliucci, Alessio</text:p>
          </table:table-cell>
          <table:table-cell table:number-columns-repeated="2" table:style-name="ce1"/>
          <table:table-cell office:value-type="string" table:style-name="ce4">
            <text:p>176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atholicum precationum selectissimarum enchiridion. Ex sanctorumpatrum. Et illustrium tum veterum, tum Recentium Auctorum Scriptis, &amp; Precationum Libellis, concinnatum : per M. Simonem Verepaeum.</text:p>
          </table:table-cell>
          <table:table-cell office:value-type="string" table:style-name="ce1">
            <text:p>Verepaeum, Simonem</text:p>
          </table:table-cell>
          <table:table-cell table:number-columns-repeated="2" table:style-name="ce1"/>
          <table:table-cell office:value-type="string" table:style-name="ce4">
            <text:p>16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hiesa cattolica visibile a tutti che dimostra la non interrotta successione dagli apostoli di Gesu Cristo fino al presente come pure i principali eretici e scismatici che sono stati in diversi tempi allontanati dalla sua comunione... : estratta da un'opera di Monsignor Milner</text:p>
          </table:table-cell>
          <table:table-cell office:value-type="string" table:style-name="ce1">
            <text:p>Milner, John</text:p>
          </table:table-cell>
          <table:table-cell table:number-columns-repeated="5"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ité mystique de Dieu, miracle de sa toute-puissance, abîme de la Grace, Histoire divine &amp; la Vie de tres-sainte Vierge Marie Mère de Dieu, nôtre Reine &amp; Maîtresse; : Manifestée dans ces derniers siècles par la Sainte Vierge à la Soeur Marie de Jésus. Abesse du Monastère de l'Immaculée Conception de la Ville d'Agreda, de l'Ordre de S. François; &amp; écrite par cette même soeur, par ordre de ses Supérieurs &amp; de ses Confesseurs. Tome huitième, qui contient le huitième livre.</text:p>
          </table:table-cell>
          <table:table-cell office:value-type="string" table:style-name="ce1">
            <text:p>Croset, Thomas</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ité mystique de Dieu, miracle de sa toute-puissance, abîme de la Grace, Histoire divine &amp; la Vie de tres-sainte Vierge Marie Mère de Dieu, nôtre Reine &amp; Maîtresse; : Manifestée dans ces derniers siècles par la Sainte Vierge à la Soeur Marie de Jésus. Abesse du Monastère de l'Immaculée Conception de la Ville d'Agreda, de l'Ordre de S. François; &amp; écrite par cette même soeur, par ordre de ses Supérieurs &amp; de ses Confesseurs. Tome premier, qui contient le premier livre.</text:p>
          </table:table-cell>
          <table:table-cell office:value-type="string" table:style-name="ce1">
            <text:p>Croset, Thomas</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ité mystique de Dieu, miracle de sa toute-puissance, abîme de la Grace, Histoire divine &amp; la Vie de tres-sainte Vierge Marie Mère de Dieu, nôtre Reine &amp; Maîtresse; : Manifestée dans ces derniers siècles par la Sainte Vierge à la Soeur Marie de Jésus. Abesse du Monastère de l'Immaculée Conception de la Ville d'Agreda, de l'Ordre de S. François; &amp; écrite par cette même soeur, par ordre de ses Supérieurs &amp; de ses Confesseurs. Tome quatrième, qui contient le quatrième livre.</text:p>
          </table:table-cell>
          <table:table-cell office:value-type="string" table:style-name="ce1">
            <text:p>Croset, Thomas</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ité mystique de Dieu, miracle de sa toute-puissance, abîme de la Grace, Histoire divine &amp; la Vie de tres-sainte Vierge Marie Mère de Dieu, nôtre Reine &amp; Maîtresse; : Manifestée dans ces derniers siècles par la Sainte Vierge à la Soeur Marie de Jésus. Abesse du Monastère de l'Immaculée Conception de la Ville d'Agreda, de l'Ordre de S. François; &amp; écrite par cette même soeur, par ordre de ses Supérieurs &amp; de ses Confesseurs. Tome second, qui contient le second livre.</text:p>
          </table:table-cell>
          <table:table-cell office:value-type="string" table:style-name="ce1">
            <text:p>Croset, Thomas</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ité mystique de Dieu, miracle de sa toute-puissance, abîme de la Grace, Histoire divine &amp; la Vie de tres-sainte Vierge Marie Mère de Dieu, nôtre Reine &amp; Maîtresse; : Manifestée dans ces derniers siècles par la Sainte Vierge à la Soeur Marie de Jésus. Abesse du Monastère de l'Immaculée Conception de la Ville d'Agreda, de l'Ordre de S. François; &amp; écrite par cette même soeur, par ordre de ses Supérieurs &amp; de ses Confesseurs. Tome septième, qui contient le septième livre.</text:p>
          </table:table-cell>
          <table:table-cell office:value-type="string" table:style-name="ce1">
            <text:p>Croset, Thomas</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ité mystique de Dieu, miracle de sa toute-puissance, abîme de la Grace, Histoire divine &amp; la Vie de tres-sainte Vierge Marie Mère de Dieu, nôtre Reine &amp; Maîtresse; : Manifestée dans ces derniers siècles par la Sainte Vierge à la Soeur Marie de Jésus. Abesse du Monastère de l'Immaculée Conception de la Ville d'Agreda, de l'Ordre de S. François; &amp; écrite par cette même soeur, par ordre de ses Supérieurs &amp; de ses Confesseurs. Tome sixième, qui contient le sixième livre.</text:p>
          </table:table-cell>
          <table:table-cell office:value-type="string" table:style-name="ce1">
            <text:p>Croset, Thomas</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ité mystique de Dieu, miracle de sa toute-puissance, abîme de la Grace, Histoire divine &amp; la Vie de tres-sainte Vierge Marie Mère de Dieu, nôtre Reine &amp; Maîtresse; : Manifestée dans ces derniers siècles par la Sainte Vierge à la Soeur Marie de Jésus. Abesse du Monastère de l'Immaculée Conception de la Ville d'Agreda, de l'Ordre de S. François; &amp; écrite par cette même soeur, par ordre de ses Supérieurs &amp; de ses Confesseurs. Tome troisième, qui contient le troisième livre.</text:p>
          </table:table-cell>
          <table:table-cell office:value-type="string" table:style-name="ce1">
            <text:p>Croset, Thomas</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combat des vertus presenté au Pape Clement dixiesme.</text:p>
          </table:table-cell>
          <table:table-cell table:number-columns-repeated="3" table:style-name="ce1"/>
          <table:table-cell office:value-type="string" table:style-name="ce4">
            <text:p>167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Commentaires de Cesar dans la traduction de Nicolas Perrot Sieur d'Ablancourt</text:p>
          </table:table-cell>
          <table:table-cell office:value-type="string" table:style-name="ce1">
            <text:p>Caesar, Jules César</text:p>
          </table:table-cell>
          <table:table-cell table:number-columns-repeated="2" table:style-name="ce1"/>
          <table:table-cell office:value-type="string" table:style-name="ce4">
            <text:p>169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mpendio delle meditazioni sopra la vita di Gesù Cristo per ciascun giorno dell'Anno. : Con le Meditazioni appartenenti alla Vita Purgativa del medemo Autore poste distesamente nel fine.</text:p>
          </table:table-cell>
          <table:table-cell office:value-type="string" table:style-name="ce1">
            <text:p>Spinola, Fabio Ambrogio</text:p>
          </table:table-cell>
          <table:table-cell table:number-columns-repeated="2" table:style-name="ce1"/>
          <table:table-cell office:value-type="string" table:style-name="ce4">
            <text:p>168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mpendio de las solennes fiestas que en toda España se hicieron en la Beatificacionde N. B. M. Teresa de Iesus fundadora de la Reformacion de Descalzos y Descalzas de N. S. del Carmen en pro sayverso.</text:p>
          </table:table-cell>
          <table:table-cell office:value-type="string" table:style-name="ce1">
            <text:p>Jose, Diego de San; San Jose, Diego de</text:p>
          </table:table-cell>
          <table:table-cell table:number-columns-repeated="2" table:style-name="ce1"/>
          <table:table-cell office:value-type="string" table:style-name="ce4">
            <text:p>161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nduite chretienne de l'artisan congreganiste.</text:p>
          </table:table-cell>
          <table:table-cell table:number-columns-repeated="3" table:style-name="ce1"/>
          <table:table-cell office:value-type="string" table:style-name="ce4">
            <text:p>175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nférences écclésiastiques du diocèse de Périgueux, t. 4 : Sur la Morale Chrêtienne, divisé en trois Parties, qui sont marquées par les paroles de S. Paul: Ut sobriè, justè, et piè vivamus. Tit.2 Première partie</text:p>
          </table:table-cell>
          <table:table-cell table:number-columns-repeated="3" table:style-name="ce1"/>
          <table:table-cell office:value-type="string" table:style-name="ce4">
            <text:p>169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 la connoissance de Dieu et de soi-même.</text:p>
          </table:table-cell>
          <table:table-cell office:value-type="string" table:style-name="ce1">
            <text:p>Bossuet, Jacques-Bénigne</text:p>
          </table:table-cell>
          <table:table-cell table:number-columns-repeated="2" table:style-name="ce1"/>
          <table:table-cell office:value-type="string" table:style-name="ce4">
            <text:p>174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conseils de la sagesse , ou le recueil des maximes de Salomon les plus necessaires à l'homme pour se conduire sagement. : Avec des réflections sur ces maximes.</text:p>
          </table:table-cell>
          <table:table-cell table:number-columns-repeated="3" table:style-name="ce1"/>
          <table:table-cell office:value-type="string" table:style-name="ce4">
            <text:p>169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nsidérations sur les œuvres de Dieu, dans le regne de la nature et de la providence. Pour tous les Jours de l'Année. Tome premier qui comprend les quatre premiers mois de l'Année.</text:p>
          </table:table-cell>
          <table:table-cell office:value-type="string" table:style-name="ce1">
            <text:p>Sturm, Christoph Christian</text:p>
          </table:table-cell>
          <table:table-cell table:number-columns-repeated="2" table:style-name="ce1"/>
          <table:table-cell office:value-type="string" table:style-name="ce4">
            <text:p>178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nsidérations sur les œuvres de Dieu, dans le regne de la nature et de la providence. Pour tous les Jours de l'Année. Tome second qui comprend les mois de Mai, Juin, Juillet, et Août.</text:p>
          </table:table-cell>
          <table:table-cell office:value-type="string" table:style-name="ce1">
            <text:p>Sturm, Christoph Christian</text:p>
          </table:table-cell>
          <table:table-cell table:number-columns-repeated="2" table:style-name="ce1"/>
          <table:table-cell office:value-type="string" table:style-name="ce4">
            <text:p>178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nsiderazioni cristiane per tutti i giorni dell'Anno cogli evangeli di tutte le Domeniche. Tomo secondo.</text:p>
          </table:table-cell>
          <table:table-cell office:value-type="string" table:style-name="ce1">
            <text:p>Crasset, Jean (s j ); Crasset, Jean (s.j.)</text:p>
          </table:table-cell>
          <table:table-cell table:number-columns-repeated="2" table:style-name="ce1"/>
          <table:table-cell office:value-type="string" table:style-name="ce4">
            <text:p>174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nsiderazioni cristiane per tutti i giorni dell'Anno cogli evangeli di tutte le Domeniche. Tomo terzo.</text:p>
          </table:table-cell>
          <table:table-cell office:value-type="string" table:style-name="ce1">
            <text:p>Crasset, Jean (s j ); Crasset, Jean (s.j.)</text:p>
          </table:table-cell>
          <table:table-cell table:number-columns-repeated="2" table:style-name="ce1"/>
          <table:table-cell office:value-type="string" table:style-name="ce4">
            <text:p>174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nsiderazioni e pratiche divote per celebrare con frutto le sei domeniche in onore di San Luigi Gonzaga della compagnia di Gesù : Ed accresciute di tre Domeniche, che servono per compire la Novena di detto Santo.</text:p>
          </table:table-cell>
          <table:table-cell office:value-type="string" table:style-name="ce1">
            <text:p>Mattei, Pasquale De; De Mattei, Pasquale</text:p>
          </table:table-cell>
          <table:table-cell table:number-columns-repeated="2" table:style-name="ce1"/>
          <table:table-cell office:value-type="string" table:style-name="ce4">
            <text:p>182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onsolation de la Philosophie.</text:p>
          </table:table-cell>
          <table:table-cell office:value-type="string" table:style-name="ce1">
            <text:p>Ceriziers, René de</text:p>
          </table:table-cell>
          <table:table-cell table:number-columns-repeated="2" table:style-name="ce1"/>
          <table:table-cell office:value-type="string" table:style-name="ce4">
            <text:p>164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consolations de la Philosophie et de la Théologie.</text:p>
          </table:table-cell>
          <table:table-cell office:value-type="string" table:style-name="ce1">
            <text:p>Ceriziers, René de</text:p>
          </table:table-cell>
          <table:table-cell table:number-columns-repeated="2" table:style-name="ce1"/>
          <table:table-cell office:value-type="string" table:style-name="ce4">
            <text:p>164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ouronne des saints. Tome II. Composé de l'octave du Tres-Saint Sacremant, et de Divers Sermons Panegeriques.</text:p>
          </table:table-cell>
          <table:table-cell office:value-type="string" table:style-name="ce1">
            <text:p>Léon, Réverend Père; Réverend Père Léon</text:p>
          </table:table-cell>
          <table:table-cell table:number-columns-repeated="2" table:style-name="ce1"/>
          <table:table-cell office:value-type="string" table:style-name="ce4">
            <text:p>165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claratio illustrissimae et reverendissimae ecclesiae principum Ludovici Antonii de Noailles, archiep. Parisiensis, Iacobi Benigni Bossuet, episcopi Meldensis, et Pauli de Godet des Marais, episcopi Carnorensis circa librum qui est titulus: Explication des maximes des saints par Messire François de Salignac Fénélon. (Livre, 1697) [WorldCat.org]</text:p>
          </table:table-cell>
          <table:table-cell table:number-columns-repeated="3" table:style-name="ce1"/>
          <table:table-cell office:value-type="string" table:style-name="ce4">
            <text:p>169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éfense de l'histoire des variations contre la réponse de M. Basnage ministre de Roterdam.</text:p>
          </table:table-cell>
          <table:table-cell office:value-type="string" table:style-name="ce1">
            <text:p>Bossuet, Jacques-Bénigne</text:p>
          </table:table-cell>
          <table:table-cell table:number-columns-repeated="2" table:style-name="ce1"/>
          <table:table-cell office:value-type="string" table:style-name="ce4">
            <text:p>172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l viuer delli romani et di conseruar la sanità di M. Alessandro Petronio da Ciuita Castellana libri cinque doue si tratta del sito di Roma, dell'aria, de' venti, delle stagioni, dell'Acque, de' vini, delle carni, de'pesci, de' frutti, delle erbe, e di tutte l'altre cose pertinenti al governo degli huomini, et delle Donne d'ogni età et conditione : Con dui libri appresso dell'istesso autore, del mantenere il ventre molle senza medicine. Tradotti dalla lingua latina nella volgare, dall'eccellente medico M. Basilio Parauicino, da Como. Con molte postille in margine, &amp; vna tauola copiosissima delle cose notabili</text:p>
          </table:table-cell>
          <table:table-cell office:value-type="string" table:style-name="ce1">
            <text:p>Petronio, Alessandro</text:p>
          </table:table-cell>
          <table:table-cell table:number-columns-repeated="2" table:style-name="ce1"/>
          <table:table-cell office:value-type="string" table:style-name="ce4">
            <text:p>159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lizie spirituali di San Gertruda : A dilettazione, e profito dell'uomo interiore, dedicato alli divoti di detta santa.</text:p>
          </table:table-cell>
          <table:table-cell table:number-columns-repeated="3" table:style-name="ce1"/>
          <table:table-cell office:value-type="string" table:style-name="ce4">
            <text:p>177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lle antichità Giudaiche</text:p>
          </table:table-cell>
          <table:table-cell office:value-type="string" table:style-name="ce1">
            <text:p>Josephus, Flavius Josèphe</text:p>
          </table:table-cell>
          <table:table-cell table:number-columns-repeated="2" table:style-name="ce1"/>
          <table:table-cell office:value-type="string" table:style-name="ce4">
            <text:p>160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devotion au coeur de Jesus. Recueil d'instructions et de prières, pour l'Association du Coeur de Jésus, chez les Religieuses de la Visitation de Strasbourg. : seconde édition, revüe &amp; augmentée.</text:p>
          </table:table-cell>
          <table:table-cell table:number-columns-repeated="3" table:style-name="ce1"/>
          <table:table-cell office:value-type="string" table:style-name="ce4">
            <text:p>174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devotion des treize vendredis, a l'honneur de Saint Francois de Paule, fondateur de l'ordre des Minimes. : Dedié à la Reyne.</text:p>
          </table:table-cell>
          <table:table-cell office:value-type="string" table:style-name="ce1">
            <text:p>Reinier, Timothée de</text:p>
          </table:table-cell>
          <table:table-cell table:number-columns-repeated="2" table:style-name="ce1"/>
          <table:table-cell office:value-type="string" table:style-name="ce4">
            <text:p>166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dialogue de consolation entre l'âme et raison, faict et composé par ung religieux de la réformation de l'ordre de Fontevrault, nouvellement imprimé à Paris</text:p>
          </table:table-cell>
          <table:table-cell office:value-type="string" table:style-name="ce1">
            <text:p>Roy, François Le; Le Roy, François</text:p>
          </table:table-cell>
          <table:table-cell table:number-columns-repeated="2" table:style-name="ce1"/>
          <table:table-cell office:value-type="string" table:style-name="ce4">
            <text:p>153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ctionnaire géographique-portatif ou description des royaumes, provinces, villes, patriarchats, évéchés, duchés, comtés, marquisats, villes impériales et anséatiques, ports, forteresses, citadelles, et autres lieux considérables des quatre parties du monde.</text:p>
          </table:table-cell>
          <table:table-cell office:value-type="string" table:style-name="ce1">
            <text:p>Echard, Lawrence; Ladvocat, Jean-Baptiste</text:p>
          </table:table-cell>
          <table:table-cell table:number-columns-repeated="2" table:style-name="ce1"/>
          <table:table-cell office:value-type="string" table:style-name="ce4">
            <text:p>178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eu seul, ou association pour l'intérêt de Dieu seul</text:p>
          </table:table-cell>
          <table:table-cell office:value-type="string" table:style-name="ce1">
            <text:p>Boudon, Henri-Marie</text:p>
          </table:table-cell>
          <table:table-cell table:number-columns-repeated="2" table:style-name="ce1"/>
          <table:table-cell office:value-type="string" table:style-name="ce4">
            <text:p>18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divozione all'amabilissimo e divino cuore di nostro signor Gesù Cristo.</text:p>
          </table:table-cell>
          <table:table-cell office:value-type="string" table:style-name="ce1">
            <text:p>Lanspergio, Giovanni</text:p>
          </table:table-cell>
          <table:table-cell table:number-columns-repeated="2" table:style-name="ce1"/>
          <table:table-cell office:value-type="string" table:style-name="ce4">
            <text:p>175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10. Dizionario delle ricreazioni di scienze fisiche et matematiche che contiene la spiegazione di molti arcani, le scoperte ingenose e variate dell'industria, ed una quantità di cose e giuochi dilettevoli e sorprendenti col modo di eseguirli : tomo X</text:p>
          </table:table-cell>
          <table:table-cell table:number-columns-repeated="3" table:style-name="ce1"/>
          <table:table-cell office:value-type="string" table:style-name="ce4">
            <text:p>180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11. Dizionario delle ricreazioni di scienze fisiche et matematiche che contiene la spiegazione di molti arcani, le scoperte ingenose e variate dell'industria, ed una quantità di cose e giuochi dilettevoli e sorprendenti col modo di eseguirli : tomo XI</text:p>
          </table:table-cell>
          <table:table-cell table:number-columns-repeated="3" table:style-name="ce1"/>
          <table:table-cell office:value-type="string" table:style-name="ce4">
            <text:p>180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12. Dizionario delle ricreazioni di scienze fisiche et matematiche che contiene la spiegazione di molti arcani, le scoperte ingenose e variate dell'industria, ed una quantità di cose e giuochi dilettevoli e sorprendenti col modo di eseguirli : tomo XII</text:p>
          </table:table-cell>
          <table:table-cell table:number-columns-repeated="3" table:style-name="ce1"/>
          <table:table-cell office:value-type="string" table:style-name="ce4">
            <text:p>180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13. Dizionario delle ricreazioni di scienze fisiche et matematiche che contiene la spiegazione di molti arcani, le scoperte ingenose e variate dell'industria, ed una quantità di cose e giuochi dilettevoli e sorprendenti col modo di eseguirli : tomo XIII</text:p>
          </table:table-cell>
          <table:table-cell table:number-columns-repeated="3" table:style-name="ce1"/>
          <table:table-cell office:value-type="string" table:style-name="ce4">
            <text:p>180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14. Dizionario delle ricreazioni di scienze fisiche et matematiche che contiene la spiegazione di molti arcani, le scoperte ingenose e variate dell'industria, ed una quantità di cose e giuochi dilettevoli e sorprendenti col modo di eseguirli : tomo XIV</text:p>
          </table:table-cell>
          <table:table-cell table:number-columns-repeated="3" table:style-name="ce1"/>
          <table:table-cell office:value-type="string" table:style-name="ce4">
            <text:p>180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2. Dizionario delle ricreazioni di scienze fisiche et matematiche che contiene la spiegazione di molti arcani, le scoperte ingenose e variate dell'industria, ed una quantità di cose e giuochi dilettevoli e sorprendenti col modo di eseguirli : tomo II</text:p>
          </table:table-cell>
          <table:table-cell table:number-columns-repeated="3" table:style-name="ce1"/>
          <table:table-cell office:value-type="string" table:style-name="ce4">
            <text:p>180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3. Dizionario delle ricreazioni di scienze fisiche et matematiche che contiene la spiegazione di molti arcani, le scoperte ingenose e variate dell'industria, ed una quantità di cose e giuochi dilettevoli e sorprendenti col modo di eseguirli : tomo III</text:p>
          </table:table-cell>
          <table:table-cell table:number-columns-repeated="3" table:style-name="ce1"/>
          <table:table-cell office:value-type="string" table:style-name="ce4">
            <text:p>180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4. Dizionario delle ricreazioni di scienze fisiche et matematiche che contiene la spiegazione di molti arcani, le scoperte ingenose e variate dell'industria, ed una quantità di cose e giuochi dilettevoli e sorprendenti col modo di eseguirli : tomo IV</text:p>
          </table:table-cell>
          <table:table-cell table:number-columns-repeated="3" table:style-name="ce1"/>
          <table:table-cell office:value-type="string" table:style-name="ce4">
            <text:p>180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5. Dizionario delle ricreazioni di scienze fisiche et matematiche che contiene la spiegazione di molti arcani, le scoperte ingenose e variate dell'industria, ed una quantità di cose e giuochi dilettevoli e sorprendenti col modo di eseguirli : tomo V</text:p>
          </table:table-cell>
          <table:table-cell table:number-columns-repeated="3" table:style-name="ce1"/>
          <table:table-cell office:value-type="string" table:style-name="ce4">
            <text:p>180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6. Dizionario delle ricreazioni di scienze fisiche et matematiche che contiene la spiegazione di molti arcani, le scoperte ingenose e variate dell'industria, ed una quantità di cose e giuochi dilettevoli e sorprendenti col modo di eseguirli : tomo VI</text:p>
          </table:table-cell>
          <table:table-cell table:number-columns-repeated="3" table:style-name="ce1"/>
          <table:table-cell office:value-type="string" table:style-name="ce4">
            <text:p>180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7. Dizionario delle ricreazioni di scienze fisiche et matematiche che contiene la spiegazione di molti arcani, le scoperte ingenose e variate dell'industria, ed una quantità di cose e giuochi dilettevoli e sorprendenti col modo di eseguirli : tomo VII</text:p>
          </table:table-cell>
          <table:table-cell table:number-columns-repeated="3" table:style-name="ce1"/>
          <table:table-cell office:value-type="string" table:style-name="ce4">
            <text:p>180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8. Dizionario delle ricreazioni di scienze fisiche et matematiche che contiene la spiegazione di molti arcani, le scoperte ingenose e variate dell'industria, ed una quantità di cose e giuochi dilettevoli e sorprendenti col modo di eseguirli : tomo VIII</text:p>
          </table:table-cell>
          <table:table-cell table:number-columns-repeated="3" table:style-name="ce1"/>
          <table:table-cell office:value-type="string" table:style-name="ce4">
            <text:p>180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9. Dizionario delle ricreazioni di scienze fisiche et matematiche che contiene la spiegazione di molti arcani, le scoperte ingenose e variate dell'industria, ed una quantità di cose e giuochi dilettevoli e sorprendenti col modo di eseguirli : tomo IX</text:p>
          </table:table-cell>
          <table:table-cell table:number-columns-repeated="3" table:style-name="ce1"/>
          <table:table-cell office:value-type="string" table:style-name="ce4">
            <text:p>180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i storia naturale dell'enciclopedia metodica di Parigi tradotto in italiano con aggiunte, storia degli animali quadrupedi. Tomo I, parte I.</text:p>
          </table:table-cell>
          <table:table-cell table:number-columns-repeated="3" table:style-name="ce1"/>
          <table:table-cell office:value-type="string" table:style-name="ce4">
            <text:p>179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éléments de l'histoire, par l'abbé de Vallemont</text:p>
          </table:table-cell>
          <table:table-cell office:value-type="string" table:style-name="ce1">
            <text:p>Vallemont, Pierre Le Lorrain de</text:p>
          </table:table-cell>
          <table:table-cell table:number-columns-repeated="2" table:style-name="ce1"/>
          <table:table-cell office:value-type="string" table:style-name="ce4">
            <text:p>172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éléments de l'histoire, par l'abbé de Vallemont</text:p>
          </table:table-cell>
          <table:table-cell office:value-type="string" table:style-name="ce1">
            <text:p>Vallemont, Pierre Le Lorrain de</text:p>
          </table:table-cell>
          <table:table-cell table:number-columns-repeated="2" table:style-name="ce1"/>
          <table:table-cell office:value-type="string" table:style-name="ce4">
            <text:p>175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loges des evesques qui dans tous les siecles de l'Eglise ont fleury en Doctrine &amp; en Sainteté.</text:p>
          </table:table-cell>
          <table:table-cell office:value-type="string" table:style-name="ce1">
            <text:p>Godeau, Antoine</text:p>
          </table:table-cell>
          <table:table-cell table:number-columns-repeated="2" table:style-name="ce1"/>
          <table:table-cell office:value-type="string" table:style-name="ce4">
            <text:p>166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loges historiques des empereurs, des roys, des princes, des impératrices, des reynes, et des princesses qui dans tous les siècles ont excellé en piété</text:p>
          </table:table-cell>
          <table:table-cell office:value-type="string" table:style-name="ce1">
            <text:p>Godeau, Antoine</text:p>
          </table:table-cell>
          <table:table-cell table:number-columns-repeated="2" table:style-name="ce1"/>
          <table:table-cell office:value-type="string" table:style-name="ce4">
            <text:p>166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elviesi ovvero lettere provinciali filosofiche dell'abate Barruel tradotte dall'idioma francese. Tomo I.</text:p>
          </table:table-cell>
          <table:table-cell office:value-type="string" table:style-name="ce1">
            <text:p>Barruel, Augustin</text:p>
          </table:table-cell>
          <table:table-cell table:number-columns-repeated="2" table:style-name="ce1"/>
          <table:table-cell office:value-type="string" table:style-name="ce4">
            <text:p>18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elviesi ovvero lettere provinciali filosofiche dell'abate Barruel tradotte dall'idioma francese. Tomo II.</text:p>
          </table:table-cell>
          <table:table-cell office:value-type="string" table:style-name="ce1">
            <text:p>Barruel, Augustin</text:p>
          </table:table-cell>
          <table:table-cell table:number-columns-repeated="2" table:style-name="ce1"/>
          <table:table-cell office:value-type="string" table:style-name="ce4">
            <text:p>18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elviesi ovvero lettere provinciali filosofiche dell'abate Barruel tradotte dall'idioma francese. Tomo III.</text:p>
          </table:table-cell>
          <table:table-cell office:value-type="string" table:style-name="ce1">
            <text:p>Barruel, Augustin</text:p>
          </table:table-cell>
          <table:table-cell table:number-columns-repeated="2" table:style-name="ce1"/>
          <table:table-cell office:value-type="string" table:style-name="ce4">
            <text:p>18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elviesi ovvero lettere provinciali filosofiche dell'abate Barruel tradotte dall'idioma francese. Tomo IV.</text:p>
          </table:table-cell>
          <table:table-cell office:value-type="string" table:style-name="ce1">
            <text:p>Barruel, Augustin</text:p>
          </table:table-cell>
          <table:table-cell table:number-columns-repeated="2" table:style-name="ce1"/>
          <table:table-cell office:value-type="string" table:style-name="ce4">
            <text:p>18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elviesi ovvero lettere provinciali filosofiche dell'abate Barruel tradotte dall'idioma francese. Tomo V.</text:p>
          </table:table-cell>
          <table:table-cell office:value-type="string" table:style-name="ce1">
            <text:p>Barruel, Augustin</text:p>
          </table:table-cell>
          <table:table-cell table:number-columns-repeated="2" table:style-name="ce1"/>
          <table:table-cell office:value-type="string" table:style-name="ce4">
            <text:p>18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nchiridion piarum meditationum, in omne Dominicas, Sanctorum Festa, Christi passionem, &amp; caetera in sequenti pagina comprehensa.</text:p>
          </table:table-cell>
          <table:table-cell office:value-type="string" table:style-name="ce1">
            <text:p>Busae, Ioannis</text:p>
          </table:table-cell>
          <table:table-cell table:number-columns-repeated="2" table:style-name="ce1"/>
          <table:table-cell office:value-type="string" table:style-name="ce4">
            <text:p>161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ntretiens avec Jesus-Christ dans le très-saint sacrement de l'autel : contenant divers Exercices de piété pour honorer ce divin Mystere, &amp; pour s'en approcher dignement. Nouvelle édition plus correcte &amp; plus ample que les précédentes.</text:p>
          </table:table-cell>
          <table:table-cell table:number-columns-repeated="3" table:style-name="ce1"/>
          <table:table-cell office:value-type="string" table:style-name="ce4">
            <text:p>1769</text:p>
          </table:table-cell>
          <table:table-cell table:number-columns-repeated="2" table:style-name="ce1"/>
          <table:table-cell office:value-type="string" table:style-name="ce3">
            <text:p>Saint-Louis des Français<text:s/></text:p>
          </table:table-cell>
          <table:table-cell table:number-columns-repeated="16375"/>
        </table:table-row>
        <table:table-row table:number-rows-repeated="2" table:style-name="ro1">
          <table:table-cell office:value-type="string" table:style-name="ce1">
            <text:p>Livre</text:p>
          </table:table-cell>
          <table:table-cell office:value-type="string" table:style-name="ce1">
            <text:p>Epistole ed Evangeli che si leggono tutto l'anno alle Messe. Secondo l'uso della Santa Romana Chiesa, e l'ordine del Messale Romano. Con alcuni Sermoni sopra l'Orazione, Digiuno, ed Elemosina.</text:p>
          </table:table-cell>
          <table:table-cell office:value-type="string" table:style-name="ce1">
            <text:p>Fiorentino, Remigio</text:p>
          </table:table-cell>
          <table:table-cell table:number-columns-repeated="2" table:style-name="ce1"/>
          <table:table-cell office:value-type="string" table:style-name="ce4">
            <text:p>181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sercitii per acquistare e mantenere lo spirito, con alcune considerationi morali, sopra le Feste tra l'anno. : Parte prima</text:p>
          </table:table-cell>
          <table:table-cell office:value-type="string" table:style-name="ce1">
            <text:p>Megali, Marcello</text:p>
          </table:table-cell>
          <table:table-cell table:number-columns-repeated="2" table:style-name="ce1"/>
          <table:table-cell office:value-type="string" table:style-name="ce4">
            <text:p>164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sercizi spirituali di San Ignazio indirizzati a' cavalieri, ed alle dame.</text:p>
          </table:table-cell>
          <table:table-cell office:value-type="string" table:style-name="ce1">
            <text:p>Barbugli, Demetrio</text:p>
          </table:table-cell>
          <table:table-cell table:number-columns-repeated="2" table:style-name="ce1"/>
          <table:table-cell office:value-type="string" table:style-name="ce4">
            <text:p>173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vangile médité. L'Evangile médité</text:p>
          </table:table-cell>
          <table:table-cell office:value-type="string" table:style-name="ce1">
            <text:p>DUQUESNE, Abbé; DUQUESNE, Abbé</text:p>
          </table:table-cell>
          <table:table-cell table:number-columns-repeated="2" table:style-name="ce1"/>
          <table:table-cell office:value-type="string" table:style-name="ce4">
            <text:p>187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vangiles. Explication des Evangiles des dimanches</text:p>
          </table:table-cell>
          <table:table-cell office:value-type="string" table:style-name="ce1">
            <text:p>Langres, Msg de; Msg de Langres</text:p>
          </table:table-cell>
          <table:table-cell table:number-columns-repeated="2" table:style-name="ce1"/>
          <table:table-cell office:value-type="string" table:style-name="ce4">
            <text:p>180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xcellence et la pratique de la dévotion aux sacrés coeurs de Jésus et Marie; considérations pour le premier vendredi de chaque mois, Pratiques &amp; Prieres.</text:p>
          </table:table-cell>
          <table:table-cell office:value-type="string" table:style-name="ce1">
            <text:p>J, M. B.; M. B. J.</text:p>
          </table:table-cell>
          <table:table-cell table:number-columns-repeated="2" table:style-name="ce1"/>
          <table:table-cell office:value-type="string" table:style-name="ce4">
            <text:p>176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xercice de piété pour la communion. Nouvelle édition.</text:p>
          </table:table-cell>
          <table:table-cell office:value-type="string" table:style-name="ce1">
            <text:p>Griffet; Griffet</text:p>
          </table:table-cell>
          <table:table-cell table:number-columns-repeated="2" table:style-name="ce1"/>
          <table:table-cell office:value-type="string" table:style-name="ce4">
            <text:p>176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xpositio in psalterium</text:p>
          </table:table-cell>
          <table:table-cell office:value-type="string" table:style-name="ce1">
            <text:p>Torquemada, Juan de</text:p>
          </table:table-cell>
          <table:table-cell table:number-columns-repeated="5"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Fondamenti della vita spirituale tratti dal libro dell'Imitatione di Giesu Christo : Alla Santità di Nostro Signore Innocentio I. Pontefice Massimo.</text:p>
          </table:table-cell>
          <table:table-cell office:value-type="string" table:style-name="ce1">
            <text:p>Surini, Giuseppe</text:p>
          </table:table-cell>
          <table:table-cell table:number-columns-repeated="2" table:style-name="ce1"/>
          <table:table-cell office:value-type="string" table:style-name="ce4">
            <text:p>167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Forma cleri, secundum exemplar quod ecclesiae, sanctisque patribus a Christo Domino summo sacerdote monstratum est. Tome I - II : [t. 1] De sacro sancto cleri statu, ejusque diversis ordinibus. [t.2] De praecipuis cleri virtutibus.</text:p>
          </table:table-cell>
          <table:table-cell office:value-type="string" table:style-name="ce1">
            <text:p>Tronson, Louis</text:p>
          </table:table-cell>
          <table:table-cell table:number-columns-repeated="2" table:style-name="ce1"/>
          <table:table-cell office:value-type="string" table:style-name="ce4">
            <text:p>179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Forma cleri, secundum exemplar quod ecclesiae, sanctisque patribus a Christo Domino summo sacerdote monstratum est. Tome III - IV : [t. 3] De praecipuis vitiis clero contrariis. [t.4] De praecipuis ad ecclesiasticam perfectionem acquirendam mediis.</text:p>
          </table:table-cell>
          <table:table-cell office:value-type="string" table:style-name="ce1">
            <text:p>Tronson, Louis</text:p>
          </table:table-cell>
          <table:table-cell table:number-columns-repeated="2" table:style-name="ce1"/>
          <table:table-cell office:value-type="string" table:style-name="ce4">
            <text:p>179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Forma cleri, secundum exemplar quod ecclesiae, sanctisque patribus a Christo Domino summo sacerdote monstratum est. Tome V - VI : [t. 5] De quibusdam impedimentis, quae vel omnem clericorum profectum retardant, vel potissimum prohibent. [t.6] De summa status clericalis dignitate, summoque periculo.</text:p>
          </table:table-cell>
          <table:table-cell office:value-type="string" table:style-name="ce1">
            <text:p>Tronson, Louis</text:p>
          </table:table-cell>
          <table:table-cell table:number-columns-repeated="2" table:style-name="ce1"/>
          <table:table-cell office:value-type="string" table:style-name="ce4">
            <text:p>177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gerarchia cardinalizia [...] A Clemente XI. pontefice massimo.</text:p>
          </table:table-cell>
          <table:table-cell office:value-type="string" table:style-name="ce1">
            <text:p>Carlo Bartolomeo Piazza</text:p>
          </table:table-cell>
          <table:table-cell table:number-columns-repeated="2" table:style-name="ce1"/>
          <table:table-cell office:value-type="string" table:style-name="ce4">
            <text:p>17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Geroglifici morali : Opera nuova, hora mandata in luce sopra molte virtù da seguirsi, e vitii da fuggirsi, utile à Predicatori, Oratori, ed altri studiosi. Arrichita con cinque Tavole utilissime.</text:p>
          </table:table-cell>
          <table:table-cell office:value-type="string" table:style-name="ce1">
            <text:p>Ricci, Vincenzo</text:p>
          </table:table-cell>
          <table:table-cell table:number-columns-repeated="2" table:style-name="ce1"/>
          <table:table-cell office:value-type="string" table:style-name="ce4">
            <text:p>162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 Gloria sancti Remigii proprii francorum apostoli et prophetae: per quem caelestis unctionis munus, Regibus Christianissimis, divinitùs impetratum est, libri quatuor. Quibus subnectitur assertio veritatis, sacrae Ampullae Remensis. Ad Ludovicum decimum-quartum, Adeodatum, Galliarum et Navarre Regem.</text:p>
          </table:table-cell>
          <table:table-cell office:value-type="string" table:style-name="ce1">
            <text:p>Saussay, André Du; Du Saussay, André</text:p>
          </table:table-cell>
          <table:table-cell table:number-columns-repeated="2" table:style-name="ce1"/>
          <table:table-cell office:value-type="string" table:style-name="ce4">
            <text:p>166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grand dictionnaire historique, ou le mélange curieux de l'Histoire sacrée et profane; qui contient en abrégé, Les vies et les actions remarquables [...] avec l'Histoire des Conciles Généraux &amp; Particuliers, sous le nom des lieux où ils ont été tenus. Tome huitième Lettre T - Z.</text:p>
          </table:table-cell>
          <table:table-cell office:value-type="string" table:style-name="ce1">
            <text:p>Moreri, Louis</text:p>
          </table:table-cell>
          <table:table-cell table:number-columns-repeated="2" table:style-name="ce1"/>
          <table:table-cell office:value-type="string" table:style-name="ce4">
            <text:p>174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grand dictionnaire historique, ou le mélange curieux de l'Histoire sacrée et profane; qui contient en abrégé, Les vies et les actions remarquables [...] avec l'Histoire des Conciles Généraux &amp; Particuliers, sous le nom des lieux où ils ont été tenus. Tome premier Lettre A.</text:p>
          </table:table-cell>
          <table:table-cell office:value-type="string" table:style-name="ce1">
            <text:p>Moreri, Louis</text:p>
          </table:table-cell>
          <table:table-cell table:number-columns-repeated="2" table:style-name="ce1"/>
          <table:table-cell office:value-type="string" table:style-name="ce4">
            <text:p>174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grand dictionnaire historique, ou le mélange curieux de l'Histoire sacrée et profane; qui contient en abrégé, Les vies et les actions remarquables [...] avec l'Histoire des Conciles Généraux &amp; Particuliers, sous le nom des lieux où ils ont été tenus. Tome quatrième Lettre D - G.</text:p>
          </table:table-cell>
          <table:table-cell office:value-type="string" table:style-name="ce1">
            <text:p>Moreri, Louis</text:p>
          </table:table-cell>
          <table:table-cell table:number-columns-repeated="2" table:style-name="ce1"/>
          <table:table-cell office:value-type="string" table:style-name="ce4">
            <text:p>174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grand dictionnaire historique, ou le mélange curieux de l'Histoire sacrée et profane; qui contient en abrégé, Les vies et les actions remarquables [...] avec l'Histoire des Conciles Généraux &amp; Particuliers, sous le nom des lieux où ils ont été tenus. Tome second Lettre B.</text:p>
          </table:table-cell>
          <table:table-cell office:value-type="string" table:style-name="ce1">
            <text:p>Moreri, Louis</text:p>
          </table:table-cell>
          <table:table-cell table:number-columns-repeated="2" table:style-name="ce1"/>
          <table:table-cell office:value-type="string" table:style-name="ce4">
            <text:p>174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grand dictionnaire historique, ou le mélange curieux de l'Histoire sacrée et profane; qui contient en abrégé, Les vies et les actions remarquables [...] avec l'Histoire des Conciles Généraux &amp; Particuliers, sous le nom des lieux où ils ont été tenus. Tome septième Lettre P - S.</text:p>
          </table:table-cell>
          <table:table-cell office:value-type="string" table:style-name="ce1">
            <text:p>Moreri, Louis</text:p>
          </table:table-cell>
          <table:table-cell table:number-columns-repeated="2" table:style-name="ce1"/>
          <table:table-cell office:value-type="string" table:style-name="ce4">
            <text:p>174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grand dictionnaire historique, ou le mélange curieux de l'Histoire sacrée et profane; qui contient en abrégé, Les vies et les actions remarquables [...] avec l'Histoire des Conciles Généraux &amp; Particuliers, sous le nom des lieux où ils ont été tenus. Tome troisième Lettre C.</text:p>
          </table:table-cell>
          <table:table-cell office:value-type="string" table:style-name="ce1">
            <text:p>Moreri, Louis</text:p>
          </table:table-cell>
          <table:table-cell table:number-columns-repeated="2" table:style-name="ce1"/>
          <table:table-cell office:value-type="string" table:style-name="ce4">
            <text:p>1744</text:p>
          </table:table-cell>
          <table:table-cell table:number-columns-repeated="2" table:style-name="ce1"/>
          <table:table-cell office:value-type="string" table:style-name="ce3">
            <text:p>Saint-Louis des Français<text:s/></text:p>
          </table:table-cell>
          <table:table-cell table:number-columns-repeated="16375"/>
        </table:table-row>
        <table:table-row table:number-rows-repeated="2" table:style-name="ro1">
          <table:table-cell office:value-type="string" table:style-name="ce1">
            <text:p>Livre</text:p>
          </table:table-cell>
          <table:table-cell office:value-type="string" table:style-name="ce1">
            <text:p>La guide des pecheurs</text:p>
          </table:table-cell>
          <table:table-cell office:value-type="string" table:style-name="ce1">
            <text:p>Grenade, Louis de</text:p>
          </table:table-cell>
          <table:table-cell table:number-columns-repeated="2" table:style-name="ce1"/>
          <table:table-cell office:value-type="string" table:style-name="ce4">
            <text:p>171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u Ciel où l'on recherche l'origine de l'idolatrie et les méprises de la philosophie sur la formation des corps célestes et de toute la nature : tome premier</text:p>
          </table:table-cell>
          <table:table-cell office:value-type="string" table:style-name="ce1">
            <text:p>Pluche, Antoine</text:p>
          </table:table-cell>
          <table:table-cell table:number-columns-repeated="2" table:style-name="ce1"/>
          <table:table-cell office:value-type="string" table:style-name="ce4">
            <text:p>175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u Ciel où l'on recherche l'origine de l'idolatrie et les méprises de la philosophie sur la formation des corps célestes et de toute la nature : tome second</text:p>
          </table:table-cell>
          <table:table-cell office:value-type="string" table:style-name="ce1">
            <text:p>Pluche, Antoine</text:p>
          </table:table-cell>
          <table:table-cell table:number-columns-repeated="2" table:style-name="ce1"/>
          <table:table-cell office:value-type="string" table:style-name="ce4">
            <text:p>175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histoire des dames illustres de l'Ancien Testament. Qui sont toutes figures expresses de la Tres-Sainte Vierge mere de Dieu. Ouvrage tres utile pour la bonne conduitte de la vie, &amp; pour l'intelligence de l'Histoire Saincte.</text:p>
          </table:table-cell>
          <table:table-cell office:value-type="string" table:style-name="ce1">
            <text:p>Martin, Simon</text:p>
          </table:table-cell>
          <table:table-cell table:number-columns-repeated="2" table:style-name="ce1"/>
          <table:table-cell office:value-type="string" table:style-name="ce4">
            <text:p>164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e la dernière révolution de Gênes : avec une carte de la Ville et de ses environs t. 1</text:p>
          </table:table-cell>
          <table:table-cell table:number-columns-repeated="3" table:style-name="ce1"/>
          <table:table-cell office:value-type="string" table:style-name="ce4">
            <text:p>175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et description générale du Japon, 2. Histoire et description générale du Japon : ou l'on trouvera tout ce qu'on a pu apprendre de la nature et des productions du Pays, du Caractere et des Coutpumes des Habitans, du Gouvernement et du Commerce, des Révolutions arrivées dans l'Empire et dans la Religion</text:p>
          </table:table-cell>
          <table:table-cell office:value-type="string" table:style-name="ce1">
            <text:p>Charlevoix, Pierre-François-Xavier de</text:p>
          </table:table-cell>
          <table:table-cell table:number-columns-repeated="2" table:style-name="ce1"/>
          <table:table-cell office:value-type="string" table:style-name="ce4">
            <text:p>173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e l'Eglise du Japon : t.1</text:p>
          </table:table-cell>
          <table:table-cell office:value-type="string" table:style-name="ce1">
            <text:p>Crasset, Jean (s j ); Crasset, Jean (s.j.)</text:p>
          </table:table-cell>
          <table:table-cell table:number-columns-repeated="2" table:style-name="ce1"/>
          <table:table-cell office:value-type="string" table:style-name="ce4">
            <text:p>171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e l'Eglise du Japon : t. 2</text:p>
          </table:table-cell>
          <table:table-cell office:value-type="string" table:style-name="ce1">
            <text:p>Crasset, Jean (s j ); Crasset, Jean (s.j.)</text:p>
          </table:table-cell>
          <table:table-cell table:number-columns-repeated="2" table:style-name="ce1"/>
          <table:table-cell office:value-type="string" table:style-name="ce4">
            <text:p>171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e l'empereur Charles Quint</text:p>
          </table:table-cell>
          <table:table-cell office:value-type="string" table:style-name="ce1">
            <text:p>Figueroa, Juan Antonio de Vera Zúiga y; Vera Zúiga y Figueroa, Juan Antonio de</text:p>
          </table:table-cell>
          <table:table-cell table:number-columns-repeated="5"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es grands Vizirs Mahomet Coprogli Pacha et Ahcmet Coprogli Pacha : Celle des trois grands derniers Grands Seigneur(sic) de leurs Sultanes, et principales favorites avec les plus secrettes intrigues du Serrail. Et plusieurs autres particularités des guerres de Dalmatie, Transilvanie, Hongrie, Candie et Pologne. Avec le plan de la bataille de Cotzchin</text:p>
          </table:table-cell>
          <table:table-cell office:value-type="string" table:style-name="ce1">
            <text:p>Chassepol, François de</text:p>
          </table:table-cell>
          <table:table-cell table:number-columns-repeated="2" table:style-name="ce1"/>
          <table:table-cell office:value-type="string" table:style-name="ce4">
            <text:p>1676</text:p>
          </table:table-cell>
          <table:table-cell table:number-columns-repeated="2" table:style-name="ce1"/>
          <table:table-cell office:value-type="string" table:style-name="ce3">
            <text:p>Saint-Louis des Français<text:s/></text:p>
          </table:table-cell>
          <table:table-cell table:number-columns-repeated="16375"/>
        </table:table-row>
        <table:table-row table:number-rows-repeated="4" table:style-name="ro1">
          <table:table-cell office:value-type="string" table:style-name="ce1">
            <text:p>Livre</text:p>
          </table:table-cell>
          <table:table-cell office:value-type="string" table:style-name="ce1">
            <text:p>Histoire des révolutions d'Espagne : revue et publiée par les Pères Rouillé et Brumoy</text:p>
          </table:table-cell>
          <table:table-cell office:value-type="string" table:style-name="ce1">
            <text:p>d'Orléans, Père Joseph; Rouillé, Pierre-Julien; Brumoy, Pierre</text:p>
          </table:table-cell>
          <table:table-cell table:number-columns-repeated="2" table:style-name="ce1"/>
          <table:table-cell office:value-type="string" table:style-name="ce4">
            <text:p>173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romaine depuis la fondation de Rome, avec des notes historiques, géographiques et critiques... par les RR. PP. Catrou et Rouillé,...</text:p>
          </table:table-cell>
          <table:table-cell office:value-type="string" table:style-name="ce1">
            <text:p>Catrou, François</text:p>
          </table:table-cell>
          <table:table-cell table:number-columns-repeated="2" table:style-name="ce1"/>
          <table:table-cell office:value-type="string" table:style-name="ce4">
            <text:p>173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e Sainte Élisabeth de Hongrie, duchesse de Thuringe. Tome premier.</text:p>
          </table:table-cell>
          <table:table-cell office:value-type="string" table:style-name="ce1">
            <text:p>MONTALEMBERT, Charles de</text:p>
          </table:table-cell>
          <table:table-cell table:number-columns-repeated="2" table:style-name="ce1"/>
          <table:table-cell office:value-type="string" table:style-name="ce4">
            <text:p>189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omelie, ou paraphrase du pseaume L. Miserere mei Deus, &amp; ceatera. En forme d'instruction, Très-utile à toutes les Personnes qui desirent retourner à Dieu par une veritable &amp; solide Penitence.</text:p>
          </table:table-cell>
          <table:table-cell office:value-type="string" table:style-name="ce1">
            <text:p>Calabre, Edme</text:p>
          </table:table-cell>
          <table:table-cell table:number-columns-repeated="2" table:style-name="ce1"/>
          <table:table-cell office:value-type="string" table:style-name="ce4">
            <text:p>171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 dardi rabbinici, infranti dal Padre Lettore F. Luigi Maria Benetelli Vincentino, dell'Ordine de' Minimi. Risposta à gli argomenti contro le saette di gionata. Opera Sommamente necessaria per i Giudei, utile e curiosa per i Cristiani.</text:p>
          </table:table-cell>
          <table:table-cell office:value-type="string" table:style-name="ce1">
            <text:p>Vicentino, F. Luigi Maria Benetelli; Maria Benetelli Vicentino, F. Luigi</text:p>
          </table:table-cell>
          <table:table-cell table:number-columns-repeated="2" table:style-name="ce1"/>
          <table:table-cell office:value-type="string" table:style-name="ce4">
            <text:p>170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 prodigi della grazia : Espressi nella Conversazione d'alcuni grandi peccatori morti da veri penitenti nel monistero di Casamari della stretta osservanza cisterciense.</text:p>
          </table:table-cell>
          <table:table-cell table:number-columns-repeated="3" table:style-name="ce1"/>
          <table:table-cell office:value-type="string" table:style-name="ce4">
            <text:p>175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 prodigi della grazia. Parte prima. Espressi nella Conversione di alcuni grandi Peccatori morti da veri Penitenti nel monastero della trappa della stretta Osservanza Cisterciense. Opera e dedicata a peccatori.</text:p>
          </table:table-cell>
          <table:table-cell table:number-columns-repeated="3" table:style-name="ce1"/>
          <table:table-cell office:value-type="string" table:style-name="ce4">
            <text:p>171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 prodigi della grazia. Parte seconda. Espressi nella Conversione di alcuni grandi Peccatori morti da veri Penitenti nel monastero della trappa della stretta Osservanza Cisterciense. Opera e dedicata a peccatori.</text:p>
          </table:table-cell>
          <table:table-cell table:number-columns-repeated="3" table:style-name="ce1"/>
          <table:table-cell office:value-type="string" table:style-name="ce4">
            <text:p>171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idea di un vero penitente ravvisata nel penitente re davide, da lui espressa nel Salmo cinquantesimo : e proposta da imitare ad ogni Penitente Cristiano</text:p>
          </table:table-cell>
          <table:table-cell office:value-type="string" table:style-name="ce1">
            <text:p>Diotellevi, Alessandro</text:p>
          </table:table-cell>
          <table:table-cell table:number-columns-repeated="2" table:style-name="ce1"/>
          <table:table-cell office:value-type="string" table:style-name="ce4">
            <text:p>18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l Cristiano Instruito nella sua Legge ragionamenti morali. Parte prima.</text:p>
          </table:table-cell>
          <table:table-cell office:value-type="string" table:style-name="ce1">
            <text:p>SEGNERI, Paolo</text:p>
          </table:table-cell>
          <table:table-cell table:number-columns-repeated="2" table:style-name="ce1"/>
          <table:table-cell office:value-type="string" table:style-name="ce4">
            <text:p>168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l Cristiano Instruito nella sua Legge ragionamenti morali. Parte seconda.</text:p>
          </table:table-cell>
          <table:table-cell office:value-type="string" table:style-name="ce1">
            <text:p>SEGNERI, Paolo</text:p>
          </table:table-cell>
          <table:table-cell table:number-columns-repeated="2" table:style-name="ce1"/>
          <table:table-cell office:value-type="string" table:style-name="ce4">
            <text:p>168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l Cristiano Instruito. : [Part. I] Il Cristiano Instruito nella sua Legge ragionamenti morali. Parte prima. [Part. II] Il Cristiano Instruito nella sua Legge ragionamenti morali. Parte seconda. [Part. III] Il Cristiano Instruito nella sua Legge ragionamenti morali. Parte terza.</text:p>
          </table:table-cell>
          <table:table-cell office:value-type="string" table:style-name="ce1">
            <text:p>SEGNERI, Paolo</text:p>
          </table:table-cell>
          <table:table-cell table:number-columns-repeated="2" table:style-name="ce1"/>
          <table:table-cell office:value-type="string" table:style-name="ce4">
            <text:p>178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l cuor tra le fiamme dello spirito santo : Ovvero esercizi divoti per la Novena, e Feste della Pentecoste con una parenesi a' Venerandi Sacerdoti Ministri del Paracleto</text:p>
          </table:table-cell>
          <table:table-cell office:value-type="string" table:style-name="ce1">
            <text:p>Siniscalchi, Liborio</text:p>
          </table:table-cell>
          <table:table-cell table:number-columns-repeated="2" table:style-name="ce1"/>
          <table:table-cell office:value-type="string" table:style-name="ce4">
            <text:p>175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l direttore ovvero metodo : Da potersi tenere per ben regolare l'Anime nella via della Perfezione Cristiana; Cavato dalla Dottrina de' Santi, c da' Maestri della mdedesima Perfezione</text:p>
          </table:table-cell>
          <table:table-cell office:value-type="string" table:style-name="ce1">
            <text:p>Pinamonti, Gio Pietro</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l divoto del SS. Sacramento : istruito nelle pratiche di tale divozione</text:p>
          </table:table-cell>
          <table:table-cell office:value-type="string" table:style-name="ce1">
            <text:p>Lanzi, Luigi</text:p>
          </table:table-cell>
          <table:table-cell table:number-columns-repeated="2" table:style-name="ce1"/>
          <table:table-cell office:value-type="string" table:style-name="ce4">
            <text:p>182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l giorno santificato, ovvero pratiche spirituali</text:p>
          </table:table-cell>
          <table:table-cell office:value-type="string" table:style-name="ce1">
            <text:p>Siniscalchi, Liborio</text:p>
          </table:table-cell>
          <table:table-cell table:number-columns-repeated="2" table:style-name="ce1"/>
          <table:table-cell office:value-type="string" table:style-name="ce4">
            <text:p>179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l Pastore della notte buona. Opera</text:p>
          </table:table-cell>
          <table:table-cell office:value-type="string" table:style-name="ce1">
            <text:p>Mendoza, Juan de Palafox y; Fatinelli, Giovannni Giacomo</text:p>
          </table:table-cell>
          <table:table-cell table:number-columns-repeated="2" table:style-name="ce1"/>
          <table:table-cell office:value-type="string" table:style-name="ce4">
            <text:p>176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imitation de Jésus-Christ, traduction nouvelle, : Avec une Pratique &amp; une Priere à la fin de chaque Chapitre, l'Ordinaire de la Messe, en Latin &amp; en François, &amp; les Vêpres du Dimanche.</text:p>
          </table:table-cell>
          <table:table-cell office:value-type="string" table:style-name="ce1">
            <text:p>Gonnelieu, Jérôme de</text:p>
          </table:table-cell>
          <table:table-cell table:number-columns-repeated="2" table:style-name="ce1"/>
          <table:table-cell office:value-type="string" table:style-name="ce4">
            <text:p>178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nstruzione per disporsi a a ricevere con frutto il Sagramento della santissima eucaristia ed assister al divino Sagrificio della messa con l'aggiunta di varie Orazioni, e divote Figure dedicata All'IIlustrissima, ed Eccma Signora D. Giulia Albani Chigi</text:p>
          </table:table-cell>
          <table:table-cell table:number-columns-repeated="3" table:style-name="ce1"/>
          <table:table-cell office:value-type="string" table:style-name="ce4">
            <text:p>173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introduction a la vie devote de Saint François de Sales, evêque et prince de Geneve; : Fondateur de l'Ordre de la Visitation de Sainte Marie. Nouvelle Edition. A l'usage des personnes peu accoûtumées au vieux langage.</text:p>
          </table:table-cell>
          <table:table-cell table:number-columns-repeated="3" table:style-name="ce1"/>
          <table:table-cell office:value-type="string" table:style-name="ce4">
            <text:p>172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ntroduzione alla volgar poesia in due parti divisa</text:p>
          </table:table-cell>
          <table:table-cell office:value-type="string" table:style-name="ce1">
            <text:p>Bisso, Giovanbattista</text:p>
          </table:table-cell>
          <table:table-cell table:number-columns-repeated="2" table:style-name="ce1"/>
          <table:table-cell office:value-type="string" table:style-name="ce4">
            <text:p>177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istoria della Chiesa di S. Giovanni avanti porta latina</text:p>
          </table:table-cell>
          <table:table-cell office:value-type="string" table:style-name="ce1">
            <text:p>Crescimbeni, Giovanni Mario</text:p>
          </table:table-cell>
          <table:table-cell table:number-columns-repeated="2" table:style-name="ce1"/>
          <table:table-cell office:value-type="string" table:style-name="ce4">
            <text:p>171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struzioni in forma di catechismo per la pratica della dottrina cristiana spiegate nel Gesù di Palermo. Divise in quattro parti.</text:p>
          </table:table-cell>
          <table:table-cell office:value-type="string" table:style-name="ce1">
            <text:p>Ferreri, Pietro-Maria</text:p>
          </table:table-cell>
          <table:table-cell table:number-columns-repeated="2" table:style-name="ce1"/>
          <table:table-cell office:value-type="string" table:style-name="ce4">
            <text:p>182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struzioni per le domeniche e feste...con la versione delle epistole e vangeli di Monsignor Martini. Opera dedicata all'illustrissimo e reverendissimo monsignor Pier Francesco Morali arcivescovo di Firenze. Tomo primo. : [Part. I] Dalla prima Domenica dell'Avvento al Mercoledi delle Ceneri. [Part. II] Dal Mercoledi dlle Ceneri a tutto il Martedi dopo Pasqua.</text:p>
          </table:table-cell>
          <table:table-cell office:value-type="string" table:style-name="ce1">
            <text:p>Fitz-James; Fitz-James</text:p>
          </table:table-cell>
          <table:table-cell table:number-columns-repeated="2" table:style-name="ce1"/>
          <table:table-cell office:value-type="string" table:style-name="ce4">
            <text:p>182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struzioni per le domeniche e feste...con la versione delle epistole e vangeli di Monsignor Martini. Opera dedicata all'illustrissimo e reverendissimo monsignor Pier Francesco Morali arcivescovo di Firenze. Tomo secondo. : [Part. I] Dalla Domenica in Albis alla SS. Trinità. [Part. II] Dalla Festa della SS. Trinità alla Domenica Ottava dopo la Pentecoste.</text:p>
          </table:table-cell>
          <table:table-cell office:value-type="string" table:style-name="ce1">
            <text:p>Fitz-James; Fitz-James</text:p>
          </table:table-cell>
          <table:table-cell table:number-columns-repeated="2" table:style-name="ce1"/>
          <table:table-cell office:value-type="string" table:style-name="ce4">
            <text:p>18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struzioni per le domeniche e feste...con la versione delle epistole e vangeli di Monsignor Martini. Opera dedicata all'illustrissimo e reverendissimo monsignor Pier Francesco Morali arcivescovo di Firenze. Tomo terzo. : [Part. I] Dalla Domenica Ottava alla Decimanona dopo la Pentecoste. [Part. II] Dalla Domenica Decima Nona dopo la Pentecoste alla Prima Domenica dell'Avvento.</text:p>
          </table:table-cell>
          <table:table-cell office:value-type="string" table:style-name="ce1">
            <text:p>Fitz-James; Fitz-James</text:p>
          </table:table-cell>
          <table:table-cell table:number-columns-repeated="2" table:style-name="ce1"/>
          <table:table-cell office:value-type="string" table:style-name="ce4">
            <text:p>18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ournal de ce qui s'est passé à la Tour du Temple pendant la captivité de Louis XVI, roi de France</text:p>
          </table:table-cell>
          <table:table-cell office:value-type="string" table:style-name="ce1">
            <text:p>Cléry, Jean-Baptiste</text:p>
          </table:table-cell>
          <table:table-cell table:number-columns-repeated="2" table:style-name="ce1"/>
          <table:table-cell office:value-type="string" table:style-name="ce4">
            <text:p>179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journal des saints, ou meditations pour tous les jours de l'Année; avec un abbregé de la Vie des saints. Seconde édition, reveuë, corrigée, &amp; augmentée des Meditations sur les Evangiles de tous les Dimanches de l'Année. Première partie. Pour les mois de Janvier, Fevrier, Mars, &amp; Avril.</text:p>
          </table:table-cell>
          <table:table-cell table:number-columns-repeated="3" table:style-name="ce1"/>
          <table:table-cell office:value-type="string" table:style-name="ce4">
            <text:p>167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s des scavans sur les principaux ouvrages des auteurs. Tome premier.</text:p>
          </table:table-cell>
          <table:table-cell office:value-type="string" table:style-name="ce1">
            <text:p>Baillet, Adrien</text:p>
          </table:table-cell>
          <table:table-cell table:number-columns-repeated="2" table:style-name="ce1"/>
          <table:table-cell office:value-type="string" table:style-name="ce4">
            <text:p>168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era del N. D. P. Ignatio alli Padri, e Fratelli di Portogallo. Dell' ubidienza</text:p>
          </table:table-cell>
          <table:table-cell office:value-type="string" table:style-name="ce1">
            <text:p>Ignatio; Ignatio</text:p>
          </table:table-cell>
          <table:table-cell table:number-columns-repeated="2" table:style-name="ce1"/>
          <table:table-cell office:value-type="string" table:style-name="ce4">
            <text:p>155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ere del padre maestro Giovanni d'Avila predicatore nell'Andaluzia. Parte Terza.</text:p>
          </table:table-cell>
          <table:table-cell office:value-type="string" table:style-name="ce1">
            <text:p>Baldo, Nicolucci D.; D. Baldo, Nicolucci</text:p>
          </table:table-cell>
          <table:table-cell table:number-columns-repeated="2" table:style-name="ce1"/>
          <table:table-cell office:value-type="string" table:style-name="ce4">
            <text:p>166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ere di D. Antonino Colluraffi : Al M. Ill.&amp; Reu. S. Col. Mons. Pompilio pelliccioli canonico di Bergomo</text:p>
          </table:table-cell>
          <table:table-cell office:value-type="string" table:style-name="ce1">
            <text:p>Colluraffi, Antonino; Antonino Colluraffi</text:p>
          </table:table-cell>
          <table:table-cell table:number-columns-repeated="2" table:style-name="ce1"/>
          <table:table-cell office:value-type="string" table:style-name="ce4">
            <text:p>165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res edifiantes et curieuses ecrites dans des missions Etrangeres par quelques Missionnaires de la Compagnie de Jesus. IX. Recueil.</text:p>
          </table:table-cell>
          <table:table-cell table:number-columns-repeated="3" table:style-name="ce1"/>
          <table:table-cell office:value-type="string" table:style-name="ce4">
            <text:p>171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res edifiantes et curieuses ecrites dans des missions Etrangeres par quelques Missionnaires de la Compagnie de Jesus. X. Recueil.</text:p>
          </table:table-cell>
          <table:table-cell table:number-columns-repeated="3" table:style-name="ce1"/>
          <table:table-cell office:value-type="string" table:style-name="ce4">
            <text:p>171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res edifiantes et curieuses ecrites dans des missions Etrangeres par quelques Missionnaires de la Compagnie de Jesus. XI. Recueil.</text:p>
          </table:table-cell>
          <table:table-cell table:number-columns-repeated="3" table:style-name="ce1"/>
          <table:table-cell office:value-type="string" table:style-name="ce4">
            <text:p>171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res edifiantes et curieuses ecrites dans des missions Etrangeres par quelques Missionnaires de la Compagnie de Jesus. XII. Recueil.</text:p>
          </table:table-cell>
          <table:table-cell table:number-columns-repeated="3"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res edifiantes et curieuses ecrites dans des missions Etrangeres par quelques Missionnaires de la Compagnie de Jesus. XIV. Recueil.</text:p>
          </table:table-cell>
          <table:table-cell table:number-columns-repeated="3" table:style-name="ce1"/>
          <table:table-cell office:value-type="string" table:style-name="ce4">
            <text:p>172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res edifiantes et curieuses ecrites dans des missions Etrangeres par quelques Missionnaires de la Compagnie de Jesus. XXIV. Recueil.</text:p>
          </table:table-cell>
          <table:table-cell table:number-columns-repeated="3" table:style-name="ce1"/>
          <table:table-cell office:value-type="string" table:style-name="ce4">
            <text:p>173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res de Monsieur Flechier, eveque de Nismes, et l'un des quarante de l'Academie Françoise. Avec quelques autres pieces curieuses du même auteur, qui ne se trouvent pas dans l'Edition de Paris.</text:p>
          </table:table-cell>
          <table:table-cell office:value-type="string" table:style-name="ce1">
            <text:p>Fléchier, Esprit</text:p>
          </table:table-cell>
          <table:table-cell table:number-columns-repeated="2" table:style-name="ce1"/>
          <table:table-cell office:value-type="string" table:style-name="ce4">
            <text:p>171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res de piété choisies et écrites à différentes personnes</text:p>
          </table:table-cell>
          <table:table-cell office:value-type="string" table:style-name="ce1">
            <text:p>Rance-Bourrey, Abbé A.-J.</text:p>
          </table:table-cell>
          <table:table-cell table:number-columns-repeated="2" table:style-name="ce1"/>
          <table:table-cell office:value-type="string" table:style-name="ce4">
            <text:p>170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res spirituelles du R. Pere Nicolas Barre, religieux de l'ordre des Minimes. : Dans lesquelles on découvre les differens états des peines intérieures; &amp; d'excellens moyens &amp; pratiques pour les bien supporter, &amp; en faire un tres-saint usage. Ouvrage tres-utile aux Directeurs, &amp; aux Ames intérieures.</text:p>
          </table:table-cell>
          <table:table-cell office:value-type="string" table:style-name="ce1">
            <text:p>Barre, Nicolas</text:p>
          </table:table-cell>
          <table:table-cell table:number-columns-repeated="2" table:style-name="ce1"/>
          <table:table-cell office:value-type="string" table:style-name="ce4">
            <text:p>169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zioni sacre, e morali composte, e dette dal padre Domenico de' Nobili della congregazione della madre di Dio. In cui dall'Autore sono state corrette, accresciute, ed in due Tomi divise. Tomo primo. Che contiente i Libri del Testamento vecchio, Storia di Sansone, Ruth, Tobia, ed Ester dedicate a Sua Eccellenza il Signore D. Ferdinando Caraffa de' prencipi di Belvedere.</text:p>
          </table:table-cell>
          <table:table-cell office:value-type="string" table:style-name="ce1">
            <text:p>Nobili, Domenico de'</text:p>
          </table:table-cell>
          <table:table-cell table:number-columns-repeated="2" table:style-name="ce1"/>
          <table:table-cell office:value-type="string" table:style-name="ce4">
            <text:p>174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zioni sacre e morali dalla creazione del Mondo fino alla nascita di Abramo : e Riflessioni sacre, e morali, dalla nascita di Abramo fino alla morte di Giuseppe. Panegirico di San Pio Quinto</text:p>
          </table:table-cell>
          <table:table-cell office:value-type="string" table:style-name="ce1">
            <text:p>Nobili, Vincenzo Maria de'</text:p>
          </table:table-cell>
          <table:table-cell table:number-columns-repeated="2" table:style-name="ce1"/>
          <table:table-cell office:value-type="string" table:style-name="ce4">
            <text:p>174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zioni sacre e morali sopra l'istoria de'patriarchi opera postuma Del P.Vincenzo Maria de'Nobili.... Dedicata all'illustrissimo, e reverendissimo padre D. Andrea Maria Micheli. Tomo primo.</text:p>
          </table:table-cell>
          <table:table-cell office:value-type="string" table:style-name="ce1">
            <text:p>Nobili, Vincenzo Maria de'</text:p>
          </table:table-cell>
          <table:table-cell table:number-columns-repeated="2" table:style-name="ce1"/>
          <table:table-cell office:value-type="string" table:style-name="ce4">
            <text:p>174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ibretto dell'amor di Dio : fatto stampare in italiano</text:p>
          </table:table-cell>
          <table:table-cell office:value-type="string" table:style-name="ce1">
            <text:p>Bonet, Francesco Rovira; Rovira Bonet, Francesco</text:p>
          </table:table-cell>
          <table:table-cell table:number-columns-repeated="2" table:style-name="ce1"/>
          <table:table-cell office:value-type="string" table:style-name="ce4">
            <text:p>177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odate il Signore ne santi suoi. Psal. 150</text:p>
          </table:table-cell>
          <table:table-cell office:value-type="string" table:style-name="ce1">
            <text:p>F, Lorenzo Capponi; Capponi F., Lorenzo</text:p>
          </table:table-cell>
          <table:table-cell table:number-columns-repeated="5"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andement De Son Eminence Monseigneur Le Cardinal De Bissy, Evesque De Meaux commandeur de l'ordre du Saint-Esprit, abbé commandataire de l'Abbaye Royale de Saint-Germain-des-Prez, contenant la réfutation d'un Ecrit adopté par MM les Evêques de Pamiers, de Senez, de Montpellier, de Boulogne, d'Auxerre et de Mâcon, et intitulé: Réponse à l'instruction pastorale de M. le Cardinal de Bissy, de 1722 sur la Constitution Unigenitus</text:p>
          </table:table-cell>
          <table:table-cell office:value-type="string" table:style-name="ce1">
            <text:p>Bissy, Henri de T.</text:p>
          </table:table-cell>
          <table:table-cell table:number-columns-repeated="2" table:style-name="ce1"/>
          <table:table-cell office:value-type="string" table:style-name="ce4">
            <text:p>172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anipulus Minimorum</text:p>
          </table:table-cell>
          <table:table-cell office:value-type="string" table:style-name="ce1">
            <text:p>Avila, Balthasar d'; Balthasar d' Avila</text:p>
          </table:table-cell>
          <table:table-cell table:number-columns-repeated="5"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anuale diuinum ex sacrarum litterarum viridario delectum in quo continentur. Supercelestes diui apostoli Pauli epistole. Canonice epistole sanctorum apostolorum Iacobi. Petri Ioannis &amp; Thadei cum summarijs capitum singulorum. Epistole apti Pauli ad Senecam: &amp; eiusdem ad Paulum. Auree quedam omelie sancti Ioannis Crisostomi de laudibus &amp; excellentia diui apostoli Pauli. Sancti Damasi pape carmina de triumphis eiusdem apostoli. Officiolum quotidianum ipsius sancti Pauli. Tabula repertoria omnium epistolarum ..</text:p>
          </table:table-cell>
          <table:table-cell office:value-type="string" table:style-name="ce1">
            <text:p>Paul, Saint; Chrysostomus, Ioannes :; Petrus; Damasus</text:p>
          </table:table-cell>
          <table:table-cell table:number-columns-repeated="5"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editationi sopra la vita di Gesù signor nostro per ciascun Giorno : Divise in Quattro parti, parte prima.</text:p>
          </table:table-cell>
          <table:table-cell office:value-type="string" table:style-name="ce1">
            <text:p>Spinola, Fabio Ambrogio</text:p>
          </table:table-cell>
          <table:table-cell table:number-columns-repeated="2" table:style-name="ce1"/>
          <table:table-cell office:value-type="string" table:style-name="ce4">
            <text:p>170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editationi sopra la vita di Gesù signor nostro per ciascun Giorno : Parte quarta. Con le Meditationi sopra la Vita Purgativa.</text:p>
          </table:table-cell>
          <table:table-cell office:value-type="string" table:style-name="ce1">
            <text:p>Spinola, Fabio Ambrogio</text:p>
          </table:table-cell>
          <table:table-cell table:number-columns-repeated="2" table:style-name="ce1"/>
          <table:table-cell office:value-type="string" table:style-name="ce4">
            <text:p>170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editationi sopra la vita di Gesù signor nostro per ciascun Giorno : Parte seconda.</text:p>
          </table:table-cell>
          <table:table-cell office:value-type="string" table:style-name="ce1">
            <text:p>Spinola, Fabio Ambrogio</text:p>
          </table:table-cell>
          <table:table-cell table:number-columns-repeated="2" table:style-name="ce1"/>
          <table:table-cell office:value-type="string" table:style-name="ce4">
            <text:p>170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editations sur les Evangiles de l'annee, et pour les festes de la sainte vierge et des saints.</text:p>
          </table:table-cell>
          <table:table-cell office:value-type="string" table:style-name="ce1">
            <text:p>Médaille, Pierre</text:p>
          </table:table-cell>
          <table:table-cell table:number-columns-repeated="2" table:style-name="ce1"/>
          <table:table-cell office:value-type="string" table:style-name="ce4">
            <text:p>172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éditations sur les Evangiles, pour toute l'année; Nouvelle édition augmentée par des anciens Missionnaires de Besançon. Tome second.</text:p>
          </table:table-cell>
          <table:table-cell office:value-type="string" table:style-name="ce1">
            <text:p>Médaille, Pierre</text:p>
          </table:table-cell>
          <table:table-cell table:number-columns-repeated="2" table:style-name="ce1"/>
          <table:table-cell office:value-type="string" table:style-name="ce4">
            <text:p>181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editations sur les O de l'Avent et sur les vertus de la Sainte Vierge mere de Dieu. : Pour se préparer a dignement celebrer les Fêtes, &amp; principalement celle de Noel.</text:p>
          </table:table-cell>
          <table:table-cell office:value-type="string" table:style-name="ce1">
            <text:p>Buc, Alexis Du; [Alexis Du Buc]</text:p>
          </table:table-cell>
          <table:table-cell table:number-columns-repeated="2" table:style-name="ce1"/>
          <table:table-cell office:value-type="string" table:style-name="ce4">
            <text:p>169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editations sur la vie de Iesus-Christ pour tous les iours de l'annee et pour les festes des saincts. Composées &amp; divisées en quatre Parties, selon les quatre saisons de l'An. Partie Premiere. : Qui est la partie de l'Hyuver, depuis le premier Dimanche de l'Aduent, iusques au Dimanche de la Septuagesime.</text:p>
          </table:table-cell>
          <table:table-cell office:value-type="string" table:style-name="ce1">
            <text:p>Hayneufve, Julien</text:p>
          </table:table-cell>
          <table:table-cell table:number-columns-repeated="2" table:style-name="ce1"/>
          <table:table-cell office:value-type="string" table:style-name="ce4">
            <text:p>164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editations sur la vie de Iesus-Christ pour tous les iours de l'annee et pour les festes des saincts. Composées &amp; divisées en quatre Parties, selon les quatre saisons de l'An. Partie Quatriesme. : Qui est la Partie de l'Automne, depuis le quiziéme Dimanche d'apres la Pentecoste, iusques à l'Aduent.</text:p>
          </table:table-cell>
          <table:table-cell office:value-type="string" table:style-name="ce1">
            <text:p>Hayneufve, Julien</text:p>
          </table:table-cell>
          <table:table-cell table:number-columns-repeated="2" table:style-name="ce1"/>
          <table:table-cell office:value-type="string" table:style-name="ce4">
            <text:p>164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editazione del Padre Giovanni Buseo della compagnia di Giesu. Manuale di Pie Meditazioni. Parte Prima. : Che contiene le meditazione sopra tutti gli Euangelii delle Domeniche e Feste dell'anno, della Quaresima, delle quattro Tempora, e d'altre ferie principali.</text:p>
          </table:table-cell>
          <table:table-cell office:value-type="string" table:style-name="ce1">
            <text:p>Buseo, Giovanni</text:p>
          </table:table-cell>
          <table:table-cell table:number-columns-repeated="2" table:style-name="ce1"/>
          <table:table-cell office:value-type="string" table:style-name="ce4">
            <text:p>168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editazioni per le feste di Cristo nostro signore, della sua Santissima Madre e de santi.</text:p>
          </table:table-cell>
          <table:table-cell office:value-type="string" table:style-name="ce1">
            <text:p>Carsughi, Ranieri</text:p>
          </table:table-cell>
          <table:table-cell table:number-columns-repeated="2" table:style-name="ce1"/>
          <table:table-cell office:value-type="string" table:style-name="ce4">
            <text:p>170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editazioni su la vita di Gesù signor nostro per ciascun giorno : Parte prima</text:p>
          </table:table-cell>
          <table:table-cell office:value-type="string" table:style-name="ce1">
            <text:p>Spinola, Fabio Ambrogio</text:p>
          </table:table-cell>
          <table:table-cell table:number-columns-repeated="2" table:style-name="ce1"/>
          <table:table-cell office:value-type="string" table:style-name="ce4">
            <text:p>181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editazioni su la vita di Gesù signor nostro per ciascun giorno : Parte quarta</text:p>
          </table:table-cell>
          <table:table-cell office:value-type="string" table:style-name="ce1">
            <text:p>Spinola, Fabio Ambrogio</text:p>
          </table:table-cell>
          <table:table-cell table:number-columns-repeated="2" table:style-name="ce1"/>
          <table:table-cell office:value-type="string" table:style-name="ce4">
            <text:p>181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editazioni su la vita di Gesù signor nostro per ciascun giorno : Parte seconda</text:p>
          </table:table-cell>
          <table:table-cell office:value-type="string" table:style-name="ce1">
            <text:p>Spinola, Fabio Ambrogio</text:p>
          </table:table-cell>
          <table:table-cell table:number-columns-repeated="2" table:style-name="ce1"/>
          <table:table-cell office:value-type="string" table:style-name="ce4">
            <text:p>181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émoires pour servir à l'histoire des égaremens de l'esprit humain par rapport à la religion chrétienne : ou dictionnaire des hérésies des erreurs et des schismes, précédé d'un discours dans lequel on recherche quelle a été la Religion [...] &amp; les effets des Hérésies qui ont divisé les Chrétiens. Tome premier.</text:p>
          </table:table-cell>
          <table:table-cell table:number-columns-repeated="3" table:style-name="ce1"/>
          <table:table-cell office:value-type="string" table:style-name="ce4">
            <text:p>177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émoires pour servir à l'histoire des égaremens de l'esprit humain par rapport à la religion chrétienne : ou dictionnaire des hérésies des erreurs et des schismes, précédé d'un discours dans lequel on recherche quelle a été la Religion [...] &amp; les effets des Hérésies qui ont divisé les Chrétiens. Tome second.</text:p>
          </table:table-cell>
          <table:table-cell table:number-columns-repeated="3" table:style-name="ce1"/>
          <table:table-cell office:value-type="string" table:style-name="ce4">
            <text:p>177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éthode abrégée et facile pour apprendre la géographie, où l'on décrit la forme du Gouvernement de chaque Pays, ses qualités, les moeurs de ses habitants, etce qu'il y a de plus remarquable. : Avec un abrégé de la Sphere, et une table des longitudes et latitudes des principales villes du monde, conforme aux dernières observations de Messieurs de l'Académie des Sciences, et autres Astronomes.</text:p>
          </table:table-cell>
          <table:table-cell table:number-columns-repeated="3" table:style-name="ce1"/>
          <table:table-cell office:value-type="string" table:style-name="ce4">
            <text:p>178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morale inspirée par les actions, ou Élite d'anecdotes instructives, faits mémorables, Maximes et Traits historiques, propres à orner l'esprit des jeunes gens, à leur faire aimer la sagesse, et à les conduire par de bons exemples, dans le chemin de la vertu; et orné de 48 portraits et d'un frontispice.</text:p>
          </table:table-cell>
          <table:table-cell table:number-columns-repeated="3" table:style-name="ce1"/>
          <table:table-cell office:value-type="string" table:style-name="ce4">
            <text:p>182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morale du nouveau testament, Partagée en Réflexions Chrétiennes, pour chaque jour de l'Année; à l'usage des Séminaires et des autres Communautés Régulières. Tome premier.</text:p>
          </table:table-cell>
          <table:table-cell office:value-type="string" table:style-name="ce1">
            <text:p>Neuville, Charles Frey de la; Frey de la Neuville, Charles</text:p>
          </table:table-cell>
          <table:table-cell table:number-columns-repeated="2" table:style-name="ce1"/>
          <table:table-cell office:value-type="string" table:style-name="ce4">
            <text:p>178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morale du nouveau testament, Partagée en Réflexions Chrétiennes, pour chaque jour de l'Année; à l'usage des Séminaires et des autres Communautés Régulières. Tome second.</text:p>
          </table:table-cell>
          <table:table-cell office:value-type="string" table:style-name="ce1">
            <text:p>Neuville, Charles Frey de la; Frey de la Neuville, Charles</text:p>
          </table:table-cell>
          <table:table-cell table:number-columns-repeated="2" table:style-name="ce1"/>
          <table:table-cell office:value-type="string" table:style-name="ce4">
            <text:p>178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morale du nouveau testament, Partagée en Réflexions Chrétiennes, pour chaque jour de l'Année; à l'usage des Séminaires et des autres Communautés Régulières. Tome troisième.</text:p>
          </table:table-cell>
          <table:table-cell office:value-type="string" table:style-name="ce1">
            <text:p>Neuville, Charles Frey de la; Frey de la Neuville, Charles</text:p>
          </table:table-cell>
          <table:table-cell table:number-columns-repeated="2" table:style-name="ce1"/>
          <table:table-cell office:value-type="string" table:style-name="ce4">
            <text:p>178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orale pratique des jesuites. Troisième volume contenant, La justification des deux premiers Volumes de cette morale, contre Le livre faussement intitulé, Defense des Nouveaux Chrétiens &amp; des Missionnaires de la Chine, du Japon &amp; des Indes. Avec la Réponse à la II. Partie de cette Défense qui vient de paroître.</text:p>
          </table:table-cell>
          <table:table-cell table:number-columns-repeated="3" table:style-name="ce1"/>
          <table:table-cell office:value-type="string" table:style-name="ce4">
            <text:p>168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 la mort des Persécuteurs de l'Eglise</text:p>
          </table:table-cell>
          <table:table-cell office:value-type="string" table:style-name="ce1">
            <text:p>LACTANCE; Maucroix; LACTANCE</text:p>
          </table:table-cell>
          <table:table-cell table:number-columns-repeated="2" table:style-name="ce1"/>
          <table:table-cell office:value-type="string" table:style-name="ce4">
            <text:p>168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Notizie astronomiche adattate all'uso comune da Antonio Cagnoli</text:p>
          </table:table-cell>
          <table:table-cell office:value-type="string" table:style-name="ce1">
            <text:p>Cagnoli, Antonio; Labus, Giovanni</text:p>
          </table:table-cell>
          <table:table-cell table:number-columns-repeated="2" table:style-name="ce1"/>
          <table:table-cell office:value-type="string" table:style-name="ce4">
            <text:p>182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Nouvel abrégé chronologique de l'histoire de France : contenant les événemens de notre histoire depuis Clovis jusqu'à Louis XIV, les Guerres, les Batailles, les Sièges, etc. t. 1</text:p>
          </table:table-cell>
          <table:table-cell office:value-type="string" table:style-name="ce1">
            <text:p>Hénault, Charles-Jean-François</text:p>
          </table:table-cell>
          <table:table-cell table:number-columns-repeated="5"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Nouvel abrégé chronologique de l'histoire de France : contenant les événemens de notre histoire depuis Clovis jusqu'à Louis XIV, les Guerres, les Batailles, les Sièges, etc. t. 2</text:p>
          </table:table-cell>
          <table:table-cell office:value-type="string" table:style-name="ce1">
            <text:p>Hénault, Charles-Jean-François</text:p>
          </table:table-cell>
          <table:table-cell table:number-columns-repeated="5"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Nouvel abrégé chronologique de l'histoire de France : contenant les événemens de notre histoire depuis Clovis jusqu'à Louis XIV, les Guerres, les Batailles, les Sièges, etc. t. 3</text:p>
          </table:table-cell>
          <table:table-cell office:value-type="string" table:style-name="ce1">
            <text:p>Hénault, Charles-Jean-François</text:p>
          </table:table-cell>
          <table:table-cell table:number-columns-repeated="2" table:style-name="ce1"/>
          <table:table-cell office:value-type="string" table:style-name="ce4">
            <text:p>158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Nouvel abrégé chronologique de l'histoire de France : contenant les événemens de notre histoire depuis Clovis jusqu'à Louis XIV, les Guerres, les Batailles, les Sièges, etc. t. 4</text:p>
          </table:table-cell>
          <table:table-cell office:value-type="string" table:style-name="ce1">
            <text:p>Hénault, Charles-Jean-François</text:p>
          </table:table-cell>
          <table:table-cell table:number-columns-repeated="2" table:style-name="ce1"/>
          <table:table-cell office:value-type="string" table:style-name="ce4">
            <text:p>158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Nouvel abrégé chronologique de l'histoire de France : contenant les événemens de notre histoire depuis Clovis jusqu'à Louis XIV, les Guerres, les Batailles, les Sièges, etc. t. 5</text:p>
          </table:table-cell>
          <table:table-cell office:value-type="string" table:style-name="ce1">
            <text:p>Hénault, Charles-Jean-François</text:p>
          </table:table-cell>
          <table:table-cell table:number-columns-repeated="2" table:style-name="ce1"/>
          <table:table-cell office:value-type="string" table:style-name="ce4">
            <text:p>158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Nuovo compendio delle meditazioni : Tomo primo.</text:p>
          </table:table-cell>
          <table:table-cell office:value-type="string" table:style-name="ce1">
            <text:p>Ponte, Luigi Da; Da Ponte, Luigi</text:p>
          </table:table-cell>
          <table:table-cell table:number-columns-repeated="2" table:style-name="ce1"/>
          <table:table-cell office:value-type="string" table:style-name="ce4">
            <text:p>176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oeuvres divines, et salutaires : Avec sa vie, Epistres, &amp; excellens Sermons, faicts devant &amp; incontinent apres sa conversion : &amp; les exercices de piété.</text:p>
          </table:table-cell>
          <table:table-cell office:value-type="string" table:style-name="ce1">
            <text:p>Thaulière, Jean</text:p>
          </table:table-cell>
          <table:table-cell table:number-columns-repeated="2" table:style-name="ce1"/>
          <table:table-cell office:value-type="string" table:style-name="ce4">
            <text:p>161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Oeuvres de Madame la Marquise de Lambert avec un Abrégé de sa vie. Nouvelle édition. Ière partie.</text:p>
          </table:table-cell>
          <table:table-cell office:value-type="string" table:style-name="ce1">
            <text:p>Courcelles, Anne-Thérèse de ; Marguenat de Courcelles</text:p>
          </table:table-cell>
          <table:table-cell table:number-columns-repeated="2" table:style-name="ce1"/>
          <table:table-cell office:value-type="string" table:style-name="ce4">
            <text:p>175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Oeuvres de Madame la Marquise de Lambert avec un Abrégé de sa vie. Nouvelle édition. IIème partie.</text:p>
          </table:table-cell>
          <table:table-cell office:value-type="string" table:style-name="ce1">
            <text:p>Courcelles, Anne-Thérèse</text:p>
          </table:table-cell>
          <table:table-cell table:number-columns-repeated="2" table:style-name="ce1"/>
          <table:table-cell office:value-type="string" table:style-name="ce4">
            <text:p>175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Oeuvres de Messire Jacques-Benigne Bossuet evêque de Meaux, contenant tout ce qu'il a écrit sur différentes matieres. Volume cinquième dedié à son Altesse serenissime l'Archiduchesse Marianne d'Autriche.</text:p>
          </table:table-cell>
          <table:table-cell office:value-type="string" table:style-name="ce1">
            <text:p>Bossuet, Jacques-Bénigne</text:p>
          </table:table-cell>
          <table:table-cell table:number-columns-repeated="2" table:style-name="ce1"/>
          <table:table-cell office:value-type="string" table:style-name="ce4">
            <text:p>174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Oeuvres de Messire Jacques-Benigne Bossuet evêque de Meaux, contenant tout ce qu'il a écrit sur différentes matieres. Volume sixième dedié à sa majesté la reine du Portugal.</text:p>
          </table:table-cell>
          <table:table-cell office:value-type="string" table:style-name="ce1">
            <text:p>Bossuet, Jacques-Bénigne</text:p>
          </table:table-cell>
          <table:table-cell table:number-columns-repeated="2" table:style-name="ce1"/>
          <table:table-cell office:value-type="string" table:style-name="ce4">
            <text:p>174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Oeuvres spirituelles de feu Monseigneur François de Salignac de la Mothe-Fenelon. Tome premier. Contenant les traités spirituels.</text:p>
          </table:table-cell>
          <table:table-cell office:value-type="string" table:style-name="ce1">
            <text:p>Fénelon, François de Salignac de La Mothe-</text:p>
          </table:table-cell>
          <table:table-cell table:number-columns-repeated="2" table:style-name="ce1"/>
          <table:table-cell office:value-type="string" table:style-name="ce4">
            <text:p>175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Oeuvres spirituelles de M. L'abbé. *** : L'Ame élevée a Dieu, par les réflexions et les sentiments, pour chaque jour du mois. Dernière édition, augmentée &amp; mise dans un nouvel ordre. Tome premier.</text:p>
          </table:table-cell>
          <table:table-cell table:number-columns-repeated="3" table:style-name="ce1"/>
          <table:table-cell office:value-type="string" table:style-name="ce4">
            <text:p>180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Oeuvres spirituelles de M. L'abbé. *** : L'Ame élevée a Dieu, par les réflexions et les sentiments, pour chaque jour du mois. Dernière édition, augmentée &amp; mise dans un nouvel ordre. Tome second.</text:p>
          </table:table-cell>
          <table:table-cell table:number-columns-repeated="3" table:style-name="ce1"/>
          <table:table-cell office:value-type="string" table:style-name="ce4">
            <text:p>180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oeuvres spirituelles du R. Pere Louys de Grenade, de l'ordre de saint Dominique: où est contenu tout ce que le chrestien doit faire depuis le commencement de sa conversion, jusques à la Perfection de cette vie : divisées en quatre parties.</text:p>
          </table:table-cell>
          <table:table-cell office:value-type="string" table:style-name="ce1">
            <text:p>Grenade, Louis de</text:p>
          </table:table-cell>
          <table:table-cell table:number-columns-repeated="2" table:style-name="ce1"/>
          <table:table-cell office:value-type="string" table:style-name="ce4">
            <text:p>167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oeuvres spirituelles du R. Pere Louys de Grenade, de l'ordre de saint Dominique: où est contenu tout ce que le Chrestien doit faire depuis le commencement de sa Conversion, jusques à la Perfection de cette vie : divisées en quatre parties.</text:p>
          </table:table-cell>
          <table:table-cell office:value-type="string" table:style-name="ce1">
            <text:p>Grenade, Louis de</text:p>
          </table:table-cell>
          <table:table-cell table:number-columns-repeated="2" table:style-name="ce1"/>
          <table:table-cell office:value-type="string" table:style-name="ce4">
            <text:p>166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Opere spirituali della San Madre Teresa Di Giesu fondatrice delle Monache, e Frati Carmelitani Scalzi divise in due tomi; : Tomo primo.</text:p>
          </table:table-cell>
          <table:table-cell office:value-type="string" table:style-name="ce1">
            <text:p>sainte, THERESE d'AVILA (THERESE de JESUS);</text:p>
          </table:table-cell>
          <table:table-cell table:number-columns-repeated="2" table:style-name="ce1"/>
          <table:table-cell office:value-type="string" table:style-name="ce4">
            <text:p>166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Ossequi da farsi per i trionfi riportati da Maria SS. : della morte, della sepultura, e per l sua assunzione in anima, e corpo in cielo, colle Meditazioni, ed altre divote Riflessioni, e Suppliche.</text:p>
          </table:table-cell>
          <table:table-cell table:number-columns-repeated="3" table:style-name="ce1"/>
          <table:table-cell office:value-type="string" table:style-name="ce4">
            <text:p>179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Panegirici ad onore de santi. Dedicati alla santità di Nostro Signore Papa Benedetto XIII.</text:p>
          </table:table-cell>
          <table:table-cell office:value-type="string" table:style-name="ce1">
            <text:p>Pitellia, Isidoro</text:p>
          </table:table-cell>
          <table:table-cell table:number-columns-repeated="2" table:style-name="ce1"/>
          <table:table-cell office:value-type="string" table:style-name="ce4">
            <text:p>172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Particules Françoises et latines proportionnées aux classes de grammaire. Avec un recueil de plusieurs façon de parler propres de la langue françoise et difficiles à exprimer en latin. Par un Père de la Compagnie de Jésus</text:p>
          </table:table-cell>
          <table:table-cell office:value-type="string" table:style-name="ce1">
            <text:p>Bernou, Etienne; [Bernou, Etienne, s.j.]</text:p>
          </table:table-cell>
          <table:table-cell table:number-columns-repeated="2" table:style-name="ce1"/>
          <table:table-cell office:value-type="string" table:style-name="ce4">
            <text:p>174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Pensées ou reflexions chrétiennes pour tous les jours de l'année. : Sixième Édition, revûë &amp; corrigée. Tome quatrième.</text:p>
          </table:table-cell>
          <table:table-cell office:value-type="string" table:style-name="ce1">
            <text:p>Neveu, François</text:p>
          </table:table-cell>
          <table:table-cell table:number-columns-repeated="2" table:style-name="ce1"/>
          <table:table-cell office:value-type="string" table:style-name="ce4">
            <text:p>173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Pensées sur differens sujets de morale : avec un avertissement, contenant un Abrégé de la vie de l'Auteur &amp; le Catalogue de ses ouvrages.</text:p>
          </table:table-cell>
          <table:table-cell office:value-type="string" table:style-name="ce1">
            <text:p>Avrillon, R. P.; R. P. Avrillon</text:p>
          </table:table-cell>
          <table:table-cell table:number-columns-repeated="2" table:style-name="ce1"/>
          <table:table-cell office:value-type="string" table:style-name="ce4">
            <text:p>176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Pensées sur les plus importantes vérités de la religion, et sur les principaux devoirs du christianisme. : Edition augmentée de plusieurs nouveaux chapitres, et de résolutions pratiques placées à la fin de chaque chapitre, avec une courte aspiration vers Dieu.</text:p>
          </table:table-cell>
          <table:table-cell office:value-type="string" table:style-name="ce1">
            <text:p>Humbert, M.; M. Humbert</text:p>
          </table:table-cell>
          <table:table-cell table:number-columns-repeated="2" table:style-name="ce1"/>
          <table:table-cell office:value-type="string" table:style-name="ce4">
            <text:p>18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Pensez-y-bien</text:p>
          </table:table-cell>
          <table:table-cell table:number-columns-repeated="3" table:style-name="ce1"/>
          <table:table-cell office:value-type="string" table:style-name="ce4">
            <text:p>180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philosophie en France au XIX s. 1867 Deuxième édition suivie du rapport sur le prix Victor Cousin (Le scepticisme dans l'antiquité) 1884.</text:p>
          </table:table-cell>
          <table:table-cell office:value-type="string" table:style-name="ce1">
            <text:p>RAVAISSON, Félix</text:p>
          </table:table-cell>
          <table:table-cell table:number-columns-repeated="2" table:style-name="ce1"/>
          <table:table-cell office:value-type="string" table:style-name="ce4">
            <text:p>188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Pièces sur le quiétisme et la condamnation de Fénelon.</text:p>
          </table:table-cell>
          <table:table-cell table:number-columns-repeated="6"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pietà ossequiosa alle feste principali dell'anno. : Overo scelta di Belle Azioni pratticate da' Divoti nelle primarie Solennità;</text:p>
          </table:table-cell>
          <table:table-cell office:value-type="string" table:style-name="ce1">
            <text:p>Rosignuoli, Carlo Gregorio</text:p>
          </table:table-cell>
          <table:table-cell table:number-columns-repeated="2" table:style-name="ce1"/>
          <table:table-cell office:value-type="string" table:style-name="ce4">
            <text:p>168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Pietà trionfante : sulle distrutte grandezze del gentilesimo nella magnifica fondazione dell'insigne basilica di S. Lorenzo in Damaso di Roma. Con la serie istorica di tutte le iglesie figliali degli Uffizi della Cancelleria Apostolica e de cancellieri della S. R. C.</text:p>
          </table:table-cell>
          <table:table-cell office:value-type="string" table:style-name="ce1">
            <text:p>Bovio, Giovanni Battista</text:p>
          </table:table-cell>
          <table:table-cell table:number-columns-repeated="2" table:style-name="ce1"/>
          <table:table-cell office:value-type="string" table:style-name="ce4">
            <text:p>172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Poësies chrestiennes.</text:p>
          </table:table-cell>
          <table:table-cell office:value-type="string" table:style-name="ce1">
            <text:p>Godeau, Antoine</text:p>
          </table:table-cell>
          <table:table-cell table:number-columns-repeated="2" table:style-name="ce1"/>
          <table:table-cell office:value-type="string" table:style-name="ce4">
            <text:p>164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Pratique familière de vert, et méthode abregee de perfection. : Tres-utile à tous religieux qui tendent serieusement à la perfection, dressée principalement en faveur des Novices &amp; jeunes profez de l'Ordre des Minimes.</text:p>
          </table:table-cell>
          <table:table-cell office:value-type="string" table:style-name="ce1">
            <text:p>Libault, Abel</text:p>
          </table:table-cell>
          <table:table-cell table:number-columns-repeated="2" table:style-name="ce1"/>
          <table:table-cell office:value-type="string" table:style-name="ce4">
            <text:p>164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Prattichi morali, cavate dalla dottrina, &amp; essempi de' santi : per uso de' religiosi, e secolari, quali deside rano vivere virtuosamente</text:p>
          </table:table-cell>
          <table:table-cell office:value-type="string" table:style-name="ce1">
            <text:p>Gianotti, Alfonso</text:p>
          </table:table-cell>
          <table:table-cell table:number-columns-repeated="2" table:style-name="ce1"/>
          <table:table-cell office:value-type="string" table:style-name="ce4">
            <text:p>164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Prediche quaresimali...dedicate All'Eminentissimo &amp; Reverendissimo Signor Cardinale Roma. : [Part. I] Parte prima. [Part. II] Parte seconda.</text:p>
          </table:table-cell>
          <table:table-cell office:value-type="string" table:style-name="ce1">
            <text:p>Reina, Tomaso</text:p>
          </table:table-cell>
          <table:table-cell table:number-columns-repeated="2" table:style-name="ce1"/>
          <table:table-cell office:value-type="string" table:style-name="ce4">
            <text:p>166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Prediche quaresimali...dedicate all'Illustrissimo e Reverendissimo Signore, e padrone colendissimo Monsignore Giovanni Cornaro Primicerio di San Marco di Venezia.</text:p>
          </table:table-cell>
          <table:table-cell office:value-type="string" table:style-name="ce1">
            <text:p>Bagnati, Simone</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Primo alfabetto essemplare, del R.P. F. Vincentio Ferrini da Castel nouo di Garfagnana.</text:p>
          </table:table-cell>
          <table:table-cell office:value-type="string" table:style-name="ce1">
            <text:p>Ferrini, Vincentio</text:p>
          </table:table-cell>
          <table:table-cell table:number-columns-repeated="2" table:style-name="ce1"/>
          <table:table-cell office:value-type="string" table:style-name="ce4">
            <text:p>158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Prônes ou instructions sur les grandeurs de Jésus-Christ; dans les prophètes qui l'ont annoncé; dans les exemples de sa vie mortelle; dans ses miracles et dans ses mystères. : Ouvrage posthume. Tome I.</text:p>
          </table:table-cell>
          <table:table-cell office:value-type="string" table:style-name="ce1">
            <text:p>Cochin, Jean-Denis</text:p>
          </table:table-cell>
          <table:table-cell table:number-columns-repeated="2" table:style-name="ce1"/>
          <table:table-cell office:value-type="string" table:style-name="ce4">
            <text:p>180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Prônes ou instructions sur les grandeurs de Jésus-Christ; dans les prophètes qui l'ont annoncé; dans les exemples de sa vie mortelle; dans ses miracles et dans ses mystères. : Ouvrage posthume. Tome II.</text:p>
          </table:table-cell>
          <table:table-cell office:value-type="string" table:style-name="ce1">
            <text:p>Cochin, Jean-Denis</text:p>
          </table:table-cell>
          <table:table-cell table:number-columns-repeated="2" table:style-name="ce1"/>
          <table:table-cell office:value-type="string" table:style-name="ce4">
            <text:p>180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Pseaumes en forme de prieres. Paraphrase</text:p>
          </table:table-cell>
          <table:table-cell office:value-type="string" table:style-name="ce1">
            <text:p>Paris, François</text:p>
          </table:table-cell>
          <table:table-cell table:number-columns-repeated="2" table:style-name="ce1"/>
          <table:table-cell office:value-type="string" table:style-name="ce4">
            <text:p>170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puissantes et heureuses intercessions de S. François de Paule en la devotion des trezains ou des treze vendredis</text:p>
          </table:table-cell>
          <table:table-cell office:value-type="string" table:style-name="ce1">
            <text:p>Bertin, Nicolas</text:p>
          </table:table-cell>
          <table:table-cell table:number-columns-repeated="2" table:style-name="ce1"/>
          <table:table-cell office:value-type="string" table:style-name="ce4">
            <text:p>169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Quaresimale di Paolo Segneri della Compagnia di Giesu</text:p>
          </table:table-cell>
          <table:table-cell office:value-type="string" table:style-name="ce1">
            <text:p>SEGNERI, Paolo</text:p>
          </table:table-cell>
          <table:table-cell table:number-columns-repeated="2" table:style-name="ce1"/>
          <table:table-cell office:value-type="string" table:style-name="ce4">
            <text:p>168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Recueil des cartes géographiques, plans, vues et médailles de l'ancienne Grèce relatifs au voyage du jeune Anacharsis, précédé d'une analyse critique des cartes</text:p>
          </table:table-cell>
          <table:table-cell table:number-columns-repeated="3" table:style-name="ce1"/>
          <table:table-cell office:value-type="string" table:style-name="ce4">
            <text:p>178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Recueil de différens exercices de la dévotion aux sacrés coeurs de Jésus et de Marie : contenant des pratiques pour la Messe, la Confession, la Communion, les visites au Saint-Sacrement, la fête des saints Coeurs de Jésus et de Marie, etc. Nouvelle édition revue et corrigée.</text:p>
          </table:table-cell>
          <table:table-cell table:number-columns-repeated="3" table:style-name="ce1"/>
          <table:table-cell office:value-type="string" table:style-name="ce4">
            <text:p>182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Recueil de Noëls Provençaux. Nouvelle édition revue et exactement corrigée par le fils de l'Auteur.</text:p>
          </table:table-cell>
          <table:table-cell office:value-type="string" table:style-name="ce1">
            <text:p>Peyrol, Antoine</text:p>
          </table:table-cell>
          <table:table-cell table:number-columns-repeated="2" table:style-name="ce1"/>
          <table:table-cell office:value-type="string" table:style-name="ce4">
            <text:p>181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Reflexions chretiennes du Révérend Père Claude de Colombière.</text:p>
          </table:table-cell>
          <table:table-cell office:value-type="string" table:style-name="ce1">
            <text:p>Colombière, Claude La; La Colombière, Claude</text:p>
          </table:table-cell>
          <table:table-cell table:number-columns-repeated="2" table:style-name="ce1"/>
          <table:table-cell office:value-type="string" table:style-name="ce4">
            <text:p>170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regle de l'ordre des Minimes établi par Saint François de Paule. Avec des instructions utiles à tous les jeunes Religieux.</text:p>
          </table:table-cell>
          <table:table-cell office:value-type="string" table:style-name="ce1">
            <text:p>Rians, Pierre de; Pierre de Rians</text:p>
          </table:table-cell>
          <table:table-cell table:number-columns-repeated="2" table:style-name="ce1"/>
          <table:table-cell office:value-type="string" table:style-name="ce4">
            <text:p>173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Regrets d'une ame touchée d'avoir abusé long-temps de la sainteté du pater, en le recitant sansy apporter assez d'attention, &amp; sans y faire les réflexions nécessaires.</text:p>
          </table:table-cell>
          <table:table-cell table:number-columns-repeated="3" table:style-name="ce1"/>
          <table:table-cell office:value-type="string" table:style-name="ce4">
            <text:p>171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Relazione della presiosa morte dell'Emininentiss. e Reverendiss. Carlo Tomaso Maillard di Tournon Prete Cardinale della S. R. Chiesa, Commissario, e Visitatore Apostolico Generale, con le facoltà di Legato a latere nell'Impero della Cina, e Regni dell'Indie Orientali</text:p>
          </table:table-cell>
          <table:table-cell office:value-type="string" table:style-name="ce1">
            <text:p>Maiella, Carlo</text:p>
          </table:table-cell>
          <table:table-cell table:number-columns-repeated="2" table:style-name="ce1"/>
          <table:table-cell office:value-type="string" table:style-name="ce4">
            <text:p>171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Relazione delle avversità e patimenti del glorioso Papa Pio VI negli ultimi tre anni del suo Pontificato. Tomo I. Fascicolo II.</text:p>
          </table:table-cell>
          <table:table-cell office:value-type="string" table:style-name="ce1">
            <text:p>Baldassari, Pietro</text:p>
          </table:table-cell>
          <table:table-cell table:number-columns-repeated="5"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religion, poème. Nouvelle édition, laquelle on a ajouté les tragédies d'Esther et d'Athalie, par Racine père; à l'usage des maisons d'éducation.</text:p>
          </table:table-cell>
          <table:table-cell office:value-type="string" table:style-name="ce1">
            <text:p>RACINE, Louis</text:p>
          </table:table-cell>
          <table:table-cell table:number-columns-repeated="2" table:style-name="ce1"/>
          <table:table-cell office:value-type="string" table:style-name="ce4">
            <text:p>184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religion, poème. Nouvelle édition, revue, exactement corrigée &amp; augmentée.</text:p>
          </table:table-cell>
          <table:table-cell office:value-type="string" table:style-name="ce1">
            <text:p>RACINE, Louis</text:p>
          </table:table-cell>
          <table:table-cell table:number-columns-repeated="2" table:style-name="ce1"/>
          <table:table-cell office:value-type="string" table:style-name="ce4">
            <text:p>178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Retraite spirituelle pour un jour, chaque mois.</text:p>
          </table:table-cell>
          <table:table-cell table:number-columns-repeated="3" table:style-name="ce1"/>
          <table:table-cell office:value-type="string" table:style-name="ce4">
            <text:p>169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ricreazione della villa per i divoti di Maria Santissima</text:p>
          </table:table-cell>
          <table:table-cell table:number-columns-repeated="3" table:style-name="ce1"/>
          <table:table-cell office:value-type="string" table:style-name="ce4">
            <text:p>178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Riflessioni cristiane sopra vari soggetti di morale : Utili ad ogni sorta di Persone, e particolarmente a quelle che si esercitano nel ritiramento spirituale di un Giorno in ogni Mese. Di Selvaggio Canturani. Tomo primo.</text:p>
          </table:table-cell>
          <table:table-cell office:value-type="string" table:style-name="ce1">
            <text:p>Croiset, Giovanni</text:p>
          </table:table-cell>
          <table:table-cell table:number-columns-repeated="2" table:style-name="ce1"/>
          <table:table-cell office:value-type="string" table:style-name="ce4">
            <text:p>178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Riflessioni cristiane sopra vari soggetti di morale : Utili ad ogni sorta di Persone, e particolarmente a quelle che si esercitano nel ritiramento spirituale di un Giorno in ogni Mese. Di Selvaggio Canturani. Tomo secondo.</text:p>
          </table:table-cell>
          <table:table-cell office:value-type="string" table:style-name="ce1">
            <text:p>Croiset, Giovanni</text:p>
          </table:table-cell>
          <table:table-cell table:number-columns-repeated="2" table:style-name="ce1"/>
          <table:table-cell office:value-type="string" table:style-name="ce4">
            <text:p>178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Ritiramento spirituale per un Giorno in ogni Mese. : Tomo primo.</text:p>
          </table:table-cell>
          <table:table-cell office:value-type="string" table:style-name="ce1">
            <text:p>Croiset, Giovanni</text:p>
          </table:table-cell>
          <table:table-cell table:number-columns-repeated="2" table:style-name="ce1"/>
          <table:table-cell office:value-type="string" table:style-name="ce4">
            <text:p>176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Robert d'Arbrissel fondateur de Fontevraud</text:p>
          </table:table-cell>
          <table:table-cell office:value-type="string" table:style-name="ce1">
            <text:p>Dalarun, Jacques; Duby, Georges</text:p>
          </table:table-cell>
          <table:table-cell table:number-columns-repeated="2" table:style-name="ce1"/>
          <table:table-cell office:value-type="string" table:style-name="ce4">
            <text:p>198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Roma nobilitata nelle sue fabbriche dalla santità di nostro signore Clemente XII</text:p>
          </table:table-cell>
          <table:table-cell office:value-type="string" table:style-name="ce1">
            <text:p>Gaddi, Giovanni Battista</text:p>
          </table:table-cell>
          <table:table-cell table:number-columns-repeated="2" table:style-name="ce1"/>
          <table:table-cell office:value-type="string" table:style-name="ce4">
            <text:p>173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 Francisci Xaverii e soc. J. indiarum apostoli epistolarum omnium. Libri quatuor. Ex Petro Maffejo, Horatio Tursellino, Petro Possino, &amp; Francisco Cutillas.</text:p>
          </table:table-cell>
          <table:table-cell office:value-type="string" table:style-name="ce1">
            <text:p>Xavier, François</text:p>
          </table:table-cell>
          <table:table-cell table:number-columns-repeated="2" table:style-name="ce1"/>
          <table:table-cell office:value-type="string" table:style-name="ce4">
            <text:p>179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 Francisci Xaverii e soc. J. indiarum apostoli epistolarum omnium. Libri quatuor. Ex Petro Maffejo, Horatio Tursellino, Petro Possino, &amp; Francisco Cutillas. Volumen II.</text:p>
          </table:table-cell>
          <table:table-cell office:value-type="string" table:style-name="ce1">
            <text:p>Xavier, François</text:p>
          </table:table-cell>
          <table:table-cell table:number-columns-repeated="2" table:style-name="ce1"/>
          <table:table-cell office:value-type="string" table:style-name="ce4">
            <text:p>179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acre vie. Vol. III.</text:p>
          </table:table-cell>
          <table:table-cell table:number-columns-repeated="3" table:style-name="ce1"/>
          <table:table-cell office:value-type="string" table:style-name="ce4">
            <text:p>178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 Sacris Basilicis Sanctorum Martyrum Marcellini Presbyteri Et Petri Exorcistæ De Urbe (Livre, 1705)</text:p>
          </table:table-cell>
          <table:table-cell table:number-columns-repeated="3" table:style-name="ce1"/>
          <table:table-cell office:value-type="string" table:style-name="ce4">
            <text:p>170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aette di gionata scagliate a favor degli ebrei dal Padre Lettore F. Luigi Maria Benetelli Vicentino dell'Ordine de' Minimi. All'Eccelsa Maestà della Madre di Dio.</text:p>
          </table:table-cell>
          <table:table-cell office:value-type="string" table:style-name="ce1">
            <text:p>Vicentino, F. Luigi Maria Benetelli; Maria Benetelli Vicentino, F. Luigi</text:p>
          </table:table-cell>
          <table:table-cell table:number-columns-repeated="2" table:style-name="ce1"/>
          <table:table-cell office:value-type="string" table:style-name="ce4">
            <text:p>17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aint Augustin de Canterbury et ses compagnons</text:p>
          </table:table-cell>
          <table:table-cell office:value-type="string" table:style-name="ce1">
            <text:p>BROU, Alexandre</text:p>
          </table:table-cell>
          <table:table-cell table:number-columns-repeated="2" table:style-name="ce1"/>
          <table:table-cell office:value-type="string" table:style-name="ce4">
            <text:p>189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Saintes Croix des dames illustres en noblesse et en piete. Et du bon usage qu'elles en ont fait. : Ouvrage pour la consolation des personnes affligées, où par les autôritez de l'Ecriture, &amp; par des exemples tirez de l'Histoire Ecclesiastique, on leur découvre la sainteté de leur état, &amp; les avantages qu'elles doivent retirer de leur souffrances, &amp; de leur Croix.</text:p>
          </table:table-cell>
          <table:table-cell office:value-type="string" table:style-name="ce1">
            <text:p>Rians, Pierre de; Pierre de Rians</text:p>
          </table:table-cell>
          <table:table-cell table:number-columns-repeated="2" table:style-name="ce1"/>
          <table:table-cell office:value-type="string" table:style-name="ce4">
            <text:p>170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saintes voies de la croix : ou il est traité de plusieurs peines intérieures &amp; extérieures, &amp; des moyens d'en faire un bon usage Chrétien.</text:p>
          </table:table-cell>
          <table:table-cell office:value-type="string" table:style-name="ce1">
            <text:p>Boudon, Henri-Marie</text:p>
          </table:table-cell>
          <table:table-cell table:number-columns-repeated="2" table:style-name="ce1"/>
          <table:table-cell office:value-type="string" table:style-name="ce4">
            <text:p>175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ntimens sur l'amour de Dieu, ou les trente amours sacrés. : Pour chaque Jour du Mois.</text:p>
          </table:table-cell>
          <table:table-cell office:value-type="string" table:style-name="ce1">
            <text:p>Avrillon, R. P.; R. P. Avrillon</text:p>
          </table:table-cell>
          <table:table-cell table:number-columns-repeated="2" table:style-name="ce1"/>
          <table:table-cell office:value-type="string" table:style-name="ce4">
            <text:p>174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 de Massillon Paraphrase morale de plusieurs psaumes en forme de prières ou sentimens d'une âme touchée de Dieu, tirées des psaumes de David</text:p>
          </table:table-cell>
          <table:table-cell office:value-type="string" table:style-name="ce1">
            <text:p>MASSILLON; MASSILLON</text:p>
          </table:table-cell>
          <table:table-cell table:number-columns-repeated="2" table:style-name="ce1"/>
          <table:table-cell office:value-type="string" table:style-name="ce4">
            <text:p>175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 sur l'unité de l'Eglise, presché à l'ouverture de l'Assemblée Generale de Clergé de France 1681.</text:p>
          </table:table-cell>
          <table:table-cell office:value-type="string" table:style-name="ce1">
            <text:p>Bossuet, Jacques-Bénigne</text:p>
          </table:table-cell>
          <table:table-cell table:number-columns-repeated="2" table:style-name="ce1"/>
          <table:table-cell office:value-type="string" table:style-name="ce4">
            <text:p>172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et instructions chrétiennes sur diverses matières. : Par le P. D'Orléans de la compagnie de Jésus. T.2</text:p>
          </table:table-cell>
          <table:table-cell office:value-type="string" table:style-name="ce1">
            <text:p>d'Orléans, Père; Père d'Orléans</text:p>
          </table:table-cell>
          <table:table-cell table:number-columns-repeated="2" table:style-name="ce1"/>
          <table:table-cell office:value-type="string" table:style-name="ce4">
            <text:p>169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de M. Lafitau, évêque de Sisternon. Carême. Tome premier.</text:p>
          </table:table-cell>
          <table:table-cell office:value-type="string" table:style-name="ce1">
            <text:p>Lafiteau, Pierre François</text:p>
          </table:table-cell>
          <table:table-cell table:number-columns-repeated="2" table:style-name="ce1"/>
          <table:table-cell office:value-type="string" table:style-name="ce4">
            <text:p>175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de M. Lafitau, évêque de Sisternon. Carême. Tome quatrième.</text:p>
          </table:table-cell>
          <table:table-cell office:value-type="string" table:style-name="ce1">
            <text:p>Lafiteau, Pierre François</text:p>
          </table:table-cell>
          <table:table-cell table:number-columns-repeated="2" table:style-name="ce1"/>
          <table:table-cell office:value-type="string" table:style-name="ce4">
            <text:p>175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de M. Lafitau, évêque de Sisternon. Carême. Tome troisième.</text:p>
          </table:table-cell>
          <table:table-cell office:value-type="string" table:style-name="ce1">
            <text:p>Lafiteau, Pierre François</text:p>
          </table:table-cell>
          <table:table-cell table:number-columns-repeated="2" table:style-name="ce1"/>
          <table:table-cell office:value-type="string" table:style-name="ce4">
            <text:p>175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de M. Massillon évêque de Clermont, ci-devant prêtre de l'Oratoire, l'un des quarante de l'Académie Françoise. : Avent</text:p>
          </table:table-cell>
          <table:table-cell office:value-type="string" table:style-name="ce1">
            <text:p>MASSILLON; MASSILLON</text:p>
          </table:table-cell>
          <table:table-cell table:number-columns-repeated="2" table:style-name="ce1"/>
          <table:table-cell office:value-type="string" table:style-name="ce4">
            <text:p>175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de M. Massillon évêque de Clermont, ci-devant prêtre de l'Oratoire, l'un des quarante de l'Académie Françoise. : Carême t.2</text:p>
          </table:table-cell>
          <table:table-cell office:value-type="string" table:style-name="ce1">
            <text:p>MASSILLON; MASSILLON</text:p>
          </table:table-cell>
          <table:table-cell table:number-columns-repeated="2" table:style-name="ce1"/>
          <table:table-cell office:value-type="string" table:style-name="ce4">
            <text:p>175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de M. Massillon évêque de Clermont, ci-devant prêtre de l'Oratoire, l'un des quarante de l'Académie Françoise. : Carême t.3</text:p>
          </table:table-cell>
          <table:table-cell office:value-type="string" table:style-name="ce1">
            <text:p>MASSILLON; MASSILLON</text:p>
          </table:table-cell>
          <table:table-cell table:number-columns-repeated="2" table:style-name="ce1"/>
          <table:table-cell office:value-type="string" table:style-name="ce4">
            <text:p>175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de M. Massillon évêque de Clermont, ci-devant prêtre de l'Oratoire, l'un des quarante de l'Académie Françoise. : Oraisons funèbres et professions religieuses</text:p>
          </table:table-cell>
          <table:table-cell office:value-type="string" table:style-name="ce1">
            <text:p>MASSILLON; MASSILLON</text:p>
          </table:table-cell>
          <table:table-cell table:number-columns-repeated="2" table:style-name="ce1"/>
          <table:table-cell office:value-type="string" table:style-name="ce4">
            <text:p>174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de M. Massillon évêque de Clermont, ci-devant prêtre de l'Oratoire, l'un des quarante de l'Académie Françoise. : Panégyriques</text:p>
          </table:table-cell>
          <table:table-cell office:value-type="string" table:style-name="ce1">
            <text:p>MASSILLON; MASSILLON</text:p>
          </table:table-cell>
          <table:table-cell table:number-columns-repeated="2" table:style-name="ce1"/>
          <table:table-cell office:value-type="string" table:style-name="ce4">
            <text:p>175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de M. Massillon évêque de Clermont, ci-devant prêtre de l'Oratoire, l'un des quarante de l'Académie Françoise. : Petit Carême</text:p>
          </table:table-cell>
          <table:table-cell office:value-type="string" table:style-name="ce1">
            <text:p>MASSILLON; MASSILLON</text:p>
          </table:table-cell>
          <table:table-cell table:number-columns-repeated="5"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de M. Massillon évêque de Clermont, ci-devant prêtre de l'Oratoire, l'un des quarante de l'Académie Françoise. : Sermon pour le jeudy de la seconde semaine du carême sur la vie molle</text:p>
          </table:table-cell>
          <table:table-cell office:value-type="string" table:style-name="ce1">
            <text:p>MASSILLON; MASSILLON</text:p>
          </table:table-cell>
          <table:table-cell table:number-columns-repeated="2" table:style-name="ce1"/>
          <table:table-cell office:value-type="string" table:style-name="ce4">
            <text:p>175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du Père Bourdaloüe, de la Compagnie de Jésus. : Pour les dimanches. T.2</text:p>
          </table:table-cell>
          <table:table-cell office:value-type="string" table:style-name="ce1">
            <text:p>Bourdaloue; Bourdaloue</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du père Giroust de la compagnie de Jésus : Les faux prétextes du pécheur, ou le pécheur sans excuses. Avent t.2</text:p>
          </table:table-cell>
          <table:table-cell office:value-type="string" table:style-name="ce1">
            <text:p>Giroust; Giroust</text:p>
          </table:table-cell>
          <table:table-cell table:number-columns-repeated="2" table:style-name="ce1"/>
          <table:table-cell office:value-type="string" table:style-name="ce4">
            <text:p>170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du père De la Roche prêtre de l'Oratoire de Jésus, sur les mystères et autres divers sujets t. 1</text:p>
          </table:table-cell>
          <table:table-cell office:value-type="string" table:style-name="ce1">
            <text:p>Roche, De la; De la Roche</text:p>
          </table:table-cell>
          <table:table-cell table:number-columns-repeated="2" table:style-name="ce1"/>
          <table:table-cell office:value-type="string" table:style-name="ce4">
            <text:p>172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du Pere de Segaud de la Compagnie de Jesus. Carême. Tome second.</text:p>
          </table:table-cell>
          <table:table-cell office:value-type="string" table:style-name="ce1">
            <text:p>Segaud, Guillaume de</text:p>
          </table:table-cell>
          <table:table-cell table:number-columns-repeated="2" table:style-name="ce1"/>
          <table:table-cell office:value-type="string" table:style-name="ce4">
            <text:p>175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prêchez devant son Altesse Royale Madame la Duchesse d'York. Tome premier.</text:p>
          </table:table-cell>
          <table:table-cell office:value-type="string" table:style-name="ce1">
            <text:p>Colombière, Claude La; La Colombière, Claude</text:p>
          </table:table-cell>
          <table:table-cell table:number-columns-repeated="2" table:style-name="ce1"/>
          <table:table-cell office:value-type="string" table:style-name="ce4">
            <text:p>170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prêchez devant son Altesse Royale Madame la Duchesse d'York. Tome quatrième.</text:p>
          </table:table-cell>
          <table:table-cell office:value-type="string" table:style-name="ce1">
            <text:p>Colombière, Claude La; La Colombière, Claude</text:p>
          </table:table-cell>
          <table:table-cell table:number-columns-repeated="2" table:style-name="ce1"/>
          <table:table-cell office:value-type="string" table:style-name="ce4">
            <text:p>170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prêchez devant son Altesse Royale Madame la Duchesse d'York. Tome second.</text:p>
          </table:table-cell>
          <table:table-cell office:value-type="string" table:style-name="ce1">
            <text:p>Colombière, Claude La; La Colombière, Claude</text:p>
          </table:table-cell>
          <table:table-cell table:number-columns-repeated="2" table:style-name="ce1"/>
          <table:table-cell office:value-type="string" table:style-name="ce4">
            <text:p>170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ermons prêchez devant son Altesse Royale Madame la Duchesse d'York. Tome troisième.</text:p>
          </table:table-cell>
          <table:table-cell office:value-type="string" table:style-name="ce1">
            <text:p>Colombière, Claude La; La Colombière, Claude</text:p>
          </table:table-cell>
          <table:table-cell table:number-columns-repeated="2" table:style-name="ce1"/>
          <table:table-cell office:value-type="string" table:style-name="ce4">
            <text:p>170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olitudine di filagia overo indirizzo : All'anima amante della Santità, per occuparsi con profitto negli esercitii spirituali una volta l'anno, per otto, o dieci giorni; con le Meditationi, Considerationi, Esami, e Lettioni Spirituali, che si potranno fare in quel tempo.</text:p>
          </table:table-cell>
          <table:table-cell office:value-type="string" table:style-name="ce1">
            <text:p>Barry, Paolo de</text:p>
          </table:table-cell>
          <table:table-cell table:number-columns-repeated="2" table:style-name="ce1"/>
          <table:table-cell office:value-type="string" table:style-name="ce4">
            <text:p>165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pectacle de la nature, 1. Le Spectacle de la nature, ou Entretiens sur les particularités de l'Histoire naturelle qui ont paru les plus propres à rendre les jeunes gens curieux et à leur former l'esprit : Première partie contenant les Animaux et les Plantes</text:p>
          </table:table-cell>
          <table:table-cell office:value-type="string" table:style-name="ce1">
            <text:p>Pluche, Antoine</text:p>
          </table:table-cell>
          <table:table-cell table:number-columns-repeated="2" table:style-name="ce1"/>
          <table:table-cell office:value-type="string" table:style-name="ce4">
            <text:p>174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pectacle de la nature, 2. Le Spectacle de la nature, ou Entretiens sur les particularités de l'Histoire naturelle qui ont paru les plus propres à rendre les jeunes gens curieux et à leur former l'esprit : Seconde partie contenant les dehors et l'intérieur de la terre</text:p>
          </table:table-cell>
          <table:table-cell office:value-type="string" table:style-name="ce1">
            <text:p>Pluche, Antoine</text:p>
          </table:table-cell>
          <table:table-cell table:number-columns-repeated="2" table:style-name="ce1"/>
          <table:table-cell office:value-type="string" table:style-name="ce4">
            <text:p>174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pectacle de la nature, 3. Le Spectacle de la nature, ou Entretiens sur les particularités de l'Histoire naturelle qui ont paru les plus propres à rendre les jeunes gens curieux et à leur former l'esprit : Tome troisième contenant ce qui regarde les dehors et l'intérieur de la terre</text:p>
          </table:table-cell>
          <table:table-cell office:value-type="string" table:style-name="ce1">
            <text:p>Pluche, Antoine</text:p>
          </table:table-cell>
          <table:table-cell table:number-columns-repeated="2" table:style-name="ce1"/>
          <table:table-cell office:value-type="string" table:style-name="ce4">
            <text:p>174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pectacle de la nature, 4. Le Spectacle de la nature, ou Entretiens sur les particularités de l'Histoire naturelle qui ont paru les plus propres à rendre les jeunes gens curieux et à leur former l'esprit : troisième contenant ce qui regarde le Ciel et les liaisons des différentes parties de l'Univers avec les besoins de l'homme</text:p>
          </table:table-cell>
          <table:table-cell office:value-type="string" table:style-name="ce1">
            <text:p>Pluche, Antoine</text:p>
          </table:table-cell>
          <table:table-cell table:number-columns-repeated="2" table:style-name="ce1"/>
          <table:table-cell office:value-type="string" table:style-name="ce4">
            <text:p>174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pectacle de la nature, 5. Le Spectacle de la nature, ou Entretiens sur les particularités de l'Histoire naturelle qui ont paru les plus propres à rendre les jeunes gens curieux et à leur former l'esprit : Tome cinquième contenant ce qui regarde l'homme considéré en lui-même</text:p>
          </table:table-cell>
          <table:table-cell office:value-type="string" table:style-name="ce1">
            <text:p>Pluche, Antoine</text:p>
          </table:table-cell>
          <table:table-cell table:number-columns-repeated="2" table:style-name="ce1"/>
          <table:table-cell office:value-type="string" table:style-name="ce4">
            <text:p>174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pectacle de la nature, 6. Le Spectacle de la nature, ou Entretiens sur les particularités de l'Histoire naturelle qui ont paru les plus propres à rendre les jeunes gens curieux et à leur former l'esprit : Tome sixième contenant ce qui regarde l'homme en société</text:p>
          </table:table-cell>
          <table:table-cell office:value-type="string" table:style-name="ce1">
            <text:p>Pluche, Antoine</text:p>
          </table:table-cell>
          <table:table-cell table:number-columns-repeated="2" table:style-name="ce1"/>
          <table:table-cell office:value-type="string" table:style-name="ce4">
            <text:p>174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pectacle de la nature, 7. Le Spectacle de la nature, ou Entretiens sur les particularités de l'Histoire naturelle qui ont paru les plus propres à rendre les jeunes gens curieux et à leur former l'esprit : Tome septième contenant ce qui regarde l'homme en société</text:p>
          </table:table-cell>
          <table:table-cell office:value-type="string" table:style-name="ce1">
            <text:p>Pluche, Antoine</text:p>
          </table:table-cell>
          <table:table-cell table:number-columns-repeated="2" table:style-name="ce1"/>
          <table:table-cell office:value-type="string" table:style-name="ce4">
            <text:p>174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pectacle de la nature, 8. Le Spectacle de la nature, ou Entretiens sur les particularités de l'Histoire naturelle qui ont paru les plus propres à rendre les jeunes gens curieux et à leur former l'esprit : Tome septième contenant ce qui regarde l'homme en société avec Dieu</text:p>
          </table:table-cell>
          <table:table-cell office:value-type="string" table:style-name="ce1">
            <text:p>Pluche, Antoine</text:p>
          </table:table-cell>
          <table:table-cell table:number-columns-repeated="2" table:style-name="ce1"/>
          <table:table-cell office:value-type="string" table:style-name="ce4">
            <text:p>175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pectateur ou le Socrate moderne, où l'on voit un portrait naïf des Moeurs de ce Siècle. Supplément.</text:p>
          </table:table-cell>
          <table:table-cell table:number-columns-repeated="3" table:style-name="ce1"/>
          <table:table-cell office:value-type="string" table:style-name="ce4">
            <text:p>175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pectateur ou le Socrate moderne, où l'on voit un portrait naïf des Moeurs de ce Siècle. Tome huitième.</text:p>
          </table:table-cell>
          <table:table-cell table:number-columns-repeated="3" table:style-name="ce1"/>
          <table:table-cell office:value-type="string" table:style-name="ce4">
            <text:p>175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pectateur ou le Socrate moderne, où l'on voit un portrait naïf des Moeurs de ce Siècle. Tome premier.</text:p>
          </table:table-cell>
          <table:table-cell table:number-columns-repeated="3" table:style-name="ce1"/>
          <table:table-cell office:value-type="string" table:style-name="ce4">
            <text:p>175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pectateur ou le Socrate moderne, où l'on voit un portrait naïf des Moeurs de ce Siècle. Tome quatrième.</text:p>
          </table:table-cell>
          <table:table-cell table:number-columns-repeated="3" table:style-name="ce1"/>
          <table:table-cell office:value-type="string" table:style-name="ce4">
            <text:p>175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pectateur ou le Socrate moderne, où l'on voit un portrait naïf des Moeurs de ce Siècle. Tome second.</text:p>
          </table:table-cell>
          <table:table-cell table:number-columns-repeated="3" table:style-name="ce1"/>
          <table:table-cell office:value-type="string" table:style-name="ce4">
            <text:p>175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pectateur ou le Socrate moderne, où l'on voit un portrait naïf des Moeurs de ce Siècle. Tome septième.</text:p>
          </table:table-cell>
          <table:table-cell table:number-columns-repeated="3" table:style-name="ce1"/>
          <table:table-cell office:value-type="string" table:style-name="ce4">
            <text:p>175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pectateur ou le Socrate moderne, où l'on voit un portrait naïf des Moeurs de ce Siècle. Tome sixième.</text:p>
          </table:table-cell>
          <table:table-cell table:number-columns-repeated="3" table:style-name="ce1"/>
          <table:table-cell office:value-type="string" table:style-name="ce4">
            <text:p>175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spectateur ou le Socrate moderne, où l'on voit un portrait naïf des Moeurs de ce Siècle. Tome troisième.</text:p>
          </table:table-cell>
          <table:table-cell table:number-columns-repeated="3" table:style-name="ce1"/>
          <table:table-cell office:value-type="string" table:style-name="ce4">
            <text:p>175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peculum Sapientiae Matronalis, vita Sanctae Franciscae, romanae, fundatricis Sororum Turris Speculorum. Panegyricus. Fecit &amp; labrum aeneum cum baesi sua, de speculis mulierum, quae excubabant in ostio tabernaculi. Exod XXXVIII.</text:p>
          </table:table-cell>
          <table:table-cell office:value-type="string" table:style-name="ce1">
            <text:p>Valladier, André</text:p>
          </table:table-cell>
          <table:table-cell table:number-columns-repeated="2" table:style-name="ce1"/>
          <table:table-cell office:value-type="string" table:style-name="ce4">
            <text:p>160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toria critica delle pratiche superstiziose che hanno sedotto i popoli, ed imbrogliato i dotti, col metodo, e coi principi per discernere gli effetti naturale da que che nol sono. Tomo primo e Tomo secondo.</text:p>
          </table:table-cell>
          <table:table-cell office:value-type="string" table:style-name="ce1">
            <text:p>Marsecco, Zannino</text:p>
          </table:table-cell>
          <table:table-cell table:number-columns-repeated="2" table:style-name="ce1"/>
          <table:table-cell office:value-type="string" table:style-name="ce4">
            <text:p>174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toria critica delle pratiche superstiziose che hanno sedotto i popoli, ed imbrogliato i dotti, col metodo, e coi principi per discernere gli effetti naturale da que che nol sono. Tomo terzo e Tomo quarto.</text:p>
          </table:table-cell>
          <table:table-cell office:value-type="string" table:style-name="ce1">
            <text:p>Marsecco, Zannino</text:p>
          </table:table-cell>
          <table:table-cell table:number-columns-repeated="2" table:style-name="ce1"/>
          <table:table-cell office:value-type="string" table:style-name="ce4">
            <text:p>174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Storia della Basilica di Santa Croce in Gerusalemme dedicata alla santità di Nostro Signore Papa Benedetto Decimoquarto</text:p>
          </table:table-cell>
          <table:table-cell office:value-type="string" table:style-name="ce1">
            <text:p>Besozzi, Raimondo</text:p>
          </table:table-cell>
          <table:table-cell table:number-columns-repeated="2" table:style-name="ce1"/>
          <table:table-cell office:value-type="string" table:style-name="ce4">
            <text:p>175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uccessi maravigliosi della veneratione di S. Carlo Cardinale di S. Prassede, &amp; Arcivescovo di Milano.</text:p>
          </table:table-cell>
          <table:table-cell office:value-type="string" table:style-name="ce1">
            <text:p>Grattarola, Marco Aurelio</text:p>
          </table:table-cell>
          <table:table-cell table:number-columns-repeated="2" table:style-name="ce1"/>
          <table:table-cell office:value-type="string" table:style-name="ce4">
            <text:p>161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suite des conseils de la sagesse , ou du recueil des maximes de Salomon les plus necessaires à l'homme pour se conduire sagement. : Avec des réflections sur ces maximes.</text:p>
          </table:table-cell>
          <table:table-cell table:number-columns-repeated="3" table:style-name="ce1"/>
          <table:table-cell office:value-type="string" table:style-name="ce4">
            <text:p>169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uite de l'Imitation de Jesus-Christ, ou les Opuscules de Thomas A Kempis traduits du latin d'Horstius. Dédiée à Madame la Duchesse de Bourgogne.</text:p>
          </table:table-cell>
          <table:table-cell office:value-type="string" table:style-name="ce1">
            <text:p>Kempis, Thomas A.; Bellegarde, Jean-Baptiste Morvan de; A Kempis, Thomas</text:p>
          </table:table-cell>
          <table:table-cell table:number-columns-repeated="2" table:style-name="ce1"/>
          <table:table-cell office:value-type="string" table:style-name="ce4">
            <text:p>170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Tableau de la miséricorde divine, tiré de l'écriture sainte, ou motifs de confiance en Dieu pour la consolation des ames timides.</text:p>
          </table:table-cell>
          <table:table-cell office:value-type="string" table:style-name="ce1">
            <text:p>Bergier; Bergier</text:p>
          </table:table-cell>
          <table:table-cell table:number-columns-repeated="2" table:style-name="ce1"/>
          <table:table-cell office:value-type="string" table:style-name="ce4">
            <text:p>182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Teodulo osia il figlio di benedizione modello per la gioventù</text:p>
          </table:table-cell>
          <table:table-cell office:value-type="string" table:style-name="ce1">
            <text:p>Marin, Michiel-Angelo</text:p>
          </table:table-cell>
          <table:table-cell table:number-columns-repeated="2" table:style-name="ce1"/>
          <table:table-cell office:value-type="string" table:style-name="ce4">
            <text:p>178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Thresor evangelique du bien-heureux François de Sales evesque et prince de Geneve, divisé en trois parties. : La I. Contient toutes les similitudes &amp; Paraboles. La II. Les expositions des passages de l'Escriture saincte. La III. Les questions Theologiques &amp; Spirituelles.</text:p>
          </table:table-cell>
          <table:table-cell office:value-type="string" table:style-name="ce1">
            <text:p>Rouillart, Nicolas</text:p>
          </table:table-cell>
          <table:table-cell table:number-columns-repeated="2" table:style-name="ce1"/>
          <table:table-cell office:value-type="string" table:style-name="ce4">
            <text:p>163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Tragedie del padre Giovanni Granelli della compagnia di Gesu</text:p>
          </table:table-cell>
          <table:table-cell office:value-type="string" table:style-name="ce1">
            <text:p>GRANELLI, Giovanni; GRANELLI, Giovanni</text:p>
          </table:table-cell>
          <table:table-cell table:number-columns-repeated="2" table:style-name="ce1"/>
          <table:table-cell office:value-type="string" table:style-name="ce4">
            <text:p>180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Traicte du Chasteau ou demeures de l'ame</text:p>
          </table:table-cell>
          <table:table-cell office:value-type="string" table:style-name="ce1">
            <text:p>sainte, THERESE de JESUS (THERESE d'AVILA)</text:p>
          </table:table-cell>
          <table:table-cell table:number-columns-repeated="2" table:style-name="ce1"/>
          <table:table-cell office:value-type="string" table:style-name="ce4">
            <text:p>160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Traitez historiques et dogmatiques sur divers points de la Discipline de l'Eglise &amp; de la Morale Chrestienne. Tome second. Contenant un traité des festes de l'Eglise. Divisé en trois parties. Des festes en general, des Festes en particulier, &amp; de la maniere de les celebrer saintement. : [Part. I] Traité de la celebration des festes. Livre Premier. Des festes en general. [Part. II] Livre Second. Des festes en particulier. [Part. III] Livre III. De la maniere de celebrer saintement les Festes.</text:p>
          </table:table-cell>
          <table:table-cell office:value-type="string" table:style-name="ce1">
            <text:p>Thomassin, Louis</text:p>
          </table:table-cell>
          <table:table-cell table:number-columns-repeated="2" table:style-name="ce1"/>
          <table:table-cell office:value-type="string" table:style-name="ce4">
            <text:p>168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Trattato dell'altra vita et dello stato delle anime in essa.</text:p>
          </table:table-cell>
          <table:table-cell office:value-type="string" table:style-name="ce1">
            <text:p>Pinelli, Luca</text:p>
          </table:table-cell>
          <table:table-cell table:number-columns-repeated="2" table:style-name="ce1"/>
          <table:table-cell office:value-type="string" table:style-name="ce4">
            <text:p>160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Trattato dell'amor di Dio, necessario al sacramento della penitenza secondo la dottrina del Concilio di Trento. Opera postuma.</text:p>
          </table:table-cell>
          <table:table-cell office:value-type="string" table:style-name="ce1">
            <text:p>Bossuet, Jacques-Bénigne</text:p>
          </table:table-cell>
          <table:table-cell table:number-columns-repeated="2" table:style-name="ce1"/>
          <table:table-cell office:value-type="string" table:style-name="ce4">
            <text:p>175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Triomphe de la Grace : Dans une Ame qui l'ayant perdue, la recouvre dans la Retraite; Avec un traité de l'Oraison, des Réflexions &amp; Maximes adressées à une ame pieuse, la préparation à la mort, par la sainte Communion, &amp; une Pratique pour tous les jours de la semaine, suivie de quelques Prières.</text:p>
          </table:table-cell>
          <table:table-cell office:value-type="string" table:style-name="ce1">
            <text:p>C, Jean Dousseau; Dousseau C., Jean</text:p>
          </table:table-cell>
          <table:table-cell table:number-columns-repeated="2" table:style-name="ce1"/>
          <table:table-cell office:value-type="string" table:style-name="ce4">
            <text:p>178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Verità eterne esposte in lezioni : ad uso principalmente degli Esercizi spirituali. Ed in questa nuova Edizioni ridotte alla più pura Lezione</text:p>
          </table:table-cell>
          <table:table-cell office:value-type="string" table:style-name="ce1">
            <text:p>Rosignuoli, Carlo Gregorio; Volpi, Gianantonio</text:p>
          </table:table-cell>
          <table:table-cell table:number-columns-repeated="2" table:style-name="ce1"/>
          <table:table-cell office:value-type="string" table:style-name="ce4">
            <text:p>177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Viaggi di Enrico Wanton alle terre incognite australi, ed ai regni delle Scimie e de' Cinocefali</text:p>
          </table:table-cell>
          <table:table-cell table:number-columns-repeated="3" table:style-name="ce1"/>
          <table:table-cell office:value-type="string" table:style-name="ce4">
            <text:p>176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Vie du B. Père Cesar de Bus fondateur en France de la Congregation de la Doctrine Chrestienne. Divisée en cinq livres.</text:p>
          </table:table-cell>
          <table:table-cell office:value-type="string" table:style-name="ce1">
            <text:p>Bauvais, Jacques (Père)</text:p>
          </table:table-cell>
          <table:table-cell table:number-columns-repeated="2" table:style-name="ce1"/>
          <table:table-cell office:value-type="string" table:style-name="ce4">
            <text:p>164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vie de S. Norbert, archevêque de Magdebourg, &amp; Fondateur de l'Ordre des Chanoines Prémontrez.</text:p>
          </table:table-cell>
          <table:table-cell table:number-columns-repeated="3" table:style-name="ce1"/>
          <table:table-cell office:value-type="string" table:style-name="ce4">
            <text:p>170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vie de Saint François de Sales, évêque et prince de Geneve, fondateur de l'Ordre de la Visitation Sainte Marie.</text:p>
          </table:table-cell>
          <table:table-cell table:number-columns-repeated="3" table:style-name="ce1"/>
          <table:table-cell office:value-type="string" table:style-name="ce4">
            <text:p>168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vie spirituelle de la vertueuse et dévote Angélique de Foligni gentil femme Italienne. : Oeuvre profitable ou se voit la doctrine penitance, tentations visions, et divines consolations.</text:p>
          </table:table-cell>
          <table:table-cell office:value-type="string" table:style-name="ce1">
            <text:p>Blancone, Jean</text:p>
          </table:table-cell>
          <table:table-cell table:number-columns-repeated="2" table:style-name="ce1"/>
          <table:table-cell office:value-type="string" table:style-name="ce4">
            <text:p>160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vie du venerable serviteur de Dieu, Saint François de Sales, evesque et prince de Geneve. Fondateur de l'Ordre de la Visitation Sainte Marie.</text:p>
          </table:table-cell>
          <table:table-cell office:value-type="string" table:style-name="ce1">
            <text:p>Tours, Henry de Maupas du; Maupas du Tours, Henry de</text:p>
          </table:table-cell>
          <table:table-cell table:number-columns-repeated="2" table:style-name="ce1"/>
          <table:table-cell office:value-type="string" table:style-name="ce4">
            <text:p>165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vie des vierges, ou les devoirs et les obligations des vierges chrétiennes.</text:p>
          </table:table-cell>
          <table:table-cell office:value-type="string" table:style-name="ce1">
            <text:p>Vilthiery, Girard de</text:p>
          </table:table-cell>
          <table:table-cell table:number-columns-repeated="2" table:style-name="ce1"/>
          <table:table-cell office:value-type="string" table:style-name="ce4">
            <text:p>178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Virginie, ou la vierge chrétienne. Histoire sicilienne, pour servir de modele aux filles qui aspirent à la perfection. Tome premier.</text:p>
          </table:table-cell>
          <table:table-cell office:value-type="string" table:style-name="ce1">
            <text:p>Marin, Michel-Ange</text:p>
          </table:table-cell>
          <table:table-cell table:number-columns-repeated="2" table:style-name="ce1"/>
          <table:table-cell office:value-type="string" table:style-name="ce4">
            <text:p>175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Virginie, ou la vierge chrétienne. Histoire sicilienne, pour servir de modele aux filles qui aspirent à la perfection. Tome second.</text:p>
          </table:table-cell>
          <table:table-cell office:value-type="string" table:style-name="ce1">
            <text:p>Marin, Michel-Ange</text:p>
          </table:table-cell>
          <table:table-cell table:number-columns-repeated="2" table:style-name="ce1"/>
          <table:table-cell office:value-type="string" table:style-name="ce4">
            <text:p>175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Vita del Sommo Pontifice Pio VII : t.IV seulement</text:p>
          </table:table-cell>
          <table:table-cell office:value-type="string" table:style-name="ce1">
            <text:p>Pistolesi, Erasmo</text:p>
          </table:table-cell>
          <table:table-cell table:number-columns-repeated="2" table:style-name="ce1"/>
          <table:table-cell office:value-type="string" table:style-name="ce4">
            <text:p>183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Vita della Venerabile Madre Suor Chiara Maria della Passione Carmelitana Scalza: Fondatrice del Monastero di Regina Coeli. Nel secolo donna Vittoria Colonna, figlia di Don Filippo Gran Contrestabile del Regno di Napoli &amp;c.</text:p>
          </table:table-cell>
          <table:table-cell office:value-type="string" table:style-name="ce1">
            <text:p>Biagio della Purificazione, o c d; Biagio della Purificazione, o.c.d.</text:p>
          </table:table-cell>
          <table:table-cell table:number-columns-repeated="2" table:style-name="ce1"/>
          <table:table-cell office:value-type="string" table:style-name="ce4">
            <text:p>168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Vita e dottrina di Gesù Cristo distribuita in meditazioni per Ciascun giorno dell'anno. Parte I.</text:p>
          </table:table-cell>
          <table:table-cell office:value-type="string" table:style-name="ce1">
            <text:p>Avancino, Niccolo</text:p>
          </table:table-cell>
          <table:table-cell table:number-columns-repeated="2" table:style-name="ce1"/>
          <table:table-cell office:value-type="string" table:style-name="ce4">
            <text:p>181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Vita, e miracoli del venerabile servo di Dio Fr. Sebastiano d’Apparisio.</text:p>
          </table:table-cell>
          <table:table-cell office:value-type="string" table:style-name="ce1">
            <text:p>Mariani, Paolo</text:p>
          </table:table-cell>
          <table:table-cell table:number-columns-repeated="2" table:style-name="ce1"/>
          <table:table-cell office:value-type="string" table:style-name="ce4">
            <text:p>169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ouronne de l'année chrétienne, ou méditations sur les principales et plus importantes veritez de l'Evangile de Jesus-Christ. : [Part. 3] Depuis la Trinité, jusqu'au quatorziéme Dimanche d'aprés la Pentecote. [Part. 4] Depuis le quatorziéme Dimanche d'aprés la Pentecote jusqu'à l'Advent.</text:p>
          </table:table-cell>
          <table:table-cell office:value-type="string" table:style-name="ce1">
            <text:p>Abelly, Louis</text:p>
          </table:table-cell>
          <table:table-cell table:number-columns-repeated="2" table:style-name="ce1"/>
          <table:table-cell office:value-type="string" table:style-name="ce4">
            <text:p>170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ouronne de l'année chrétienne, ou méditations sur les principales et plus importantes veritez de l'Evangile de Jesus-Christ. : [Part. I] Depuis le premier Dimanche de l'Avent, jusqu'au Mercredy des Cendres. [Part. 2] Depuis les Cendres jusqu'à la Trinité.</text:p>
          </table:table-cell>
          <table:table-cell office:value-type="string" table:style-name="ce1">
            <text:p>Abelly, Louis</text:p>
          </table:table-cell>
          <table:table-cell table:number-columns-repeated="2" table:style-name="ce1"/>
          <table:table-cell office:value-type="string" table:style-name="ce4">
            <text:p>170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editations sur la vie de Iesus-Christ pour tous les iours de l'annee et pour les festes des saincts. Composées &amp; divisées en quatre Parties, selon les quatre saisons de l'An. Partie Seconde. : Qui est la Partie du Printemps, depuis le Dimanche de la Septuagesime, iusques au Dimanche de la Trinité.</text:p>
          </table:table-cell>
          <table:table-cell office:value-type="string" table:style-name="ce1">
            <text:p>Hayneufve, Julien</text:p>
          </table:table-cell>
          <table:table-cell table:number-columns-repeated="2" table:style-name="ce1"/>
          <table:table-cell office:value-type="string" table:style-name="ce4">
            <text:p>164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editations sur la vie de Iesus-Christ pour tous les iours de l'annee et pour les festes des saincts. Composées &amp; divisées en quatre Parties, selon les quatre saisons de l'An. Partie Troisiesme. : Qui est la Partie de l'Esté, depuis le Dimanche de la Trinité, iusques au quiziesme d'apres la Pentecoste.</text:p>
          </table:table-cell>
          <table:table-cell office:value-type="string" table:style-name="ce1">
            <text:p>Hayneufve, Julien</text:p>
          </table:table-cell>
          <table:table-cell table:number-columns-repeated="2" table:style-name="ce1"/>
          <table:table-cell office:value-type="string" table:style-name="ce4">
            <text:p>164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Traité du Sacré Cœur ou Introduction à l’amour de Notre Seigneur Jésus-Christ</text:p>
          </table:table-cell>
          <table:table-cell table:number-columns-repeated="6"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gli occhi di Gesu' libri ei ad amarilli.</text:p>
          </table:table-cell>
          <table:table-cell table:number-columns-repeated="3" table:style-name="ce1"/>
          <table:table-cell office:value-type="string" table:style-name="ce4">
            <text:p>172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usevologio romano overo delle opere pie di Roma, Accresciuto, &amp; ampliato secondo lo flato presente.</text:p>
          </table:table-cell>
          <table:table-cell office:value-type="string" table:style-name="ce1">
            <text:p>Piazza, Carlo Bartolomeo; Carlo Bartolomeo Piazza</text:p>
          </table:table-cell>
          <table:table-cell table:number-columns-repeated="2" table:style-name="ce1"/>
          <table:table-cell office:value-type="string" table:style-name="ce4">
            <text:p>169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lacrime di San Pietro, Opere di Luigi Tansilio, Poema sacro con gli argomenti, ed allegorie di Lucrezia Marinella, ed un discorso di Tommaso Costo</text:p>
          </table:table-cell>
          <table:table-cell table:number-columns-repeated="3" table:style-name="ce1"/>
          <table:table-cell office:value-type="string" table:style-name="ce4">
            <text:p>173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ere di Gian Paolo Oliva Della Compagnia di Giesu.</text:p>
          </table:table-cell>
          <table:table-cell office:value-type="string" table:style-name="ce1">
            <text:p>Oliva, Gian Paolo; Gian Paolo Oliva</text:p>
          </table:table-cell>
          <table:table-cell table:number-columns-repeated="2" table:style-name="ce1"/>
          <table:table-cell office:value-type="string" table:style-name="ce4">
            <text:p>168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ttres de piété choisies et écrites à différentes personnes.</text:p>
          </table:table-cell>
          <table:table-cell office:value-type="string" table:style-name="ce1">
            <text:p>Rance, Armand Jean Bouthillier de; Rance, Armand Jean Bouthillier de</text:p>
          </table:table-cell>
          <table:table-cell table:number-columns-repeated="2" table:style-name="ce1"/>
          <table:table-cell office:value-type="string" table:style-name="ce4">
            <text:p>170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Monseigneur Fournier évêque de Nantes sa vie, ses oeuvres.</text:p>
          </table:table-cell>
          <table:table-cell office:value-type="string" table:style-name="ce1">
            <text:p>POTHIER; POTHIER</text:p>
          </table:table-cell>
          <table:table-cell table:number-columns-repeated="2" table:style-name="ce1"/>
          <table:table-cell office:value-type="string" table:style-name="ce4">
            <text:p>190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Storia della vita, doctrina, e miracoli di Gesu Cristo, Signor Nostro : Secondo il Testo de'quattro Evangelisti, con note diverse, sopra le principali difficoltà dell' Evangelio.</text:p>
          </table:table-cell>
          <table:table-cell table:number-columns-repeated="6"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di scienze fisiche et matematiche che contiene la spiegazione di molti arcani, le scoperte ingenose e variate dell'industria, ed una quantità di cose e giuochi dilettevoli e sorprendenti col modo di eseguirli : tomo I</text:p>
          </table:table-cell>
          <table:table-cell table:number-columns-repeated="3" table:style-name="ce1"/>
          <table:table-cell office:value-type="string" table:style-name="ce4">
            <text:p>180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 Luoghi santi : pellegrinaggio a Gerusalemme passando per l'Austria, l'Ungheria, la Schiavonia, le provincie danubiane, Costantinopoli, l'Arcipelago, il Libano, la Siria, Alessandria, la Sicilia e Marsiglia : vol. 1</text:p>
          </table:table-cell>
          <table:table-cell office:value-type="string" table:style-name="ce1">
            <text:p>Mislin, Jacques</text:p>
          </table:table-cell>
          <table:table-cell table:number-columns-repeated="2" table:style-name="ce1"/>
          <table:table-cell office:value-type="string" table:style-name="ce4">
            <text:p>185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t des scavans sur les principaux ouvrages des auteurs</text:p>
          </table:table-cell>
          <table:table-cell table:number-columns-repeated="3" table:style-name="ce1"/>
          <table:table-cell office:value-type="string" table:style-name="ce4">
            <text:p>168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 Luoghi santi : pellegrinaggio a Gerusalemme passando per l'Austria, l'Ungheria, la Schiavonia, le provincie danubiane, Costantinopoli, l'Arcipelago, il Libano, la Siria, Alessandria, la Sicilia e Marsiglia : vol. 2</text:p>
          </table:table-cell>
          <table:table-cell office:value-type="string" table:style-name="ce1">
            <text:p>Mislin, Jacques</text:p>
          </table:table-cell>
          <table:table-cell table:number-columns-repeated="2" table:style-name="ce1"/>
          <table:table-cell office:value-type="string" table:style-name="ce4">
            <text:p>185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s des scavans sur les principaux ouvrages des auteurs. Seconde partie du tome second.</text:p>
          </table:table-cell>
          <table:table-cell office:value-type="string" table:style-name="ce1">
            <text:p>Baillet, Adrien</text:p>
          </table:table-cell>
          <table:table-cell table:number-columns-repeated="2" table:style-name="ce1"/>
          <table:table-cell office:value-type="string" table:style-name="ce4">
            <text:p>168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s des scavans sur les principaux ouvrages des auteurs. Tome troisième.</text:p>
          </table:table-cell>
          <table:table-cell table:number-columns-repeated="3" table:style-name="ce1"/>
          <table:table-cell office:value-type="string" table:style-name="ce4">
            <text:p>168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t des scavans sur les principaux ouvrages des auteurs. Tome second première partie.</text:p>
          </table:table-cell>
          <table:table-cell office:value-type="string" table:style-name="ce1">
            <text:p>Baillet, Adrien</text:p>
          </table:table-cell>
          <table:table-cell table:number-columns-repeated="2" table:style-name="ce1"/>
          <table:table-cell office:value-type="string" table:style-name="ce4">
            <text:p>168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s des scavans sur les principaux ouvrages des auteurs. Tome quatrième contenant Les Poètes première partie.</text:p>
          </table:table-cell>
          <table:table-cell office:value-type="string" table:style-name="ce1">
            <text:p>Baillet, Adrien</text:p>
          </table:table-cell>
          <table:table-cell table:number-columns-repeated="2" table:style-name="ce1"/>
          <table:table-cell office:value-type="string" table:style-name="ce4">
            <text:p>168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s des scavans sur les principaux ouvrages des auteurs. Tome quatrième contenant Les Poetes seconde partie.</text:p>
          </table:table-cell>
          <table:table-cell office:value-type="string" table:style-name="ce1">
            <text:p>Baillet, Adrien</text:p>
          </table:table-cell>
          <table:table-cell table:number-columns-repeated="2" table:style-name="ce1"/>
          <table:table-cell office:value-type="string" table:style-name="ce4">
            <text:p>168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s des scavans sur les principaux ouvrages des auteurs. Tome quatrième contenant Les Poètes troisième partie.</text:p>
          </table:table-cell>
          <table:table-cell office:value-type="string" table:style-name="ce1">
            <text:p>Baillet, Adrien</text:p>
          </table:table-cell>
          <table:table-cell table:number-columns-repeated="2" table:style-name="ce1"/>
          <table:table-cell office:value-type="string" table:style-name="ce4">
            <text:p>168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s des scavans sur les principaux ouvrages des auteurs. Tome quatrième contenant Les Poètes quatrième partie. : [Part. I] Contenant la suite des Poètes Modernes, Le Tasse. [Part. II] Contenant la suite des Poètes Modernes, Mr de Malherbe.</text:p>
          </table:table-cell>
          <table:table-cell table:number-columns-repeated="3" table:style-name="ce1"/>
          <table:table-cell office:value-type="string" table:style-name="ce4">
            <text:p>168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Jugemens des scavans sur les principaux ouvrages des auteurs. Tome quatrième contenant Les Poètes cinquième partie.</text:p>
          </table:table-cell>
          <table:table-cell office:value-type="string" table:style-name="ce1">
            <text:p>Baillet, Adrien</text:p>
          </table:table-cell>
          <table:table-cell table:number-columns-repeated="2" table:style-name="ce1"/>
          <table:table-cell office:value-type="string" table:style-name="ce4">
            <text:p>168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1</text:p>
          </table:table-cell>
          <table:table-cell office:value-type="string" table:style-name="ce1">
            <text:p>Père Gabriel,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2</text:p>
          </table:table-cell>
          <table:table-cell office:value-type="string" table:style-name="ce1">
            <text:p>Père Gabriel,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3</text:p>
          </table:table-cell>
          <table:table-cell office:value-type="string" table:style-name="ce1">
            <text:p>Père Gabriel,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4</text:p>
          </table:table-cell>
          <table:table-cell office:value-type="string" table:style-name="ce1">
            <text:p>Père Gabriel,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5</text:p>
          </table:table-cell>
          <table:table-cell office:value-type="string" table:style-name="ce1">
            <text:p>Père Gabriel,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6</text:p>
          </table:table-cell>
          <table:table-cell office:value-type="string" table:style-name="ce1">
            <text:p>Père Gabriel,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7</text:p>
          </table:table-cell>
          <table:table-cell office:value-type="string" table:style-name="ce1">
            <text:p>Père Gabriel,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8</text:p>
          </table:table-cell>
          <table:table-cell office:value-type="string" table:style-name="ce1">
            <text:p>Père Gabriel,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Histoire de France depuis l'établissement de la monarchie françoise dans les Gaules. : t.9</text:p>
          </table:table-cell>
          <table:table-cell office:value-type="string" table:style-name="ce1">
            <text:p>Père Gabriel, Daniel</text:p>
          </table:table-cell>
          <table:table-cell table:number-columns-repeated="2" table:style-name="ce1"/>
          <table:table-cell office:value-type="string" table:style-name="ce4">
            <text:p>17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brégé de la morale chrétienne et des principales vérités de la foi, contenues dans les saintes écritures, et principalement dans le nouveau testament, en latin et en français; : Le tout disposé par ordre de matières, avec des Sommaires à la tête de chaque article, en faveur de la jeunesse.</text:p>
          </table:table-cell>
          <table:table-cell table:number-columns-repeated="3" table:style-name="ce1"/>
          <table:table-cell office:value-type="string" table:style-name="ce4">
            <text:p>182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actions admirables de Iesus, distribuées suivant l'ordre des Euangiles, qui se lisent aux Dimanches, Festes &amp; Iours Mobiles de toute l'Année. Troisiesme Edition, augmentée des Feries de Caresme, &amp; autres, dans le cours de l'Année; Par l'Autheur. Tome second.</text:p>
          </table:table-cell>
          <table:table-cell office:value-type="string" table:style-name="ce1">
            <text:p>Martin, Simon</text:p>
          </table:table-cell>
          <table:table-cell table:number-columns-repeated="2" table:style-name="ce1"/>
          <table:table-cell office:value-type="string" table:style-name="ce4">
            <text:p>164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actions admirables de Jesus, en sa vie tres sainte, tant cachée que manifeste. : Ordonnées par Meditations, selon les diverses saisons de l'année. Tome Premier.</text:p>
          </table:table-cell>
          <table:table-cell office:value-type="string" table:style-name="ce1">
            <text:p>Martin, Simon</text:p>
          </table:table-cell>
          <table:table-cell table:number-columns-repeated="2" table:style-name="ce1"/>
          <table:table-cell office:value-type="string" table:style-name="ce4">
            <text:p>166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actions admirables de Jesus, en sa vie tres sainte, tant cachée que manifeste. : Tome premier.</text:p>
          </table:table-cell>
          <table:table-cell office:value-type="string" table:style-name="ce1">
            <text:p>Martin, Simon</text:p>
          </table:table-cell>
          <table:table-cell table:number-columns-repeated="2" table:style-name="ce1"/>
          <table:table-cell office:value-type="string" table:style-name="ce4">
            <text:p>163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actions admirables de Jesus, en la vie des saints. : Tome troisiesme.</text:p>
          </table:table-cell>
          <table:table-cell office:value-type="string" table:style-name="ce1">
            <text:p>Martin, Simon</text:p>
          </table:table-cell>
          <table:table-cell table:number-columns-repeated="2" table:style-name="ce1"/>
          <table:table-cell office:value-type="string" table:style-name="ce4">
            <text:p>164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ddition au livre des actions admirables de Jesus, contenant quelques traitez de Meditations sur divers sujets. : Tome quatrieme.</text:p>
          </table:table-cell>
          <table:table-cell office:value-type="string" table:style-name="ce1">
            <text:p>Martin, Simon</text:p>
          </table:table-cell>
          <table:table-cell table:number-columns-repeated="2" table:style-name="ce1"/>
          <table:table-cell office:value-type="string" table:style-name="ce4">
            <text:p>164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lfabeto del divino amore composto d'amorosissimi canti spirituali, cantati in eccessi mentali, &amp; amorose eleuationi in Dio... Con gli argomenti à ciascun Canto per maggior chiarezza, e consolatione de' diuoti di Giesu Christo, Dio, e Signore nostro.</text:p>
          </table:table-cell>
          <table:table-cell office:value-type="string" table:style-name="ce1">
            <text:p>Cambi, Bartolomeo</text:p>
          </table:table-cell>
          <table:table-cell table:number-columns-repeated="2" table:style-name="ce1"/>
          <table:table-cell office:value-type="string" table:style-name="ce4">
            <text:p>160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ltarium, et reliquiarum sacrosanctae basilicae Vaticanae deo optimo maximo in honorem Beati Petri principis apostolorum erectae descriptio historica scriptoribus, &amp; monumentis archivi capitularis illustrata.</text:p>
          </table:table-cell>
          <table:table-cell office:value-type="string" table:style-name="ce1">
            <text:p>Sindone, Raphael</text:p>
          </table:table-cell>
          <table:table-cell table:number-columns-repeated="2" table:style-name="ce1"/>
          <table:table-cell office:value-type="string" table:style-name="ce4">
            <text:p>174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me éclairée par les oracles de la sagesse dans les Paraboles et les béatitudes évangéliques.</text:p>
          </table:table-cell>
          <table:table-cell office:value-type="string" table:style-name="ce1">
            <text:p>Baudrand, Barthélémy</text:p>
          </table:table-cell>
          <table:table-cell table:number-columns-repeated="2" table:style-name="ce1"/>
          <table:table-cell office:value-type="string" table:style-name="ce4">
            <text:p>177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me sanctifiée par la perfection de toutes les actions de la vie ; ou la religion pratique. : Par l'auteur de l'Ame élevée à Dieu. Quatrième édition, augmentée de la pratique de piété, devant le Saint Sacrement.</text:p>
          </table:table-cell>
          <table:table-cell table:number-columns-repeated="3" table:style-name="ce1"/>
          <table:table-cell office:value-type="string" table:style-name="ce4">
            <text:p>178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mpla, et diligente relatione de gli honori fatti al cuore di San Carlo, per lettera all'Illustrissimo Sig. Conte Carlo Borromeo Nipote del Santo. Data in publico da me infrascritto, con l'aggiunta della figura in principio, e del cuore con la sua dechiaratione in fine.</text:p>
          </table:table-cell>
          <table:table-cell office:value-type="string" table:style-name="ce1">
            <text:p>Torrita, Patritio Fattorio di; Fattorio di Torrita, Patritio</text:p>
          </table:table-cell>
          <table:table-cell table:number-columns-repeated="2" table:style-name="ce1"/>
          <table:table-cell office:value-type="string" table:style-name="ce4">
            <text:p>161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nnales de l'Empire depis Charlemagne : par l'auteur du Siècle de Louis XIV. t.1</text:p>
          </table:table-cell>
          <table:table-cell office:value-type="string" table:style-name="ce1">
            <text:p>VOLTAIRE; VOLTAIRE</text:p>
          </table:table-cell>
          <table:table-cell table:number-columns-repeated="2" table:style-name="ce1"/>
          <table:table-cell office:value-type="string" table:style-name="ce4">
            <text:p>175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nnales de l'Empire depis Charlemagne : par l'auteur du Siècle de Louis XIV. t.2</text:p>
          </table:table-cell>
          <table:table-cell office:value-type="string" table:style-name="ce1">
            <text:p>VOLTAIRE; VOLTAIRE</text:p>
          </table:table-cell>
          <table:table-cell table:number-columns-repeated="2" table:style-name="ce1"/>
          <table:table-cell office:value-type="string" table:style-name="ce4">
            <text:p>175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nnee chrestienne, ou le sainct et profitable employ du temps pour gaigner l'Eternité. [Partie I - II] : [Part. I] Où sont enseignées diverses pratiques &amp; moyens pour sainctement s'occuper durant tout le cours de l'année, conformément à l'ordre de l'Année, inspiré par le Sainct Esprit à l'Eglise Chrestienne. [Part. II] L'Annee Chrestienne dans son parfait accomplissement; ou l'Employ de cette Vie aux conquestes de l'Eternité.</text:p>
          </table:table-cell>
          <table:table-cell office:value-type="string" table:style-name="ce1">
            <text:p>Suffren, Jean</text:p>
          </table:table-cell>
          <table:table-cell table:number-columns-repeated="2" table:style-name="ce1"/>
          <table:table-cell office:value-type="string" table:style-name="ce4">
            <text:p>164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pparecchio alla morte ossia considerazioni sulle massime eterne : utili a tutti per meditare, ed a'Sacerdoti per predicare.</text:p>
          </table:table-cell>
          <table:table-cell office:value-type="string" table:style-name="ce1">
            <text:p>LIGUORI, ALPHONSE de; ALPHONSE de LIGUORI</text:p>
          </table:table-cell>
          <table:table-cell table:number-columns-repeated="2" table:style-name="ce1"/>
          <table:table-cell office:value-type="string" table:style-name="ce4">
            <text:p>181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 arte benemoriandi libri duo. : Ad Illustriss.&amp;Reverendiss.D. Franciscum S.R.E Card. sfortiam episc. Albanen.</text:p>
          </table:table-cell>
          <table:table-cell office:value-type="string" table:style-name="ce1">
            <text:p>Bellarmino, Roberto</text:p>
          </table:table-cell>
          <table:table-cell table:number-columns-repeated="2" table:style-name="ce1"/>
          <table:table-cell office:value-type="string" table:style-name="ce4">
            <text:p>162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tlante letterario per lo studio della letteratura italiana. Dal principio del XIII secolo fino al termine del secolo XVIII</text:p>
          </table:table-cell>
          <table:table-cell office:value-type="string" table:style-name="ce1">
            <text:p>Tesia, Giovanni</text:p>
          </table:table-cell>
          <table:table-cell table:number-columns-repeated="2" table:style-name="ce1"/>
          <table:table-cell office:value-type="string" table:style-name="ce4">
            <text:p>182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ttestations des docteurs de Sorbonne pour la condamnation de Fénelon. Documents relatifs à l’affaire du quiétisme]</text:p>
          </table:table-cell>
          <table:table-cell table:number-columns-repeated="6"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tti sinceri de primi martiri della chiesa cattolica : raccolti dal P. Ruinart e tradotti nella lingua italiana con prenozioni e note</text:p>
          </table:table-cell>
          <table:table-cell office:value-type="string" table:style-name="ce1">
            <text:p>Ruinart, Thierry; Luchini, Francesco Maria</text:p>
          </table:table-cell>
          <table:table-cell table:number-columns-repeated="2" table:style-name="ce1"/>
          <table:table-cell office:value-type="string" table:style-name="ce4">
            <text:p>177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tti sinceri de primi martiri della chiesa cattolica : raccolti dal P. Ruinart e tradotti nella lingua italiana con prenozioni e note</text:p>
          </table:table-cell>
          <table:table-cell office:value-type="string" table:style-name="ce1">
            <text:p>Ruinart, Thierry; Luchini, Francesco Maria</text:p>
          </table:table-cell>
          <table:table-cell table:number-columns-repeated="2" table:style-name="ce1"/>
          <table:table-cell office:value-type="string" table:style-name="ce4">
            <text:p>177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tti sinceri de primi martiri della chiesa cattolica : raccolti dal P. Ruinart e tradotti nella lingua italiana con prenozioni e note</text:p>
          </table:table-cell>
          <table:table-cell office:value-type="string" table:style-name="ce1">
            <text:p>Ruinart, Thierry; Luchini, Francesco Maria</text:p>
          </table:table-cell>
          <table:table-cell table:number-columns-repeated="2" table:style-name="ce1"/>
          <table:table-cell office:value-type="string" table:style-name="ce4">
            <text:p>177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vertissemens aux protestans sur les lettres du ministre Jurieu contre l'histoire des variations.</text:p>
          </table:table-cell>
          <table:table-cell office:value-type="string" table:style-name="ce1">
            <text:p>Bossuet, Jacques-Bénigne</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Avviso al popolo sulla sua salute del Signor Tissot (...) : tradotto dal Francese nell'Italiano idioma</text:p>
          </table:table-cell>
          <table:table-cell office:value-type="string" table:style-name="ce1">
            <text:p>Tissot, Samuel Auguste; Garzia, Vincenzo</text:p>
          </table:table-cell>
          <table:table-cell table:number-columns-repeated="2" table:style-name="ce1"/>
          <table:table-cell office:value-type="string" table:style-name="ce4">
            <text:p>177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u bonheur d'un simple religieux, qui aime son etat et ses devoirs.</text:p>
          </table:table-cell>
          <table:table-cell table:number-columns-repeated="3" table:style-name="ce1"/>
          <table:table-cell office:value-type="string" table:style-name="ce4">
            <text:p>173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atalogue de la bibliothèque des Minimes de Trinità dei Monti</text:p>
          </table:table-cell>
          <table:table-cell table:number-columns-repeated="6"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atéchisme spirituel de la perfection chrétienne. Tome premier.</text:p>
          </table:table-cell>
          <table:table-cell office:value-type="string" table:style-name="ce1">
            <text:p>SURIN, Jean-Joseph</text:p>
          </table:table-cell>
          <table:table-cell table:number-columns-repeated="2" table:style-name="ce1"/>
          <table:table-cell office:value-type="string" table:style-name="ce4">
            <text:p>18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atéchisme spirituel de la perfection chrétienne. Tome second.</text:p>
          </table:table-cell>
          <table:table-cell office:value-type="string" table:style-name="ce1">
            <text:p>SURIN, Jean-Joseph</text:p>
          </table:table-cell>
          <table:table-cell table:number-columns-repeated="2" table:style-name="ce1"/>
          <table:table-cell office:value-type="string" table:style-name="ce4">
            <text:p>182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atechismo cioè istruzione secondo il Decreto del Concilio di Trento, à Parochi.</text:p>
          </table:table-cell>
          <table:table-cell office:value-type="string" table:style-name="ce1">
            <text:p>Figliucci, Alessio</text:p>
          </table:table-cell>
          <table:table-cell table:number-columns-repeated="2" table:style-name="ce1"/>
          <table:table-cell office:value-type="string" table:style-name="ce4">
            <text:p>176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atholicum precationum selectissimarum enchiridion. Ex sanctorumpatrum. Et illustrium tum veterum, tum Recentium Auctorum Scriptis, &amp; Precationum Libellis, concinnatum : per M. Simonem Verepaeum.</text:p>
          </table:table-cell>
          <table:table-cell office:value-type="string" table:style-name="ce1">
            <text:p>Verepaeum, Simonem</text:p>
          </table:table-cell>
          <table:table-cell table:number-columns-repeated="2" table:style-name="ce1"/>
          <table:table-cell office:value-type="string" table:style-name="ce4">
            <text:p>16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hiesa cattolica visibile a tutti che dimostra la non interrotta successione dagli apostoli di Gesu Cristo fino al presente come pure i principali eretici e scismatici che sono stati in diversi tempi allontanati dalla sua comunione... : estratta da un'opera di Monsignor Milner</text:p>
          </table:table-cell>
          <table:table-cell office:value-type="string" table:style-name="ce1">
            <text:p>Milner, John</text:p>
          </table:table-cell>
          <table:table-cell table:number-columns-repeated="5"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ité mystique de Dieu, miracle de sa toute-puissance, abîme de la Grace, Histoire divine &amp; la Vie de tres-sainte Vierge Marie Mère de Dieu, nôtre Reine &amp; Maîtresse; : Manifestée dans ces derniers siècles par la Sainte Vierge à la Soeur Marie de Jésus. Abesse du Monastère de l'Immaculée Conception de la Ville d'Agreda, de l'Ordre de S. François; &amp; écrite par cette même soeur, par ordre de ses Supérieurs &amp; de ses Confesseurs. Tome huitième, qui contient le huitième livre.</text:p>
          </table:table-cell>
          <table:table-cell office:value-type="string" table:style-name="ce1">
            <text:p>Croset, Thomas</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ité mystique de Dieu, miracle de sa toute-puissance, abîme de la Grace, Histoire divine &amp; la Vie de tres-sainte Vierge Marie Mère de Dieu, nôtre Reine &amp; Maîtresse; : Manifestée dans ces derniers siècles par la Sainte Vierge à la Soeur Marie de Jésus. Abesse du Monastère de l'Immaculée Conception de la Ville d'Agreda, de l'Ordre de S. François; &amp; écrite par cette même soeur, par ordre de ses Supérieurs &amp; de ses Confesseurs. Tome premier, qui contient le premier livre.</text:p>
          </table:table-cell>
          <table:table-cell office:value-type="string" table:style-name="ce1">
            <text:p>Croset, Thomas</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ité mystique de Dieu, miracle de sa toute-puissance, abîme de la Grace, Histoire divine &amp; la Vie de tres-sainte Vierge Marie Mère de Dieu, nôtre Reine &amp; Maîtresse; : Manifestée dans ces derniers siècles par la Sainte Vierge à la Soeur Marie de Jésus. Abesse du Monastère de l'Immaculée Conception de la Ville d'Agreda, de l'Ordre de S. François; &amp; écrite par cette même soeur, par ordre de ses Supérieurs &amp; de ses Confesseurs. Tome quatrième, qui contient le quatrième livre.</text:p>
          </table:table-cell>
          <table:table-cell office:value-type="string" table:style-name="ce1">
            <text:p>Croset, Thomas</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ité mystique de Dieu, miracle de sa toute-puissance, abîme de la Grace, Histoire divine &amp; la Vie de tres-sainte Vierge Marie Mère de Dieu, nôtre Reine &amp; Maîtresse; : Manifestée dans ces derniers siècles par la Sainte Vierge à la Soeur Marie de Jésus. Abesse du Monastère de l'Immaculée Conception de la Ville d'Agreda, de l'Ordre de S. François; &amp; écrite par cette même soeur, par ordre de ses Supérieurs &amp; de ses Confesseurs. Tome second, qui contient le second livre.</text:p>
          </table:table-cell>
          <table:table-cell office:value-type="string" table:style-name="ce1">
            <text:p>Croset, Thomas</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ité mystique de Dieu, miracle de sa toute-puissance, abîme de la Grace, Histoire divine &amp; la Vie de tres-sainte Vierge Marie Mère de Dieu, nôtre Reine &amp; Maîtresse; : Manifestée dans ces derniers siècles par la Sainte Vierge à la Soeur Marie de Jésus. Abesse du Monastère de l'Immaculée Conception de la Ville d'Agreda, de l'Ordre de S. François; &amp; écrite par cette même soeur, par ordre de ses Supérieurs &amp; de ses Confesseurs. Tome septième, qui contient le septième livre.</text:p>
          </table:table-cell>
          <table:table-cell office:value-type="string" table:style-name="ce1">
            <text:p>Croset, Thomas</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ité mystique de Dieu, miracle de sa toute-puissance, abîme de la Grace, Histoire divine &amp; la Vie de tres-sainte Vierge Marie Mère de Dieu, nôtre Reine &amp; Maîtresse; : Manifestée dans ces derniers siècles par la Sainte Vierge à la Soeur Marie de Jésus. Abesse du Monastère de l'Immaculée Conception de la Ville d'Agreda, de l'Ordre de S. François; &amp; écrite par cette même soeur, par ordre de ses Supérieurs &amp; de ses Confesseurs. Tome sixième, qui contient le sixième livre.</text:p>
          </table:table-cell>
          <table:table-cell office:value-type="string" table:style-name="ce1">
            <text:p>Croset, Thomas</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ité mystique de Dieu, miracle de sa toute-puissance, abîme de la Grace, Histoire divine &amp; la Vie de tres-sainte Vierge Marie Mère de Dieu, nôtre Reine &amp; Maîtresse; : Manifestée dans ces derniers siècles par la Sainte Vierge à la Soeur Marie de Jésus. Abesse du Monastère de l'Immaculée Conception de la Ville d'Agreda, de l'Ordre de S. François; &amp; écrite par cette même soeur, par ordre de ses Supérieurs &amp; de ses Confesseurs. Tome troisième, qui contient le troisième livre.</text:p>
          </table:table-cell>
          <table:table-cell office:value-type="string" table:style-name="ce1">
            <text:p>Croset, Thomas</text:p>
          </table:table-cell>
          <table:table-cell table:number-columns-repeated="2" table:style-name="ce1"/>
          <table:table-cell office:value-type="string" table:style-name="ce4">
            <text:p>17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combat des vertus presenté au Pape Clement dixiesme.</text:p>
          </table:table-cell>
          <table:table-cell table:number-columns-repeated="3" table:style-name="ce1"/>
          <table:table-cell office:value-type="string" table:style-name="ce4">
            <text:p>167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Commentaires de Cesar dans la traduction de Nicolas Perrot Sieur d'Ablancourt</text:p>
          </table:table-cell>
          <table:table-cell office:value-type="string" table:style-name="ce1">
            <text:p>Caesar, Jules César [Caius Iulius; Jules César [Caius Iulius Caesar]</text:p>
          </table:table-cell>
          <table:table-cell table:number-columns-repeated="2" table:style-name="ce1"/>
          <table:table-cell office:value-type="string" table:style-name="ce4">
            <text:p>169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mpendio delle meditazioni sopra la vita di Gesù Cristo per ciascun giorno dell'Anno. : Con le Meditazioni appartenenti alla Vita Purgativa del medemo Autore poste distesamente nel fine.</text:p>
          </table:table-cell>
          <table:table-cell office:value-type="string" table:style-name="ce1">
            <text:p>Spinola, Fabio Ambrogio</text:p>
          </table:table-cell>
          <table:table-cell table:number-columns-repeated="2" table:style-name="ce1"/>
          <table:table-cell office:value-type="string" table:style-name="ce4">
            <text:p>168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mpendio de las solennes fiestas que en toda España se hicieron en la Beatificacionde N. B. M. Teresa de Iesus fundadora de la Reformacion de Descalzos y Descalzas de N. S. del Carmen en pro sayverso.</text:p>
          </table:table-cell>
          <table:table-cell office:value-type="string" table:style-name="ce1">
            <text:p>Jose, Diego de San; San Jose, Diego de</text:p>
          </table:table-cell>
          <table:table-cell table:number-columns-repeated="2" table:style-name="ce1"/>
          <table:table-cell office:value-type="string" table:style-name="ce4">
            <text:p>161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nduite chretienne de l'artisan congreganiste.</text:p>
          </table:table-cell>
          <table:table-cell table:number-columns-repeated="3" table:style-name="ce1"/>
          <table:table-cell office:value-type="string" table:style-name="ce4">
            <text:p>175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nférences écclésiastiques du diocèse de Périgueux, t. 4 : Sur la Morale Chrêtienne, divisé en trois Parties, qui sont marquées par les paroles de S. Paul: Ut sobriè, justè, et piè vivamus. Tit.2 Première partie</text:p>
          </table:table-cell>
          <table:table-cell table:number-columns-repeated="3" table:style-name="ce1"/>
          <table:table-cell office:value-type="string" table:style-name="ce4">
            <text:p>169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 la connoissance de Dieu et de soi-même.</text:p>
          </table:table-cell>
          <table:table-cell office:value-type="string" table:style-name="ce1">
            <text:p>Bossuet, Jacques-Bénigne</text:p>
          </table:table-cell>
          <table:table-cell table:number-columns-repeated="2" table:style-name="ce1"/>
          <table:table-cell office:value-type="string" table:style-name="ce4">
            <text:p>174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conseils de la sagesse , ou le recueil des maximes de Salomon les plus necessaires à l'homme pour se conduire sagement. : Avec des réflections sur ces maximes.</text:p>
          </table:table-cell>
          <table:table-cell table:number-columns-repeated="3" table:style-name="ce1"/>
          <table:table-cell office:value-type="string" table:style-name="ce4">
            <text:p>169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nsidérations sur les œuvres de Dieu, dans le regne de la nature et de la providence. Pour tous les Jours de l'Année. Tome premier qui comprend les quatre premiers mois de l'Année.</text:p>
          </table:table-cell>
          <table:table-cell office:value-type="string" table:style-name="ce1">
            <text:p>Sturm, Christoph Christian</text:p>
          </table:table-cell>
          <table:table-cell table:number-columns-repeated="2" table:style-name="ce1"/>
          <table:table-cell office:value-type="string" table:style-name="ce4">
            <text:p>178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nsidérations sur les œuvres de Dieu, dans le regne de la nature et de la providence. Pour tous les Jours de l'Année. Tome second qui comprend les mois de Mai, Juin, Juillet, et Août.</text:p>
          </table:table-cell>
          <table:table-cell office:value-type="string" table:style-name="ce1">
            <text:p>Sturm, Christoph Christian</text:p>
          </table:table-cell>
          <table:table-cell table:number-columns-repeated="2" table:style-name="ce1"/>
          <table:table-cell office:value-type="string" table:style-name="ce4">
            <text:p>178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nsiderazioni cristiane per tutti i giorni dell'Anno cogli evangeli di tutte le Domeniche. Tomo quarto.</text:p>
          </table:table-cell>
          <table:table-cell office:value-type="string" table:style-name="ce1">
            <text:p>Crasset, Jean (s j ); Crasset, Jean (s.j.)</text:p>
          </table:table-cell>
          <table:table-cell table:number-columns-repeated="2" table:style-name="ce1"/>
          <table:table-cell office:value-type="string" table:style-name="ce4">
            <text:p>174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nsiderazioni cristiane per tutti i giorni dell'Anno cogli evangeli di tutte le Domeniche. Tomo quarto. : Dalla Domenica XIV. dopo la Pentecoste fino alla prima Domenica dell'Avvento.</text:p>
          </table:table-cell>
          <table:table-cell office:value-type="string" table:style-name="ce1">
            <text:p>Crasset, Jean (s j ); Crasset, Jean (s.j.)</text:p>
          </table:table-cell>
          <table:table-cell table:number-columns-repeated="2" table:style-name="ce1"/>
          <table:table-cell office:value-type="string" table:style-name="ce4">
            <text:p>171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nsiderazioni cristiane per tutti i giorni dell'Anno cogli evangeli di tutte le Domeniche. Tomo secondo.</text:p>
          </table:table-cell>
          <table:table-cell office:value-type="string" table:style-name="ce1">
            <text:p>Crasset, Jean (s j ); Crasset, Jean (s.j.)</text:p>
          </table:table-cell>
          <table:table-cell table:number-columns-repeated="2" table:style-name="ce1"/>
          <table:table-cell office:value-type="string" table:style-name="ce4">
            <text:p>174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nsiderazioni cristiane per tutti i giorni dell'Anno cogli evangeli di tutte le Domeniche. Tomo terzo.</text:p>
          </table:table-cell>
          <table:table-cell office:value-type="string" table:style-name="ce1">
            <text:p>Crasset, Jean (s j ); Crasset, Jean (s.j.)</text:p>
          </table:table-cell>
          <table:table-cell table:number-columns-repeated="2" table:style-name="ce1"/>
          <table:table-cell office:value-type="string" table:style-name="ce4">
            <text:p>174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Considerazioni e pratiche divote per celebrare con frutto le sei domeniche in onore di San Luigi Gonzaga della compagnia di Gesù : Ed accresciute di tre Domeniche, che servono per compire la Novena di detto Santo.</text:p>
          </table:table-cell>
          <table:table-cell office:value-type="string" table:style-name="ce1">
            <text:p>Mattei, Pasquale De; De Mattei, Pasquale</text:p>
          </table:table-cell>
          <table:table-cell table:number-columns-repeated="2" table:style-name="ce1"/>
          <table:table-cell office:value-type="string" table:style-name="ce4">
            <text:p>182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onsolation de la Philosophie.</text:p>
          </table:table-cell>
          <table:table-cell office:value-type="string" table:style-name="ce1">
            <text:p>Ceriziers, René de</text:p>
          </table:table-cell>
          <table:table-cell table:number-columns-repeated="2" table:style-name="ce1"/>
          <table:table-cell office:value-type="string" table:style-name="ce4">
            <text:p>164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consolations de la Philosophie et de la Théologie.</text:p>
          </table:table-cell>
          <table:table-cell office:value-type="string" table:style-name="ce1">
            <text:p>Ceriziers, René de</text:p>
          </table:table-cell>
          <table:table-cell table:number-columns-repeated="2" table:style-name="ce1"/>
          <table:table-cell office:value-type="string" table:style-name="ce4">
            <text:p>164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couronne des saints. Tome II. Composé de l'octave du Tres-Saint Sacremant, et de Divers Sermons Panegeriques.</text:p>
          </table:table-cell>
          <table:table-cell office:value-type="string" table:style-name="ce1">
            <text:p>Léon, Réverend Père; Réverend Père Léon</text:p>
          </table:table-cell>
          <table:table-cell table:number-columns-repeated="2" table:style-name="ce1"/>
          <table:table-cell office:value-type="string" table:style-name="ce4">
            <text:p>165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claratio illustrissimae et reverendissimae ecclesiae principum Ludovici Antonii de Noailles, archiep. Parisiensis, Iacobi Benigni Bossuet, episcopi Meldensis, et Pauli de Godet des Marais, episcopi Carnorensis circa librum qui est titulus: Explication des maximes des saints par Messire François de Salignac Fénélon. (Livre, 1697) [WorldCat.org]</text:p>
          </table:table-cell>
          <table:table-cell table:number-columns-repeated="3" table:style-name="ce1"/>
          <table:table-cell office:value-type="string" table:style-name="ce4">
            <text:p>169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éfense de l'histoire des variations contre la réponse de M. Basnage ministre de Roterdam.</text:p>
          </table:table-cell>
          <table:table-cell office:value-type="string" table:style-name="ce1">
            <text:p>Bossuet, Jacques-Bénigne</text:p>
          </table:table-cell>
          <table:table-cell table:number-columns-repeated="2" table:style-name="ce1"/>
          <table:table-cell office:value-type="string" table:style-name="ce4">
            <text:p>172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l viuer delli romani et di conseruar la sanità di M. Alessandro Petronio da Ciuita Castellana libri cinque doue si tratta del sito di Roma, dell'aria, de' venti, delle stagioni, dell'Acque, de' vini, delle carni, de'pesci, de' frutti, delle erbe, e di tutte l'altre cose pertinenti al governo degli huomini, et delle Donne d'ogni età et conditione : Con dui libri appresso dell'istesso autore, del mantenere il ventre molle senza medicine. Tradotti dalla lingua latina nella volgare, dall'eccellente medico M. Basilio Parauicino, da Como. Con molte postille in margine, &amp; vna tauola copiosissima delle cose notabili</text:p>
          </table:table-cell>
          <table:table-cell office:value-type="string" table:style-name="ce1">
            <text:p>Petronio, Alessandro</text:p>
          </table:table-cell>
          <table:table-cell table:number-columns-repeated="2" table:style-name="ce1"/>
          <table:table-cell office:value-type="string" table:style-name="ce4">
            <text:p>159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lizie spirituali di San Gertruda : A dilettazione, e profito dell'uomo interiore, dedicato alli divoti di detta santa.</text:p>
          </table:table-cell>
          <table:table-cell table:number-columns-repeated="3" table:style-name="ce1"/>
          <table:table-cell office:value-type="string" table:style-name="ce4">
            <text:p>177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lle antichità Giudaiche</text:p>
          </table:table-cell>
          <table:table-cell office:value-type="string" table:style-name="ce1">
            <text:p>Josephus, Flavius Josèphe [Flavius; Flavius Josèphe [Flavius Josephus]</text:p>
          </table:table-cell>
          <table:table-cell table:number-columns-repeated="2" table:style-name="ce1"/>
          <table:table-cell office:value-type="string" table:style-name="ce4">
            <text:p>160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devotion au coeur de Jesus. Recueil d'instructions et de prières, pour l'Association du Coeur de Jésus, chez les Religieuses de la Visitation de Strasbourg. : seconde édition, revüe &amp; augmentée.</text:p>
          </table:table-cell>
          <table:table-cell table:number-columns-repeated="3" table:style-name="ce1"/>
          <table:table-cell office:value-type="string" table:style-name="ce4">
            <text:p>174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devotion des treize vendredis, a l'honneur de Saint Francois de Paule, fondateur de l'ordre des Minimes. : Dedié à la Reyne.</text:p>
          </table:table-cell>
          <table:table-cell office:value-type="string" table:style-name="ce1">
            <text:p>Reinier, Timothée de</text:p>
          </table:table-cell>
          <table:table-cell table:number-columns-repeated="2" table:style-name="ce1"/>
          <table:table-cell office:value-type="string" table:style-name="ce4">
            <text:p>166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dialogue de consolation entre l'âme et raison, faict et composé par ung religieux de la réformation de l'ordre de Fontevrault, nouvellement imprimé à Paris</text:p>
          </table:table-cell>
          <table:table-cell office:value-type="string" table:style-name="ce1">
            <text:p>Roy, François Le; Le Roy, François</text:p>
          </table:table-cell>
          <table:table-cell table:number-columns-repeated="2" table:style-name="ce1"/>
          <table:table-cell office:value-type="string" table:style-name="ce4">
            <text:p>153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ctionnaire géographique-portatif ou description des royaumes, provinces, villes, patriarchats, évéchés, duchés, comtés, marquisats, villes impériales et anséatiques, ports, forteresses, citadelles, et autres lieux considérables des quatre parties du monde.</text:p>
          </table:table-cell>
          <table:table-cell office:value-type="string" table:style-name="ce1">
            <text:p>Echard, Lawrence; Ladvocat, Jean-Baptiste</text:p>
          </table:table-cell>
          <table:table-cell table:number-columns-repeated="2" table:style-name="ce1"/>
          <table:table-cell office:value-type="string" table:style-name="ce4">
            <text:p>178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eu seul, ou association pour l'intérêt de Dieu seul</text:p>
          </table:table-cell>
          <table:table-cell office:value-type="string" table:style-name="ce1">
            <text:p>Boudon, Henri-Marie</text:p>
          </table:table-cell>
          <table:table-cell table:number-columns-repeated="2" table:style-name="ce1"/>
          <table:table-cell office:value-type="string" table:style-name="ce4">
            <text:p>181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divozione all'amabilissimo e divino cuore di nostro signor Gesù Cristo.</text:p>
          </table:table-cell>
          <table:table-cell office:value-type="string" table:style-name="ce1">
            <text:p>Lanspergio, Giovanni</text:p>
          </table:table-cell>
          <table:table-cell table:number-columns-repeated="2" table:style-name="ce1"/>
          <table:table-cell office:value-type="string" table:style-name="ce4">
            <text:p>175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10. Dizionario delle ricreazioni di scienze fisiche et matematiche che contiene la spiegazione di molti arcani, le scoperte ingenose e variate dell'industria, ed una quantità di cose e giuochi dilettevoli e sorprendenti col modo di eseguirli : tomo X</text:p>
          </table:table-cell>
          <table:table-cell table:number-columns-repeated="3" table:style-name="ce1"/>
          <table:table-cell office:value-type="string" table:style-name="ce4">
            <text:p>180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11. Dizionario delle ricreazioni di scienze fisiche et matematiche che contiene la spiegazione di molti arcani, le scoperte ingenose e variate dell'industria, ed una quantità di cose e giuochi dilettevoli e sorprendenti col modo di eseguirli : tomo XI</text:p>
          </table:table-cell>
          <table:table-cell table:number-columns-repeated="3" table:style-name="ce1"/>
          <table:table-cell office:value-type="string" table:style-name="ce4">
            <text:p>180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12. Dizionario delle ricreazioni di scienze fisiche et matematiche che contiene la spiegazione di molti arcani, le scoperte ingenose e variate dell'industria, ed una quantità di cose e giuochi dilettevoli e sorprendenti col modo di eseguirli : tomo XII</text:p>
          </table:table-cell>
          <table:table-cell table:number-columns-repeated="3" table:style-name="ce1"/>
          <table:table-cell office:value-type="string" table:style-name="ce4">
            <text:p>180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13. Dizionario delle ricreazioni di scienze fisiche et matematiche che contiene la spiegazione di molti arcani, le scoperte ingenose e variate dell'industria, ed una quantità di cose e giuochi dilettevoli e sorprendenti col modo di eseguirli : tomo XIII</text:p>
          </table:table-cell>
          <table:table-cell table:number-columns-repeated="3" table:style-name="ce1"/>
          <table:table-cell office:value-type="string" table:style-name="ce4">
            <text:p>180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14. Dizionario delle ricreazioni di scienze fisiche et matematiche che contiene la spiegazione di molti arcani, le scoperte ingenose e variate dell'industria, ed una quantità di cose e giuochi dilettevoli e sorprendenti col modo di eseguirli : tomo XIV</text:p>
          </table:table-cell>
          <table:table-cell table:number-columns-repeated="3" table:style-name="ce1"/>
          <table:table-cell office:value-type="string" table:style-name="ce4">
            <text:p>180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2. Dizionario delle ricreazioni di scienze fisiche et matematiche che contiene la spiegazione di molti arcani, le scoperte ingenose e variate dell'industria, ed una quantità di cose e giuochi dilettevoli e sorprendenti col modo di eseguirli : tomo II</text:p>
          </table:table-cell>
          <table:table-cell table:number-columns-repeated="3" table:style-name="ce1"/>
          <table:table-cell office:value-type="string" table:style-name="ce4">
            <text:p>180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3. Dizionario delle ricreazioni di scienze fisiche et matematiche che contiene la spiegazione di molti arcani, le scoperte ingenose e variate dell'industria, ed una quantità di cose e giuochi dilettevoli e sorprendenti col modo di eseguirli : tomo III</text:p>
          </table:table-cell>
          <table:table-cell table:number-columns-repeated="3" table:style-name="ce1"/>
          <table:table-cell office:value-type="string" table:style-name="ce4">
            <text:p>180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4. Dizionario delle ricreazioni di scienze fisiche et matematiche che contiene la spiegazione di molti arcani, le scoperte ingenose e variate dell'industria, ed una quantità di cose e giuochi dilettevoli e sorprendenti col modo di eseguirli : tomo IV</text:p>
          </table:table-cell>
          <table:table-cell table:number-columns-repeated="3" table:style-name="ce1"/>
          <table:table-cell office:value-type="string" table:style-name="ce4">
            <text:p>180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5. Dizionario delle ricreazioni di scienze fisiche et matematiche che contiene la spiegazione di molti arcani, le scoperte ingenose e variate dell'industria, ed una quantità di cose e giuochi dilettevoli e sorprendenti col modo di eseguirli : tomo V</text:p>
          </table:table-cell>
          <table:table-cell table:number-columns-repeated="3" table:style-name="ce1"/>
          <table:table-cell office:value-type="string" table:style-name="ce4">
            <text:p>180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6. Dizionario delle ricreazioni di scienze fisiche et matematiche che contiene la spiegazione di molti arcani, le scoperte ingenose e variate dell'industria, ed una quantità di cose e giuochi dilettevoli e sorprendenti col modo di eseguirli : tomo VI</text:p>
          </table:table-cell>
          <table:table-cell table:number-columns-repeated="3" table:style-name="ce1"/>
          <table:table-cell office:value-type="string" table:style-name="ce4">
            <text:p>180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7. Dizionario delle ricreazioni di scienze fisiche et matematiche che contiene la spiegazione di molti arcani, le scoperte ingenose e variate dell'industria, ed una quantità di cose e giuochi dilettevoli e sorprendenti col modo di eseguirli : tomo VII</text:p>
          </table:table-cell>
          <table:table-cell table:number-columns-repeated="3" table:style-name="ce1"/>
          <table:table-cell office:value-type="string" table:style-name="ce4">
            <text:p>180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8. Dizionario delle ricreazioni di scienze fisiche et matematiche che contiene la spiegazione di molti arcani, le scoperte ingenose e variate dell'industria, ed una quantità di cose e giuochi dilettevoli e sorprendenti col modo di eseguirli : tomo VIII</text:p>
          </table:table-cell>
          <table:table-cell table:number-columns-repeated="3" table:style-name="ce1"/>
          <table:table-cell office:value-type="string" table:style-name="ce4">
            <text:p>180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elle ricreazioni, 9. Dizionario delle ricreazioni di scienze fisiche et matematiche che contiene la spiegazione di molti arcani, le scoperte ingenose e variate dell'industria, ed una quantità di cose e giuochi dilettevoli e sorprendenti col modo di eseguirli : tomo IX</text:p>
          </table:table-cell>
          <table:table-cell table:number-columns-repeated="3" table:style-name="ce1"/>
          <table:table-cell office:value-type="string" table:style-name="ce4">
            <text:p>180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izionario di storia naturale dell'enciclopedia metodica di Parigi tradotto in italiano con aggiunte, storia degli animali quadrupedi. Tomo I, parte I.</text:p>
          </table:table-cell>
          <table:table-cell table:number-columns-repeated="3" table:style-name="ce1"/>
          <table:table-cell office:value-type="string" table:style-name="ce4">
            <text:p>179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éléments de l'histoire, par l'abbé de Vallemont</text:p>
          </table:table-cell>
          <table:table-cell office:value-type="string" table:style-name="ce1">
            <text:p>Vallemont, Pierre Le Lorrain de</text:p>
          </table:table-cell>
          <table:table-cell table:number-columns-repeated="2" table:style-name="ce1"/>
          <table:table-cell office:value-type="string" table:style-name="ce4">
            <text:p>172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s éléments de l'histoire, par l'abbé de Vallemont</text:p>
          </table:table-cell>
          <table:table-cell office:value-type="string" table:style-name="ce1">
            <text:p>Vallemont, Pierre Le Lorrain de</text:p>
          </table:table-cell>
          <table:table-cell table:number-columns-repeated="2" table:style-name="ce1"/>
          <table:table-cell office:value-type="string" table:style-name="ce4">
            <text:p>175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loges des evesques qui dans tous les siecles de l'Eglise ont fleury en Doctrine &amp; en Sainteté.</text:p>
          </table:table-cell>
          <table:table-cell office:value-type="string" table:style-name="ce1">
            <text:p>Godeau, Antoine</text:p>
          </table:table-cell>
          <table:table-cell table:number-columns-repeated="2" table:style-name="ce1"/>
          <table:table-cell office:value-type="string" table:style-name="ce4">
            <text:p>166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loges historiques des empereurs, des roys, des princes, des impératrices, des reynes, et des princesses qui dans tous les siècles ont excellé en piété</text:p>
          </table:table-cell>
          <table:table-cell office:value-type="string" table:style-name="ce1">
            <text:p>Godeau, Antoine</text:p>
          </table:table-cell>
          <table:table-cell table:number-columns-repeated="2" table:style-name="ce1"/>
          <table:table-cell office:value-type="string" table:style-name="ce4">
            <text:p>166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elviesi ovvero lettere provinciali filosofiche dell'abate Barruel tradotte dall'idioma francese. Tomo I.</text:p>
          </table:table-cell>
          <table:table-cell office:value-type="string" table:style-name="ce1">
            <text:p>Barruel, Augustin</text:p>
          </table:table-cell>
          <table:table-cell table:number-columns-repeated="2" table:style-name="ce1"/>
          <table:table-cell office:value-type="string" table:style-name="ce4">
            <text:p>18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elviesi ovvero lettere provinciali filosofiche dell'abate Barruel tradotte dall'idioma francese. Tomo II.</text:p>
          </table:table-cell>
          <table:table-cell office:value-type="string" table:style-name="ce1">
            <text:p>Barruel, Augustin</text:p>
          </table:table-cell>
          <table:table-cell table:number-columns-repeated="2" table:style-name="ce1"/>
          <table:table-cell office:value-type="string" table:style-name="ce4">
            <text:p>18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elviesi ovvero lettere provinciali filosofiche dell'abate Barruel tradotte dall'idioma francese. Tomo III.</text:p>
          </table:table-cell>
          <table:table-cell office:value-type="string" table:style-name="ce1">
            <text:p>Barruel, Augustin</text:p>
          </table:table-cell>
          <table:table-cell table:number-columns-repeated="2" table:style-name="ce1"/>
          <table:table-cell office:value-type="string" table:style-name="ce4">
            <text:p>18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elviesi ovvero lettere provinciali filosofiche dell'abate Barruel tradotte dall'idioma francese. Tomo IV.</text:p>
          </table:table-cell>
          <table:table-cell office:value-type="string" table:style-name="ce1">
            <text:p>Barruel, Augustin</text:p>
          </table:table-cell>
          <table:table-cell table:number-columns-repeated="2" table:style-name="ce1"/>
          <table:table-cell office:value-type="string" table:style-name="ce4">
            <text:p>18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elviesi ovvero lettere provinciali filosofiche dell'abate Barruel tradotte dall'idioma francese. Tomo V.</text:p>
          </table:table-cell>
          <table:table-cell office:value-type="string" table:style-name="ce1">
            <text:p>Barruel, Augustin</text:p>
          </table:table-cell>
          <table:table-cell table:number-columns-repeated="2" table:style-name="ce1"/>
          <table:table-cell office:value-type="string" table:style-name="ce4">
            <text:p>18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nchiridion piarum meditationum, in omne Dominicas, Sanctorum Festa, Christi passionem, &amp; caetera in sequenti pagina comprehensa.</text:p>
          </table:table-cell>
          <table:table-cell office:value-type="string" table:style-name="ce1">
            <text:p>Busae, Ioannis</text:p>
          </table:table-cell>
          <table:table-cell table:number-columns-repeated="2" table:style-name="ce1"/>
          <table:table-cell office:value-type="string" table:style-name="ce4">
            <text:p>161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ntretiens avec Jesus-Christ dans le très-saint sacrement de l'autel : contenant divers Exercices de piété pour honorer ce divin Mystere, &amp; pour s'en approcher dignement. Nouvelle édition plus correcte &amp; plus ample que les précédentes.</text:p>
          </table:table-cell>
          <table:table-cell table:number-columns-repeated="3" table:style-name="ce1"/>
          <table:table-cell office:value-type="string" table:style-name="ce4">
            <text:p>1769</text:p>
          </table:table-cell>
          <table:table-cell table:number-columns-repeated="2" table:style-name="ce1"/>
          <table:table-cell office:value-type="string" table:style-name="ce3">
            <text:p>Saint-Louis des Français<text:s/></text:p>
          </table:table-cell>
          <table:table-cell table:number-columns-repeated="16375"/>
        </table:table-row>
        <table:table-row table:number-rows-repeated="2" table:style-name="ro1">
          <table:table-cell office:value-type="string" table:style-name="ce1">
            <text:p>Livre</text:p>
          </table:table-cell>
          <table:table-cell office:value-type="string" table:style-name="ce1">
            <text:p>Epistole ed Evangeli che si leggono tutto l'anno alle Messe. Secondo l'uso della Santa Romana Chiesa, e l'ordine del Messale Romano. Con alcuni Sermoni sopra l'Orazione, Digiuno, ed Elemosina.</text:p>
          </table:table-cell>
          <table:table-cell office:value-type="string" table:style-name="ce1">
            <text:p>Fiorentino, Remigio</text:p>
          </table:table-cell>
          <table:table-cell table:number-columns-repeated="2" table:style-name="ce1"/>
          <table:table-cell office:value-type="string" table:style-name="ce4">
            <text:p>181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sercitii per acquistare e mantenere lo spirito, con alcune considerationi morali, sopra le Feste tra l'anno. : Parte prima</text:p>
          </table:table-cell>
          <table:table-cell office:value-type="string" table:style-name="ce1">
            <text:p>Megali, Marcello</text:p>
          </table:table-cell>
          <table:table-cell table:number-columns-repeated="2" table:style-name="ce1"/>
          <table:table-cell office:value-type="string" table:style-name="ce4">
            <text:p>164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sercizi spirituali di San Ignazio indirizzati a' cavalieri, ed alle dame.</text:p>
          </table:table-cell>
          <table:table-cell office:value-type="string" table:style-name="ce1">
            <text:p>Barbugli, Demetrio</text:p>
          </table:table-cell>
          <table:table-cell table:number-columns-repeated="2" table:style-name="ce1"/>
          <table:table-cell office:value-type="string" table:style-name="ce4">
            <text:p>173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vangile médité. L'Evangile médité</text:p>
          </table:table-cell>
          <table:table-cell office:value-type="string" table:style-name="ce1">
            <text:p>DUQUESNE, Abbé; DUQUESNE, Abbé</text:p>
          </table:table-cell>
          <table:table-cell table:number-columns-repeated="2" table:style-name="ce1"/>
          <table:table-cell office:value-type="string" table:style-name="ce4">
            <text:p>187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vangiles. Explication des Evangiles des dimanches</text:p>
          </table:table-cell>
          <table:table-cell office:value-type="string" table:style-name="ce1">
            <text:p>Langres, Msg de; Msg de Langres</text:p>
          </table:table-cell>
          <table:table-cell table:number-columns-repeated="2" table:style-name="ce1"/>
          <table:table-cell office:value-type="string" table:style-name="ce4">
            <text:p>1800</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xcellence et la pratique de la dévotion aux sacrés coeurs de Jésus et Marie; considérations pour le premier vendredi de chaque mois, Pratiques &amp; Prieres.</text:p>
          </table:table-cell>
          <table:table-cell office:value-type="string" table:style-name="ce1">
            <text:p>J, M. B.; M. B. J.</text:p>
          </table:table-cell>
          <table:table-cell table:number-columns-repeated="2" table:style-name="ce1"/>
          <table:table-cell office:value-type="string" table:style-name="ce4">
            <text:p>176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xercice de piété pour la communion. Nouvelle édition.</text:p>
          </table:table-cell>
          <table:table-cell office:value-type="string" table:style-name="ce1">
            <text:p>Griffet; Griffet</text:p>
          </table:table-cell>
          <table:table-cell table:number-columns-repeated="2" table:style-name="ce1"/>
          <table:table-cell office:value-type="string" table:style-name="ce4">
            <text:p>176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Expositio in psalterium</text:p>
          </table:table-cell>
          <table:table-cell office:value-type="string" table:style-name="ce1">
            <text:p>Torquemada, Juan de</text:p>
          </table:table-cell>
          <table:table-cell table:number-columns-repeated="5"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Fondamenti della vita spirituale tratti dal libro dell'Imitatione di Giesu Christo : Alla Santità di Nostro Signore Innocentio I. Pontefice Massimo.</text:p>
          </table:table-cell>
          <table:table-cell office:value-type="string" table:style-name="ce1">
            <text:p>Surini, Giuseppe</text:p>
          </table:table-cell>
          <table:table-cell table:number-columns-repeated="2" table:style-name="ce1"/>
          <table:table-cell office:value-type="string" table:style-name="ce4">
            <text:p>167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Forma cleri, secundum exemplar quod ecclesiae, sanctisque patribus a Christo Domino summo sacerdote monstratum est. Tome I - II : [t. 1] De sacro sancto cleri statu, ejusque diversis ordinibus. [t.2] De praecipuis cleri virtutibus.</text:p>
          </table:table-cell>
          <table:table-cell office:value-type="string" table:style-name="ce1">
            <text:p>Tronson, Louis</text:p>
          </table:table-cell>
          <table:table-cell table:number-columns-repeated="2" table:style-name="ce1"/>
          <table:table-cell office:value-type="string" table:style-name="ce4">
            <text:p>179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Forma cleri, secundum exemplar quod ecclesiae, sanctisque patribus a Christo Domino summo sacerdote monstratum est. Tome III - IV : [t. 3] De praecipuis vitiis clero contrariis. [t.4] De praecipuis ad ecclesiasticam perfectionem acquirendam mediis.</text:p>
          </table:table-cell>
          <table:table-cell office:value-type="string" table:style-name="ce1">
            <text:p>Tronson, Louis</text:p>
          </table:table-cell>
          <table:table-cell table:number-columns-repeated="2" table:style-name="ce1"/>
          <table:table-cell office:value-type="string" table:style-name="ce4">
            <text:p>1797</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Forma cleri, secundum exemplar quod ecclesiae, sanctisque patribus a Christo Domino summo sacerdote monstratum est. Tome V - VI : [t. 5] De quibusdam impedimentis, quae vel omnem clericorum profectum retardant, vel potissimum prohibent. [t.6] De summa status clericalis dignitate, summoque periculo.</text:p>
          </table:table-cell>
          <table:table-cell office:value-type="string" table:style-name="ce1">
            <text:p>Tronson, Louis</text:p>
          </table:table-cell>
          <table:table-cell table:number-columns-repeated="2" table:style-name="ce1"/>
          <table:table-cell office:value-type="string" table:style-name="ce4">
            <text:p>177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a gerarchia cardinalizia [...] A Clemente XI. pontefice massimo.</text:p>
          </table:table-cell>
          <table:table-cell office:value-type="string" table:style-name="ce1">
            <text:p>Carlo Bartolomeo Piazza</text:p>
          </table:table-cell>
          <table:table-cell table:number-columns-repeated="2" table:style-name="ce1"/>
          <table:table-cell office:value-type="string" table:style-name="ce4">
            <text:p>17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Geroglifici morali : Opera nuova, hora mandata in luce sopra molte virtù da seguirsi, e vitii da fuggirsi, utile à Predicatori, Oratori, ed altri studiosi. Arrichita con cinque Tavole utilissime.</text:p>
          </table:table-cell>
          <table:table-cell office:value-type="string" table:style-name="ce1">
            <text:p>Ricci, Vincenzo</text:p>
          </table:table-cell>
          <table:table-cell table:number-columns-repeated="2" table:style-name="ce1"/>
          <table:table-cell office:value-type="string" table:style-name="ce4">
            <text:p>162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De Gloria sancti Remigii proprii francorum apostoli et prophetae: per quem caelestis unctionis munus, Regibus Christianissimis, divinitùs impetratum est, libri quatuor. Quibus subnectitur assertio veritatis, sacrae Ampullae Remensis. Ad Ludovicum decimum-quartum, Adeodatum, Galliarum et Navarre Regem.</text:p>
          </table:table-cell>
          <table:table-cell office:value-type="string" table:style-name="ce1">
            <text:p>Saussay, André Du; Du Saussay, André</text:p>
          </table:table-cell>
          <table:table-cell table:number-columns-repeated="2" table:style-name="ce1"/>
          <table:table-cell office:value-type="string" table:style-name="ce4">
            <text:p>166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grand dictionnaire historique, ou le mélange curieux de l'Histoire sacrée et profane; qui contient en abrégé, Les vies et les actions remarquables [...] avec l'Histoire des Conciles Généraux &amp; Particuliers, sous le nom des lieux où ils ont été tenus. Tome huitième Lettre T - Z.</text:p>
          </table:table-cell>
          <table:table-cell office:value-type="string" table:style-name="ce1">
            <text:p>Moreri, Louis</text:p>
          </table:table-cell>
          <table:table-cell table:number-columns-repeated="2" table:style-name="ce1"/>
          <table:table-cell office:value-type="string" table:style-name="ce4">
            <text:p>174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grand dictionnaire historique, ou le mélange curieux de l'Histoire sacrée et profane; qui contient en abrégé, Les vies et les actions remarquables [...] avec l'Histoire des Conciles Généraux &amp; Particuliers, sous le nom des lieux où ils ont été tenus. Tome premier Lettre A.</text:p>
          </table:table-cell>
          <table:table-cell office:value-type="string" table:style-name="ce1">
            <text:p>Moreri, Louis</text:p>
          </table:table-cell>
          <table:table-cell table:number-columns-repeated="2" table:style-name="ce1"/>
          <table:table-cell office:value-type="string" table:style-name="ce4">
            <text:p>174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grand dictionnaire historique, ou le mélange curieux de l'Histoire sacrée et profane; qui contient en abrégé, Les vies et les actions remarquables [...] avec l'Histoire des Conciles Généraux &amp; Particuliers, sous le nom des lieux où ils ont été tenus. Tome quatrième Lettre D - G.</text:p>
          </table:table-cell>
          <table:table-cell office:value-type="string" table:style-name="ce1">
            <text:p>Moreri, Louis</text:p>
          </table:table-cell>
          <table:table-cell table:number-columns-repeated="2" table:style-name="ce1"/>
          <table:table-cell office:value-type="string" table:style-name="ce4">
            <text:p>174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grand dictionnaire historique, ou le mélange curieux de l'Histoire sacrée et profane; qui contient en abrégé, Les vies et les actions remarquables [...] avec l'Histoire des Conciles Généraux &amp; Particuliers, sous le nom des lieux où ils ont été tenus. Tome second Lettre B.</text:p>
          </table:table-cell>
          <table:table-cell office:value-type="string" table:style-name="ce1">
            <text:p>Moreri, Louis</text:p>
          </table:table-cell>
          <table:table-cell table:number-columns-repeated="2" table:style-name="ce1"/>
          <table:table-cell office:value-type="string" table:style-name="ce4">
            <text:p>174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grand dictionnaire historique, ou le mélange curieux de l'Histoire sacrée et profane; qui contient en abrégé, Les vies et les actions remarquables [...] avec l'Histoire des Conciles Généraux &amp; Particuliers, sous le nom des lieux où ils ont été tenus. Tome septième Lettre P - S.</text:p>
          </table:table-cell>
          <table:table-cell office:value-type="string" table:style-name="ce1">
            <text:p>Moreri, Louis</text:p>
          </table:table-cell>
          <table:table-cell table:number-columns-repeated="2" table:style-name="ce1"/>
          <table:table-cell office:value-type="string" table:style-name="ce4">
            <text:p>174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e grand dictionnaire historique, ou le mélange curieux de l'Histoire sacrée et profane; qui contient en abrégé, Les vies et les actions remarquables [...] avec l'Histoire des Conciles Généraux &amp; Particuliers, sous le nom des lieux où ils ont été tenus. Tome troisième Lettre C.</text:p>
          </table:table-cell>
          <table:table-cell office:value-type="string" table:style-name="ce1">
            <text:p>Moreri, Louis</text:p>
          </table:table-cell>
          <table:table-cell table:number-columns-repeated="2" table:style-name="ce1"/>
          <table:table-cell office:value-type="string" table:style-name="ce4">
            <text:p>1744</text:p>
          </table:table-cell>
          <table:table-cell table:number-columns-repeated="2" table:style-name="ce1"/>
          <table:table-cell office:value-type="string" table:style-name="ce3">
            <text:p>Saint-Louis des Français<text:s/></text:p>
          </table:table-cell>
          <table:table-cell table:number-columns-repeated="16375"/>
        </table:table-row>
        <table:table-row table:number-rows-repeated="2" table:style-name="ro1">
          <table:table-cell office:value-type="string" table:style-name="ce1">
            <text:p>Livre</text:p>
          </table:table-cell>
          <table:table-cell office:value-type="string" table:style-name="ce1">
            <text:p>La guide des pecheurs</text:p>
          </table:table-cell>
          <table:table-cell office:value-type="string" table:style-name="ce1">
            <text:p>Grenade, Louis de</text:p>
          </table:table-cell>
          <table:table-cell table:number-columns-repeated="2" table:style-name="ce1"/>
          <table:table-cell office:value-type="string" table:style-name="ce4">
            <text:p>171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u Ciel où l'on recherche l'origine de l'idolatrie et les méprises de la philosophie sur la formation des corps célestes et de toute la nature : tome premier</text:p>
          </table:table-cell>
          <table:table-cell office:value-type="string" table:style-name="ce1">
            <text:p>Pluche, Antoine</text:p>
          </table:table-cell>
          <table:table-cell table:number-columns-repeated="2" table:style-name="ce1"/>
          <table:table-cell office:value-type="string" table:style-name="ce4">
            <text:p>175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u Ciel où l'on recherche l'origine de l'idolatrie et les méprises de la philosophie sur la formation des corps célestes et de toute la nature : tome second</text:p>
          </table:table-cell>
          <table:table-cell office:value-type="string" table:style-name="ce1">
            <text:p>Pluche, Antoine</text:p>
          </table:table-cell>
          <table:table-cell table:number-columns-repeated="2" table:style-name="ce1"/>
          <table:table-cell office:value-type="string" table:style-name="ce4">
            <text:p>175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histoire des dames illustres de l'Ancien Testament. Qui sont toutes figures expresses de la Tres-Sainte Vierge mere de Dieu. Ouvrage tres utile pour la bonne conduitte de la vie, &amp; pour l'intelligence de l'Histoire Saincte.</text:p>
          </table:table-cell>
          <table:table-cell office:value-type="string" table:style-name="ce1">
            <text:p>Martin, Simon</text:p>
          </table:table-cell>
          <table:table-cell table:number-columns-repeated="2" table:style-name="ce1"/>
          <table:table-cell office:value-type="string" table:style-name="ce4">
            <text:p>164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e la dernière révolution de Gênes : avec une carte de la Ville et de ses environs t. 1</text:p>
          </table:table-cell>
          <table:table-cell table:number-columns-repeated="3" table:style-name="ce1"/>
          <table:table-cell office:value-type="string" table:style-name="ce4">
            <text:p>1758</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et description générale du Japon, 2. Histoire et description générale du Japon : ou l'on trouvera tout ce qu'on a pu apprendre de la nature et des productions du Pays, du Caractere et des Coutpumes des Habitans, du Gouvernement et du Commerce, des Révolutions arrivées dans l'Empire et dans la Religion</text:p>
          </table:table-cell>
          <table:table-cell office:value-type="string" table:style-name="ce1">
            <text:p>Charlevoix, Pierre-François-Xavier de</text:p>
          </table:table-cell>
          <table:table-cell table:number-columns-repeated="2" table:style-name="ce1"/>
          <table:table-cell office:value-type="string" table:style-name="ce4">
            <text:p>173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e l'Eglise du Japon : t.1</text:p>
          </table:table-cell>
          <table:table-cell office:value-type="string" table:style-name="ce1">
            <text:p>Crasset, Jean (s j ); Crasset, Jean (s.j.)</text:p>
          </table:table-cell>
          <table:table-cell table:number-columns-repeated="2" table:style-name="ce1"/>
          <table:table-cell office:value-type="string" table:style-name="ce4">
            <text:p>171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e l'Eglise du Japon : t. 2</text:p>
          </table:table-cell>
          <table:table-cell office:value-type="string" table:style-name="ce1">
            <text:p>Crasset, Jean (s j ); Crasset, Jean (s.j.)</text:p>
          </table:table-cell>
          <table:table-cell table:number-columns-repeated="2" table:style-name="ce1"/>
          <table:table-cell office:value-type="string" table:style-name="ce4">
            <text:p>171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e l'empereur Charles Quint</text:p>
          </table:table-cell>
          <table:table-cell office:value-type="string" table:style-name="ce1">
            <text:p>Figueroa, Juan Antonio de Vera Zúiga y; Vera Zúiga y Figueroa, Juan Antonio de</text:p>
          </table:table-cell>
          <table:table-cell table:number-columns-repeated="5"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es grands Vizirs Mahomet Coprogli Pacha et Ahcmet Coprogli Pacha : Celle des trois grands derniers Grands Seigneur(sic) de leurs Sultanes, et principales favorites avec les plus secrettes intrigues du Serrail. Et plusieurs autres particularités des guerres de Dalmatie, Transilvanie, Hongrie, Candie et Pologne. Avec le plan de la bataille de Cotzchin</text:p>
          </table:table-cell>
          <table:table-cell office:value-type="string" table:style-name="ce1">
            <text:p>Chassepol, François de</text:p>
          </table:table-cell>
          <table:table-cell table:number-columns-repeated="2" table:style-name="ce1"/>
          <table:table-cell office:value-type="string" table:style-name="ce4">
            <text:p>167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es révolutions d'Espagne : revue et publiée par les Pères Rouillé et Brumoy</text:p>
          </table:table-cell>
          <table:table-cell office:value-type="string" table:style-name="ce1">
            <text:p>Rouillé, Pierre-Julien; Brumoy, Pierre; Père Joseph d'Orléans</text:p>
          </table:table-cell>
          <table:table-cell table:number-columns-repeated="2" table:style-name="ce1"/>
          <table:table-cell office:value-type="string" table:style-name="ce4">
            <text:p>1734</text:p>
          </table:table-cell>
          <table:table-cell table:number-columns-repeated="2" table:style-name="ce1"/>
          <table:table-cell office:value-type="string" table:style-name="ce3">
            <text:p>Saint-Louis des Français<text:s/></text:p>
          </table:table-cell>
          <table:table-cell table:number-columns-repeated="16375"/>
        </table:table-row>
        <table:table-row table:number-rows-repeated="2" table:style-name="ro1">
          <table:table-cell office:value-type="string" table:style-name="ce1">
            <text:p>Livre</text:p>
          </table:table-cell>
          <table:table-cell office:value-type="string" table:style-name="ce1">
            <text:p>Histoire romaine depuis la fondation de Rome, avec des notes historiques, géographiques et critiques... par les RR. PP. Catrou et Rouillé,...</text:p>
          </table:table-cell>
          <table:table-cell office:value-type="string" table:style-name="ce1">
            <text:p>Catrou, François</text:p>
          </table:table-cell>
          <table:table-cell table:number-columns-repeated="2" table:style-name="ce1"/>
          <table:table-cell office:value-type="string" table:style-name="ce4">
            <text:p>1731</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istoire de Sainte Élisabeth de Hongrie, duchesse de Thuringe. Tome premier.</text:p>
          </table:table-cell>
          <table:table-cell office:value-type="string" table:style-name="ce1">
            <text:p>MONTALEMBERT, Charles de</text:p>
          </table:table-cell>
          <table:table-cell table:number-columns-repeated="2" table:style-name="ce1"/>
          <table:table-cell office:value-type="string" table:style-name="ce4">
            <text:p>1896</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Homelie, ou paraphrase du pseaume L. Miserere mei Deus, &amp; ceatera. En forme d'instruction, Très-utile à toutes les Personnes qui desirent retourner à Dieu par une veritable &amp; solide Penitence.</text:p>
          </table:table-cell>
          <table:table-cell office:value-type="string" table:style-name="ce1">
            <text:p>Calabre, Edme</text:p>
          </table:table-cell>
          <table:table-cell table:number-columns-repeated="2" table:style-name="ce1"/>
          <table:table-cell office:value-type="string" table:style-name="ce4">
            <text:p>1719</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 dardi rabbinici, infranti dal Padre Lettore F. Luigi Maria Benetelli Vincentino, dell'Ordine de' Minimi. Risposta à gli argomenti contro le saette di gionata. Opera Sommamente necessaria per i Giudei, utile e curiosa per i Cristiani.</text:p>
          </table:table-cell>
          <table:table-cell office:value-type="string" table:style-name="ce1">
            <text:p>Vicentino, F. Luigi Maria Benetelli; Maria Benetelli Vicentino, F. Luigi</text:p>
          </table:table-cell>
          <table:table-cell table:number-columns-repeated="2" table:style-name="ce1"/>
          <table:table-cell office:value-type="string" table:style-name="ce4">
            <text:p>170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 prodigi della grazia : Espressi nella Conversazione d'alcuni grandi peccatori morti da veri penitenti nel monistero di Casamari della stretta osservanza cisterciense.</text:p>
          </table:table-cell>
          <table:table-cell table:number-columns-repeated="3" table:style-name="ce1"/>
          <table:table-cell office:value-type="string" table:style-name="ce4">
            <text:p>1754</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 prodigi della grazia. Parte prima. Espressi nella Conversione di alcuni grandi Peccatori morti da veri Penitenti nel monastero della trappa della stretta Osservanza Cisterciense. Opera e dedicata a peccatori.</text:p>
          </table:table-cell>
          <table:table-cell table:number-columns-repeated="3" table:style-name="ce1"/>
          <table:table-cell office:value-type="string" table:style-name="ce4">
            <text:p>171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 prodigi della grazia. Parte seconda. Espressi nella Conversione di alcuni grandi Peccatori morti da veri Penitenti nel monastero della trappa della stretta Osservanza Cisterciense. Opera e dedicata a peccatori.</text:p>
          </table:table-cell>
          <table:table-cell table:number-columns-repeated="3" table:style-name="ce1"/>
          <table:table-cell office:value-type="string" table:style-name="ce4">
            <text:p>1715</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L'idea di un vero penitente ravvisata nel penitente re davide, da lui espressa nel Salmo cinquantesimo : e proposta da imitare ad ogni Penitente Cristiano</text:p>
          </table:table-cell>
          <table:table-cell office:value-type="string" table:style-name="ce1">
            <text:p>Diotellevi, Alessandro</text:p>
          </table:table-cell>
          <table:table-cell table:number-columns-repeated="2" table:style-name="ce1"/>
          <table:table-cell office:value-type="string" table:style-name="ce4">
            <text:p>1803</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l Cristiano Instruito nella sua Legge ragionamenti morali. Parte prima.</text:p>
          </table:table-cell>
          <table:table-cell office:value-type="string" table:style-name="ce1">
            <text:p>SEGNERI, Paolo</text:p>
          </table:table-cell>
          <table:table-cell table:number-columns-repeated="2" table:style-name="ce1"/>
          <table:table-cell office:value-type="string" table:style-name="ce4">
            <text:p>168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1">
            <text:p>Livre</text:p>
          </table:table-cell>
          <table:table-cell office:value-type="string" table:style-name="ce1">
            <text:p>Il Cristiano Instruito nella sua Legge ragionamenti morali. Parte seconda.</text:p>
          </table:table-cell>
          <table:table-cell office:value-type="string" table:style-name="ce1">
            <text:p>SEGNERI, Paolo</text:p>
          </table:table-cell>
          <table:table-cell table:number-columns-repeated="2" table:style-name="ce1"/>
          <table:table-cell office:value-type="string" table:style-name="ce4">
            <text:p>1682</text:p>
          </table:table-cell>
          <table:table-cell table:number-columns-repeated="2" table:style-name="ce1"/>
          <table:table-cell office:value-type="string" table:style-name="ce3">
            <text:p>Saint-Louis des Français<text:s/></text:p>
          </table:table-cell>
          <table:table-cell table:number-columns-repeated="16375"/>
        </table:table-row>
        <table:table-row table:style-name="ro1">
          <table:table-cell office:value-type="string" table:style-name="ce5">
            <text:p>Livre</text:p>
          </table:table-cell>
          <table:table-cell office:value-type="string" table:style-name="ce5">
            <text:p>Confessio Augustiniana in libros quatuor distributa, et certis capitibus locorum theologicorum qui sunt hodie scitu dignissimi, comprehensa: ex omnibus B. Aurelij Augustini libris in vnum opus bona fide ac studio singulari redacta, per D. Hieronymum Torrensem ... Index triplex est ..</text:p>
          </table:table-cell>
          <table:table-cell office:value-type="string" table:style-name="ce5">
            <text:p>Augustinus, Aurelius; Torres, Jeronimo de</text:p>
          </table:table-cell>
          <table:table-cell office:value-type="string" table:style-name="ce5">
            <text:p>32p</text:p>
          </table:table-cell>
          <table:table-cell office:value-type="string" table:style-name="ce5">
            <text:p>Apud Nicolaum Chesneau, via Iacobæa, sub scuto Frobeniano &amp; Quercu viridi</text:p>
          </table:table-cell>
          <table:table-cell office:value-type="string" table:style-name="ce5">
            <text:p>1570</text:p>
          </table:table-cell>
          <table:table-cell office:value-type="string" table:style-name="ce5">
            <text:p>Parisijs</text:p>
          </table:table-cell>
          <table:table-cell office:value-type="string" table:style-name="ce5">
            <text:p>Latino</text:p>
          </table:table-cell>
          <table:table-cell office:value-type="string" table:style-name="ce5">
            <text:p>Catalogue de 1600</text:p>
          </table:table-cell>
          <table:table-cell table:number-columns-repeated="16375"/>
        </table:table-row>
        <table:table-row table:style-name="ro1">
          <table:table-cell office:value-type="string" table:style-name="ce5">
            <text:p>Livre</text:p>
          </table:table-cell>
          <table:table-cell office:value-type="string" table:style-name="ce5">
            <text:p>Prima[-decima] pars librorum divi Aurelii Augustini</text:p>
          </table:table-cell>
          <table:table-cell office:value-type="string" table:style-name="ce5">
            <text:p>Augustinus, Aurelius; Thomas Wallensis; Trivet, Nicolaus; Maro, Franciscus; Passavanti, Jacopo; Amerbach, Johann; Leontorius, Conrad; Polderus, Nicolaus; Hagonis, Johannes; Honsem, Franciscus van</text:p>
          </table:table-cell>
          <table:table-cell office:value-type="string" table:style-name="ce5">
            <text:p>10p</text:p>
          </table:table-cell>
          <table:table-cell office:value-type="string" table:style-name="ce5">
            <text:p>Amerbach etc.</text:p>
          </table:table-cell>
          <table:table-cell office:value-type="string" table:style-name="ce5">
            <text:p>1505</text:p>
          </table:table-cell>
          <table:table-cell office:value-type="string" table:style-name="ce5">
            <text:p>Basileae</text:p>
          </table:table-cell>
          <table:table-cell office:value-type="string" table:style-name="ce5">
            <text:p>Latino</text:p>
          </table:table-cell>
          <table:table-cell office:value-type="string" table:style-name="ce5">
            <text:p>Catalogue de 1600</text:p>
          </table:table-cell>
          <table:table-cell table:number-columns-repeated="16375"/>
        </table:table-row>
        <table:table-row table:style-name="ro1">
          <table:table-cell office:value-type="string" table:style-name="ce5">
            <text:p>Livre</text:p>
          </table:table-cell>
          <table:table-cell office:value-type="string" table:style-name="ce5">
            <text:p>Divi Avrelii Avgvstini Hipponensis Episcopi Enchiridion Ad Lavrentivm. II</text:p>
          </table:table-cell>
          <table:table-cell office:value-type="string" table:style-name="ce5">
            <text:p>Augustyn; Arrivabene, Andrea; Nicolini da Sabio, Giovanni Antonio</text:p>
          </table:table-cell>
          <table:table-cell office:value-type="string" table:style-name="ce5">
            <text:p>51p</text:p>
          </table:table-cell>
          <table:table-cell office:value-type="string" table:style-name="ce5">
            <text:p>(per Ioan. Anto. de Nicolinis Sabien. : Sumptu uero D. Andreæ Ariuabeni</text:p>
          </table:table-cell>
          <table:table-cell office:value-type="string" table:style-name="ce5">
            <text:p>1539</text:p>
          </table:table-cell>
          <table:table-cell office:value-type="string" table:style-name="ce5">
            <text:p>Venetiis</text:p>
          </table:table-cell>
          <table:table-cell office:value-type="string" table:style-name="ce5">
            <text:p>Latino</text:p>
          </table:table-cell>
          <table:table-cell office:value-type="string" table:style-name="ce5">
            <text:p>Catalogue de 1600</text:p>
          </table:table-cell>
          <table:table-cell table:number-columns-repeated="16375"/>
        </table:table-row>
        <table:table-row table:style-name="ro1">
          <table:table-cell office:value-type="string" table:style-name="ce5">
            <text:p>Livre</text:p>
          </table:table-cell>
          <table:table-cell office:value-type="string" table:style-name="ce5">
            <text:p>Psalterium, hebraeum, graecu[m], arabicu[m], [et] chaldaeum: cum tribus latinis interpretationibus et glossis ..</text:p>
          </table:table-cell>
          <table:table-cell office:value-type="string" table:style-name="ce5">
            <text:p>Fieschi, Battista; Giustiniani, Agostino; Giustiniani, Niccolò; Porro, Pietro Paolo</text:p>
          </table:table-cell>
          <table:table-cell office:value-type="string" table:style-name="ce5">
            <text:p>200p</text:p>
          </table:table-cell>
          <table:table-cell office:value-type="string" table:style-name="ce5">
            <text:p>impressit ... Petrus Paulus Porrus Genuae : in aedibus Nicolae Iustiniani Pauli ...</text:p>
          </table:table-cell>
          <table:table-cell office:value-type="string" table:style-name="ce5">
            <text:p>1516</text:p>
          </table:table-cell>
          <table:table-cell office:value-type="string" table:style-name="ce5">
            <text:p>Genuae</text:p>
          </table:table-cell>
          <table:table-cell office:value-type="string" table:style-name="ce5">
            <text:p>Latino</text:p>
          </table:table-cell>
          <table:table-cell office:value-type="string" table:style-name="ce5">
            <text:p>Catalogue de 1600</text:p>
          </table:table-cell>
          <table:table-cell table:number-columns-repeated="16375"/>
        </table:table-row>
        <table:table-row table:style-name="ro1">
          <table:table-cell office:value-type="string" table:style-name="ce5">
            <text:p>Livre</text:p>
          </table:table-cell>
          <table:table-cell office:value-type="string" table:style-name="ce5">
            <text:p>Diui Aurelij Augustini Hipponensis episcopi in psalmoru[m] tertiam quinquagena[m] explanatio</text:p>
          </table:table-cell>
          <table:table-cell office:value-type="string" table:style-name="ce5">
            <text:p>Augustinus, Aurelius</text:p>
          </table:table-cell>
          <table:table-cell office:value-type="string" table:style-name="ce5">
            <text:p>108p</text:p>
          </table:table-cell>
          <table:table-cell office:value-type="string" table:style-name="ce5">
            <text:p>Sacon</text:p>
          </table:table-cell>
          <table:table-cell office:value-type="string" table:style-name="ce5">
            <text:p>1519</text:p>
          </table:table-cell>
          <table:table-cell office:value-type="string" table:style-name="ce5">
            <text:p>Luduni</text:p>
          </table:table-cell>
          <table:table-cell office:value-type="string" table:style-name="ce5">
            <text:p>Latino</text:p>
          </table:table-cell>
          <table:table-cell office:value-type="string" table:style-name="ce5">
            <text:p>Catalogue de 1600</text:p>
          </table:table-cell>
          <table:table-cell table:number-columns-repeated="16375"/>
        </table:table-row>
        <table:table-row table:style-name="ro1">
          <table:table-cell office:value-type="string" table:style-name="ce5">
            <text:p>Livre</text:p>
          </table:table-cell>
          <table:table-cell office:value-type="string" table:style-name="ce5">
            <text:p>Concordantiae breviores omnium ferme materiarum ex sacris Bibliorum libris non solum divini verbi concionatoribus verum etiam studiosis omnibus summopere utiles ai necessariae. Per V. P. Ant. Konigsteyn Monioritam. Ab autore jam postremum recognitae et locupletatae</text:p>
          </table:table-cell>
          <table:table-cell table:number-columns-repeated="2" table:style-name="ce5"/>
          <table:table-cell office:value-type="string" table:style-name="ce5">
            <text:p>Melcihoris Novesiani</text:p>
          </table:table-cell>
          <table:table-cell office:value-type="string" table:style-name="ce5">
            <text:p>1542</text:p>
          </table:table-cell>
          <table:table-cell office:value-type="string" table:style-name="ce5">
            <text:p>Coloniae</text:p>
          </table:table-cell>
          <table:table-cell office:value-type="string" table:style-name="ce5">
            <text:p>Latino</text:p>
          </table:table-cell>
          <table:table-cell office:value-type="string" table:style-name="ce5">
            <text:p>Catalogue de 1600</text:p>
          </table:table-cell>
          <table:table-cell table:number-columns-repeated="16375"/>
        </table:table-row>
        <table:table-row table:style-name="ro1">
          <table:table-cell office:value-type="string" table:style-name="ce5">
            <text:p>Livre</text:p>
          </table:table-cell>
          <table:table-cell office:value-type="string" table:style-name="ce5">
            <text:p>Avgvstini|| Stevchi Evgvbini|| Veteris Testamenti ad ueri||tatem Hebraicam|| Recognitio</text:p>
          </table:table-cell>
          <table:table-cell office:value-type="string" table:style-name="ce5">
            <text:p>Steuco, Agostino; Grymanus, Marinus; Gryphius, Sebastianus</text:p>
          </table:table-cell>
          <table:table-cell office:value-type="string" table:style-name="ce5">
            <text:p>770p</text:p>
          </table:table-cell>
          <table:table-cell office:value-type="string" table:style-name="ce5">
            <text:p>Gryphius</text:p>
          </table:table-cell>
          <table:table-cell office:value-type="string" table:style-name="ce5">
            <text:p>1531</text:p>
          </table:table-cell>
          <table:table-cell office:value-type="string" table:style-name="ce5">
            <text:p>Lugduni</text:p>
          </table:table-cell>
          <table:table-cell office:value-type="string" table:style-name="ce5">
            <text:p>Latino</text:p>
          </table:table-cell>
          <table:table-cell office:value-type="string" table:style-name="ce5">
            <text:p>Catalogue de 1600</text:p>
          </table:table-cell>
          <table:table-cell table:number-columns-repeated="16375"/>
        </table:table-row>
        <table:table-row table:style-name="ro1">
          <table:table-cell office:value-type="string" table:style-name="ce5">
            <text:p>Livre</text:p>
          </table:table-cell>
          <table:table-cell office:value-type="string" table:style-name="ce5">
            <text:p>D. Dionysii Carthusiani In Euangelium Lucae enarratio præclara admodum, ex altera eaque diligentissima ad archetypon recognitione, repurgatis mendis quibus scatebat pluribus, quam diligentissime excusa, cui index contentorum præfertur</text:p>
          </table:table-cell>
          <table:table-cell office:value-type="string" table:style-name="ce5">
            <text:p>Chartreux &lt;1402-1471&gt;, Denis : le</text:p>
          </table:table-cell>
          <table:table-cell table:style-name="ce5"/>
          <table:table-cell office:value-type="string" table:style-name="ce5">
            <text:p>Roigny, Jean</text:p>
          </table:table-cell>
          <table:table-cell office:value-type="string" table:style-name="ce5">
            <text:p>1542</text:p>
          </table:table-cell>
          <table:table-cell office:value-type="string" table:style-name="ce5">
            <text:p>Parigi</text:p>
          </table:table-cell>
          <table:table-cell office:value-type="string" table:style-name="ce5">
            <text:p>Latino</text:p>
          </table:table-cell>
          <table:table-cell office:value-type="string" table:style-name="ce5">
            <text:p>Catalogue de 1600</text:p>
          </table:table-cell>
          <table:table-cell table:number-columns-repeated="16375"/>
        </table:table-row>
        <table:table-row table:style-name="ro1">
          <table:table-cell office:value-type="string" table:style-name="ce5">
            <text:p>Livre</text:p>
          </table:table-cell>
          <table:table-cell office:value-type="string" table:style-name="ce5">
            <text:p>D. Dionysii Carthusiani In 7. epistolas canonicas, Iacobi 1. Petri 2. Ioannis 3. Iudae 1. Eiusdem in Acta Apostolorum. In Apocalypsim, hymnos ecclesiasticos piae ac eruditae enarrationes</text:p>
          </table:table-cell>
          <table:table-cell office:value-type="string" table:style-name="ce5">
            <text:p>Chartreux &lt;1402-1471&gt;, Denis : le</text:p>
          </table:table-cell>
          <table:table-cell table:style-name="ce5"/>
          <table:table-cell office:value-type="string" table:style-name="ce5">
            <text:p>Girault, Ambroise</text:p>
          </table:table-cell>
          <table:table-cell office:value-type="string" table:style-name="ce5">
            <text:p>1542</text:p>
          </table:table-cell>
          <table:table-cell office:value-type="string" table:style-name="ce5">
            <text:p>Parigi</text:p>
          </table:table-cell>
          <table:table-cell office:value-type="string" table:style-name="ce5">
            <text:p>Latino</text:p>
          </table:table-cell>
          <table:table-cell office:value-type="string" table:style-name="ce5">
            <text:p>Catalogue de 1600</text:p>
          </table:table-cell>
          <table:table-cell table:number-columns-repeated="16375"/>
        </table:table-row>
        <table:table-row table:style-name="ro1">
          <table:table-cell office:value-type="string" table:style-name="ce5">
            <text:p>Livre</text:p>
          </table:table-cell>
          <table:table-cell office:value-type="string" table:style-name="ce5">
            <text:p>D. Dionysii Carthusiani In omnes beati Pauli Epistolas commentaria. Cui quidem in componendis enarrandisq[ue] sacrarum literaru[m] libris, (si singula spectes) pari ingenio dexteritatéque vix alter successit</text:p>
          </table:table-cell>
          <table:table-cell office:value-type="string" table:style-name="ce5">
            <text:p>Denys the Carthusian</text:p>
          </table:table-cell>
          <table:table-cell office:value-type="string" table:style-name="ce5">
            <text:p>363p</text:p>
          </table:table-cell>
          <table:table-cell office:value-type="string" table:style-name="ce5">
            <text:p>Joannes Roigny</text:p>
          </table:table-cell>
          <table:table-cell office:value-type="string" table:style-name="ce5">
            <text:p>1542</text:p>
          </table:table-cell>
          <table:table-cell office:value-type="string" table:style-name="ce5">
            <text:p>Parisiis</text:p>
          </table:table-cell>
          <table:table-cell office:value-type="string" table:style-name="ce5">
            <text:p>Latino</text:p>
          </table:table-cell>
          <table:table-cell office:value-type="string" table:style-name="ce5">
            <text:p>Catalogue de 1600</text:p>
          </table:table-cell>
          <table:table-cell table:number-columns-repeated="16375"/>
        </table:table-row>
        <table:table-row table:style-name="ro1">
          <table:table-cell office:value-type="string" table:style-name="ce5">
            <text:p>Livre</text:p>
          </table:table-cell>
          <table:table-cell office:value-type="string" table:style-name="ce5">
            <text:p>D. Dionysii Carthusiani In VII. Epistolas canonicas, Iacobi I, Petri II, Ioannis III, Iudae I, eiusdem in Acta Apostolorum, Apocalypsim, hymnos ecclesiasticos piae ac eruditae enarrationes</text:p>
          </table:table-cell>
          <table:table-cell office:value-type="string" table:style-name="ce5">
            <text:p>Denis le Chartreux</text:p>
          </table:table-cell>
          <table:table-cell office:value-type="string" table:style-name="ce5">
            <text:p>16p</text:p>
          </table:table-cell>
          <table:table-cell office:value-type="string" table:style-name="ce5">
            <text:p>Apud Ioannem Foucher</text:p>
          </table:table-cell>
          <table:table-cell office:value-type="string" table:style-name="ce5">
            <text:p>1542</text:p>
          </table:table-cell>
          <table:table-cell office:value-type="string" table:style-name="ce5">
            <text:p>Parisiis</text:p>
          </table:table-cell>
          <table:table-cell office:value-type="string" table:style-name="ce5">
            <text:p>Latino</text:p>
          </table:table-cell>
          <table:table-cell office:value-type="string" table:style-name="ce5">
            <text:p>Catalogue de 1600</text:p>
          </table:table-cell>
          <table:table-cell table:number-columns-repeated="16375"/>
        </table:table-row>
        <table:table-row table:style-name="ro2">
          <table:table-cell office:value-type="string" table:style-name="ce5">
            <text:p>Livre</text:p>
          </table:table-cell>
          <table:table-cell office:value-type="string" table:style-name="ce6">
            <text:p>Beati Alberti Magni Ratisbonensi praedicatorvm Opera quae hactenus haberi potuerunt, sub Rmis PP. FF. Thoma Turco, Nicolao Rodulphio, Ioan. Baptista de Marinis Eiusdem Ord. Magistris Generalibus; in lucem edita Studio &amp; labore R.A.P.F. Petri Iammy Tome6</text:p>
          </table:table-cell>
          <table:table-cell office:value-type="string" table:style-name="ce6">
            <text:p>Albertus Magnus</text:p>
          </table:table-cell>
          <table:table-cell office:value-type="string" table:style-name="ce6">
            <text:p>21p</text:p>
          </table:table-cell>
          <table:table-cell office:value-type="string" table:style-name="ce6">
            <text:p>Sumptibus Claudii Prost. Petri &amp; Claudii Rigaud, Frat. Hieronymi de la Garde Ioan. Ant. Huguentan Filij</text:p>
          </table:table-cell>
          <table:table-cell office:value-type="float" office:value="1651" table:style-name="ce6">
            <text:p>1651</text:p>
          </table:table-cell>
          <table:table-cell office:value-type="string" table:style-name="ce6">
            <text:p>Lugduni</text:p>
          </table:table-cell>
          <table:table-cell office:value-type="string" table:style-name="ce5">
            <text:p>Latino</text:p>
          </table:table-cell>
          <table:table-cell office:value-type="string" table:style-name="ce7">
            <text:p>Séminaire français<text:s/></text:p>
          </table:table-cell>
          <table:table-cell table:number-columns-repeated="16375"/>
        </table:table-row>
        <table:table-row table:style-name="ro1">
          <table:table-cell office:value-type="string" table:style-name="ce5">
            <text:p>Livre</text:p>
          </table:table-cell>
          <table:table-cell office:value-type="string" table:style-name="ce6">
            <text:p>Opera 4 Ethicorum Lib. X. Politicorum Lib. VIII. Ex Vaticana Bibliotheca Tome 5</text:p>
          </table:table-cell>
          <table:table-cell office:value-type="string" table:style-name="ce6">
            <text:p>Albertus; Jammy, Pierre</text:p>
          </table:table-cell>
          <table:table-cell office:value-type="string" table:style-name="ce6">
            <text:p>8p</text:p>
          </table:table-cell>
          <table:table-cell office:value-type="string" table:style-name="ce6">
            <text:p>Prost, Rigaud, Delagarde, Huguetan</text:p>
          </table:table-cell>
          <table:table-cell office:value-type="float" office:value="1651" table:style-name="ce6">
            <text:p>1651</text:p>
          </table:table-cell>
          <table:table-cell office:value-type="string" table:style-name="ce6">
            <text:p>Lugduni</text:p>
          </table:table-cell>
          <table:table-cell office:value-type="string" table:style-name="ce5">
            <text:p>Latino</text:p>
          </table:table-cell>
          <table:table-cell office:value-type="string" table:style-name="ce7">
            <text:p>Séminaire français<text:s/></text:p>
          </table:table-cell>
          <table:table-cell table:number-columns-repeated="16375"/>
        </table:table-row>
        <table:table-row table:style-name="ro2">
          <table:table-cell office:value-type="string" table:style-name="ce5">
            <text:p>Livre</text:p>
          </table:table-cell>
          <table:table-cell office:value-type="string" table:style-name="ce6">
            <text:p>Beati Alberti Magni ... Opera quae hactenus haberi potuerunt, sub R.mis PP. FF. Thoma Turco. Nicolao Rodulphio. Ioan. Baptista de Marinis. ... in lucem edita. Studio &amp; labore R.A.P.F. Petri Iammy ... Tomus primus. [-vigesimus-primus.]. 3, Beati Alberti Magni ... De anima lib. 3. Metaphysicorum lib. 13. Recogniti per r.a.p.f. Petrum Iammy ... Nunc primum in lucem prodeunt ...Tome3</text:p>
          </table:table-cell>
          <table:table-cell office:value-type="string" table:style-name="ce6">
            <text:p>Albertus; Jammy, Pierre</text:p>
          </table:table-cell>
          <table:table-cell office:value-type="string" table:style-name="ce6">
            <text:p>20p</text:p>
          </table:table-cell>
          <table:table-cell office:value-type="string" table:style-name="ce6">
            <text:p>Sumptibus Claudii Prost. Petri &amp; Claudii Rigaud, frat. Hieronymi Delagarde. Ioan. Ant. Huguetan, via Mercatoria</text:p>
          </table:table-cell>
          <table:table-cell office:value-type="float" office:value="1651" table:style-name="ce6">
            <text:p>1651</text:p>
          </table:table-cell>
          <table:table-cell office:value-type="string" table:style-name="ce6">
            <text:p>Lugduni</text:p>
          </table:table-cell>
          <table:table-cell office:value-type="string" table:style-name="ce5">
            <text:p>Latino</text:p>
          </table:table-cell>
          <table:table-cell office:value-type="string" table:style-name="ce7">
            <text:p>Séminaire français<text:s/></text:p>
          </table:table-cell>
          <table:table-cell table:number-columns-repeated="16375"/>
        </table:table-row>
        <table:table-row table:style-name="ro2">
          <table:table-cell office:value-type="string" table:style-name="ce5">
            <text:p>Livre</text:p>
          </table:table-cell>
          <table:table-cell office:value-type="string" table:style-name="ce6">
            <text:p>Beati Alberti Magni, Ratisbonensis Episcopi Ordinis Prædicatorum, opera quae hactenus haberi potuerunt Tome2</text:p>
          </table:table-cell>
          <table:table-cell office:value-type="string" table:style-name="ce6">
            <text:p>Albertus; Iammy, Petrus; Prost, Claude</text:p>
          </table:table-cell>
          <table:table-cell office:value-type="string" table:style-name="ce6">
            <text:p>21p</text:p>
          </table:table-cell>
          <table:table-cell office:value-type="string" table:style-name="ce6">
            <text:p>Sumptibus Claudii Prost. Petri &amp; Claudii Rigaud, Frat. Hieronymi De La Garde. Ioan. Ant. Huguetan. filij. via Mercatoria.</text:p>
          </table:table-cell>
          <table:table-cell table:style-name="ce6"/>
          <table:table-cell office:value-type="string" table:style-name="ce6">
            <text:p>Lugduni</text:p>
          </table:table-cell>
          <table:table-cell office:value-type="string" table:style-name="ce5">
            <text:p>Latino</text:p>
          </table:table-cell>
          <table:table-cell office:value-type="string" table:style-name="ce7">
            <text:p>Séminaire français<text:s/></text:p>
          </table:table-cell>
          <table:table-cell table:number-columns-repeated="16375"/>
        </table:table-row>
        <table:table-row table:style-name="ro1">
          <table:table-cell office:value-type="string" table:style-name="ce5">
            <text:p>Livre</text:p>
          </table:table-cell>
          <table:table-cell office:value-type="string" table:style-name="ce6">
            <text:p>ANTONII AGELLII EX CONGREGATIONE CLERICORVM REGVLARIVM EPISCOPI ACERNENSIS COMMENTARII IN PSALMOS ET IN DIVINI OFFICII CANTICA</text:p>
          </table:table-cell>
          <table:table-cell office:value-type="string" table:style-name="ce6">
            <text:p>Agelli, Antonio; Paulus PP</text:p>
          </table:table-cell>
          <table:table-cell office:value-type="string" table:style-name="ce6">
            <text:p>5p</text:p>
          </table:table-cell>
          <table:table-cell office:value-type="string" table:style-name="ce6">
            <text:p>Ex Typographia Vaticana</text:p>
          </table:table-cell>
          <table:table-cell office:value-type="float" office:value="1606" table:style-name="ce6">
            <text:p>1606</text:p>
          </table:table-cell>
          <table:table-cell office:value-type="string" table:style-name="ce6">
            <text:p>Romae</text:p>
          </table:table-cell>
          <table:table-cell office:value-type="string" table:style-name="ce5">
            <text:p>Latino</text:p>
          </table:table-cell>
          <table:table-cell office:value-type="string" table:style-name="ce7">
            <text:p>Séminaire français<text:s/></text:p>
          </table:table-cell>
          <table:table-cell table:number-columns-repeated="16375"/>
        </table:table-row>
        <table:table-row table:style-name="ro3">
          <table:table-cell office:value-type="string" table:style-name="ce5">
            <text:p>Livre</text:p>
          </table:table-cell>
          <table:table-cell office:value-type="string" table:style-name="ce6">
            <text:p>Spéculum maius (Vincentius Bellovacensis, OP, vers 1184/1194-vers 1264)</text:p>
          </table:table-cell>
          <table:table-cell office:value-type="string" table:style-name="ce6">
            <text:p>Vincentius Bellovacensis, OP, ch. 1184/1194-c. 1264; Schedel, Hartmann, 1440-1514; Mai, Angelo, card., 1782-1854 - Ancien propriétaire; Altemps, Marco Sittico, card., 1533-1595 - Ancien propriétaire; Nerli, Francesco, card., 1636-1708 - Ancien propriétaire; Trinità dei Monti (église : Rome). Bibliothèque; Lichtenstein, Hermann (typographe) - Imprimeur; Collège Maronite (Rome) - Ancien propriétaire</text:p>
          </table:table-cell>
          <table:table-cell table:number-columns-repeated="2" table:style-name="ce6"/>
          <table:table-cell office:value-type="float" office:value="1494" table:style-name="ce6">
            <text:p>1494</text:p>
          </table:table-cell>
          <table:table-cell office:value-type="string" table:style-name="ce6">
            <text:p>Venise</text:p>
          </table:table-cell>
          <table:table-cell table:style-name="ce1"/>
          <table:table-cell office:value-type="string" table:style-name="ce7">
            <text:p>Vatican</text:p>
          </table:table-cell>
          <table:table-cell table:number-columns-repeated="16375"/>
        </table:table-row>
        <table:table-row table:style-name="ro2">
          <table:table-cell office:value-type="string" table:style-name="ce5">
            <text:p>Livre</text:p>
          </table:table-cell>
          <table:table-cell office:value-type="string" table:style-name="ce6">
            <text:p>Spéculum maius (Vincentius Bellovacensis, OP, vers 1184/1194-vers 1264)</text:p>
          </table:table-cell>
          <table:table-cell office:value-type="string" table:style-name="ce6">
            <text:p>Vincentius Bellovacensis, OP, ch. 1184/1194-c. 1264; Invité, Raffaele, évêque. de Zakynthos-Céphalonie, m. 1624 - Ancien propriétaire; Lichtenstein, Hermann (typographe) - Imprimeur; Trinità dei Monti (église : Rome). Bibliothèque; Collège Maronite (Rome) - Ancien propriétaire</text:p>
          </table:table-cell>
          <table:table-cell table:number-columns-repeated="2" table:style-name="ce6"/>
          <table:table-cell office:value-type="float" office:value="1494" table:style-name="ce6">
            <text:p>1494</text:p>
          </table:table-cell>
          <table:table-cell office:value-type="string" table:style-name="ce6">
            <text:p>Venise</text:p>
          </table:table-cell>
          <table:table-cell table:style-name="ce1"/>
          <table:table-cell office:value-type="string" table:style-name="ce7">
            <text:p>Vatican</text:p>
          </table:table-cell>
          <table:table-cell table:number-columns-repeated="16375"/>
        </table:table-row>
        <table:table-row table:style-name="ro1">
          <table:table-cell office:value-type="string" table:style-name="ce5">
            <text:p>Livre</text:p>
          </table:table-cell>
          <table:table-cell office:value-type="string" table:style-name="ce6">
            <text:p>Spéculum maius (Vincentius Bellovacensis, OP, vers 1184/1194-vers 1264)</text:p>
          </table:table-cell>
          <table:table-cell office:value-type="string" table:style-name="ce6">
            <text:p>Vincentius Bellovacensis, OP, ch. 1184/1194-c. 1264</text:p>
          </table:table-cell>
          <table:table-cell table:number-columns-repeated="4" table:style-name="ce6"/>
          <table:table-cell table:style-name="ce1"/>
          <table:table-cell office:value-type="string" table:style-name="ce7">
            <text:p>Vatican</text:p>
          </table:table-cell>
          <table:table-cell table:number-columns-repeated="16375"/>
        </table:table-row>
        <table:table-row table:style-name="ro3">
          <table:table-cell office:value-type="string" table:style-name="ce5">
            <text:p>Livre</text:p>
          </table:table-cell>
          <table:table-cell office:value-type="string" table:style-name="ce6">
            <text:p>Spéculum maius (Vincentius Bellovacensis, OP, vers 1184/1194-vers 1264)</text:p>
          </table:table-cell>
          <table:table-cell office:value-type="string" table:style-name="ce6">
            <text:p>Vincentius Bellovacensis, OP, ch. 1184/1194-c. 1264</text:p>
          </table:table-cell>
          <table:table-cell table:style-name="ce6"/>
          <table:table-cell office:value-type="string" table:style-name="ce6">
            <text:p>(Dans i[n]clita vrbe Venetia[rum] : impensisq[ue] no[n] mediocrib[us] à cura solertissima Herman[n]i Liechtenstein Coloniensis Agrippine colonies, nonis septe[m]b[ris] 1494).</text:p>
          </table:table-cell>
          <table:table-cell office:value-type="float" office:value="1494" table:style-name="ce6">
            <text:p>1494</text:p>
          </table:table-cell>
          <table:table-cell office:value-type="string" table:style-name="ce6">
            <text:p>Venise</text:p>
          </table:table-cell>
          <table:table-cell table:style-name="ce1"/>
          <table:table-cell office:value-type="string" table:style-name="ce7">
            <text:p>Vatican</text:p>
          </table:table-cell>
          <table:table-cell table:number-columns-repeated="16375"/>
        </table:table-row>
        <table:table-row table:style-name="ro2">
          <table:table-cell office:value-type="string" table:style-name="ce5">
            <text:p>Livre</text:p>
          </table:table-cell>
          <table:table-cell office:value-type="string" table:style-name="ce6">
            <text:p>Sefer Mizwot Gadol.</text:p>
          </table:table-cell>
          <table:table-cell office:value-type="string" table:style-name="ce6">
            <text:p>Moïse ben Jakob Miqosi, sec. XIII; Anglure de Bourlemont, Louis d', archv. de Bordeaux, 1627-16975 - Ancien propriétaire; Trinità dei Monti (église : Rome). Bibliothèque - Ancien propriétaire; Imprimeur Moreh Hanevukhim</text:p>
          </table:table-cell>
          <table:table-cell table:number-columns-repeated="2" table:style-name="ce6"/>
          <table:table-cell office:value-type="float" office:value="1473" table:style-name="ce6">
            <text:p>1473</text:p>
          </table:table-cell>
          <table:table-cell office:value-type="string" table:style-name="ce6">
            <text:p>Rome</text:p>
          </table:table-cell>
          <table:table-cell table:style-name="ce1"/>
          <table:table-cell office:value-type="string" table:style-name="ce7">
            <text:p>Vatican</text:p>
          </table:table-cell>
          <table:table-cell table:number-columns-repeated="16375"/>
        </table:table-row>
        <table:table-row table:style-name="ro2">
          <table:table-cell office:value-type="string" table:style-name="ce5">
            <text:p>Livre</text:p>
          </table:table-cell>
          <table:table-cell office:value-type="string" table:style-name="ce6">
            <text:p>Spéculum maius (Vincentius Bellovacensis, OP, vers 1184/1194-vers 1264)</text:p>
          </table:table-cell>
          <table:table-cell office:value-type="string" table:style-name="ce6">
            <text:p>Vincentius Bellovacensis, OP, ch. 1184/1194-c. 1264; Invité, Raffaele, évêque. de Zakynthos-Céphalonie, m. 1624 - Ancien propriétaire; Lichtenstein, Hermann (typographe) - Imprimeur; Trinità dei Monti (église : Rome). Bibliothèque; Collège Maronite (Rome) - Ancien propriétaire</text:p>
          </table:table-cell>
          <table:table-cell table:number-columns-repeated="2" table:style-name="ce6"/>
          <table:table-cell office:value-type="float" office:value="1494" table:style-name="ce6">
            <text:p>1494</text:p>
          </table:table-cell>
          <table:table-cell office:value-type="string" table:style-name="ce6">
            <text:p>Venise</text:p>
          </table:table-cell>
          <table:table-cell table:style-name="ce1"/>
          <table:table-cell office:value-type="string" table:style-name="ce7">
            <text:p>Vatican</text:p>
          </table:table-cell>
          <table:table-cell table:number-columns-repeated="16375"/>
        </table:table-row>
        <table:table-row table:style-name="ro1">
          <table:table-cell office:value-type="string" table:style-name="ce5">
            <text:p>Livre</text:p>
          </table:table-cell>
          <table:table-cell office:value-type="string" table:style-name="ce6">
            <text:p>Spéculum maius (Vincentius Bellovacensis, OP, vers 1184/1194-vers 1264)</text:p>
          </table:table-cell>
          <table:table-cell office:value-type="string" table:style-name="ce6">
            <text:p>Vincentius Bellovacensis, OP, ch. 1184/1194-c. 1264</text:p>
          </table:table-cell>
          <table:table-cell table:number-columns-repeated="2" table:style-name="ce6"/>
          <table:table-cell office:value-type="float" office:value="1494" table:style-name="ce6">
            <text:p>1494</text:p>
          </table:table-cell>
          <table:table-cell office:value-type="string" table:style-name="ce6">
            <text:p>Venise</text:p>
          </table:table-cell>
          <table:table-cell table:style-name="ce1"/>
          <table:table-cell office:value-type="string" table:style-name="ce7">
            <text:p>Vatican</text:p>
          </table:table-cell>
          <table:table-cell table:number-columns-repeated="16375"/>
        </table:table-row>
        <table:table-row table:style-name="ro2">
          <table:table-cell office:value-type="string" table:style-name="ce5">
            <text:p>Livre</text:p>
          </table:table-cell>
          <table:table-cell office:value-type="string" table:style-name="ce6">
            <text:p>Spéculum maius (Vincentius Bellovacensis, OP, vers 1184/1194-vers 1264)</text:p>
          </table:table-cell>
          <table:table-cell office:value-type="string" table:style-name="ce6">
            <text:p>Vincentius Bellovacensis, OP, ch. 1184/1194-c. 1264; Invité, Raffaele, évêque. de Zakynthos-Céphalonie, m. 1624 - Ancien propriétaire; Lichtenstein, Hermann (typographe) - Imprimeur; Trinità dei Monti (église : Rome). Bibliothèque; Collège Maronite (Rome) - Ancien propriétaire</text:p>
          </table:table-cell>
          <table:table-cell table:style-name="ce6"/>
          <table:table-cell office:value-type="string" table:style-name="ce6">
            <text:p>(Venetiis : impensis[que] non mediocribus at cura solertissima Herma[n]ni liechtenstein Colonie[n]sis, Idib[us] ianuarii 1494).</text:p>
          </table:table-cell>
          <table:table-cell office:value-type="float" office:value="1494" table:style-name="ce6">
            <text:p>1494</text:p>
          </table:table-cell>
          <table:table-cell office:value-type="string" table:style-name="ce6">
            <text:p>Venise</text:p>
          </table:table-cell>
          <table:table-cell table:style-name="ce1"/>
          <table:table-cell office:value-type="string" table:style-name="ce7">
            <text:p>Vatican</text:p>
          </table:table-cell>
          <table:table-cell table:number-columns-repeated="16375"/>
        </table:table-row>
        <table:table-row table:style-name="ro2">
          <table:table-cell office:value-type="string" table:style-name="ce5">
            <text:p>Livre</text:p>
          </table:table-cell>
          <table:table-cell office:value-type="string" table:style-name="ce6">
            <text:p>Questiones morales magistri Martini très perspicaces magistri théologie professeurs de fortitudine feliciter incipiunt.</text:p>
          </table:table-cell>
          <table:table-cell office:value-type="string" table:style-name="ce6">
            <text:p>Martin Magistri, 1432-1482; Delft, Gillis van, f. 1495-1515; Hopyl, Wolfgang (typographe); Higman, Johannes (typographe); Trinità dei Monti (église : Rome). Bibliothèque</text:p>
          </table:table-cell>
          <table:table-cell table:number-columns-repeated="2" table:style-name="ce6"/>
          <table:table-cell office:value-type="float" office:value="1489" table:style-name="ce6">
            <text:p>1489</text:p>
          </table:table-cell>
          <table:table-cell office:value-type="string" table:style-name="ce6">
            <text:p>Paris</text:p>
          </table:table-cell>
          <table:table-cell table:style-name="ce1"/>
          <table:table-cell office:value-type="string" table:style-name="ce7">
            <text:p>Vatican</text:p>
          </table:table-cell>
          <table:table-cell table:number-columns-repeated="16375"/>
        </table:table-row>
        <table:table-row table:style-name="ro2">
          <table:table-cell office:value-type="string" table:style-name="ce5">
            <text:p>Livre</text:p>
          </table:table-cell>
          <table:table-cell office:value-type="string" table:style-name="ce6">
            <text:p>Sefer Mizwot Gadol.</text:p>
          </table:table-cell>
          <table:table-cell office:value-type="string" table:style-name="ce6">
            <text:p>Moïse ben Jakob Miqosi, sec. XIII; Anglure de Bourlemont, Louis d', archv. de Bordeaux, 1627-16975 - Ancien propriétaire; Costanzi, Giovanni Antonio, f. 1705-1785 - Auditeur; Trinità dei Monti (église : Rome). Bibliothèque - Ancien propriétaire; Imprimeur Moreh Hanevukhim</text:p>
          </table:table-cell>
          <table:table-cell table:number-columns-repeated="2" table:style-name="ce6"/>
          <table:table-cell office:value-type="float" office:value="1473" table:style-name="ce6">
            <text:p>1473</text:p>
          </table:table-cell>
          <table:table-cell office:value-type="string" table:style-name="ce6">
            <text:p>Italie</text:p>
          </table:table-cell>
          <table:table-cell table:style-name="ce1"/>
          <table:table-cell office:value-type="string" table:style-name="ce7">
            <text:p>Vatican</text:p>
          </table:table-cell>
          <table:table-cell table:number-columns-repeated="16375"/>
        </table:table-row>
        <table:table-row table:style-name="ro2">
          <table:table-cell office:value-type="string" table:style-name="ce6">
            <text:p>Article de journal</text:p>
          </table:table-cell>
          <table:table-cell office:value-type="string" table:style-name="ce6">
            <text:p>Questiones morales magistri Martini très perspicaces magistri théologie professeurs de fortitudine feliciter incipiunt.</text:p>
          </table:table-cell>
          <table:table-cell office:value-type="string" table:style-name="ce6">
            <text:p>Martin Magistri, 1432-1482; Delft, Gillis van, f. 1495-1515; Hopyl, Wolfgang (typographe); Higman, Johannes (typographe); Trinità dei Monti (église : Rome). Bibliothèque</text:p>
          </table:table-cell>
          <table:table-cell table:number-columns-repeated="4" table:style-name="ce6"/>
          <table:table-cell table:style-name="ce1"/>
          <table:table-cell office:value-type="string" table:style-name="ce7">
            <text:p>Vatican</text:p>
          </table:table-cell>
          <table:table-cell table:number-columns-repeated="16375"/>
        </table:table-row>
        <table:table-row table:style-name="ro4">
          <table:table-cell office:value-type="string" table:style-name="ce5">
            <text:p>Livre</text:p>
          </table:table-cell>
          <table:table-cell office:value-type="string" table:style-name="ce6">
            <text:p>Historiae (Thucydide, vers 465-395 avant JC)</text:p>
          </table:table-cell>
          <table:table-cell office:value-type="string" table:style-name="ce6">
            <text:p>Thucydide, v. 465-395 avant JC; Historiae (Thucydide, vers 465-395 avant JC); Trône, Franciscus, sec. XV - Consacrer; Parthénius, Barthélemy, sec. XV - Dédicant - Conservateur; Corsini, Bartolomeo, prince, 1729-1792 - Ancien propriétaire; Rosso, Giovanni (typographe) - Imprimeur; Trinità dei Monti (église : Rome). Bibliothèque - Ancien propriétaire; Bibliothèque apostolique vaticane. La collecte de fonds d’abord; Papes (1447-1455 : Nicolas V) - Dédicace</text:p>
          </table:table-cell>
          <table:table-cell table:number-columns-repeated="2" table:style-name="ce6"/>
          <table:table-cell office:value-type="float" office:value="1483" table:style-name="ce6">
            <text:p>1483</text:p>
          </table:table-cell>
          <table:table-cell office:value-type="string" table:style-name="ce6">
            <text:p>Trévise</text:p>
          </table:table-cell>
          <table:table-cell table:style-name="ce1"/>
          <table:table-cell office:value-type="string" table:style-name="ce7">
            <text:p>Vatican</text:p>
          </table:table-cell>
          <table:table-cell table:number-columns-repeated="16375"/>
        </table:table-row>
        <table:table-row table:style-name="ro1">
          <table:table-cell office:value-type="string" table:style-name="ce5">
            <text:p>Livre</text:p>
          </table:table-cell>
          <table:table-cell office:value-type="string" table:style-name="ce6">
            <text:p>M. Antonii Sabellici dans tris &amp; triginta suos rer[um] Venetar[um] libros epitoma.</text:p>
          </table:table-cell>
          <table:table-cell office:value-type="string" table:style-name="ce6">
            <text:p>Sabellico, 1436?-1506</text:p>
          </table:table-cell>
          <table:table-cell office:value-type="float" office:value="240" table:style-name="ce6">
            <text:p>240</text:p>
          </table:table-cell>
          <table:table-cell table:style-name="ce6"/>
          <table:table-cell office:value-type="float" office:value="1487" table:style-name="ce6">
            <text:p>1487</text:p>
          </table:table-cell>
          <table:table-cell office:value-type="string" table:style-name="ce6">
            <text:p>Venise</text:p>
          </table:table-cell>
          <table:table-cell table:style-name="ce1"/>
          <table:table-cell office:value-type="string" table:style-name="ce7">
            <text:p>Vatican</text:p>
          </table:table-cell>
          <table:table-cell table:number-columns-repeated="16375"/>
        </table:table-row>
        <table:table-row table:style-name="ro2">
          <table:table-cell office:value-type="string" table:style-name="ce5">
            <text:p>Livre</text:p>
          </table:table-cell>
          <table:table-cell office:value-type="string" table:style-name="ce6">
            <text:p>Liber canonis primus quem princeps aboali ab sceni de medicina edit ...</text:p>
          </table:table-cell>
          <table:table-cell office:value-type="string" table:style-name="ce6">
            <text:p>Avicenne, 980-1037; Gerardus Crémonensis, 1114-1187; Arnalde de Villanova, 1240-1311; Scot, Octavien, l'Ancien (typographe); Locatello, Boneto (imprimeur); Trinità dei Monti (église : Rome). Bibliothèque</text:p>
          </table:table-cell>
          <table:table-cell table:number-columns-repeated="2" table:style-name="ce6"/>
          <table:table-cell office:value-type="float" office:value="1490" table:style-name="ce6">
            <text:p>1490</text:p>
          </table:table-cell>
          <table:table-cell office:value-type="string" table:style-name="ce6">
            <text:p>Venise</text:p>
          </table:table-cell>
          <table:table-cell table:style-name="ce1"/>
          <table:table-cell office:value-type="string" table:style-name="ce7">
            <text:p>Vatican</text:p>
          </table:table-cell>
          <table:table-cell table:number-columns-repeated="16375"/>
        </table:table-row>
        <table:table-row table:style-name="ro1">
          <table:table-cell office:value-type="string" table:style-name="ce5">
            <text:p>Livre</text:p>
          </table:table-cell>
          <table:table-cell office:value-type="string" table:style-name="ce6">
            <text:p>Incipit rationalisation diuinorum officiorum editum per reverendum in christo patrem et dominum dominum Guilielmum duranti ...</text:p>
          </table:table-cell>
          <table:table-cell office:value-type="string" table:style-name="ce6">
            <text:p>Duranti, Guillelmus, senior, vesc. de Mende, v. 1230-1296</text:p>
          </table:table-cell>
          <table:table-cell table:number-columns-repeated="2" table:style-name="ce6"/>
          <table:table-cell office:value-type="float" office:value="1477" table:style-name="ce6">
            <text:p>1477</text:p>
          </table:table-cell>
          <table:table-cell office:value-type="string" table:style-name="ce6">
            <text:p>Rome</text:p>
          </table:table-cell>
          <table:table-cell table:style-name="ce1"/>
          <table:table-cell office:value-type="string" table:style-name="ce7">
            <text:p>Vatican</text:p>
          </table:table-cell>
          <table:table-cell table:number-columns-repeated="16375"/>
        </table:table-row>
        <table:table-row table:style-name="ro2">
          <table:table-cell office:value-type="string" table:style-name="ce5">
            <text:p>Livre</text:p>
          </table:table-cell>
          <table:table-cell office:value-type="string" table:style-name="ce6">
            <text:p>Historiae adversus pagas (Orosius, Paulus, mc 418)</text:p>
          </table:table-cell>
          <table:table-cell office:value-type="string" table:style-name="ce6">
            <text:p>Orose, Paulus, mc 418; Enée Vulpes, sec. XV; Laurentius Brixiensis, sec. XV; Pagello, Guillaume, 1450-1525; Scot, Octave l'Ancien (typographe) - Imprimeur; Trinità dei Monti (église : Rome). Bibliothèque - Ancien propriétaire; Collège Romain - Ancien propriétaire</text:p>
          </table:table-cell>
          <table:table-cell office:value-type="float" office:value="78" table:style-name="ce6">
            <text:p>78</text:p>
          </table:table-cell>
          <table:table-cell table:style-name="ce6"/>
          <table:table-cell office:value-type="float" office:value="1483" table:style-name="ce6">
            <text:p>1483</text:p>
          </table:table-cell>
          <table:table-cell office:value-type="string" table:style-name="ce6">
            <text:p>Venise</text:p>
          </table:table-cell>
          <table:table-cell table:style-name="ce1"/>
          <table:table-cell office:value-type="string" table:style-name="ce7">
            <text:p>Vatican</text:p>
          </table:table-cell>
          <table:table-cell table:number-columns-repeated="16375"/>
        </table:table-row>
        <table:table-row table:style-name="ro2">
          <table:table-cell office:value-type="string" table:style-name="ce5">
            <text:p>Livre</text:p>
          </table:table-cell>
          <table:table-cell office:value-type="string" table:style-name="ce6">
            <text:p>Liber canonis primus quem princeps aboali ab sceni de medicina edit ...</text:p>
          </table:table-cell>
          <table:table-cell office:value-type="string" table:style-name="ce6">
            <text:p>Avicenne, 980-1037; Gerardus Crémonensis; Scot, Octavien, l'Ancien (typographe); Locatello, Boneto (imprimeur); Trinità dei Monti (église : Rome). Bibliothèque</text:p>
          </table:table-cell>
          <table:table-cell table:number-columns-repeated="2" table:style-name="ce6"/>
          <table:table-cell office:value-type="float" office:value="1490" table:style-name="ce6">
            <text:p>1490</text:p>
          </table:table-cell>
          <table:table-cell office:value-type="string" table:style-name="ce6">
            <text:p>Venise</text:p>
          </table:table-cell>
          <table:table-cell table:style-name="ce1"/>
          <table:table-cell office:value-type="string" table:style-name="ce7">
            <text:p>Vatican</text:p>
          </table:table-cell>
          <table:table-cell table:number-columns-repeated="16375"/>
        </table:table-row>
        <table:table-row table:style-name="ro1">
          <table:table-cell office:value-type="string" table:style-name="ce5">
            <text:p>Livre</text:p>
          </table:table-cell>
          <table:table-cell office:value-type="string" table:style-name="ce6">
            <text:p>Historiae (Thucydide, vers 465-395 avant JC)</text:p>
          </table:table-cell>
          <table:table-cell office:value-type="string" table:style-name="ce6">
            <text:p>Thucydide, v. 465-395 avant JC</text:p>
          </table:table-cell>
          <table:table-cell table:style-name="ce6"/>
          <table:table-cell office:value-type="string" table:style-name="ce6">
            <text:p>[Trévise : Johannes Rubeus Vercellensis, 1483 ?</text:p>
          </table:table-cell>
          <table:table-cell office:value-type="float" office:value="1483" table:style-name="ce6">
            <text:p>1483</text:p>
          </table:table-cell>
          <table:table-cell office:value-type="string" table:style-name="ce6">
            <text:p>Trévise</text:p>
          </table:table-cell>
          <table:table-cell table:style-name="ce1"/>
          <table:table-cell office:value-type="string" table:style-name="ce7">
            <text:p>Vatican</text:p>
          </table:table-cell>
          <table:table-cell table:number-columns-repeated="16375"/>
        </table:table-row>
        <table:table-row table:style-name="ro2">
          <table:table-cell office:value-type="string" table:style-name="ce5">
            <text:p>Livre</text:p>
          </table:table-cell>
          <table:table-cell office:value-type="string" table:style-name="ce6">
            <text:p>M. Antonii Sabellici dans tris &amp; triginta suos rer[um] Venetar[um] libros epitoma.</text:p>
          </table:table-cell>
          <table:table-cell office:value-type="string" table:style-name="ce6">
            <text:p>Barbarigo, Marco, 1413-1486; Sabellico, 1436?-1506; Torresano, Andrea, il Vecchio (éditeur et imprimeur); Trinità dei Monti (église : Rome). Bibliothèque</text:p>
          </table:table-cell>
          <table:table-cell table:number-columns-repeated="2" table:style-name="ce6"/>
          <table:table-cell office:value-type="float" office:value="1487" table:style-name="ce6">
            <text:p>1487</text:p>
          </table:table-cell>
          <table:table-cell office:value-type="string" table:style-name="ce6">
            <text:p>Venise</text:p>
          </table:table-cell>
          <table:table-cell table:style-name="ce1"/>
          <table:table-cell office:value-type="string" table:style-name="ce7">
            <text:p>Vatican</text:p>
          </table:table-cell>
          <table:table-cell table:number-columns-repeated="16375"/>
        </table:table-row>
        <table:table-row table:style-name="ro2">
          <table:table-cell office:value-type="string" table:style-name="ce5">
            <text:p>Livre</text:p>
          </table:table-cell>
          <table:table-cell office:value-type="string" table:style-name="ce6">
            <text:p>Historiae adversus pagas (Orosius, Paulus, mc 418)</text:p>
          </table:table-cell>
          <table:table-cell office:value-type="string" table:style-name="ce6">
            <text:p>Orose, Paulus, mc 418; Enée Vulpes, sec. XV; Laurentius Brixiensis, sec. XV; Pagello, Guillaume, 1450-1525; Scot, Octave l'Ancien (typographe) - Imprimeur; Trinità dei Monti (église : Rome). Bibliothèque - Ancien propriétaire; Collège Romain - Ancien propriétaire</text:p>
          </table:table-cell>
          <table:table-cell table:number-columns-repeated="2" table:style-name="ce6"/>
          <table:table-cell office:value-type="float" office:value="1483" table:style-name="ce6">
            <text:p>1483</text:p>
          </table:table-cell>
          <table:table-cell office:value-type="string" table:style-name="ce6">
            <text:p>Venise</text:p>
          </table:table-cell>
          <table:table-cell table:style-name="ce1"/>
          <table:table-cell office:value-type="string" table:style-name="ce7">
            <text:p>Vatican</text:p>
          </table:table-cell>
          <table:table-cell table:number-columns-repeated="16375"/>
        </table:table-row>
        <table:table-row table:style-name="ro3">
          <table:table-cell office:value-type="string" table:style-name="ce5">
            <text:p>Livre</text:p>
          </table:table-cell>
          <table:table-cell office:value-type="string" table:style-name="ce6">
            <text:p>Elementa (Euclide, 3ème siècle avant JC)</text:p>
          </table:table-cell>
          <table:table-cell office:value-type="string" table:style-name="ce6">
            <text:p>Euclide, sec. III avant JC; Lachmann, Johann, 1549-1613; Ruland, Anton, sac., 1809-1874 - Ancien propriétaire; Erbermann, Christoph, f. 1596; Trinità dei Monti (église : Rome). Bibliothèque - Ancien propriétaire; Mocenigo, Giovanni, doge de Venise, 1408-1485 - Dédicataire; Adélardus Bathensis, ch. 1090-c. 1160; Campano da Novara, m. 1296; Ratdolt, Erhard (typographe) - Imprimeur</text:p>
          </table:table-cell>
          <table:table-cell table:number-columns-repeated="2" table:style-name="ce6"/>
          <table:table-cell office:value-type="float" office:value="1482" table:style-name="ce6">
            <text:p>1482</text:p>
          </table:table-cell>
          <table:table-cell office:value-type="string" table:style-name="ce6">
            <text:p>Venise</text:p>
          </table:table-cell>
          <table:table-cell table:style-name="ce1"/>
          <table:table-cell office:value-type="string" table:style-name="ce7">
            <text:p>Vatican</text:p>
          </table:table-cell>
          <table:table-cell table:number-columns-repeated="16375"/>
        </table:table-row>
        <table:table-row table:style-name="ro1">
          <table:table-cell office:value-type="string" table:style-name="ce5">
            <text:p>Livre</text:p>
          </table:table-cell>
          <table:table-cell office:value-type="string" table:style-name="ce6">
            <text:p>Vrbani Bolzanii Bellvnensis Grammaticae institvtiones ad græcam linguam, à mendis quamplurimis, quæ paulatim ex imprintorum irrepserant incuria, uindicatæ.</text:p>
          </table:table-cell>
          <table:table-cell office:value-type="string" table:style-name="ce6">
            <text:p>Bolzanio, Urbano, OFM, 1443-1524</text:p>
          </table:table-cell>
          <table:table-cell table:style-name="ce6"/>
          <table:table-cell office:value-type="string" table:style-name="ce6">
            <text:p>Venise</text:p>
          </table:table-cell>
          <table:table-cell table:number-columns-repeated="2" table:style-name="ce6"/>
          <table:table-cell table:style-name="ce1"/>
          <table:table-cell office:value-type="string" table:style-name="ce7">
            <text:p>Vatican</text:p>
          </table:table-cell>
          <table:table-cell table:number-columns-repeated="16375"/>
        </table:table-row>
        <table:table-row table:style-name="ro1">
          <table:table-cell office:value-type="string" table:style-name="ce5">
            <text:p>Livre</text:p>
          </table:table-cell>
          <table:table-cell office:value-type="string" table:style-name="ce6">
            <text:p>Voyages orientaux du P. Philippe des SS. Trinité. Général des Carmes Déchaux. Dans lequel sont décrits divers succès, de nombreux royaumes d'Orient, de montagnes, de mers et de fleuves ; la succession des princes au pouvoir, des peuples chrétiens et infidèles qui se trouvent dans ces régions...</text:p>
          </table:table-cell>
          <table:table-cell office:value-type="string" table:style-name="ce6">
            <text:p>Philippe de la Très Sainte Trinité, TOC, 1603-1671; Brigonci, Giovanni Pietro (éditeur et imprimeur) - Editeur</text:p>
          </table:table-cell>
          <table:table-cell table:number-columns-repeated="2" table:style-name="ce6"/>
          <table:table-cell office:value-type="float" office:value="1667" table:style-name="ce6">
            <text:p>1667</text:p>
          </table:table-cell>
          <table:table-cell office:value-type="string" table:style-name="ce6">
            <text:p>Venise</text:p>
          </table:table-cell>
          <table:table-cell table:style-name="ce1"/>
          <table:table-cell office:value-type="string" table:style-name="ce7">
            <text:p>Vatican</text:p>
          </table:table-cell>
          <table:table-cell table:number-columns-repeated="16375"/>
        </table:table-row>
        <table:table-row table:style-name="ro2">
          <table:table-cell office:value-type="string" table:style-name="ce5">
            <text:p>Livre</text:p>
          </table:table-cell>
          <table:table-cell office:value-type="string" table:style-name="ce6">
            <text:p>Qānun fi al-ṭibb (Avicenne, 980-1037) Latin</text:p>
          </table:table-cell>
          <table:table-cell office:value-type="string" table:style-name="ce6">
            <text:p>Avicenne, 980-1037; Gerardus Crémonensis, 1114-1187; Arnalde de Villanova, 1240-1311; Scot, Octavien, l'Ancien (typographe); Locatello, Boneto (imprimeur); Trinità dei Monti (église : Rome). Bibliothèque</text:p>
          </table:table-cell>
          <table:table-cell table:number-columns-repeated="2" table:style-name="ce6"/>
          <table:table-cell office:value-type="float" office:value="1490" table:style-name="ce6">
            <text:p>1490</text:p>
          </table:table-cell>
          <table:table-cell office:value-type="string" table:style-name="ce6">
            <text:p>Venise</text:p>
          </table:table-cell>
          <table:table-cell table:style-name="ce1"/>
          <table:table-cell office:value-type="string" table:style-name="ce7">
            <text:p>Vatican</text:p>
          </table:table-cell>
          <table:table-cell table:number-columns-repeated="16375"/>
        </table:table-row>
        <table:table-row table:style-name="ro2">
          <table:table-cell office:value-type="string" table:style-name="ce5">
            <text:p>Livre</text:p>
          </table:table-cell>
          <table:table-cell office:value-type="string" table:style-name="ce6">
            <text:p>Rationale divinorum officiorum (Duranti, Guillelmus, senior, évêque de Mende, c. 1230-1296)</text:p>
          </table:table-cell>
          <table:table-cell office:value-type="string" table:style-name="ce6">
            <text:p>Duranti, Guillelmus, senior, vesc. de Mende, v. 1230-1296; Toscano, Giovanni Luigi, m. 1478 - Auteur de la dédicace; Ferriz, Pedro, card., 1416-1478 - Dédicace; Lauer, Georg (typographe) - Imprimeur</text:p>
          </table:table-cell>
          <table:table-cell table:number-columns-repeated="2" table:style-name="ce6"/>
          <table:table-cell office:value-type="float" office:value="1477" table:style-name="ce6">
            <text:p>1477</text:p>
          </table:table-cell>
          <table:table-cell office:value-type="string" table:style-name="ce6">
            <text:p>Rome</text:p>
          </table:table-cell>
          <table:table-cell table:style-name="ce1"/>
          <table:table-cell office:value-type="string" table:style-name="ce7">
            <text:p>Vatican</text:p>
          </table:table-cell>
          <table:table-cell table:number-columns-repeated="16375"/>
        </table:table-row>
        <table:table-row table:style-name="ro3">
          <table:table-cell office:value-type="string" table:style-name="ce5">
            <text:p>Livre</text:p>
          </table:table-cell>
          <table:table-cell office:value-type="string" table:style-name="ce6">
            <text:p>Rervm medicarvm Novæ Hispaniæ thesavrvs sev plantarvm animalivm minéralivm Mexicanorvm historia ex Francisci Hernandi Noui Orbis Medici Primarij relationibus in ipsa Mexicana Vrbe conscriptis a Nardo Antonio Reccho Monte Coruinate Cath. Maiest. Médica Et Neap. Règne les généraux Archiatro Iussu Philippi II. Hisp. Ind. etc. Regis Collecta ac in ordinam digesta à Ioanne Terrentio Lynceo Constantiense Germ.o Ph[ilosoph]o ac Medico Notis Illustrata. Nunc primu[m] in Naturaliu[m] rer[um] Studiosor[um] gratia[m] et vtilitate[m] studio et impensis Lynceorum Publici iuris facta Reliqua volume co[n]tenta versa pagina indicatibit.</text:p>
          </table:table-cell>
          <table:table-cell office:value-type="string" table:style-name="ce6">
            <text:p>Hernández, Francisco, 1514-1578; Recchi, Nardo Antonio, m. 1594; Terrentius, Johann, SI, 1576-1630; Faber, Johann, 1574-1640; Colonna, Fabio, 1567-1640; Cesi, Federico, prince, 1585-1630</text:p>
          </table:table-cell>
          <table:table-cell office:value-type="float" office:value="936" table:style-name="ce6">
            <text:p>936</text:p>
          </table:table-cell>
          <table:table-cell office:value-type="string" table:style-name="ce6">
            <text:p>Romæ : Ex Typographeio Iacobi Mascardi</text:p>
          </table:table-cell>
          <table:table-cell office:value-type="float" office:value="1648" table:style-name="ce6">
            <text:p>1648</text:p>
          </table:table-cell>
          <table:table-cell table:style-name="ce6"/>
          <table:table-cell table:style-name="ce1"/>
          <table:table-cell office:value-type="string" table:style-name="ce7">
            <text:p>Vatican</text:p>
          </table:table-cell>
          <table:table-cell table:number-columns-repeated="16375"/>
        </table:table-row>
        <table:table-row table:style-name="ro1">
          <table:table-cell office:value-type="string" table:style-name="ce5">
            <text:p>Livre</text:p>
          </table:table-cell>
          <table:table-cell office:value-type="string" table:style-name="ce6">
            <text:p>Incipit Quadragesimale de floribus sapientiae peroptimum editum [et] compitu[m] per egregium sacre theologie doctorem Magistru[m] Ambrosium Spiera Taruisinum ...</text:p>
          </table:table-cell>
          <table:table-cell office:value-type="string" table:style-name="ce6">
            <text:p>Spiera, Ambrogio, OSM, v. 1413-1455; Marc Vénétus, sec. XV - Conservateur; Grassi, Gabriele de' (typographe) - Imprimeur</text:p>
          </table:table-cell>
          <table:table-cell table:number-columns-repeated="2" table:style-name="ce6"/>
          <table:table-cell office:value-type="float" office:value="1485" table:style-name="ce6">
            <text:p>1485</text:p>
          </table:table-cell>
          <table:table-cell office:value-type="string" table:style-name="ce6">
            <text:p>Venise</text:p>
          </table:table-cell>
          <table:table-cell table:style-name="ce1"/>
          <table:table-cell office:value-type="string" table:style-name="ce7">
            <text:p>Vatican</text:p>
          </table:table-cell>
          <table:table-cell table:number-columns-repeated="16375"/>
        </table:table-row>
        <table:table-row table:style-name="ro4">
          <table:table-cell office:value-type="string" table:style-name="ce5">
            <text:p>Livre</text:p>
          </table:table-cell>
          <table:table-cell office:value-type="string" table:style-name="ce6">
            <text:p>Maxima bibliotheca Vetervm Patrvm, et Antiqvorvm Scriptorvm ecclesiasticorvm first qvidem à Margarino de La Bigne in Academia Parisiensi Doctore Sorbonico, in lucem edita. Deinde celeberrimorvm in Universitate Coloniensi Doctorum studio, plurimis Authoribus, &amp; Opusculis aucta, ac historicâ methodo per singula saecula quibus Scriptores quique vixerunt, disposita. Hac tandem editione Lvgdvnensi, ad eandem Coloniensem exacta, novis supra centum Authoribus, &amp; Opusculis hactenus wantedis, locupletata, et in tomos XXVII. distribution. Huic etiam Editioni accesserunt Indices qvatvor præclari, in hactàm multiplicium Scriptorumvastissima collectione verè faces, &amp; ut quis ad ipsorum lectionem introducatur, très utile, je suis omninò nécessairej. I. Avthorvm Alphabeticvs, ipsorum ætates et scripta indicans. II. Classicvs, Authores per materias de quibus egerunt exactè distribuens. III. Synopsis appellatus, operum omnium Authorum analysim contines, &amp; argumenta exhibens. IV. Generalis materiarum, amplissimus Tomus primus -[vigesimusseptimus]</text:p>
          </table:table-cell>
          <table:table-cell office:value-type="string" table:style-name="ce6">
            <text:p>La Bigne, Marguerin de, 1564?-1590?; Siméon à S. Cruce, OAD, sec. XVIIIe; Caracciolo (famille); Anisson, Jean &amp; Anisson, Jacques (typographes)</text:p>
          </table:table-cell>
          <table:table-cell table:number-columns-repeated="2" table:style-name="ce6"/>
          <table:table-cell office:value-type="float" office:value="1677" table:style-name="ce6">
            <text:p>1677</text:p>
          </table:table-cell>
          <table:table-cell office:value-type="string" table:style-name="ce6">
            <text:p>Lyon &amp; Gênes</text:p>
          </table:table-cell>
          <table:table-cell table:style-name="ce1"/>
          <table:table-cell office:value-type="string" table:style-name="ce7">
            <text:p>Vatican</text:p>
          </table:table-cell>
          <table:table-cell table:number-columns-repeated="16375"/>
        </table:table-row>
        <table:table-row table:style-name="ro2">
          <table:table-cell office:value-type="string" table:style-name="ce5">
            <text:p>Livre</text:p>
          </table:table-cell>
          <table:table-cell office:value-type="string" table:style-name="ce6">
            <text:p>M. Tvllii Ciceronis Orationvm pars I[-III] corrigente Paulo Manutio, Aldi filio.</text:p>
          </table:table-cell>
          <table:table-cell office:value-type="string" table:style-name="ce6">
            <text:p>Cicéron, Marcus Tullius, 106-43 av.; Manuce, Paul, 1512-1574; Manuce, Paul, 1512-1574; Du Bellay, Guillaume, sieur de Langey, 1491-1543 - Dédicataire; Cesarini, Alessandro, cardinal, m. 1541 - Dédié</text:p>
          </table:table-cell>
          <table:table-cell table:number-columns-repeated="3" table:style-name="ce6"/>
          <table:table-cell office:value-type="string" table:style-name="ce6">
            <text:p>Venise</text:p>
          </table:table-cell>
          <table:table-cell table:style-name="ce1"/>
          <table:table-cell office:value-type="string" table:style-name="ce7">
            <text:p>Vatican</text:p>
          </table:table-cell>
          <table:table-cell table:number-columns-repeated="16375"/>
        </table:table-row>
        <table:table-row table:style-name="ro1">
          <table:table-cell office:value-type="string" table:style-name="ce5">
            <text:p>Livre</text:p>
          </table:table-cell>
          <table:table-cell office:value-type="string" table:style-name="ce6">
            <text:p>Œuvre latine (Llull, Ramon, b., 1232-1316).</text:p>
          </table:table-cell>
          <table:table-cell office:value-type="string" table:style-name="ce6">
            <text:p>Lulle, Ramon, n., 1232-1316; Lefèvre d'Étaples, Jacques, 1455-1537; Marchant, Guy (typographe); Trinità dei Monti (église : Rome). Bibliothèque</text:p>
          </table:table-cell>
          <table:table-cell table:number-columns-repeated="2" table:style-name="ce6"/>
          <table:table-cell office:value-type="float" office:value="1499" table:style-name="ce6">
            <text:p>1499</text:p>
          </table:table-cell>
          <table:table-cell office:value-type="string" table:style-name="ce6">
            <text:p>Paris</text:p>
          </table:table-cell>
          <table:table-cell table:style-name="ce1"/>
          <table:table-cell office:value-type="string" table:style-name="ce7">
            <text:p>Vatican</text:p>
          </table:table-cell>
          <table:table-cell table:number-columns-repeated="16375"/>
        </table:table-row>
        <table:table-row table:style-name="ro1">
          <table:table-cell office:value-type="string" table:style-name="ce6">
            <text:p>Article de journal</text:p>
          </table:table-cell>
          <table:table-cell office:value-type="string" table:style-name="ce6">
            <text:p>M. Antonij Mureti ... Orationes XXIII Earum index stim post Praefationem continetur. Eiusdem performatio quincti libri Ethicorum Aristotelis ad Nicomachum. Eiusdem hymni sacri, &amp; alia quaedam poetatia.</text:p>
          </table:table-cell>
          <table:table-cell office:value-type="string" table:style-name="ce6">
            <text:p>Muret, Marc-Antoine, 1526-1585</text:p>
          </table:table-cell>
          <table:table-cell table:style-name="ce6"/>
          <table:table-cell office:value-type="string" table:style-name="ce6">
            <text:p>Publisher: Venetiis : apud Aldum, [M]DLXXV.</text:p>
          </table:table-cell>
          <table:table-cell table:number-columns-repeated="2" table:style-name="ce6"/>
          <table:table-cell table:style-name="ce1"/>
          <table:table-cell office:value-type="string" table:style-name="ce7">
            <text:p>Vatican</text:p>
          </table:table-cell>
          <table:table-cell table:number-columns-repeated="16375"/>
        </table:table-row>
        <table:table-row table:style-name="ro1">
          <table:table-cell office:value-type="string" table:style-name="ce6">
            <text:p>Article de journal</text:p>
          </table:table-cell>
          <table:table-cell office:value-type="string" table:style-name="ce6">
            <text:p>Ioannis Francisci Pici Mirandulani principalis concordiæq[ue] comitis Hymni heroici tres ...</text:p>
          </table:table-cell>
          <table:table-cell office:value-type="string" table:style-name="ce6">
            <text:p>Pic de la Mirandole, Giovanni Francesco, 1469-1533</text:p>
          </table:table-cell>
          <table:table-cell table:style-name="ce6"/>
          <table:table-cell office:value-type="string" table:style-name="ce6">
            <text:p>Publisher: Alessandro Minuziano</text:p>
          </table:table-cell>
          <table:table-cell office:value-type="float" office:value="1507" table:style-name="ce6">
            <text:p>1507</text:p>
          </table:table-cell>
          <table:table-cell table:style-name="ce6"/>
          <table:table-cell table:style-name="ce1"/>
          <table:table-cell office:value-type="string" table:style-name="ce7">
            <text:p>Vatican</text:p>
          </table:table-cell>
          <table:table-cell table:number-columns-repeated="16375"/>
        </table:table-row>
        <table:table-row table:style-name="ro2">
          <table:table-cell office:value-type="string" table:style-name="ce6">
            <text:p>Article de journal</text:p>
          </table:table-cell>
          <table:table-cell office:value-type="string" table:style-name="ce6">
            <text:p>Institutions en linguam sanctam Hebraicam. Auteur Benedicto Blancuccio Romano [...]</text:p>
          </table:table-cell>
          <table:table-cell office:value-type="string" table:style-name="ce6">
            <text:p>Biancuzzi, Benedetto, sac., sec. XVI-XVII; Hepburn, James Bonaventure, OFM, 1573-1620; Zannetti, Bartolomeo, héritier (imprimeur)</text:p>
          </table:table-cell>
          <table:table-cell table:style-name="ce6"/>
          <table:table-cell office:value-type="string" table:style-name="ce6">
            <text:p>Publisher: Romae : apud Bartholomæum Zannettum, 1608 (Romae : ex typographia Bartholomæi Zannetti, 1608).</text:p>
          </table:table-cell>
          <table:table-cell table:number-columns-repeated="2" table:style-name="ce6"/>
          <table:table-cell table:style-name="ce1"/>
          <table:table-cell office:value-type="string" table:style-name="ce7">
            <text:p>Vatican</text:p>
          </table:table-cell>
          <table:table-cell table:number-columns-repeated="16375"/>
        </table:table-row>
        <table:table-row table:style-name="ro3">
          <table:table-cell office:value-type="string" table:style-name="ce5">
            <text:p>Livre</text:p>
          </table:table-cell>
          <table:table-cell office:value-type="string" table:style-name="ce6">
            <text:p>De bello Gallico (César, Gaius Iulius, 100-44 avant JC)</text:p>
          </table:table-cell>
          <table:table-cell office:value-type="string" table:style-name="ce6">
            <text:p>César, Gaius Iulius, 100-44 avant JC; Hirtius, Aulus, sec. 1er avant JC De bello Gallico (Hirtius, Aulus, 1er siècle avant JC); Hirtius, Aulus, sec. I BC Œuvres fallacieuses et douteuses; Bologne, Gérolamo, 1454-1517; Zoianus, Antonius, sec. XV; Marliani, Raimondo, v. 1420-1475; Scot, Octavien, l'Ancien (typographe); Trinità dei Monti (église : Rome). Bibliothèque</text:p>
          </table:table-cell>
          <table:table-cell table:style-name="ce6"/>
          <table:table-cell office:value-type="string" table:style-name="ce6">
            <text:p>Impressum Venetiis : opera &amp; expensis Octauiani Scoti Modoetiens, xii kal. septe[m]bris [soit le 21 août] 1482.</text:p>
          </table:table-cell>
          <table:table-cell office:value-type="float" office:value="1482" table:style-name="ce6">
            <text:p>1482</text:p>
          </table:table-cell>
          <table:table-cell office:value-type="string" table:style-name="ce6">
            <text:p>Venise</text:p>
          </table:table-cell>
          <table:table-cell table:style-name="ce1"/>
          <table:table-cell office:value-type="string" table:style-name="ce7">
            <text:p>Vatican</text:p>
          </table:table-cell>
          <table:table-cell table:number-columns-repeated="16375"/>
        </table:table-row>
        <table:table-row table:style-name="ro3">
          <table:table-cell office:value-type="string" table:style-name="ce5">
            <text:p>Livre</text:p>
          </table:table-cell>
          <table:table-cell office:value-type="string" table:style-name="ce6">
            <text:p>Enneades Marci Antonii Sabellici Ab orbe condito ad inclinationem Romani Imperii.</text:p>
          </table:table-cell>
          <table:table-cell office:value-type="string" table:style-name="ce6">
            <text:p>Sabellico, 1436?-1506</text:p>
          </table:table-cell>
          <table:table-cell table:style-name="ce6"/>
          <table:table-cell office:value-type="string" table:style-name="ce6">
            <text:p>(Impressum Venetiis : per Bernardinum et Matheum Venetos, [per Demetrio Coletti &amp; Democrito da Terracina], pridie calendas Aprilis [c'est-à-dire 31 mars] 1498</text:p>
          </table:table-cell>
          <table:table-cell office:value-type="float" office:value="1498" table:style-name="ce6">
            <text:p>1498</text:p>
          </table:table-cell>
          <table:table-cell table:style-name="ce6"/>
          <table:table-cell table:style-name="ce1"/>
          <table:table-cell office:value-type="string" table:style-name="ce7">
            <text:p>Vatican</text:p>
          </table:table-cell>
          <table:table-cell table:number-columns-repeated="16375"/>
        </table:table-row>
        <table:table-row table:style-name="ro1">
          <table:table-cell office:value-type="string" table:style-name="ce5">
            <text:p>Livre</text:p>
          </table:table-cell>
          <table:table-cell office:value-type="string" table:style-name="ce6">
            <text:p>Geographia (Ptolémée, Claudius, sec. II)</text:p>
          </table:table-cell>
          <table:table-cell office:value-type="string" table:style-name="ce6">
            <text:p>Ptolémée, Claude, sec. II</text:p>
          </table:table-cell>
          <table:table-cell table:number-columns-repeated="2" table:style-name="ce6"/>
          <table:table-cell office:value-type="float" office:value="1482" table:style-name="ce6">
            <text:p>1482</text:p>
          </table:table-cell>
          <table:table-cell table:style-name="ce6"/>
          <table:table-cell table:style-name="ce1"/>
          <table:table-cell office:value-type="string" table:style-name="ce7">
            <text:p>Vatican</text:p>
          </table:table-cell>
          <table:table-cell table:number-columns-repeated="16375"/>
        </table:table-row>
        <table:table-row table:style-name="ro1">
          <table:table-cell office:value-type="string" table:style-name="ce5">
            <text:p>Livre</text:p>
          </table:table-cell>
          <table:table-cell office:value-type="string" table:style-name="ce6">
            <text:p>Épigrammes (Martialis, Marcus Valerius, 40-101 ?)</text:p>
          </table:table-cell>
          <table:table-cell office:value-type="string" table:style-name="ce6">
            <text:p>Martialis, Marcus Valérius, 40-101 ?</text:p>
          </table:table-cell>
          <table:table-cell table:number-columns-repeated="2" table:style-name="ce6"/>
          <table:table-cell office:value-type="float" office:value="1482" table:style-name="ce6">
            <text:p>1482</text:p>
          </table:table-cell>
          <table:table-cell office:value-type="string" table:style-name="ce6">
            <text:p>Venise</text:p>
          </table:table-cell>
          <table:table-cell table:style-name="ce1"/>
          <table:table-cell office:value-type="string" table:style-name="ce7">
            <text:p>Vatican</text:p>
          </table:table-cell>
          <table:table-cell table:number-columns-repeated="16375"/>
        </table:table-row>
        <table:table-row table:style-name="ro1">
          <table:table-cell office:value-type="string" table:style-name="ce5">
            <text:p>Livre</text:p>
          </table:table-cell>
          <table:table-cell office:value-type="string" table:style-name="ce6">
            <text:p>Epitome orthographiae Aldi Manvtii Pavlli F. Aldi. N. Ex Libris antiquis Grammaticis Etymologia Graeca custom Nummis ueteribus Tabulis Aerials Lapidibus. Relique VI. indicateur du bulletin de notes.</text:p>
          </table:table-cell>
          <table:table-cell office:value-type="string" table:style-name="ce6">
            <text:p>Manuce, Alde, le Jeune, 1547-1597; Borgia, Stefano, card., 1731-1804; Mai, Angelo, card., 1782-1854</text:p>
          </table:table-cell>
          <table:table-cell table:number-columns-repeated="3" table:style-name="ce6"/>
          <table:table-cell office:value-type="string" table:style-name="ce6">
            <text:p>Venise</text:p>
          </table:table-cell>
          <table:table-cell table:style-name="ce1"/>
          <table:table-cell office:value-type="string" table:style-name="ce7">
            <text:p>Vatican</text:p>
          </table:table-cell>
          <table:table-cell table:number-columns-repeated="16375"/>
        </table:table-row>
        <table:table-row table:style-name="ro3">
          <table:table-cell office:value-type="string" table:style-name="ce5">
            <text:p>Livre</text:p>
          </table:table-cell>
          <table:table-cell office:value-type="string" table:style-name="ce6">
            <text:p>emonstratio immortalitatis animæ rationalis, sive tractatvs dvo philosophici, in qvorvm priori natvra et operaes corporvm, in posterior vero, natvra animæ rationalis, ad euincendam illius immortalitatem, explicantur. Auteur Kenelmo Eqvite Digbæo, Carolo primo Magnæ Britanniæ Regi à Secretiori conclaui, &amp; in rebus maritimis Administratore Præcipuo, etc. Ex Anglico in Latinum versa operâ &amp; studio IL Præmittitur huic Latinæ editioni Præfatio Metaphysica, auteur Thoma Anglo ex Albijs Exastsaxonum. Eidemque subnectuntur institutionum Peripateticorum libri quinque, cum Appendice Theologica de origine mundi, eiusdem authoris...</text:p>
          </table:table-cell>
          <table:table-cell office:value-type="string" table:style-name="ce6">
            <text:p>Digby, Kenelm, monsieur, 1603-1665; Blanc, Thomas, sac., 1593-1676; Leyburn, John, etc. mésange. d'Adrumetum, 1620-1702; Léonard, Frédéric (imprimeur et libraire) - Libraire; Trinità dei Monti (couvent : Rome) - Ancien propriétaire</text:p>
          </table:table-cell>
          <table:table-cell table:style-name="ce6"/>
          <table:table-cell office:value-type="string" table:style-name="ce6">
            <text:p>Parisiis : apud Federicum Leonard, via Iacobæâ, sous Scuto Veneto,</text:p>
          </table:table-cell>
          <table:table-cell office:value-type="float" office:value="0" table:style-name="ce6">
            <text:p>0</text:p>
          </table:table-cell>
          <table:table-cell office:value-type="float" office:value="1655" table:style-name="ce6">
            <text:p>1655</text:p>
          </table:table-cell>
          <table:table-cell table:style-name="ce1"/>
          <table:table-cell office:value-type="string" table:style-name="ce7">
            <text:p>Vatican</text:p>
          </table:table-cell>
          <table:table-cell table:number-columns-repeated="16375"/>
        </table:table-row>
        <table:table-row table:style-name="ro5">
          <table:table-cell office:value-type="string" table:style-name="ce5">
            <text:p>Livre</text:p>
          </table:table-cell>
          <table:table-cell office:value-type="string" table:style-name="ce6">
            <text:p>Canons et décrets sacrosancti oecvmenici et generalis Concilii Tridentini svb Pavlo III, Ivlio III, Pio IIII, pontificibvs max.</text:p>
          </table:table-cell>
          <table:table-cell office:value-type="string" table:style-name="ce6">
            <text:p>Fioravanti, Torquato, sec. XVI - Ancien propriétaire; Massarelli, Angelo, évêque. de Telese ou Cerreto Sannita, 1510-1566 - Annotateur; Panfili, Cinzio, notaire, sec. XVI - Annotateur; Siringi, Bartolomeo, évêque de Castellaneta, sec. XVI - Annotateur; Pellegrino, Marco Antonio, notaire, sec. XVI - Annotateur; Balbo, Prospero, comte, 1762-1837 - Ancien propriétaire; Mai, Angelo, card., 1782-1854 - Ancien propriétaire; Manuzio, Paolo (éditeur et imprimeur) - Imprimeur; Trinità dei Monti (couvent : Rome) - Ancien propriétaire; Collège Romain - Ancien propriétaire; Université pontificale grégorienne; Bibliothèque apostolique vaticane. La collecte de fonds d’abord</text:p>
          </table:table-cell>
          <table:table-cell table:number-columns-repeated="2" table:style-name="ce6"/>
          <table:table-cell office:value-type="float" office:value="1953" table:style-name="ce6">
            <text:p>1953</text:p>
          </table:table-cell>
          <table:table-cell office:value-type="string" table:style-name="ce6">
            <text:p>Rome</text:p>
          </table:table-cell>
          <table:table-cell table:style-name="ce1"/>
          <table:table-cell office:value-type="string" table:style-name="ce7">
            <text:p>Vatican</text:p>
          </table:table-cell>
          <table:table-cell table:number-columns-repeated="16375"/>
        </table:table-row>
        <table:table-row table:style-name="ro4">
          <table:table-cell office:value-type="string" table:style-name="ce5">
            <text:p>Livre</text:p>
          </table:table-cell>
          <table:table-cell office:value-type="string" table:style-name="ce6">
            <text:p>Biblia sacra vvlgatae editionis Sixti qvinti pont. max. ivssv recognita atque edita.</text:p>
          </table:table-cell>
          <table:table-cell office:value-type="string" table:style-name="ce6">
            <text:p>Manuce, Alde, le Jeune, 1547-1597; Tolède, Francisco de, card., 1532-1596 - Conservateur; Rocca, Angelo, évêque. mésange. de Tagaste, 1545-1620 - Conservateur; Barbiani, Marcello Vestrio, m. 1606 - Auteur de la dédicace; Papes (1592-1605 : Clémens VIII) - Dédicace; Manuce, Alde, le Jeune (éditeur et imprimeur) - Editeur; Imprimerie du Vatican - Imprimeur; Trinità dei Monti (couvent : Rome) - Ancien propriétaire; Bibliothèque apostolique vaticane. Deuxième fonds de collecte; Mai, Angelo, card., 1782-1854 - Ancien propriétaire</text:p>
          </table:table-cell>
          <table:table-cell office:value-type="string" table:style-name="ce6">
            <text:p>[20], 1088, 20, [36] pages ; 4ème</text:p>
          </table:table-cell>
          <table:table-cell office:value-type="string" table:style-name="ce6">
            <text:p>Romæ : ex Typographia Apostolica Vaticana, MDXCIII. (Romæ : ex Typographia Apostolica Vaticana, MDXCIII.).</text:p>
          </table:table-cell>
          <table:table-cell office:value-type="float" office:value="1088" table:style-name="ce6">
            <text:p>1088</text:p>
          </table:table-cell>
          <table:table-cell office:value-type="string" table:style-name="ce6">
            <text:p>Rome</text:p>
          </table:table-cell>
          <table:table-cell table:style-name="ce1"/>
          <table:table-cell office:value-type="string" table:style-name="ce7">
            <text:p>Vatican</text:p>
          </table:table-cell>
          <table:table-cell table:number-columns-repeated="16375"/>
        </table:table-row>
        <table:table-row table:style-name="ro1">
          <table:table-cell office:value-type="string" table:style-name="ce5">
            <text:p>Livre</text:p>
          </table:table-cell>
          <table:table-cell office:value-type="string" table:style-name="ce6">
            <text:p>Biblia cum Concordantiis Veteris et Novi testamenti. Sanctus Hieronymus interprète Bibliae.</text:p>
          </table:table-cell>
          <table:table-cell office:value-type="string" table:style-name="ce6">
            <text:p>Hiéronymus, s., 342/347-419; Trinità dei Monti (église : Rome). Bibliothèque - Ancien propriétaire</text:p>
          </table:table-cell>
          <table:table-cell table:number-columns-repeated="2" table:style-name="ce6"/>
          <table:table-cell office:value-type="float" office:value="1501" table:style-name="ce6">
            <text:p>1501</text:p>
          </table:table-cell>
          <table:table-cell office:value-type="string" table:style-name="ce6">
            <text:p>Nuremberg</text:p>
          </table:table-cell>
          <table:table-cell table:style-name="ce1"/>
          <table:table-cell office:value-type="string" table:style-name="ce7">
            <text:p>Vatican</text:p>
          </table:table-cell>
          <table:table-cell table:number-columns-repeated="16375"/>
        </table:table-row>
        <table:table-row table:style-name="ro2">
          <table:table-cell office:value-type="string" table:style-name="ce5">
            <text:p>Livre</text:p>
          </table:table-cell>
          <table:table-cell office:value-type="string" table:style-name="ce6">
            <text:p>Appareil ad Bibliothecam maximam veterum patrum, et antiquorum scriptorum ecclesiasticorum Lugduni editam. In quo quidquid ad eorum scripta, &amp; doctrinam, variosque scribendi, &amp; docendi modos pertinet, Dissertationibus Criticis examinatur, &amp; illustratur. Operâ &amp; studio domni Nicolai Le Nourry Presbyteri &amp; Monchi Ordinis Sancti Benedicti, è Congregatione Sancti Mauri.</text:p>
          </table:table-cell>
          <table:table-cell office:value-type="string" table:style-name="ce6">
            <text:p>Le Nourry, Nicolas, OSB, 1647-1724</text:p>
          </table:table-cell>
          <table:table-cell office:value-type="string" table:style-name="ce6">
            <text:p>2 tomes : illustrations ; in-folio (39 cm).</text:p>
          </table:table-cell>
          <table:table-cell office:value-type="string" table:style-name="ce6">
            <text:p>Parisiis : apud Joannem Anisson Typographiæ Regiæ Præfectum, viaâ Cythareâ, 1703-1715.</text:p>
          </table:table-cell>
          <table:table-cell table:number-columns-repeated="2" table:style-name="ce6"/>
          <table:table-cell table:style-name="ce1"/>
          <table:table-cell office:value-type="string" table:style-name="ce7">
            <text:p>Vatican</text:p>
          </table:table-cell>
          <table:table-cell table:number-columns-repeated="16375"/>
        </table:table-row>
        <table:table-row table:style-name="ro1">
          <table:table-cell office:value-type="string" table:style-name="ce5">
            <text:p>Livre</text:p>
          </table:table-cell>
          <table:table-cell office:value-type="string" table:style-name="ce6">
            <text:p>A. Gellii viri disertissimi Noctium atticarum libri .XX. summa accuratione Ioannis Connelli Carnoten[sis] ad recognitione[m] Beroaldinam repositi: cum Alphabetico indice.</text:p>
          </table:table-cell>
          <table:table-cell office:value-type="string" table:style-name="ce6">
            <text:p>Gellius, Aulus, 123-c. 165; Conneau, Jean; Regnault François</text:p>
          </table:table-cell>
          <table:table-cell office:value-type="string" table:style-name="ce6">
            <text:p>[8], clxvii, [1] c</text:p>
          </table:table-cell>
          <table:table-cell table:style-name="ce1"/>
          <table:table-cell table:style-name="ce6"/>
          <table:table-cell office:value-type="string" table:style-name="ce6">
            <text:p>Paris</text:p>
          </table:table-cell>
          <table:table-cell table:style-name="ce1"/>
          <table:table-cell office:value-type="string" table:style-name="ce7">
            <text:p>Vatican</text:p>
          </table:table-cell>
          <table:table-cell table:number-columns-repeated="16375"/>
        </table:table-row>
        <table:table-row table:style-name="ro1">
          <table:table-cell table:style-name="ce6"/>
          <table:table-cell table:number-columns-repeated="4" table:style-name="ce1"/>
          <table:table-cell table:style-name="ce6"/>
          <table:table-cell table:number-columns-repeated="16378"/>
        </table:table-row>
        <table:table-row table:style-name="ro1">
          <table:table-cell table:number-columns-repeated="16384" table:style-name="ce1"/>
        </table:table-row>
        <table:table-row table:number-rows-repeated="1047838"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Aptos Narrow" svg:font-family="&quot;Aptos Narrow&quot;"/>
  </office:font-face-decls>
  <office:styles>
    <number:number-style style:name="N0">
      <number:number number:min-integer-digits="1"/>
    </number:number-style>
    <number:text-style style:name="N30">
      <number:text-content/>
    </number:text-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style:font-name="Aptos Narrow" style:font-name-asian="Aptos Narrow" style:font-name-complex="Aptos Narrow" fo:font-size="11pt" style:font-size-asian="11pt" style:font-size-complex="11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628</meta:generator>
    <meta:initial-creator>Fatoumata Bale</meta:initial-creator>
    <dc:creator>Fatoumata Bale</dc:creator>
    <meta:creation-date>2024-06-01T13:24:31Z</meta:creation-date>
    <dc:date>2024-06-04T00:54:51Z</dc:date>
    <meta:editing-cycles>1</meta:editing-cycles>
    <meta:editing-duration>PT768S</meta:editing-duration>
  </office:meta>
</office:document-meta>
</file>